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134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PKC-delta_pS664_2,ERK2_1)</text:p>
          </table:table-cell>
          <table:table-cell office:value-type="float" office:value="-3.69846781694" calcext:value-type="float">
            <text:p>-3.6984678169</text:p>
          </table:table-cell>
        </table:table-row>
        <table:table-row table:style-name="ro1">
          <table:table-cell office:value-type="string" calcext:value-type="string">
            <text:p>(PKC-delta_pS664_2,Heregulin_1,p38_pT180_Y182_0)</text:p>
          </table:table-cell>
          <table:table-cell office:value-type="float" office:value="-2.86363847067" calcext:value-type="float">
            <text:p>-2.8636384707</text:p>
          </table:table-cell>
        </table:table-row>
        <table:table-row table:style-name="ro1">
          <table:table-cell office:value-type="string" calcext:value-type="string">
            <text:p>(ERK2_1,Ku80_0)</text:p>
          </table:table-cell>
          <table:table-cell office:value-type="float" office:value="-2.86363847067" calcext:value-type="float">
            <text:p>-2.8636384707</text:p>
          </table:table-cell>
        </table:table-row>
        <table:table-row table:style-name="ro1">
          <table:table-cell office:value-type="string" calcext:value-type="string">
            <text:p>(Heregulin_1,ERK2_1)</text:p>
          </table:table-cell>
          <table:table-cell office:value-type="float" office:value="-2.80006695973" calcext:value-type="float">
            <text:p>-2.8000669597</text:p>
          </table:table-cell>
        </table:table-row>
        <table:table-row table:style-name="ro1">
          <table:table-cell office:value-type="string" calcext:value-type="string">
            <text:p>(C-Raf_2,ATM_1,Ku80_0)</text:p>
          </table:table-cell>
          <table:table-cell office:value-type="float" office:value="-2.80006695973" calcext:value-type="float">
            <text:p>-2.8000669597</text:p>
          </table:table-cell>
        </table:table-row>
        <table:table-row table:style-name="ro1">
          <table:table-cell office:value-type="string" calcext:value-type="string">
            <text:p>(PKC-delta_pS664_2,Heregulin_1,ATM_1)</text:p>
          </table:table-cell>
          <table:table-cell office:value-type="float" office:value="-2.80006695973" calcext:value-type="float">
            <text:p>-2.8000669597</text:p>
          </table:table-cell>
        </table:table-row>
        <table:table-row table:style-name="ro1">
          <table:table-cell office:value-type="string" calcext:value-type="string">
            <text:p>(ERK2_1,p38_pT180_Y182_0)</text:p>
          </table:table-cell>
          <table:table-cell office:value-type="float" office:value="-2.73815445255" calcext:value-type="float">
            <text:p>-2.7381544526</text:p>
          </table:table-cell>
        </table:table-row>
        <table:table-row table:style-name="ro1">
          <table:table-cell office:value-type="string" calcext:value-type="string">
            <text:p>(PKC-delta_pS664_2,ACC_pS79_1,p38_pT180_Y182_0)</text:p>
          </table:table-cell>
          <table:table-cell office:value-type="float" office:value="-2.72346285843" calcext:value-type="float">
            <text:p>-2.7234628584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-2.71839313295" calcext:value-type="float">
            <text:p>-2.718393133</text:p>
          </table:table-cell>
        </table:table-row>
        <table:table-row table:style-name="ro1">
          <table:table-cell office:value-type="string" calcext:value-type="string">
            <text:p>(Heregulin_1,ACC_pS79_1)</text:p>
          </table:table-cell>
          <table:table-cell office:value-type="float" office:value="-2.71285050987" calcext:value-type="float">
            <text:p>-2.7128505099</text:p>
          </table:table-cell>
        </table:table-row>
        <table:table-row table:style-name="ro1">
          <table:table-cell office:value-type="string" calcext:value-type="string">
            <text:p>(ERK2_1,ACVRL1_1)</text:p>
          </table:table-cell>
          <table:table-cell office:value-type="float" office:value="-2.67781211794" calcext:value-type="float">
            <text:p>-2.6778121179</text:p>
          </table:table-cell>
        </table:table-row>
        <table:table-row table:style-name="ro1">
          <table:table-cell office:value-type="string" calcext:value-type="string">
            <text:p>(PKC-delta_pS664_2,Heregulin_1)</text:p>
          </table:table-cell>
          <table:table-cell office:value-type="float" office:value="-2.65921578128" calcext:value-type="float">
            <text:p>-2.6592157813</text:p>
          </table:table-cell>
        </table:table-row>
        <table:table-row table:style-name="ro1">
          <table:table-cell office:value-type="string" calcext:value-type="string">
            <text:p>(PKC-delta_pS664_2,C-Raf_2,ATM_1)</text:p>
          </table:table-cell>
          <table:table-cell office:value-type="float" office:value="-2.65827374343" calcext:value-type="float">
            <text:p>-2.6582737434</text:p>
          </table:table-cell>
        </table:table-row>
        <table:table-row table:style-name="ro1">
          <table:table-cell office:value-type="string" calcext:value-type="string">
            <text:p>(PKC-delta_pS664_2,p21_2,ATM_1)</text:p>
          </table:table-cell>
          <table:table-cell office:value-type="float" office:value="-2.58438295352" calcext:value-type="float">
            <text:p>-2.5843829535</text:p>
          </table:table-cell>
        </table:table-row>
        <table:table-row table:style-name="ro1">
          <table:table-cell office:value-type="string" calcext:value-type="string">
            <text:p>(Bax_2,Heregulin_1,p38_pT180_Y182_0)</text:p>
          </table:table-cell>
          <table:table-cell office:value-type="float" office:value="-2.58438295352" calcext:value-type="float">
            <text:p>-2.5843829535</text:p>
          </table:table-cell>
        </table:table-row>
        <table:table-row table:style-name="ro1">
          <table:table-cell office:value-type="string" calcext:value-type="string">
            <text:p>(ERK2_1,ATM_1)</text:p>
          </table:table-cell>
          <table:table-cell office:value-type="float" office:value="-2.51769556817" calcext:value-type="float">
            <text:p>-2.5176955682</text:p>
          </table:table-cell>
        </table:table-row>
        <table:table-row table:style-name="ro1">
          <table:table-cell office:value-type="string" calcext:value-type="string">
            <text:p>(PKC-delta_pS664_2,Bax_2,Heregulin_1)</text:p>
          </table:table-cell>
          <table:table-cell office:value-type="float" office:value="-2.51769556817" calcext:value-type="float">
            <text:p>-2.5176955682</text:p>
          </table:table-cell>
        </table:table-row>
        <table:table-row table:style-name="ro1">
          <table:table-cell office:value-type="string" calcext:value-type="string">
            <text:p>(p21_2,Heregulin_1)</text:p>
          </table:table-cell>
          <table:table-cell office:value-type="float" office:value="-2.5054518094" calcext:value-type="float">
            <text:p>-2.5054518094</text:p>
          </table:table-cell>
        </table:table-row>
        <table:table-row table:style-name="ro1">
          <table:table-cell office:value-type="string" calcext:value-type="string">
            <text:p>(p21_2,C-Raf_2)</text:p>
          </table:table-cell>
          <table:table-cell office:value-type="float" office:value="-2.47165752261" calcext:value-type="float">
            <text:p>-2.4716575226</text:p>
          </table:table-cell>
        </table:table-row>
        <table:table-row table:style-name="ro1">
          <table:table-cell office:value-type="string" calcext:value-type="string">
            <text:p>(Heregulin_1,ARHI_1)</text:p>
          </table:table-cell>
          <table:table-cell office:value-type="float" office:value="-2.47165752261" calcext:value-type="float">
            <text:p>-2.4716575226</text:p>
          </table:table-cell>
        </table:table-row>
        <table:table-row table:style-name="ro1">
          <table:table-cell office:value-type="string" calcext:value-type="string">
            <text:p>(Heregulin_1,ATM_1,p38_pT180_Y182_0)</text:p>
          </table:table-cell>
          <table:table-cell office:value-type="float" office:value="-2.45247244059" calcext:value-type="float">
            <text:p>-2.4524724406</text:p>
          </table:table-cell>
        </table:table-row>
        <table:table-row table:style-name="ro1">
          <table:table-cell office:value-type="string" calcext:value-type="string">
            <text:p>(XRCC1_2,Heregulin_1)</text:p>
          </table:table-cell>
          <table:table-cell office:value-type="float" office:value="-2.45247244059" calcext:value-type="float">
            <text:p>-2.4524724406</text:p>
          </table:table-cell>
        </table:table-row>
        <table:table-row table:style-name="ro1">
          <table:table-cell office:value-type="string" calcext:value-type="string">
            <text:p>(PKC-delta_pS664_2,ATM_1,Ku80_0)</text:p>
          </table:table-cell>
          <table:table-cell office:value-type="float" office:value="-2.45247244059" calcext:value-type="float">
            <text:p>-2.4524724406</text:p>
          </table:table-cell>
        </table:table-row>
        <table:table-row table:style-name="ro1">
          <table:table-cell office:value-type="string" calcext:value-type="string">
            <text:p>(Heregulin_1,Bid_0)</text:p>
          </table:table-cell>
          <table:table-cell office:value-type="float" office:value="-2.45247244059" calcext:value-type="float">
            <text:p>-2.4524724406</text:p>
          </table:table-cell>
        </table:table-row>
        <table:table-row table:style-name="ro1">
          <table:table-cell office:value-type="string" calcext:value-type="string">
            <text:p>(Heregulin_1,p38_pT180_Y182_0)</text:p>
          </table:table-cell>
          <table:table-cell office:value-type="float" office:value="-2.45067916011" calcext:value-type="float">
            <text:p>-2.4506791601</text:p>
          </table:table-cell>
        </table:table-row>
        <table:table-row table:style-name="ro1">
          <table:table-cell office:value-type="string" calcext:value-type="string">
            <text:p>(C-Raf_2,ACVRL1_1,Ku80_0)</text:p>
          </table:table-cell>
          <table:table-cell office:value-type="float" office:value="-2.4463065189" calcext:value-type="float">
            <text:p>-2.4463065189</text:p>
          </table:table-cell>
        </table:table-row>
        <table:table-row table:style-name="ro1">
          <table:table-cell office:value-type="string" calcext:value-type="string">
            <text:p>(PKC-delta_pS664_2,ATM_1,HSP70_0)</text:p>
          </table:table-cell>
          <table:table-cell office:value-type="float" office:value="-2.4463065189" calcext:value-type="float">
            <text:p>-2.4463065189</text:p>
          </table:table-cell>
        </table:table-row>
        <table:table-row table:style-name="ro1">
          <table:table-cell office:value-type="string" calcext:value-type="string">
            <text:p>(Heregulin_1,HSP70_0)</text:p>
          </table:table-cell>
          <table:table-cell office:value-type="float" office:value="-2.41212677061" calcext:value-type="float">
            <text:p>-2.4121267706</text:p>
          </table:table-cell>
        </table:table-row>
        <table:table-row table:style-name="ro1">
          <table:table-cell office:value-type="string" calcext:value-type="string">
            <text:p>(C-Raf_2,ATM_1)</text:p>
          </table:table-cell>
          <table:table-cell office:value-type="float" office:value="-2.39716479523" calcext:value-type="float">
            <text:p>-2.3971647952</text:p>
          </table:table-cell>
        </table:table-row>
        <table:table-row table:style-name="ro1">
          <table:table-cell office:value-type="string" calcext:value-type="string">
            <text:p>(PKC-pan_BetaII_pS660_1,Heregulin_1)</text:p>
          </table:table-cell>
          <table:table-cell office:value-type="float" office:value="-2.38860282031" calcext:value-type="float">
            <text:p>-2.3886028203</text:p>
          </table:table-cell>
        </table:table-row>
        <table:table-row table:style-name="ro1">
          <table:table-cell office:value-type="string" calcext:value-type="string">
            <text:p>(PKC-delta_pS664_2,ACC_pS79_1)</text:p>
          </table:table-cell>
          <table:table-cell office:value-type="float" office:value="-2.35379676592" calcext:value-type="float">
            <text:p>-2.3537967659</text:p>
          </table:table-cell>
        </table:table-row>
        <table:table-row table:style-name="ro1">
          <table:table-cell office:value-type="string" calcext:value-type="string">
            <text:p>(ATM_1,Bid_0)</text:p>
          </table:table-cell>
          <table:table-cell office:value-type="float" office:value="-2.31154238559" calcext:value-type="float">
            <text:p>-2.3115423856</text:p>
          </table:table-cell>
        </table:table-row>
        <table:table-row table:style-name="ro1">
          <table:table-cell office:value-type="string" calcext:value-type="string">
            <text:p>(Bax_2,ERK2_1)</text:p>
          </table:table-cell>
          <table:table-cell office:value-type="float" office:value="-2.31154238559" calcext:value-type="float">
            <text:p>-2.3115423856</text:p>
          </table:table-cell>
        </table:table-row>
        <table:table-row table:style-name="ro1">
          <table:table-cell office:value-type="string" calcext:value-type="string">
            <text:p>(RBM15_1,Heregulin_1)</text:p>
          </table:table-cell>
          <table:table-cell office:value-type="float" office:value="-2.31154238559" calcext:value-type="float">
            <text:p>-2.3115423856</text:p>
          </table:table-cell>
        </table:table-row>
        <table:table-row table:style-name="ro1">
          <table:table-cell office:value-type="string" calcext:value-type="string">
            <text:p>(Heregulin_1,ACVRL1_1,Ku80_0)</text:p>
          </table:table-cell>
          <table:table-cell office:value-type="float" office:value="-2.30914406971" calcext:value-type="float">
            <text:p>-2.3091440697</text:p>
          </table:table-cell>
        </table:table-row>
        <table:table-row table:style-name="ro1">
          <table:table-cell office:value-type="string" calcext:value-type="string">
            <text:p>(ACC_pS79_1,Ku80_0)</text:p>
          </table:table-cell>
          <table:table-cell office:value-type="float" office:value="-2.29659544747" calcext:value-type="float">
            <text:p>-2.2965954475</text:p>
          </table:table-cell>
        </table:table-row>
        <table:table-row table:style-name="ro1">
          <table:table-cell office:value-type="string" calcext:value-type="string">
            <text:p>(C-Raf_2,Ku80_0)</text:p>
          </table:table-cell>
          <table:table-cell office:value-type="float" office:value="-2.29659544747" calcext:value-type="float">
            <text:p>-2.2965954475</text:p>
          </table:table-cell>
        </table:table-row>
        <table:table-row table:style-name="ro1">
          <table:table-cell office:value-type="string" calcext:value-type="string">
            <text:p>(PKC-delta_pS664_2,HSP70_0)</text:p>
          </table:table-cell>
          <table:table-cell office:value-type="float" office:value="-2.2645144321" calcext:value-type="float">
            <text:p>-2.2645144321</text:p>
          </table:table-cell>
        </table:table-row>
        <table:table-row table:style-name="ro1">
          <table:table-cell office:value-type="string" calcext:value-type="string">
            <text:p>(PKC-delta_pS664_2,p21_2)</text:p>
          </table:table-cell>
          <table:table-cell office:value-type="float" office:value="-2.2645144321" calcext:value-type="float">
            <text:p>-2.2645144321</text:p>
          </table:table-cell>
        </table:table-row>
        <table:table-row table:style-name="ro1">
          <table:table-cell office:value-type="string" calcext:value-type="string">
            <text:p>(ERK2_1,TAZ_0)</text:p>
          </table:table-cell>
          <table:table-cell office:value-type="float" office:value="-2.24610808068" calcext:value-type="float">
            <text:p>-2.2461080807</text:p>
          </table:table-cell>
        </table:table-row>
        <table:table-row table:style-name="ro1">
          <table:table-cell office:value-type="string" calcext:value-type="string">
            <text:p>(ACVRL1_1,ACC_pS79_1,Ku80_0)</text:p>
          </table:table-cell>
          <table:table-cell office:value-type="float" office:value="-2.24610808068" calcext:value-type="float">
            <text:p>-2.2461080807</text:p>
          </table:table-cell>
        </table:table-row>
        <table:table-row table:style-name="ro1">
          <table:table-cell office:value-type="string" calcext:value-type="string">
            <text:p>(Heregulin_1,ACVRL1_1,ACC_pS79_1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Bax_2,Heregulin_1,Ku80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PKC-delta_pS664_2,Heregulin_1,Chk1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ACVRL1_1,ACC_pS79_1,GATA3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C-Raf_2,ATM_1,P-Cadherin_0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PKC-delta_pS664_2,cIAP_2)</text:p>
          </table:table-cell>
          <table:table-cell office:value-type="float" office:value="-2.23979855972" calcext:value-type="float">
            <text:p>-2.2397985597</text:p>
          </table:table-cell>
        </table:table-row>
        <table:table-row table:style-name="ro1">
          <table:table-cell office:value-type="string" calcext:value-type="string">
            <text:p>(ERK2_1,ACC_pS79_1)</text:p>
          </table:table-cell>
          <table:table-cell office:value-type="float" office:value="-2.20410510233" calcext:value-type="float">
            <text:p>-2.2041051023</text:p>
          </table:table-cell>
        </table:table-row>
        <table:table-row table:style-name="ro1">
          <table:table-cell office:value-type="string" calcext:value-type="string">
            <text:p>(p21_2,HSP70_0)</text:p>
          </table:table-cell>
          <table:table-cell office:value-type="float" office:value="-2.20410510233" calcext:value-type="float">
            <text:p>-2.2041051023</text:p>
          </table:table-cell>
        </table:table-row>
        <table:table-row table:style-name="ro1">
          <table:table-cell office:value-type="string" calcext:value-type="string">
            <text:p>(C-Raf_2,ATM_1,ACC1_0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XRCC1_2,C-Raf_2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C-Raf_2,ATM_1,4E-BP1_pT70_1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p21_2,Heregulin_1,ATM_1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Heregulin_1,Ku80_0,Chk1_0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p21_2,Bax_2,Heregulin_1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Heregulin_1,ATM_1,Ku80_0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p21_2,NF2_2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C-Raf_2,Myosin-IIa_pS1943_1)</text:p>
          </table:table-cell>
          <table:table-cell office:value-type="float" office:value="-2.17175266567" calcext:value-type="float">
            <text:p>-2.1717526657</text:p>
          </table:table-cell>
        </table:table-row>
        <table:table-row table:style-name="ro1">
          <table:table-cell office:value-type="string" calcext:value-type="string">
            <text:p>(C-Raf_2,ACC_pS79_1)</text:p>
          </table:table-cell>
          <table:table-cell office:value-type="float" office:value="-2.14466674885" calcext:value-type="float">
            <text:p>-2.1446667489</text:p>
          </table:table-cell>
        </table:table-row>
        <table:table-row table:style-name="ro1">
          <table:table-cell office:value-type="string" calcext:value-type="string">
            <text:p>(C-Raf_2,DJ-1_1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Heregulin_1,GSK3-alpha-beta_pS21_S9_1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Src_pY527_2,Heregulin_1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p21_2,B-Raf_0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C-Raf_2,Bax_2,ATM_1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Myosin-IIa_pS1943_1,Heregulin_1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PKC-delta_pS664_2,ACC_pS79_1,4E-BP1_pT70_1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Bax_2,Heregulin_1,Chk1_0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PKC-delta_pS664_2,ATM_1,GATA3_0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Bax_2,Heregulin_1,P-Cadherin_0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PKC-delta_pS664_2,ATM_1,P-Cadherin_0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PKC-delta_pS664_2,Bax_2,GATA3_0)</text:p>
          </table:table-cell>
          <table:table-cell office:value-type="float" office:value="-2.10229466468" calcext:value-type="float">
            <text:p>-2.1022946647</text:p>
          </table:table-cell>
        </table:table-row>
        <table:table-row table:style-name="ro1">
          <table:table-cell office:value-type="string" calcext:value-type="string">
            <text:p>(Heregulin_1,Ku80_0)</text:p>
          </table:table-cell>
          <table:table-cell office:value-type="float" office:value="-2.08611531811" calcext:value-type="float">
            <text:p>-2.0861153181</text:p>
          </table:table-cell>
        </table:table-row>
        <table:table-row table:style-name="ro1">
          <table:table-cell office:value-type="string" calcext:value-type="string">
            <text:p>(Bax_2,Heregulin_1)</text:p>
          </table:table-cell>
          <table:table-cell office:value-type="float" office:value="-2.08611531811" calcext:value-type="float">
            <text:p>-2.0861153181</text:p>
          </table:table-cell>
        </table:table-row>
        <table:table-row table:style-name="ro1">
          <table:table-cell office:value-type="string" calcext:value-type="string">
            <text:p>(C-Raf_2,Heregulin_1)</text:p>
          </table:table-cell>
          <table:table-cell office:value-type="float" office:value="-2.05623921429" calcext:value-type="float">
            <text:p>-2.0562392143</text:p>
          </table:table-cell>
        </table:table-row>
        <table:table-row table:style-name="ro1">
          <table:table-cell office:value-type="string" calcext:value-type="string">
            <text:p>(Heregulin_1,TFRC_0)</text:p>
          </table:table-cell>
          <table:table-cell office:value-type="float" office:value="-2.05623921429" calcext:value-type="float">
            <text:p>-2.0562392143</text:p>
          </table:table-cell>
        </table:table-row>
        <table:table-row table:style-name="ro1">
          <table:table-cell office:value-type="string" calcext:value-type="string">
            <text:p>(p21_2,beta-Catenin_1)</text:p>
          </table:table-cell>
          <table:table-cell office:value-type="float" office:value="-2.03905118807" calcext:value-type="float">
            <text:p>-2.0390511881</text:p>
          </table:table-cell>
        </table:table-row>
        <table:table-row table:style-name="ro1">
          <table:table-cell office:value-type="string" calcext:value-type="string">
            <text:p>(ACC_pS79_1,Tuberin_pT1462_0)</text:p>
          </table:table-cell>
          <table:table-cell office:value-type="float" office:value="-2.03905118807" calcext:value-type="float">
            <text:p>-2.0390511881</text:p>
          </table:table-cell>
        </table:table-row>
        <table:table-row table:style-name="ro1">
          <table:table-cell office:value-type="string" calcext:value-type="string">
            <text:p>(PKC-delta_pS664_2,ATM_1,p38_pT180_Y182_0)</text:p>
          </table:table-cell>
          <table:table-cell office:value-type="float" office:value="-2.03905118807" calcext:value-type="float">
            <text:p>-2.0390511881</text:p>
          </table:table-cell>
        </table:table-row>
        <table:table-row table:style-name="ro1">
          <table:table-cell office:value-type="string" calcext:value-type="string">
            <text:p>(PKC-delta_pS664_2,B-Raf_0)</text:p>
          </table:table-cell>
          <table:table-cell office:value-type="float" office:value="-2.03905118807" calcext:value-type="float">
            <text:p>-2.0390511881</text:p>
          </table:table-cell>
        </table:table-row>
        <table:table-row table:style-name="ro1">
          <table:table-cell office:value-type="string" calcext:value-type="string">
            <text:p>(PKC-delta_pS664_2,TAZ_0,Ku80_0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C-Raf_2,Bax_2,p38_pT180_Y182_0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Heregulin_1,ACC_pS79_1,Chk1_0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NF2_2,Heregulin_1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C-Raf_2,ATM_1,ACVRL1_1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C-Raf_2,Rictor_0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PKC-delta_pS664_2,Bax_2,ACC_pS79_1)</text:p>
          </table:table-cell>
          <table:table-cell office:value-type="float" office:value="-2.03300748587" calcext:value-type="float">
            <text:p>-2.0330074859</text:p>
          </table:table-cell>
        </table:table-row>
        <table:table-row table:style-name="ro1">
          <table:table-cell office:value-type="string" calcext:value-type="string">
            <text:p>(PKC-delta_pS664_2,Ku80_0)</text:p>
          </table:table-cell>
          <table:table-cell office:value-type="float" office:value="-1.99474302197" calcext:value-type="float">
            <text:p>-1.994743022</text:p>
          </table:table-cell>
        </table:table-row>
        <table:table-row table:style-name="ro1">
          <table:table-cell office:value-type="string" calcext:value-type="string">
            <text:p>(XRCC1_2,ACC_pS79_1)</text:p>
          </table:table-cell>
          <table:table-cell office:value-type="float" office:value="-1.97415345921" calcext:value-type="float">
            <text:p>-1.9741534592</text:p>
          </table:table-cell>
        </table:table-row>
        <table:table-row table:style-name="ro1">
          <table:table-cell office:value-type="string" calcext:value-type="string">
            <text:p>(C-Raf_2,GATA3_0)</text:p>
          </table:table-cell>
          <table:table-cell office:value-type="float" office:value="-1.97415345921" calcext:value-type="float">
            <text:p>-1.9741534592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-1.97081604522" calcext:value-type="float">
            <text:p>-1.9708160452</text:p>
          </table:table-cell>
        </table:table-row>
        <table:table-row table:style-name="ro1">
          <table:table-cell office:value-type="string" calcext:value-type="string">
            <text:p>(Heregulin_1,CD20_1,ATM_1)</text:p>
          </table:table-cell>
          <table:table-cell office:value-type="float" office:value="-1.96563503455" calcext:value-type="float">
            <text:p>-1.9656350346</text:p>
          </table:table-cell>
        </table:table-row>
        <table:table-row table:style-name="ro1">
          <table:table-cell office:value-type="string" calcext:value-type="string">
            <text:p>(XRCC1_2,GATA3_0)</text:p>
          </table:table-cell>
          <table:table-cell office:value-type="float" office:value="-1.96563503455" calcext:value-type="float">
            <text:p>-1.9656350346</text:p>
          </table:table-cell>
        </table:table-row>
        <table:table-row table:style-name="ro1">
          <table:table-cell office:value-type="string" calcext:value-type="string">
            <text:p>(p21_2,ATM_1,ACVRL1_1)</text:p>
          </table:table-cell>
          <table:table-cell office:value-type="float" office:value="-1.96563503455" calcext:value-type="float">
            <text:p>-1.9656350346</text:p>
          </table:table-cell>
        </table:table-row>
        <table:table-row table:style-name="ro1">
          <table:table-cell office:value-type="string" calcext:value-type="string">
            <text:p>(PKC-delta_pS664_2,C-Raf_2,Bax_2)</text:p>
          </table:table-cell>
          <table:table-cell office:value-type="float" office:value="-1.96563503455" calcext:value-type="float">
            <text:p>-1.9656350346</text:p>
          </table:table-cell>
        </table:table-row>
        <table:table-row table:style-name="ro1">
          <table:table-cell office:value-type="string" calcext:value-type="string">
            <text:p>(Heregulin_1,PDK1_pS241_0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ERK2_1,PREX1_0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p21_2,ACVRL1_1,ACC_pS79_1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p21_2,Bap1-c-4_0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PKC-delta_pS664_2,INPP4B_1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NF2_2,p38_pT180_Y182_0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p21_2,ACC_pS79_1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p21_2,Ku80_0)</text:p>
          </table:table-cell>
          <table:table-cell office:value-type="float" office:value="-1.93397511366" calcext:value-type="float">
            <text:p>-1.9339751137</text:p>
          </table:table-cell>
        </table:table-row>
        <table:table-row table:style-name="ro1">
          <table:table-cell office:value-type="string" calcext:value-type="string">
            <text:p>(C-Raf_2,ARHI_1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DJ-1_1,ACC_pS79_1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ACC_pS79_1,GATA3_0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PKC-delta_pS664_2,C-Raf_2)</text:p>
          </table:table-cell>
          <table:table-cell office:value-type="float" office:value="-1.9100686949" calcext:value-type="float">
            <text:p>-1.9100686949</text:p>
          </table:table-cell>
        </table:table-row>
        <table:table-row table:style-name="ro1">
          <table:table-cell office:value-type="string" calcext:value-type="string">
            <text:p>(cIAP_2,TFRC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C-Raf_2,ATM_1,TAZ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p21_2,Tuberin_pT1462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Bax_2,ACC_pS79_1,p38_pT180_Y182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C-Raf_2,PKC-pan_BetaII_pS660_1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PKC-delta_pS664_2,Bid_0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Heregulin_1,DJ-1_1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Heregulin_1,Cyclin_D1_1,ACC_pS79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Heregulin_1,p38_pT180_Y182_0,Chk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RBM15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p21_2,TAZ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p53_2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DJ-1_1,ATM_1,ACVRL1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DJ-1_1,ACVRL1_1,ACC_pS79_1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ACVRL1_1,Ku80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Bax_2,HSP70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KC-delta_pS664_2,ATM_1,Raptor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Src_pY527_2,Ku80_0)</text:p>
          </table:table-cell>
          <table:table-cell office:value-type="float" office:value="-1.83116883117" calcext:value-type="float">
            <text:p>-1.8311688312</text:p>
          </table:table-cell>
        </table:table-row>
        <table:table-row table:style-name="ro1">
          <table:table-cell office:value-type="string" calcext:value-type="string">
            <text:p>(NF2_2,ACC_pS79_1)</text:p>
          </table:table-cell>
          <table:table-cell office:value-type="float" office:value="-1.83116883117" calcext:value-type="float">
            <text:p>-1.8311688312</text:p>
          </table:table-cell>
        </table:table-row>
        <table:table-row table:style-name="ro1">
          <table:table-cell office:value-type="string" calcext:value-type="string">
            <text:p>(p21_2,DJ-1_1)</text:p>
          </table:table-cell>
          <table:table-cell office:value-type="float" office:value="-1.83116883117" calcext:value-type="float">
            <text:p>-1.8311688312</text:p>
          </table:table-cell>
        </table:table-row>
        <table:table-row table:style-name="ro1">
          <table:table-cell office:value-type="string" calcext:value-type="string">
            <text:p>(TFRC_0,GATA3_0)</text:p>
          </table:table-cell>
          <table:table-cell office:value-type="float" office:value="-1.83116883117" calcext:value-type="float">
            <text:p>-1.8311688312</text:p>
          </table:table-cell>
        </table:table-row>
        <table:table-row table:style-name="ro1">
          <table:table-cell office:value-type="string" calcext:value-type="string">
            <text:p>(PKC-delta_pS664_2,NF2_2,Bax_2)</text:p>
          </table:table-cell>
          <table:table-cell office:value-type="float" office:value="-1.82973353319" calcext:value-type="float">
            <text:p>-1.8297335332</text:p>
          </table:table-cell>
        </table:table-row>
        <table:table-row table:style-name="ro1">
          <table:table-cell office:value-type="string" calcext:value-type="string">
            <text:p>(ATM_1,ACVRL1_1,GATA3_0)</text:p>
          </table:table-cell>
          <table:table-cell office:value-type="float" office:value="-1.82973353319" calcext:value-type="float">
            <text:p>-1.8297335332</text:p>
          </table:table-cell>
        </table:table-row>
        <table:table-row table:style-name="ro1">
          <table:table-cell office:value-type="string" calcext:value-type="string">
            <text:p>(p21_2,ACVRL1_1,P-Cadherin_0)</text:p>
          </table:table-cell>
          <table:table-cell office:value-type="float" office:value="-1.82973353319" calcext:value-type="float">
            <text:p>-1.8297335332</text:p>
          </table:table-cell>
        </table:table-row>
        <table:table-row table:style-name="ro1">
          <table:table-cell office:value-type="string" calcext:value-type="string">
            <text:p>(PKC-delta_pS664_2,VHL_1)</text:p>
          </table:table-cell>
          <table:table-cell office:value-type="float" office:value="-1.82973353319" calcext:value-type="float">
            <text:p>-1.8297335332</text:p>
          </table:table-cell>
        </table:table-row>
        <table:table-row table:style-name="ro1">
          <table:table-cell office:value-type="string" calcext:value-type="string">
            <text:p>(ERK2_1,4E-BP1_pT70_1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p21_2,ATM_1,Ku80_0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Heregulin_1,Cyclin_D1_1,p38_pT180_Y182_0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C-Raf_2,Cyclin_D1_1,ATM_1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C-Raf_2,CD20_1,ATM_1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ATM_1,ACVRL1_1,Ku80_0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Ku80_0,EGFR_pY1173_0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Heregulin_1,4E-BP1_1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PKC-delta_pS664_2,Heregulin_1,Cyclin_D1_1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PKC-delta_pS664_2,Bax_2,P-Cadherin_0)</text:p>
          </table:table-cell>
          <table:table-cell office:value-type="float" office:value="-1.82580976318" calcext:value-type="float">
            <text:p>-1.8258097632</text:p>
          </table:table-cell>
        </table:table-row>
        <table:table-row table:style-name="ro1">
          <table:table-cell office:value-type="string" calcext:value-type="string">
            <text:p>(Heregulin_1,ATM_1)</text:p>
          </table:table-cell>
          <table:table-cell office:value-type="float" office:value="-1.81422947044" calcext:value-type="float">
            <text:p>-1.8142294704</text:p>
          </table:table-cell>
        </table:table-row>
        <table:table-row table:style-name="ro1">
          <table:table-cell office:value-type="string" calcext:value-type="string">
            <text:p>(PKC-delta_pS664_2,ATM_1)</text:p>
          </table:table-cell>
          <table:table-cell office:value-type="float" office:value="-1.81422947044" calcext:value-type="float">
            <text:p>-1.8142294704</text:p>
          </table:table-cell>
        </table:table-row>
        <table:table-row table:style-name="ro1">
          <table:table-cell office:value-type="string" calcext:value-type="string">
            <text:p>(Src_1,Heregulin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KC-delta_pS664_2,DJ-1_1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KC-delta_pS664_2,GATA3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21_2,P-Cadherin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KC-delta_pS664_2,P-Cadherin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Heregulin_1,ACVRL1_1,p38_pT180_Y182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XRCC1_2,VEGFR2_2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Lck_2,Heregulin_1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NF2_2,GATA3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p21_2,EGFR_pY1173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C-Raf_2,CD20_1,Ku80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Heregulin_1,eIF4G_1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ACC_pS79_1,EGFR_pY1173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Bax_2,ACVRL1_1,GATA3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PKC-delta_pS664_2,AMPK_alpha_0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Bax_2,Heregulin_1,ACVRL1_1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AMPK_pT172_2,Heregulin_1)</text:p>
          </table:table-cell>
          <table:table-cell office:value-type="float" office:value="-1.75828281046" calcext:value-type="float">
            <text:p>-1.7582828105</text:p>
          </table:table-cell>
        </table:table-row>
        <table:table-row table:style-name="ro1">
          <table:table-cell office:value-type="string" calcext:value-type="string">
            <text:p>(C-Raf_2,Ku80_0,Chk1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C-Raf_2,ATM_1,Chk1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TFRC_0,Bid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ACC_pS79_1,Ku80_0,Chk1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Ku80_0,Bid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C-Raf_2,ACVRL1_1,ACC_pS79_1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cIAP_2,Heregulin_1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Bax_2,Heregulin_1,ATM_1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PKC-delta_pS664_2,Chk1_pS345_2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PKC-delta_pS664_2,ATM_1,mTOR_pS2448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PKC-delta_pS664_2,NF2_2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PKC-delta_pS664_2,EGFR_pY1173_0)</text:p>
          </table:table-cell>
          <table:table-cell office:value-type="float" office:value="-1.75728340231" calcext:value-type="float">
            <text:p>-1.7572834023</text:p>
          </table:table-cell>
        </table:table-row>
        <table:table-row table:style-name="ro1">
          <table:table-cell office:value-type="string" calcext:value-type="string">
            <text:p>(ATM_1,ACC_pS79_1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p21_2,ATM_1)</text:p>
          </table:table-cell>
          <table:table-cell office:value-type="float" office:value="-1.72155147611" calcext:value-type="float">
            <text:p>-1.7215514761</text:p>
          </table:table-cell>
        </table:table-row>
        <table:table-row table:style-name="ro1">
          <table:table-cell office:value-type="string" calcext:value-type="string">
            <text:p>(Heregulin_1,beta-Catenin_1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p21_2,TFRC_0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PKC-delta_pS664_2,Src_1)</text:p>
          </table:table-cell>
          <table:table-cell office:value-type="float" office:value="-1.70035165797" calcext:value-type="float">
            <text:p>-1.700351658</text:p>
          </table:table-cell>
        </table:table-row>
        <table:table-row table:style-name="ro1">
          <table:table-cell office:value-type="string" calcext:value-type="string">
            <text:p>(ACVRL1_1,P-Cadherin_0,GATA3_0)</text:p>
          </table:table-cell>
          <table:table-cell office:value-type="float" office:value="-1.69450605938" calcext:value-type="float">
            <text:p>-1.6945060594</text:p>
          </table:table-cell>
        </table:table-row>
        <table:table-row table:style-name="ro1">
          <table:table-cell office:value-type="string" calcext:value-type="string">
            <text:p>(PKC-delta_pS664_2,Bax_2,Rictor_0)</text:p>
          </table:table-cell>
          <table:table-cell office:value-type="float" office:value="-1.69450605938" calcext:value-type="float">
            <text:p>-1.6945060594</text:p>
          </table:table-cell>
        </table:table-row>
        <table:table-row table:style-name="ro1">
          <table:table-cell office:value-type="string" calcext:value-type="string">
            <text:p>(C-Raf_2,Bid_0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beta-Catenin_1,ARHI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ERK2_1,Chk1_0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C-Raf_2,Bap1-c-4_0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RBM15_1,ATM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PKC-delta_pS664_2,ARHI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p21_2,EGFR_2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PI3K-p85_2,Heregulin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PKC-delta_pS664_2,p90RSK_1)</text:p>
          </table:table-cell>
          <table:table-cell office:value-type="float" office:value="-1.68949955583" calcext:value-type="float">
            <text:p>-1.6894995558</text:p>
          </table:table-cell>
        </table:table-row>
        <table:table-row table:style-name="ro1">
          <table:table-cell office:value-type="string" calcext:value-type="string">
            <text:p>(TFRC_0,Rictor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Heregulin_1,ATM_1,Chk1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KC-delta_pS664_2,ATM_1,Dvl3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ARHI_1,ACVRL1_1,ACC_pS79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21_2,ATM_1,p38_pT180_Y182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XRCC1_2,HSP70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XRCC1_2,4E-BP1_pT70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C-Raf_2,ATM_1,Src_pY416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NF2_2,ARHI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90RSK_1,Bid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Bad_pS112_2,ATM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CD20_1,ATM_1,Ku80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21_2,Bax_2,P-Cadherin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KC-delta_pS664_2,Heregulin_1,ACVRL1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KC-delta_pS664_2,p38_pT180_Y182_0,P-Cadherin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KC-delta_pS664_2,p21_2,Bax_2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Heregulin_1,C-Raf_pS338_1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PKC-delta_pS664_2,ACVRL1_1,P-Cadherin_0)</text:p>
          </table:table-cell>
          <table:table-cell office:value-type="float" office:value="-1.68777979959" calcext:value-type="float">
            <text:p>-1.6877797996</text:p>
          </table:table-cell>
        </table:table-row>
        <table:table-row table:style-name="ro1">
          <table:table-cell office:value-type="string" calcext:value-type="string">
            <text:p>(ACC_pS79_1,p38_pT180_Y182_0)</text:p>
          </table:table-cell>
          <table:table-cell office:value-type="float" office:value="-1.65957562747" calcext:value-type="float">
            <text:p>-1.6595756275</text:p>
          </table:table-cell>
        </table:table-row>
        <table:table-row table:style-name="ro1">
          <table:table-cell office:value-type="string" calcext:value-type="string">
            <text:p>(ACVRL1_1,Ku80_0)</text:p>
          </table:table-cell>
          <table:table-cell office:value-type="float" office:value="-1.65957562747" calcext:value-type="float">
            <text:p>-1.6595756275</text:p>
          </table:table-cell>
        </table:table-row>
        <table:table-row table:style-name="ro1">
          <table:table-cell office:value-type="string" calcext:value-type="string">
            <text:p>(beta-Catenin_1,ATM_1)</text:p>
          </table:table-cell>
          <table:table-cell office:value-type="float" office:value="-1.63568927801" calcext:value-type="float">
            <text:p>-1.635689278</text:p>
          </table:table-cell>
        </table:table-row>
        <table:table-row table:style-name="ro1">
          <table:table-cell office:value-type="string" calcext:value-type="string">
            <text:p>(C-Raf_2,p38_pT180_Y182_0)</text:p>
          </table:table-cell>
          <table:table-cell office:value-type="float" office:value="-1.63568927801" calcext:value-type="float">
            <text:p>-1.635689278</text:p>
          </table:table-cell>
        </table:table-row>
        <table:table-row table:style-name="ro1">
          <table:table-cell office:value-type="string" calcext:value-type="string">
            <text:p>(C-Raf_2,Src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KC-delta_pS664_2,ATM_1,TAZ_0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YB-1_pS102_1,Heregulin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ARHI_1,TFRC_0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RAS40_pT246_2,ATM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KC-delta_pS664_2,Bax_2,ATM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PKC-delta_pS664_2,4E-BP1_pT70_1)</text:p>
          </table:table-cell>
          <table:table-cell office:value-type="float" office:value="-1.62232412985" calcext:value-type="float">
            <text:p>-1.6223241299</text:p>
          </table:table-cell>
        </table:table-row>
        <table:table-row table:style-name="ro1">
          <table:table-cell office:value-type="string" calcext:value-type="string">
            <text:p>(C-Raf_2,Cyclin_D1_1,Ku80_0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KC-delta_pS664_2,ATM_1,SF2_0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KC-delta_pS664_2,PI3K-p85_2,ATM_1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KC-delta_pS664_2,ATM_1,c-Jun_pS73_0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KC-delta_pS664_2,Cyclin_D1_1,HSP70_0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RAS40_pT246_2,p90RSK_1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PKC-delta_pS664_2,eIF4G_1)</text:p>
          </table:table-cell>
          <table:table-cell office:value-type="float" office:value="-1.62212599938" calcext:value-type="float">
            <text:p>-1.6221259994</text:p>
          </table:table-cell>
        </table:table-row>
        <table:table-row table:style-name="ro1">
          <table:table-cell office:value-type="string" calcext:value-type="string">
            <text:p>(NF2_2,PKC-pan_BetaII_pS660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XRCC1_2,p21_2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YB-1_pS102_1,ACC_pS79_1,p38_pT180_Y182_0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Heregulin_1,G6PD_0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ATM_1,ACVRL1_1,ACC_pS79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LKB1_1,ERK2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Chk1_pS345_2,ATM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PKC-delta_pS664_2,CD20_1,ATM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Heregulin_1,Raptor_0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Heregulin_1,B-Raf_0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Myosin-IIa_pS1943_1,ACC_pS79_1)</text:p>
          </table:table-cell>
          <table:table-cell office:value-type="float" office:value="-1.61807966991" calcext:value-type="float">
            <text:p>-1.6180796699</text:p>
          </table:table-cell>
        </table:table-row>
        <table:table-row table:style-name="ro1">
          <table:table-cell office:value-type="string" calcext:value-type="string">
            <text:p>(p21_2)</text:p>
          </table:table-cell>
          <table:table-cell office:value-type="float" office:value="-1.58658289209" calcext:value-type="float">
            <text:p>-1.5865828921</text:p>
          </table:table-cell>
        </table:table-row>
        <table:table-row table:style-name="ro1">
          <table:table-cell office:value-type="string" calcext:value-type="string">
            <text:p>(Heregulin_1,TAZ_0)</text:p>
          </table:table-cell>
          <table:table-cell office:value-type="float" office:value="-1.57135477985" calcext:value-type="float">
            <text:p>-1.5713547799</text:p>
          </table:table-cell>
        </table:table-row>
        <table:table-row table:style-name="ro1">
          <table:table-cell office:value-type="string" calcext:value-type="string">
            <text:p>(p21_2,p38_pT180_Y182_0)</text:p>
          </table:table-cell>
          <table:table-cell office:value-type="float" office:value="-1.57135477985" calcext:value-type="float">
            <text:p>-1.5713547799</text:p>
          </table:table-cell>
        </table:table-row>
        <table:table-row table:style-name="ro1">
          <table:table-cell office:value-type="string" calcext:value-type="string">
            <text:p>(C-Raf_2,Bax_2)</text:p>
          </table:table-cell>
          <table:table-cell office:value-type="float" office:value="-1.57135477985" calcext:value-type="float">
            <text:p>-1.5713547799</text:p>
          </table:table-cell>
        </table:table-row>
        <table:table-row table:style-name="ro1">
          <table:table-cell office:value-type="string" calcext:value-type="string">
            <text:p>(EGFR_pY1068_1,ACVRL1_1)</text:p>
          </table:table-cell>
          <table:table-cell office:value-type="float" office:value="-1.55987027912" calcext:value-type="float">
            <text:p>-1.5598702791</text:p>
          </table:table-cell>
        </table:table-row>
        <table:table-row table:style-name="ro1">
          <table:table-cell office:value-type="string" calcext:value-type="string">
            <text:p>(Src_pY527_2,TAZ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Src_1,ACC_pS79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Heregulin_1,p70S6K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PKC-delta_pS664_2,beta-Catenin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Heregulin_1,Tuberin_pT1462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MYH11_2,ATM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ACC_pS79_1,SF2_0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ARHI_1,ACVRL1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C-Raf_2,4E-BP1_pT70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Heregulin_1,4E-BP1_pT70_1)</text:p>
          </table:table-cell>
          <table:table-cell office:value-type="float" office:value="-1.55562295771" calcext:value-type="float">
            <text:p>-1.5556229577</text:p>
          </table:table-cell>
        </table:table-row>
        <table:table-row table:style-name="ro1">
          <table:table-cell office:value-type="string" calcext:value-type="string">
            <text:p>(C-Raf_2,Cyclin_D1_1,ACC_pS79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ARHI_1,B-Raf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JNK2_1,Heregulin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-Cadherin_0,G6PD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53_2,ACC_pS79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DJ-1_1,ATM_1,4E-BP1_pT70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ACC_pS79_1,p38_pT180_Y182_0,P-Cadherin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ax_2,ARHI_1,P-Cadherin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21_2,Chk2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ATM_1,P-Cadherin_0,Ku80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21_2,Rictor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KC-delta_pS664_2,CDK1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KC-delta_pS664_2,Cyclin_D1_1,ACC_pS79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KC-delta_pS664_2,Lck_2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egulin_1,Bap1-c-4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egulin_1,ATM_1,ACVRL1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egulin_1,EGFR_pY1173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ax_2,p38_pT180_Y182_0,GATA3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p21_2,Myosin-IIa_pS1943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egulin_1,Collagen_VI_0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Heregulin_1,ATM_1,TAZ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ACVRL1_1,TAZ_0,Ku80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ACC_pS79_1,Bid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C-Raf_2,B-Raf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p21_2,Bcl-xL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INPP4B_1,Heregulin_1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Heregulin_1,N-Cadherin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PKC-delta_pS664_2,Transglutaminase_1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PKC-delta_pS664_2,Cyclin_D1_1,ATM_1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PKC-delta_pS664_2,Bax_2,p38_pT180_Y182_0)</text:p>
          </table:table-cell>
          <table:table-cell office:value-type="float" office:value="-1.54904005564" calcext:value-type="float">
            <text:p>-1.5490400556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-1.53285692406" calcext:value-type="float">
            <text:p>-1.5328569241</text:p>
          </table:table-cell>
        </table:table-row>
        <table:table-row table:style-name="ro1">
          <table:table-cell office:value-type="string" calcext:value-type="string">
            <text:p>(Heregulin_1,Chk1_0)</text:p>
          </table:table-cell>
          <table:table-cell office:value-type="float" office:value="-1.50721653354" calcext:value-type="float">
            <text:p>-1.5072165335</text:p>
          </table:table-cell>
        </table:table-row>
        <table:table-row table:style-name="ro1">
          <table:table-cell office:value-type="string" calcext:value-type="string">
            <text:p>(PKC-delta_pS664_2,p38_pT180_Y182_0)</text:p>
          </table:table-cell>
          <table:table-cell office:value-type="float" office:value="-1.50721653354" calcext:value-type="float">
            <text:p>-1.5072165335</text:p>
          </table:table-cell>
        </table:table-row>
        <table:table-row table:style-name="ro1">
          <table:table-cell office:value-type="string" calcext:value-type="string">
            <text:p>(ARHI_1,ACC_pS79_1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ACC_pS79_1,HSP70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ACVRL1_1,GATA3_0)</text:p>
          </table:table-cell>
          <table:table-cell office:value-type="float" office:value="-1.48926020427" calcext:value-type="float">
            <text:p>-1.4892602043</text:p>
          </table:table-cell>
        </table:table-row>
        <table:table-row table:style-name="ro1">
          <table:table-cell office:value-type="string" calcext:value-type="string">
            <text:p>(PKC-delta_pS664_2,Bax_2,B-Raf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KC-delta_pS664_2,P-Cadherin_0,mTOR_pS2448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KC-delta_pS664_2,Cyclin_D1_1,Ku80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KC-delta_pS664_2,p21_2,Cyclin_D1_1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KC-delta_pS664_2,p38_pT180_Y182_0,GATA3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Bax_2,Rictor_0,P-Cadherin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Bax_2,P-Cadherin_0,GATA3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GATA3_0,EGFR_pY1173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Heregulin_1,ACVRL1_1,P-Cadherin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Acetyl-a-Tubulin-Lys40_2,ACC_pS79_1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C-Raf_2,ATM_1,TFRC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p21_2,MYH11_2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Chk1_pS345_2,Heregulin_1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PKC-delta_pS664_2,p70S6K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Heregulin_1,MIG-6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ACC_pS79_1,B-Raf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ATM_1,Bap1-c-4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PKC-pan_BetaII_pS660_1,Ku80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C-Raf_2,HSP70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Lck_2,ATM_1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PKC-delta_pS664_2,N-Cadherin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C-Raf_2,c-Jun_pS73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Raptor_0,Ku80_0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p90RSK_1,Heregulin_1)</text:p>
          </table:table-cell>
          <table:table-cell office:value-type="float" office:value="-1.48051948052" calcext:value-type="float">
            <text:p>-1.4805194805</text:p>
          </table:table-cell>
        </table:table-row>
        <table:table-row table:style-name="ro1">
          <table:table-cell office:value-type="string" calcext:value-type="string">
            <text:p>(NDRG1_pT346_1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KC-delta_pS664_2,ATM_1,TFRC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ACVRL1_1,TFRC_0,Ku80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TSC1_2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C-Raf_2,eIF4G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C-Raf_2,ATM_1,PREX1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Lck_2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ACVRL1_1,Ku80_0,Dvl3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KC-delta_pS664_2,GSK3-alpha-beta_pS21_S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21_2,Bax_2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21_2,Cyclin_D1_1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Bax_2,ATM_1,GATA3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Transglutaminase_1,ACC_pS79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TSC1_2,Heregulin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KC-delta_pS664_2,Bax_2,Ku80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Bax_2,Heregulin_1,Cyclin_D1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C-Raf_2,Bax_2,P-Cadherin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ATM_1,ACVRL1_1,P-Cadherin_0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p21_2,ARHI_1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DJ-1_1,ATM_1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PKC-delta_pS664_2,mTOR_pS2448_0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p21_2,ACVRL1_1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Heregulin_1,ACVRL1_1)</text:p>
          </table:table-cell>
          <table:table-cell office:value-type="float" office:value="-1.42309662774" calcext:value-type="float">
            <text:p>-1.4230966277</text:p>
          </table:table-cell>
        </table:table-row>
        <table:table-row table:style-name="ro1">
          <table:table-cell office:value-type="string" calcext:value-type="string">
            <text:p>(PRAS40_pT246_2,p21_2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EA-15_2,p21_2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I3K-p85_2,cIAP_2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Ku80_0,G6PD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C-Raf_2,Bax_2,Src_pY416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21_2,AMPK_alpha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KC-delta_pS664_2,ACC_pS79_1,Chk1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KC-delta_pS664_2,G6PD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KC-delta_pS664_2,Bax_2,DJ-1_1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Bax_2,Heregulin_1,Src_pY416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KC-delta_pS664_2,ATM_1,PREX1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ACVRL1_1,ACC_pS79_1,HSP70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PKC-delta_pS664_2,ACVRL1_1,GATA3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C-Raf_2,JAB1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C-Raf_2,EGFR_pY1173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JNK_pT183_Y185_2,Heregulin_1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ACVRL1_1,P-Cadherin_0,Ku80_0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cIAP_2,ACVRL1_1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Myosin-IIa_pS1943_1,4E-BP1_pT70_1)</text:p>
          </table:table-cell>
          <table:table-cell office:value-type="float" office:value="-1.41427095624" calcext:value-type="float">
            <text:p>-1.4142709562</text:p>
          </table:table-cell>
        </table:table-row>
        <table:table-row table:style-name="ro1">
          <table:table-cell office:value-type="string" calcext:value-type="string">
            <text:p>(FOXO3a_pS318_S321_1,TFRC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Notch1_1,Heregulin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INPP4B_1,ATM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KC-delta_pS664_2,Tuberin_pT1462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21_2,mTOR_pS2448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RAS40_pT246_2,TAZ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VEGFR2_2,ACC_pS79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21_2,GATA3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KC-delta_pS664_2,GAPDH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ATM_1,Raptor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21_2,p90RSK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KC-pan_BetaII_pS660_1,ATM_1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Heregulin_1,P-Cadherin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ATM_1,Ku80_0,Chk1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38_MAPK_1,ERK2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ACC_pS79_1,PDK1_pS241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C-Raf_2,YB-1_pS102_1,TAZ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XRCC1_2,ARHI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INPP4B_1,TFRC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C-Raf_2,YB-1_pS102_1,ATM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TFRC_0,c-Myc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Tuberin_pT1462_0,HSP7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RBM15_1,HSP7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beta-Catenin_1,GATA3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Bax_2,p38_pT180_Y182_0,Ku8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Chk1_pS345_2,Ku8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TAZ_0,Bid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ATM_1,ACC_pS79_1,4E-BP1_pT70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ACC_pS79_1,Bap1-c-4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Transglutaminase_1,Ku8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delta_pS664_2,TAZ_0,p38_pT180_Y182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delta_pS664_2,ACVRL1_1,ACC_pS79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RAS40_pT246_2,Ku80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21_2,Bax_2,p38_pT180_Y182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delta_pS664_2,C-Raf_pS338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pan_BetaII_pS660_1,GAPDH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CDK1_1,ATM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pan_BetaII_pS660_1,GATA3_0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PKC-delta_pS664_2,ATM_1,ACVRL1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C-Raf_2)</text:p>
          </table:table-cell>
          <table:table-cell office:value-type="float" office:value="-1.40305301326" calcext:value-type="float">
            <text:p>-1.4030530133</text:p>
          </table:table-cell>
        </table:table-row>
        <table:table-row table:style-name="ro1">
          <table:table-cell office:value-type="string" calcext:value-type="string">
            <text:p>(PKC-delta_pS664_2)</text:p>
          </table:table-cell>
          <table:table-cell office:value-type="float" office:value="-1.40305301326" calcext:value-type="float">
            <text:p>-1.4030530133</text:p>
          </table:table-cell>
        </table:table-row>
        <table:table-row table:style-name="ro1">
          <table:table-cell office:value-type="string" calcext:value-type="string">
            <text:p>(C-Raf_2,TFRC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TFRC_0,Ku80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p38_pT180_Y182_0,Ku80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C-Raf_2,TAZ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PKC-delta_pS664_2,TAZ_0)</text:p>
          </table:table-cell>
          <table:table-cell office:value-type="float" office:value="-1.35698763411" calcext:value-type="float">
            <text:p>-1.3569876341</text:p>
          </table:table-cell>
        </table:table-row>
        <table:table-row table:style-name="ro1">
          <table:table-cell office:value-type="string" calcext:value-type="string">
            <text:p>(PKC-delta_pS664_2,p21_2,LKB1_1)</text:p>
          </table:table-cell>
          <table:table-cell office:value-type="float" office:value="-1.35179696872" calcext:value-type="float">
            <text:p>-1.3517969687</text:p>
          </table:table-cell>
        </table:table-row>
        <table:table-row table:style-name="ro1">
          <table:table-cell office:value-type="string" calcext:value-type="string">
            <text:p>(PKC-delta_pS664_2,Bax_2,GAPDH_1)</text:p>
          </table:table-cell>
          <table:table-cell office:value-type="float" office:value="-1.35179696872" calcext:value-type="float">
            <text:p>-1.3517969687</text:p>
          </table:table-cell>
        </table:table-row>
        <table:table-row table:style-name="ro1">
          <table:table-cell office:value-type="string" calcext:value-type="string">
            <text:p>(ARHI_1,p70S6K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XRCC1_2,Src_pY416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beta-Catenin_1,TFRC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Bax_2,GSK3-alpha-beta_pS21_S9_1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PI3K-p85_2,TFRC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DJ-1_1,Ku80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PKC-delta_pS664_2,Raptor_0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Src_1,ACVRL1_1)</text:p>
          </table:table-cell>
          <table:table-cell office:value-type="float" office:value="-1.34446410165" calcext:value-type="float">
            <text:p>-1.3444641017</text:p>
          </table:table-cell>
        </table:table-row>
        <table:table-row table:style-name="ro1">
          <table:table-cell office:value-type="string" calcext:value-type="string">
            <text:p>(PKC-delta_pS664_2,ATM_1,Chk1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ATM_1,4E-BP1_pT70_1,Ku80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NF2_2,Src_1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KC-delta_pS664_2,YB-1_pS102_1,p38_pT180_Y182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ATM_1,p38_pT180_Y182_0,HSP70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KC-delta_pS664_2,YB-1_pS102_1,ATM_1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Cyclin_D1_1,ATM_1,ACC_pS79_1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NF2_2,EGFR_2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eIF4G_1,TFRC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21_2,cIAP_2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cIAP_2,C-Raf_2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Bax_2,P-Cadherin_0,Ku80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NF2_2,HSP70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Bax_2,ACC_pS79_1,P-Cadherin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KC-delta_pS664_2,LKB1_1,Heregulin_1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KC-delta_pS664_2,Myosin-IIa_pS1943_1,ATM_1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NF2_2,P-Cadherin_0)</text:p>
          </table:table-cell>
          <table:table-cell office:value-type="float" office:value="-1.34255211331" calcext:value-type="float">
            <text:p>-1.3425521133</text:p>
          </table:table-cell>
        </table:table-row>
        <table:table-row table:style-name="ro1">
          <table:table-cell office:value-type="string" calcext:value-type="string">
            <text:p>(p21_2,Acetyl-a-Tubulin-Lys40_2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GSK3-alpha-beta_pS21_S9_1,TFRC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ATM_1,ACC_pS79_1,TAZ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Src_1,Raptor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C-Raf_2,Tuberin_pT1462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DK1_pS241_0,p38_pT180_Y182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Heregulin_1,Chk2_pT68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C-Raf_2,C-Raf_pS338_1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21_2,Src_1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KC-pan_BetaII_pS660_1,TFRC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beta-Catenin_1,4E-BP1_pT70_1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ACVRL1_1,ACC_pS79_1,p38_pT180_Y182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XRCC1_2,p38_pT180_Y182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ACC_pS79_1,Raptor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C-Raf_2,Raptor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TFRC_0,Raptor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DJ-1_1,TFRC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KC-pan_BetaII_pS660_1,HSP70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KC-delta_pS664_2,PKC-pan_BetaII_pS660_1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Heregulin_1,c-Jun_pS73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PKC-delta_pS664_2,MIG-6_0)</text:p>
          </table:table-cell>
          <table:table-cell office:value-type="float" office:value="-1.33994792359" calcext:value-type="float">
            <text:p>-1.3399479236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-1.3145614965" calcext:value-type="float">
            <text:p>-1.3145614965</text:p>
          </table:table-cell>
        </table:table-row>
        <table:table-row table:style-name="ro1">
          <table:table-cell office:value-type="string" calcext:value-type="string">
            <text:p>(YB-1_pS102_1,ACC_pS79_1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Heregulin_1,YAP_pS127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ACC_pS79_1,ER-alpha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KC-delta_pS664_2,C-Raf_2,ACVRL1_1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Heregulin_1,Cyclin_D1_1,Ku80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KC-delta_pS664_2,ACVRL1_1,N-Cadherin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KC-delta_pS664_2,LKB1_1,ACC_pS79_1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C-Raf_2,PKC-alpha_pS657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DJ-1_1,ATM_1,P-Cadherin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TSC1_2,C-Raf_2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CD20_1,ATM_1,4E-BP1_pT70_1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ACVRL1_1,G6PD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GATA3_0,B-Raf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Heregulin_1,c-Myc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EGFR_2,Bax_2,P-Cadherin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ATM_1,4E-BP1_pT70_1,HSP70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KC-delta_pS664_2,PREX1_0,P-Cadherin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ACVRL1_1,p38_pT180_Y182_0,GATA3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GATA3_0,Bap1-c-4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Cyclin_D1_1,ATM_1,Raptor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21_2,eIF4G_1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Bad_pS112_2,Ku80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4E-BP1_pT70_1,Bap1-c-4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C-Raf_pS338_1,GATA3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PKC-delta_pS664_2,Caspase-7_cleavedD198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eEF2_1,ACVRL1_1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Myosin-IIa_pS1943_1,HSP70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beta-Catenin_1,Ku80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TFRC_0,HSP70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Caveolin-1_2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PKC-delta_pS664_2,TFRC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ARHI_1,Ku80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GAPDH_1,ATM_1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ATM_1,GATA3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Bax_2,GATA3_0)</text:p>
          </table:table-cell>
          <table:table-cell office:value-type="float" office:value="-1.27663553406" calcext:value-type="float">
            <text:p>-1.2766355341</text:p>
          </table:table-cell>
        </table:table-row>
        <table:table-row table:style-name="ro1">
          <table:table-cell office:value-type="string" calcext:value-type="string">
            <text:p>(TAZ_0,p38_pT180_Y182_0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C-Raf_2,YB-1_pS102_1,p38_pT180_Y182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ATM_1,p38_pT180_Y182_0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Src_pY527_2,ACVRL1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MYH11_2,ARHI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Bax_2,ATM_1,ACC_pS79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ATM_1,TFRC_0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21_2,Bax_2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21_2,ACVRL1_1,TAZ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Claudin-7_1,ACC_pS79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YB-1_pS102_1,ACVRL1_1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KC-pan_BetaII_pS660_1,ACVRL1_1,ACC_pS79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53_2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MYH11_2,Heregulin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NF2_2,C-Raf_2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HSP70_0,B-Raf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Heregulin_1,Cyclin_D1_1,ATM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ATM_1,G6PD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Bax_2,ACVRL1_1,Ku8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KC-delta_pS664_2,Smad3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38_pT180_Y182_0,B-Raf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KC-delta_pS664_2,Bap1-c-4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RAS40_pT246_2,Heregulin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Lck_2,Bax_2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Myosin-IIa_pS1943_1,TFRC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Bax_2,P-Cadherin_0,HSP70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eEF2_1,ATM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KC-delta_pS664_2,Rictor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Bax_2,ACVRL1_1,p38_pT180_Y182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Lck_2,ACVRL1_1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ACVRL1_1,ACC_pS79_1,P-Cadherin_0)</text:p>
          </table:table-cell>
          <table:table-cell office:value-type="float" office:value="-1.27134831207" calcext:value-type="float">
            <text:p>-1.2713483121</text:p>
          </table:table-cell>
        </table:table-row>
        <table:table-row table:style-name="ro1">
          <table:table-cell office:value-type="string" calcext:value-type="string">
            <text:p>(PKC-pan_BetaII_pS660_1,DJ-1_1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MYH11_2,C-Raf_2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XRCC1_2,PKC-delta_pS664_2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p70S6K_0,Ku80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Rictor_pT1135_2,Ku80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ACVRL1_1,B-Raf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DJ-1_1,4E-BP1_pT70_1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PI3K-p85_2,p21_2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PKC-delta_pS664_2,c-Jun_pS73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ARHI_1,P-Cadherin_0)</text:p>
          </table:table-cell>
          <table:table-cell office:value-type="float" office:value="-1.27049480048" calcext:value-type="float">
            <text:p>-1.2704948005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-1.22459275131" calcext:value-type="float">
            <text:p>-1.2245927513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-1.22459275131" calcext:value-type="float">
            <text:p>-1.2245927513</text:p>
          </table:table-cell>
        </table:table-row>
        <table:table-row table:style-name="ro1">
          <table:table-cell office:value-type="string" calcext:value-type="string">
            <text:p>(TAZ_0,Ku80_0)</text:p>
          </table:table-cell>
          <table:table-cell office:value-type="float" office:value="-1.22431446446" calcext:value-type="float">
            <text:p>-1.2243144645</text:p>
          </table:table-cell>
        </table:table-row>
        <table:table-row table:style-name="ro1">
          <table:table-cell office:value-type="string" calcext:value-type="string">
            <text:p>(ATM_1,Ku80_0)</text:p>
          </table:table-cell>
          <table:table-cell office:value-type="float" office:value="-1.22431446446" calcext:value-type="float">
            <text:p>-1.2243144645</text:p>
          </table:table-cell>
        </table:table-row>
        <table:table-row table:style-name="ro1">
          <table:table-cell office:value-type="string" calcext:value-type="string">
            <text:p>(Cyclin_E2_2,Myosin-IIa_pS1943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p27_1,Heregulin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PKC-delta_pS664_2,Cyclin_D1_1,4E-BP1_pT70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FOXO3a_2,ACVRL1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C-Raf_2,ACC1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Bax_2,Claudin-7_1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C-Raf_2,ACVRL1_1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ATM_1,HSP70_0)</text:p>
          </table:table-cell>
          <table:table-cell office:value-type="float" office:value="-1.20873444604" calcext:value-type="float">
            <text:p>-1.208734446</text:p>
          </table:table-cell>
        </table:table-row>
        <table:table-row table:style-name="ro1">
          <table:table-cell office:value-type="string" calcext:value-type="string">
            <text:p>(ARHI_1,Bap1-c-4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ATM_1,Src_pY416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ATM_1,ACC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Transglutaminase_1,TFRC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XRCC1_2,p90RSK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-Raf_2,AMPK_alpha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-Raf_2,p38_pT180_Y182_0,P-Cadherin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hk1_pS345_2,4E-BP1_pT70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TM_1,P-Cadherin_0,Chk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TM_1,ACVRL1_1,p38_pT180_Y182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S6_pS240_S244_2,PKC-delta_pS664_2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ACVRL1_1,mTOR_pS2448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21_2,Cyclin_D1_1,ATM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-Raf_2,Bax_2,ACVRL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DJ-1_1,Raptor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CD20_1,p38_pT180_Y182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-Raf_2,Bax_2,Cyclin_D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Myosin-IIa_pS1943_1,DJ-1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YB-1_2,p38_pT180_Y182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C-Raf_2,ACVRL1_1,P-Cadherin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Heregulin_1,AMPK_alpha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Bax_2,Raptor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TM_1,P-Cadherin_0,HSP70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Rictor_0,HSP70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Lck_2,p38_pT180_Y182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KC-delta_pS664_2,Bax_2,c-Jun_pS73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CC_pS79_1,Collagen_VI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cetyl-a-Tubulin-Lys40_2,Heregulin_1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Src_pY527_2,Bax_2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GSK3-alpha-beta_pS21_S9_1,Ku80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p21_2,p70S6K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XRCC1_2,TAZ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Heregulin_1,mTOR_pS2448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Ku80_0,GATA3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4E-BP1_pT70_1,Ku80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VEGFR2_2,PKC-delta_pS664_2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VEGFR2_2,Heregulin_1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Heregulin_1,GATA3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p21_2,4E-BP1_pT70_1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PKC-delta_pS664_2,PI3K-p85_2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Bax_2,Rictor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ACC_pS79_1,P-Cadherin_0)</text:p>
          </table:table-cell>
          <table:table-cell office:value-type="float" office:value="-1.20117722051" calcext:value-type="float">
            <text:p>-1.2011772205</text:p>
          </table:table-cell>
        </table:table-row>
        <table:table-row table:style-name="ro1">
          <table:table-cell office:value-type="string" calcext:value-type="string">
            <text:p>(Src_pY527_2,HSP70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CC_pS79_1,TAZ_0,p38_pT180_Y182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XRCC1_2,TFRC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p21_2,Chk1_pS345_2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TM_1,4E-BP1_pT70_1,TAZ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NF2_2,c-Jun_pS73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NF2_2,YB-1_pS102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Bax_2,ARHI_1,p38_pT180_Y182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CVRL1_1,Ku80_0,Chk1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CC_pS79_1,4E-BP1_pT70_1,TAZ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HSP70_0,Bap1-c-4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C-Raf_2,INPP4B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PRAS40_pT246_2,C-Raf_2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p21_2,Bax_2,ATM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Bax_2,G6PD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Mre11_2,Heregulin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DJ-1_1,ARHI_1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p38_pT180_Y182_0,Bid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Myosin-IIa_pS1943_1,Ku80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-1.16033674197" calcext:value-type="float">
            <text:p>-1.160336742</text:p>
          </table:table-cell>
        </table:table-row>
        <table:table-row table:style-name="ro1">
          <table:table-cell office:value-type="string" calcext:value-type="string">
            <text:p>(ACVRL1_1,ACC_pS79_1)</text:p>
          </table:table-cell>
          <table:table-cell office:value-type="float" office:value="-1.1574121371" calcext:value-type="float">
            <text:p>-1.1574121371</text:p>
          </table:table-cell>
        </table:table-row>
        <table:table-row table:style-name="ro1">
          <table:table-cell office:value-type="string" calcext:value-type="string">
            <text:p>(NF2_2)</text:p>
          </table:table-cell>
          <table:table-cell office:value-type="float" office:value="-1.1574121371" calcext:value-type="float">
            <text:p>-1.1574121371</text:p>
          </table:table-cell>
        </table:table-row>
        <table:table-row table:style-name="ro1">
          <table:table-cell office:value-type="string" calcext:value-type="string">
            <text:p>(PKC-delta_pS664_2,C-Raf_2,LKB1_1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Bax_2,ACVRL1_1,HSP70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Heregulin_1,4E-BP1_pT70_1,Chk1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PKC-delta_pS664_2,YAP_pS127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PKC-delta_pS664_2,Cyclin_D1_1,Tuberin_pT1462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CD20_1,ATM_1,HSP70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PKC-delta_pS664_2,Bax_2,PKC-pan_BetaII_pS660_1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DJ-1_1,ACVRL1_1,4E-BP1_pT70_1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Lck_2,HSP70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PKC-delta_pS664_2,PI3K-p85_2,Cyclin_D1_1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Bax_2,ARHI_1)</text:p>
          </table:table-cell>
          <table:table-cell office:value-type="float" office:value="-1.14059629565" calcext:value-type="float">
            <text:p>-1.1405962957</text:p>
          </table:table-cell>
        </table:table-row>
        <table:table-row table:style-name="ro1">
          <table:table-cell office:value-type="string" calcext:value-type="string">
            <text:p>(ATM_1,4E-BP1_pT70_1)</text:p>
          </table:table-cell>
          <table:table-cell office:value-type="float" office:value="-1.14059629565" calcext:value-type="float">
            <text:p>-1.1405962957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-1.14059629565" calcext:value-type="float">
            <text:p>-1.1405962957</text:p>
          </table:table-cell>
        </table:table-row>
        <table:table-row table:style-name="ro1">
          <table:table-cell office:value-type="string" calcext:value-type="string">
            <text:p>(PI3K-p85_2,ATM_1,ACC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Raf_2,Bax_2,Chk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ATM_1,Tuberin_pT1462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TM_1,TAZ_0,HSP70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mTOR_pS2448_0,Bid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Bax_2,DJ-1_1,ATM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p38_pT180_Y182_0,Chk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GATA3_0,AMPK_alpha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Raf_2,ACC_pS79_1,Chk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p38_pT180_Y182_0,mTOR_pS2448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ER-alpha_pS118_2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yclin_E2_2,DJ-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Raf_2,ACVRL1_1,TAZ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TFRC_0,Bap1-c-4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Raf_2,Cyclin_D1_1,p38_pT180_Y182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D20_1,ATM_1,ACC_pS79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Lck_2,C-Raf_2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TM_1,p38_pT180_Y182_0,P-Cadherin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D20_1,ATM_1,p38_pT180_Y182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I3K-p85_2,ATM_1,Ku80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DK1_1,4E-BP1_pT70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21_2,GAPDH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Heregulin_1,14-3-3_epsilon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21_2,ACC_pS79_1,Chk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CC_pS79_1,Rictor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CVRL1_1,ACC_pS79_1,c-Jun_pS73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Heregulin_1,Rictor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Bax_2,mTOR_pS2448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HSP70_0,EGFR_pY1173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JNK2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GAPDH_1,DJ-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Heregulin_1,ACVRL1_1,Chk1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Heregulin_1,Caspase-7_cleavedD198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4E-BP1_pT70_1,Bid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21_2,Bax_2,ACVRL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CVRL1_1,P-Cadherin_0,mTOR_pS2448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4E-BP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delta_pS664_2,Bax_2,TAZ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Transglutaminase_1,ACVRL1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38_pT180_Y182_0,EGFR_pY1173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CVRL1_1,AMPK_alpha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ACVRL1_1,EGFR_pY1173_0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PKC-pan_BetaII_pS660_1,ACC_pS79_1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p21_2,YB-1_pS102_1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C-Raf_2,Dvl3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Ku80_0,Dvl3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Heregulin_1,Dvl3_0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PKC-pan_BetaII_pS660_1,ACVRL1_1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NF2_2,Bax_2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PTEN_2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DJ-1_1,ACVRL1_1)</text:p>
          </table:table-cell>
          <table:table-cell office:value-type="float" office:value="-1.13183775525" calcext:value-type="float">
            <text:p>-1.1318377553</text:p>
          </table:table-cell>
        </table:table-row>
        <table:table-row table:style-name="ro1">
          <table:table-cell office:value-type="string" calcext:value-type="string">
            <text:p>(Src_pY527_2,p38_pT180_Y18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GSK3-alpha-beta_pS21_S9_1,p38_pT180_Y18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XRCC1_2,Ku80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C-Raf_pS338_1,TFRC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p21_2,Transglutaminase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Lck_2,TAZ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ATM_1,TAZ_0,Ku80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YB-1_pS102_1,ACVRL1_1,ACC_pS79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Chk1_pS345_2,p38_pT180_Y18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ACC_pS79_1,PI3K-p110-alpha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Raptor_0,c-Jun_pS73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Transglutaminase_1,Heregulin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Chk1_0,Bid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PKC-delta_pS664_2,Notch1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p90RSK_1,DJ-1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Bax_2,ACVRL1_1,ACC_pS79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Cyclin_D1_1,ACC_pS79_1,p38_pT180_Y18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Ku80_0,B-Raf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PI3K-p85_2,C-Raf_2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ACVRL1_1,Tuberin_pT146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Bax_2,ATM_1,P-Cadherin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Transglutaminase_1,p38_pT180_Y182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Bax_2,Bid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Bax_2,PKC-alpha_pS657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C-Raf_2,p90RSK_1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Bax_2,p38_pT180_Y182_0,P-Cadherin_0)</text:p>
          </table:table-cell>
          <table:table-cell office:value-type="float" office:value="-1.12987012987" calcext:value-type="float">
            <text:p>-1.1298701299</text:p>
          </table:table-cell>
        </table:table-row>
        <table:table-row table:style-name="ro1">
          <table:table-cell office:value-type="string" calcext:value-type="string">
            <text:p>(Src_pY527_2)</text:p>
          </table:table-cell>
          <table:table-cell office:value-type="float" office:value="-1.08988106264" calcext:value-type="float">
            <text:p>-1.0898810626</text:p>
          </table:table-cell>
        </table:table-row>
        <table:table-row table:style-name="ro1">
          <table:table-cell office:value-type="string" calcext:value-type="string">
            <text:p>(PKC-delta_pS664_2,p90RSK_1,LKB1_1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ACVRL1_1,Raptor_0,P-Cadherin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PKC-delta_pS664_2,Bax_2,ARID1A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PKC-delta_pS664_2,LKB1_1,P-Cadherin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ACC_pS79_1,TAZ_0)</text:p>
          </table:table-cell>
          <table:table-cell office:value-type="float" office:value="-1.07204468708" calcext:value-type="float">
            <text:p>-1.0720446871</text:p>
          </table:table-cell>
        </table:table-row>
        <table:table-row table:style-name="ro1">
          <table:table-cell office:value-type="string" calcext:value-type="string">
            <text:p>(ATM_1,p38_pT180_Y182_0)</text:p>
          </table:table-cell>
          <table:table-cell office:value-type="float" office:value="-1.07204468708" calcext:value-type="float">
            <text:p>-1.0720446871</text:p>
          </table:table-cell>
        </table:table-row>
        <table:table-row table:style-name="ro1">
          <table:table-cell office:value-type="string" calcext:value-type="string">
            <text:p>(Bax_2,ACC_pS79_1)</text:p>
          </table:table-cell>
          <table:table-cell office:value-type="float" office:value="-1.07204468708" calcext:value-type="float">
            <text:p>-1.0720446871</text:p>
          </table:table-cell>
        </table:table-row>
        <table:table-row table:style-name="ro1">
          <table:table-cell office:value-type="string" calcext:value-type="string">
            <text:p>(PKC-delta_pS664_2,Bax_2)</text:p>
          </table:table-cell>
          <table:table-cell office:value-type="float" office:value="-1.07204468708" calcext:value-type="float">
            <text:p>-1.0720446871</text:p>
          </table:table-cell>
        </table:table-row>
        <table:table-row table:style-name="ro1">
          <table:table-cell office:value-type="string" calcext:value-type="string">
            <text:p>(p21_2,Bax_2,GATA3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DJ-1_1,ACC_pS79_1,Chk1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PKC-pan_BetaII_pS660_1,ACVRL1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-Cadherin_0,Ku80_0,HSP70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ACVRL1_1,4E-BP1_pT70_1,Ku80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KC-delta_pS664_2,Bax_2,Notch1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YB-1_pS102_1,ACVRL1_1,GATA3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GAPDH_1,ATM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YB-1_2,ATM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ATM_1,Src_pY416_0,P-Cadherin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RAS40_pT246_2,HSP70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EGFR_pY1068_1,Chk1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Cyclin_D1_1,ACC_pS79_1,HSP70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ASNS_2,p38_pT180_Y182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KC-pan_BetaII_pS660_1,Raptor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C-Raf_2,AMPK_pT172_2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ATM_1,Raptor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P-Cadherin_0,Bap1-c-4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HSP70_0,AMPK_alpha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21_2,LKB1_1,ACC_pS79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eIF4G_1,ACC_pS79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I3K-p85_2,Cyclin_D1_1,ATM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NF2_2,Bax_2,Cyclin_D1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KC-delta_pS664_2,PI3K-p85_2,Bax_2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Lck_2,P-Cadherin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Transglutaminase_1,p90RSK_1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KC-delta_pS664_2,ACVRL1_1,Raptor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Transglutaminase_1,P-Cadherin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Raptor_0,c-Jun_pS73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PKC-delta_pS664_2,c-Myc_0)</text:p>
          </table:table-cell>
          <table:table-cell office:value-type="float" office:value="-1.07025910202" calcext:value-type="float">
            <text:p>-1.070259102</text:p>
          </table:table-cell>
        </table:table-row>
        <table:table-row table:style-name="ro1">
          <table:table-cell office:value-type="string" calcext:value-type="string">
            <text:p>(Bax_2,beta-Catenin_1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p21_2,Src_pY416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ARHI_1,p38_pT180_Y182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TAZ_0,HSP70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ACC_pS79_1,TFRC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ATM_1,ARHI_1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4E-BP1_pT70_1,TAZ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ATM_1,P-Cadherin_0)</text:p>
          </table:table-cell>
          <table:table-cell office:value-type="float" office:value="-1.06231156719" calcext:value-type="float">
            <text:p>-1.0623115672</text:p>
          </table:table-cell>
        </table:table-row>
        <table:table-row table:style-name="ro1">
          <table:table-cell office:value-type="string" calcext:value-type="string">
            <text:p>(XRCC1_2,SF2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Src_pY527_2,Src_pY416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GSK3-alpha-beta_pS21_S9_1,GATA3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S6_pS240_S244_2,ACC_pS79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21_2,INPP4B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Bax_2,Ku80_0,Chk1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TAZ_0,PDK1_pS241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C-Raf_2,Chk2_pT68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INPP4B_1,Ku80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DJ-1_1,C-Raf_pS338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Heregulin_1,PI3K-p110-alpha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21_2,ATM_1,TAZ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Dvl3_0,B-Raf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NF2_2,TFRC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Chk1_pS345_2,ACC_pS79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ACVRL1_1,ACC_pS79_1,TFRC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Lck_2,Ku80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Src_1,GATA3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ERK2_1,Cyclin_D1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C-Raf_2,S6_pS235_S236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Rictor_0,mTOR_pS2448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KC-delta_pS664_2,ACVRL1_1,p38_pT180_Y182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90RSK_1,Chk2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NF2_2,Ku80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Transglutaminase_1,ATM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21_2,Smad1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KC-delta_pS664_2,MYH11_2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38_pT180_Y182_0,Bap1-c-4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ATM_1,AMPK_alpha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Transglutaminase_1,TAZ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eIF4G_1,ATM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Rictor_0,p38_pT180_Y182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Rictor_pT1135_2,PKC-delta_pS664_2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PKC-delta_pS664_2,Bax_2,PREX1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Lck_2,Cyclin_D1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DJ-1_1,HSP70_0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Myosin-IIa_pS1943_1,ACVRL1_1)</text:p>
          </table:table-cell>
          <table:table-cell office:value-type="float" office:value="-1.06209436403" calcext:value-type="float">
            <text:p>-1.062094364</text:p>
          </table:table-cell>
        </table:table-row>
        <table:table-row table:style-name="ro1">
          <table:table-cell office:value-type="string" calcext:value-type="string">
            <text:p>(XRCC1_2,c-Jun_pS73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GSK3-alpha-beta_pS21_S9_1,ACC_pS79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Tuberin_pT1462_0,Src_pY416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KC-delta_pS664_2,Acetyl-a-Tubulin-Lys40_2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N-Ras_2,C-Raf_2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TFRC_0,N-Cadheri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GSK3-alpha-beta_pS21_S9_1,ACVRL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beta-Catenin_1,ACC_pS79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beta-Catenin_1,HSP70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XRCC1_2,ATM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ATM_1,B-Raf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ATM_1,Rictor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ATM_1,N-Cadherin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IAP_2,Bax_2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Heregulin_1,GAPDH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NF2_2,Cyclin_D1_1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ACVRL1_1,HSP70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-1.02796009334" calcext:value-type="float">
            <text:p>-1.0279600933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-1.02150616144" calcext:value-type="float">
            <text:p>-1.0215061614</text:p>
          </table:table-cell>
        </table:table-row>
        <table:table-row table:style-name="ro1">
          <table:table-cell office:value-type="string" calcext:value-type="string">
            <text:p>(ATM_1,P-Cadherin_0,c-Jun_pS73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Bax_2,GATA3_0,c-Jun_pS73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VEGFR2_2,PKC-delta_pS664_2,Bax_2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ATM_1,4E-BP1_pT70_1,P-Cadherin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ACVRL1_1,c-Jun_pS73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JNK_pT183_Y185_2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Bax_2,4E-BP1_pT70_1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Bax_2,Raptor_0,P-Cadherin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4E-BP1_pS65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ACVRL1_1,P-Cadherin_0,c-Jun_pS73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CD20_1,EGFR_pY1173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Bax_2,Myosin-IIa_pS1943_1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KC-delta_pS664_2,Cyclin_D1_1,P-Cadherin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Ku80_0,Chk1_0)</text:p>
          </table:table-cell>
          <table:table-cell office:value-type="float" office:value="-1.00288789595" calcext:value-type="float">
            <text:p>-1.002887896</text:p>
          </table:table-cell>
        </table:table-row>
        <table:table-row table:style-name="ro1">
          <table:table-cell office:value-type="string" calcext:value-type="string">
            <text:p>(Bax_2,p38_pT180_Y182_0)</text:p>
          </table:table-cell>
          <table:table-cell office:value-type="float" office:value="-1.00288789595" calcext:value-type="float">
            <text:p>-1.002887896</text:p>
          </table:table-cell>
        </table:table-row>
        <table:table-row table:style-name="ro1">
          <table:table-cell office:value-type="string" calcext:value-type="string">
            <text:p>(LKB1_1,ACC_pS79_1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Bim_2,TAZ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ATM_1,ACC_pS79_1,Chk1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egulin_1,Cyclin_D1_1,TAZ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ATM_1,Ku80_0,ACC1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-Raf_2,ACVRL1_1,Dvl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-Raf_2,Bax_2,ACC1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yclin_D1_1,ARHI_1,ACC_pS79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-Raf_2,4E-BP1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IAP_2,GATA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-Raf_2,Cyclin_D1_1,TFRC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ATM_1,ACVRL1_1,Dvl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Bax_2,Src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egulin_1,PCNA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yclin_D1_1,p38_pT180_Y182_0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Bax_2,TFRC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egulin_1,ACVRL1_1,Dvl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Raptor_0,N-Cadherin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DK1_1,p38_pT180_Y182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YB-1_2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egulin_1,ETS-1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Bad_pS112_2,TAZ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-Raf_2,ACVRL1_1,Src_pY416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EA-15_2,Heregulin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ACVRL1_1,Src_pY416_0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Bax_2,Dvl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53_2,p38_pT180_Y182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I3K-p85_2,B-Raf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yclin_D1_1,ATM_1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Chk2_pT68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Mre11_2,Cyclin_D1_1,p38_pT180_Y182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TAZ_0,EGFR_pY117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LKB1_1,Ku8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PKC-alpha_pS657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cIAP_2,P-Cadherin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I3K-p85_2,Transglutaminase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4E-BP1_pT70_1,EGFR_pY1173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VEGFR2_2,DJ-1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Bax_2,eEF2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KC-delta_pS664_2,Cyclin_D1_1,mTOR_pS2448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Heregulin_1,XBP1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RAS40_pT246_2,4E-BP1_pT70_1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ACVRL1_1,P-Cadherin_0,HSP70_0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Rb_pS807_S811_2,PKC-delta_pS664_2)</text:p>
          </table:table-cell>
          <table:table-cell office:value-type="float" office:value="-0.997324427031" calcext:value-type="float">
            <text:p>-0.997324427</text:p>
          </table:table-cell>
        </table:table-row>
        <table:table-row table:style-name="ro1">
          <table:table-cell office:value-type="string" calcext:value-type="string">
            <text:p>(p38_pT180_Y182_0,HSP70_0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Bax_2,HSP70_0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ATM_1,ACVRL1_1)</text:p>
          </table:table-cell>
          <table:table-cell office:value-type="float" office:value="-0.992423792112" calcext:value-type="float">
            <text:p>-0.9924237921</text:p>
          </table:table-cell>
        </table:table-row>
        <table:table-row table:style-name="ro1">
          <table:table-cell office:value-type="string" calcext:value-type="string">
            <text:p>(GSK3-alpha-beta_pS21_S9_1,ACC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XRCC1_2,Dvl3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XRCC1_2,PI3K-p85_2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GSK3-alpha-beta_pS21_S9_1,ATM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C-Raf_2,ER-alpha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TAZ_0,B-Raf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mTOR_pS2448_0,Bap1-c-4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cIAP_2,TAZ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INPP4B_1,ACC_pS79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YB-1_pS102_1,Cyclin_D1_1,ACC_pS79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Mre11_2,C-Raf_2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Bax_2,ATM_1,p38_pT180_Y182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GAPDH_1,TFRC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ACC_pS79_1,p38_pT180_Y182_0,Chk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21_2,PKC-pan_BetaII_pS660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KC-delta_pS664_2,Cyclin_E2_2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KC-delta_pS664_2,ARID1A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Rictor_0,P-Cadherin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DJ-1_1,p38_pT180_Y182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KC-delta_pS664_2,Smad1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NF2_2,ACVRL1_1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-Cadherin_0,B-Raf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EGFR_2,C-Raf_2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EGFR_2,p38_pT180_Y182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Bax_2,ACVRL1_1,P-Cadherin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90RSK_1,p38_pT180_Y182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21_2,Dvl3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p90RSK_1,TFRC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PKC-delta_pS664_2,SF2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MIG-6_0,Ku80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ACC_pS79_1,c-Jun_pS73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TAZ_0,GATA3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Myosin-IIa_pS1943_1,ATM_1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EGFR_2,Ku80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PKC-delta_pS664_2,YB-1_pS102_1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4E-BP1_pT70_1,HSP70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P-Cadherin_0,Ku80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C-Raf_2,P-Cadherin_0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-0.988576545331" calcext:value-type="float">
            <text:p>-0.9885765453</text:p>
          </table:table-cell>
        </table:table-row>
        <table:table-row table:style-name="ro1">
          <table:table-cell office:value-type="string" calcext:value-type="string">
            <text:p>(PKC-delta_pS664_2,CD20_1,P-Cadherin_0)</text:p>
          </table:table-cell>
          <table:table-cell office:value-type="float" office:value="-0.95003806826" calcext:value-type="float">
            <text:p>-0.9500380683</text:p>
          </table:table-cell>
        </table:table-row>
        <table:table-row table:style-name="ro1">
          <table:table-cell office:value-type="string" calcext:value-type="string">
            <text:p>(PI3K-p85_2,CD20_1,ATM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C-Raf_2,ACVRL1_1,4E-BP1_pT70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C-Raf_2,c-Myc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HSP70_0,c-Myc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Bax_2,Rab-25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PKC-pan_BetaII_pS660_1,Myosin-IIa_pS1943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Bax_2,Cyclin_D1_1,GATA3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C-Raf_2,Bax_2,CD20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VEGFR2_2,PKC-delta_pS664_2,LKB1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Heregulin_1,CD20_1,Chk1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ATM_1,ACVRL1_1,mTOR_pS2448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DJ-1_1,ACVRL1_1,P-Cadherin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Bax_2,P-Cadherin_0,c-Jun_pS73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PKC-delta_pS664_2,PDCD4_2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CD20_1,ATM_1,ACVRL1_1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NF2_2,DJ-1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TAZ_0,p38_pT180_Y182_0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21_2,Bax_2,ARHI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Src_pY527_2,P-Cadherin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ATM_1,ARHI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CC_pS79_1,Src_pY416_0,p38_pT180_Y18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-Raf_2,CDK1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21_2,TAZ_0,p38_pT180_Y18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-Raf_2,YB-1_pS102_1,ACVRL1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ACC_pS79_1,PREX1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TAZ_0,Ku8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70S6K_0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RHI_1,Rictor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SF2_0,B-Raf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21_2,Bax_2,Src_pY416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YB-1_pS102_1,Bap1-c-4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I3K-p85_2,Tuberin_pT146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S6_pS240_S244_2,4E-BP1_pT70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S6_pS240_S244_2,Heregulin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Tuberin_pT1462_0,c-Jun_pS73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IAP_2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Ku80_0,Bap1-c-4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IAP_2,p38_pT180_Y18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21_2,C-Raf_pS338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mTOR_pS2448_0,EGFR_pY1173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Transglutaminase_1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ATM_1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KC-delta_pS664_2,NDRG1_pT346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p38_pT180_Y182_0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MPK_pT172_2,TFRC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KC-delta_pS664_2,ACVRL1_1,TAZ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-Raf_pS338_1,p38_pT180_Y18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CC_pS79_1,4E-BP1_pT70_1,p38_pT180_Y182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hk1_pS345_2,P-Cadherin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yclin_E2_2,Heregulin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Chk2_1,ACC_pS79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DJ-1_1,GATA3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CC_pS79_1,XBP1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KC-delta_pS664_2,Bax_2,Chk1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Heregulin_1,ER-alpha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EGFR_2,HSP70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GATA3_0,Bcl-xL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Bax_2,ATM_1,ACVRL1_1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PKC-delta_pS664_2,Mre11_2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CVRL1_1,Rictor_0)</text:p>
          </table:table-cell>
          <table:table-cell office:value-type="float" office:value="-0.924616954235" calcext:value-type="float">
            <text:p>-0.9246169542</text:p>
          </table:table-cell>
        </table:table-row>
        <table:table-row table:style-name="ro1">
          <table:table-cell office:value-type="string" calcext:value-type="string">
            <text:p>(ACC_pS79_1,4E-BP1_pT70_1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YB-1_pS102_1,TAZ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p21_2,TAZ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ATM_1,TFRC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Src_pY527_2,ATM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RAS40_pT246_2,TFRC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GSK3-alpha-beta_pS21_S9_1,TAZ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70S6K_0,GATA3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ACVRL1_1,ACC_pS79_1,TAZ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Tuberin_pT1462_0,Ku80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KC-pan_BetaII_pS660_1,ACC1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C-Raf_2,p70S6K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Notch1_1,ACC_pS79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C-Raf_2,N-Cadherin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NF2_2,Chk1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KC-delta_pS664_2,Myosin-IIa_pS1943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GAPDH_1,ACC_pS79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MIG-6_0,HSP70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VEGFR2_2,Ku80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Bax_2,Transglutaminase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C-Raf_pS338_1,ACVRL1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Heregulin_1,CD20_1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PKC-pan_BetaII_pS660_1,N-Cadherin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beta-Catenin_1,TAZ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Tuberin_pT1462_0,TAZ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mTOR_pS2448_0,Ku80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TFRC_0,p38_pT180_Y182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ARHI_1,TAZ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KC-delta_pS664_2,Dvl3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I3K-p85_2,Ku80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C-Raf_2,Src_pY416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Akt_pS473_2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I3K-p85_2,ATM_1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-Cadherin_0,HSP70_0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Bad_pS112_2)</text:p>
          </table:table-cell>
          <table:table-cell office:value-type="float" office:value="-0.917581790104" calcext:value-type="float">
            <text:p>-0.9175817901</text:p>
          </table:table-cell>
        </table:table-row>
        <table:table-row table:style-name="ro1">
          <table:table-cell office:value-type="string" calcext:value-type="string">
            <text:p>(PRAS40_pT246_2,ARID1A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ACC_pS79_1,4E-BP1_pT70_1,P-Cadherin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PKC-delta_pS664_2,p90RSK_1,ACVRL1_1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p90RSK_1,ATM_1,4E-BP1_pT70_1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VEGFR2_2,PKC-delta_pS664_2,ACVRL1_1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Bax_2,ACVRL1_1,Raptor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Heregulin_1,Cyclin_D1_1,P-Cadherin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Rb_pS807_S811_2,Myosin-IIa_pS1943_1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PKC-delta_pS664_2,LKB1_1,GATA3_0)</text:p>
          </table:table-cell>
          <table:table-cell office:value-type="float" office:value="-0.87504918097" calcext:value-type="float">
            <text:p>-0.875049181</text:p>
          </table:table-cell>
        </table:table-row>
        <table:table-row table:style-name="ro1">
          <table:table-cell office:value-type="string" calcext:value-type="string">
            <text:p>(XRCC1_2)</text:p>
          </table:table-cell>
          <table:table-cell office:value-type="float" office:value="-0.861888614708" calcext:value-type="float">
            <text:p>-0.8618886147</text:p>
          </table:table-cell>
        </table:table-row>
        <table:table-row table:style-name="ro1">
          <table:table-cell office:value-type="string" calcext:value-type="string">
            <text:p>(YB-1_2,TAZ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CC_pS79_1,SF2_0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I3K-p85_2,ACVRL1_1,Ku8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-Raf_2,ACVRL1_1,ACC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ACC_pS79_1,c-Jun_pS7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alpha_pS657_0,HSP7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p38_pT180_Y182_0,Dvl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TM_1,PREX1_0,Ku8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RHI_1,ACVRL1_1,Dvl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ER-alpha_pS118_2,ACC_pS79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MSH6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21_2,p38_pT180_Y182_0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RAS40_pT246_2,Dvl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21_2,ACVRL1_1,Src_pY41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CC_pS79_1,Smad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Src_pY416_0,Ku8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Transglutaminase_1,MIG-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LKB1_1,mTOR_pS2448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DJ-1_1,ACVRL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MYH11_2,Bax_2,P-Cadherin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CC_pS79_1,4E-BP1_pS65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Bim_2,ATM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DJ-1_1,ACVRL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Cyclin_D1_1,TFRC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TEN_2,Bax_2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ACVRL1_1,mTOR_pS2448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21_2,ACVRL1_1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ck_2,4E-BP1_pT70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-Raf_2,LKB1_1,Ku8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YB-1_pS102_1,Cyclin_D1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SNS_2,ATM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21_2,LKB1_1,Heregulin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KC-delta_pS664_2,c-Met_pY1235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IAP_2,4E-BP1_pT70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1,Heregulin_1,p38_pT180_Y182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90RSK_pT359_S363_0,HSP7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yclin_E2_2,C-Raf_2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ax_2,p38_MAPK_1,p38_pT180_Y182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MPK_pT172_2,HSP7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yclin_D1_1,ATM_1,HSP70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EGFR_pY1173_0,Ch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Heregulin_1,S6_pS235_S236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Transglutaminase_1,4E-BP1_pT70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Myosin-IIa_pS1943_1,GATA3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90RSK_1,Raptor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YB-1_pS102_1,TAZ_0,p38_pT180_Y182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beta-Catenin_1,MIG-6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GSK3-alpha-beta_pS21_S9_1,HSP70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YB-1_pS102_1,ATM_1,TAZ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-Raf_2,Chk1_0,ACC1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TFRC_0,PI3K-p110-alpha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NF2_2,TAZ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hk1_pS345_2,TAZ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I3K-p85_2,NF2_2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STAT3_pY705_1,ATM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Rictor_pT1135_2,ARHI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NF2_2,Src_pY416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laudin-7_1,ACVRL1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21_2,N-Cadherin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KC-pan_BetaII_pS660_1,ARHI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yclin_D1_1,ATM_1,p38_pT180_Y182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ARHI_1,Raptor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21_2,Cyclin_E2_2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EGFR_2,Src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Smad3_0,Ku80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Heregulin_1,Chk2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-Raf_pS338_1,ACC_pS79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ATM_1,ACVRL1_1,TAZ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-Raf_pS338_1,Ku80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Src_1,p90RSK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Bax_2,TAZ_0,p38_pT180_Y182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Bax_2,p38_pT180_Y182_0,Chk1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Rictor_pT1135_2,Heregulin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Tuberin_pT1462_0,P-Cadherin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Heregulin_1,GSK3_pS9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C-Raf_2,MAPK_pT202_Y204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Bax_2,P-Cadherin_0,Chk1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Rictor_pT1135_2,ATM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Myosin-IIa_pS1943_1,p38_pT180_Y182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KC-delta_pS664_2,Bax_2,ACVRL1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Rb_pS807_S811_2,Heregulin_1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P-Cadherin_0,GATA3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Raptor_0,P-Cadherin_0)</text:p>
          </table:table-cell>
          <table:table-cell office:value-type="float" office:value="-0.851972030605" calcext:value-type="float">
            <text:p>-0.8519720306</text:p>
          </table:table-cell>
        </table:table-row>
        <table:table-row table:style-name="ro1">
          <table:table-cell office:value-type="string" calcext:value-type="string">
            <text:p>(Bax_2,Ku80_0)</text:p>
          </table:table-cell>
          <table:table-cell office:value-type="float" office:value="-0.850794797335" calcext:value-type="float">
            <text:p>-0.8507947973</text:p>
          </table:table-cell>
        </table:table-row>
        <table:table-row table:style-name="ro1">
          <table:table-cell office:value-type="string" calcext:value-type="string">
            <text:p>(p21_2,Bax_2)</text:p>
          </table:table-cell>
          <table:table-cell office:value-type="float" office:value="-0.850794797335" calcext:value-type="float">
            <text:p>-0.8507947973</text:p>
          </table:table-cell>
        </table:table-row>
        <table:table-row table:style-name="ro1">
          <table:table-cell office:value-type="string" calcext:value-type="string">
            <text:p>(Bax_2,P-Cadherin_0)</text:p>
          </table:table-cell>
          <table:table-cell office:value-type="float" office:value="-0.850794797335" calcext:value-type="float">
            <text:p>-0.8507947973</text:p>
          </table:table-cell>
        </table:table-row>
        <table:table-row table:style-name="ro1">
          <table:table-cell office:value-type="string" calcext:value-type="string">
            <text:p>(c-Kit_2,Heregulin_1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TIGAR_2,Ku80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Src_1,Src_pY416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21_2,MIG-6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beta-Catenin_1,p38_pT180_Y182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XRCC1_2,ACVRL1_1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ARHI_1,ACC1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ARHI_1,HSP70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C-Raf_2,Bim_2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TAZ_0,Raptor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I3K-p85_2,ACC_pS79_1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ATM_1,MIG-6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Heregulin_1,PREX1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I3K-p85_2,p38_pT180_Y182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90RSK_1,Ku80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38_pT180_Y182_0,GATA3_0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p90RSK_1,ATM_1)</text:p>
          </table:table-cell>
          <table:table-cell office:value-type="float" office:value="-0.846731483308" calcext:value-type="float">
            <text:p>-0.8467314833</text:p>
          </table:table-cell>
        </table:table-row>
        <table:table-row table:style-name="ro1">
          <table:table-cell office:value-type="string" calcext:value-type="string">
            <text:p>(Src_1,p38_pT180_Y182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ACC_pS79_1,PREX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Ku80_0,HSP70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21_2,Chk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KC-delta_pS664_2,Chk1_0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-0.846114112227" calcext:value-type="float">
            <text:p>-0.8461141122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-0.839435096313" calcext:value-type="float">
            <text:p>-0.8394350963</text:p>
          </table:table-cell>
        </table:table-row>
        <table:table-row table:style-name="ro1">
          <table:table-cell office:value-type="string" calcext:value-type="string">
            <text:p>(Myosin-IIa_pS1943_1,Cyclin_D1_1,ATM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KC-delta_pS664_2,ACVRL1_1,SF2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-Cadherin_0,Chk1_0,c-Jun_pS73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90RSK_1,ACVRL1_1,Ku80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70S6K_0,Collagen_VI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Bax_2,PDK1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ACVRL1_1,P-Cadherin_0,Bap1-c-4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Bax_2,Raptor_0,p38_pT180_Y182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90RSK_1,B-Raf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EGFR_2,Src_pY416_0,P-Cadherin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YB-1_2,ACC_pS79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I3K-p85_2,ATM_1,ACVRL1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KC-delta_pS664_2,PI3K-p85_2,LKB1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eIF4G_1,4E-BP1_pT70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ATM_1,ACVRL1_1,PREX1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Lck_2,GATA3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CD20_1,ATM_1,P-Cadherin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EGFR_2,Raptor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4E-BP1_pT70_1,Rictor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KC-delta_pS664_2,Myosin-IIa_pS1943_1,Cyclin_D1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Myosin-IIa_pS1943_1,P-Cadherin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-0.789542033952" calcext:value-type="float">
            <text:p>-0.789542034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-0.789542033952" calcext:value-type="float">
            <text:p>-0.789542034</text:p>
          </table:table-cell>
        </table:table-row>
        <table:table-row table:style-name="ro1">
          <table:table-cell office:value-type="string" calcext:value-type="string">
            <text:p>(Src_1,Chk2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TM_1,TAZ_0,MIG-6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IAP_2,ARID1A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RAS40_pT246_2,Src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EGFR_2,Tuberin_pT1462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KC-pan_BetaII_pS660_1,ACVRL1_1,Chk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I3K-p85_2,ATM_1,TAZ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TM_1,Ku80_0,HSP70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LKB1_1,beta-Catenin_1,ATM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yclin_D1_1,ATM_1,TFRC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Myosin-IIa_pS1943_1,ATM_1,TAZ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Heregulin_1,ATM_1,ACC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D20_1,Ku80_0,Chk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4E-BP1_pT70_1,Tuberin_pT1462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-Raf_2,ACVRL1_1,TFRC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Bax_2,ARHI_1,Dvl3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Bcl-2_1,ACC_pS79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NF2_2,ACC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TFRC_0,p90RSK_pT359_S363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INPP4B_1,GAPDH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NF2_2,Dvl3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TM_1,TAZ_0,P-Cadherin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Ku80_0,Caspase-7_cleavedD198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mTOR_pS2448_0,AMPK_alpha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Bax_2,ACC_pS79_1,Src_pY416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21_2,Cyclin_D1_1,p38_pT180_Y182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Src_1,PKC-pan_BetaII_pS660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NF2_2,p90RSK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Heregulin_1,CDK1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TFRC_0,EGFR_pY1173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CC_pS79_1,HSP70_0,Chk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RHI_1,Bcl-xL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RAS40_pT246_2,ACC_pS79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TM_1,PKC-alpha_pS657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EGFR_2,C-Raf_pS338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Bax_2,TAZ_0,P-Cadherin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GSK3-alpha-beta_2,Heregulin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EA-15_2,ACC_pS79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-Raf_2,LKB1_1,ATM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38_pT180_Y182_0,Caspase-7_cleavedD198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GAPDH_1,ARHI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NF2_2,PREX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38_pT180_Y182_0,AMPK_alpha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-Raf_pS338_1,HSP70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PI3K-p85_2,Raptor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CVRL1_1,p38_pT180_Y182_0,P-Cadherin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Bax_2,Src_pY416_0,P-Cadherin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Rab-25_1,ACVRL1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-Raf_2,XBP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Chk1_pS345_2,ACVRL1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Myosin-IIa_pS1943_1,c-Jun_pS73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Heregulin_1,Cyclin_D1_1,Chk1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TSC1_2,ACVRL1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YB-1_pS102_1,Myosin-IIa_pS1943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eIF4G_1,Ku80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AMPK_pT172_2,ACC_pS79_1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Src_pY527_2,Chk1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Acetyl-a-Tubulin-Lys40_2,TFRC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90RSK_1,GSK3-alpha-beta_pS21_S9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GSK3-alpha-beta_pS21_S9_1,ARHI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EGFR_2,GSK3-alpha-beta_pS21_S9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ACVRL1_1,TAZ_0,Dvl3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Claudin-7_1,ATM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70S6K_pT389_2,Heregulin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FRC_0,B-Raf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beta-Catenin_1,mTOR_pS2448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ransglutaminase_1,ARHI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uberin_pT1462_0,p38_pT180_Y182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c-Met_pY1235_1,ATM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ransglutaminase_1,mTOR_pS2448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Bax_2,ATM_1,Ku80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DJ-1_1,SF2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REX1_0,B-Raf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HER3_pY1289_2,C-Raf_2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-Cadherin_0,Bap1-c-4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38_pT180_Y182_0,N-Cadherin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FRC_0,c-Jun_pS73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HSP70_0,ARID1A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C-Raf_2,MIG-6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p90RSK_pT359_S363_0,Ku80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DJ-1_1,mTOR_pS2448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Heregulin_1,FOXO3a_pS318_S321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Bax_2,CDK1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Mre11_2,Ku80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ARHI_1,4E-BP1_pT70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GATA3_0,c-Jun_pS73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TFRC_0,P-Cadherin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HSP70_0,GATA3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AR_2,p38_pT180_Y182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Mre11_2,p38_pT180_Y182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Bax_2,C-Raf_pS338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GAPDH_1,4E-BP1_pT70_1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EGFR_2,P-Cadherin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ACVRL1_1,Raptor_0)</text:p>
          </table:table-cell>
          <table:table-cell office:value-type="float" office:value="-0.779220779221" calcext:value-type="float">
            <text:p>-0.7792207792</text:p>
          </table:table-cell>
        </table:table-row>
        <table:table-row table:style-name="ro1">
          <table:table-cell office:value-type="string" calcext:value-type="string">
            <text:p>(cIAP_2)</text:p>
          </table:table-cell>
          <table:table-cell office:value-type="float" office:value="-0.778622710415" calcext:value-type="float">
            <text:p>-0.7786227104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-0.778622710415" calcext:value-type="float">
            <text:p>-0.7786227104</text:p>
          </table:table-cell>
        </table:table-row>
        <table:table-row table:style-name="ro1">
          <table:table-cell office:value-type="string" calcext:value-type="string">
            <text:p>(Acetyl-a-Tubulin-Lys40_2,Ku80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-Raf_2,beta-Catenin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ARHI_1,GATA3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Src_1,Ku80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TFRC_0,Dvl3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IAP_2,ATM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-Raf_2,mTOR_pS2448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ACVRL1_1,mTOR_pS2448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D20_1,Ku80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PKC-delta_pS664_2,PREX1_0)</text:p>
          </table:table-cell>
          <table:table-cell office:value-type="float" office:value="-0.774415306223" calcext:value-type="float">
            <text:p>-0.7744153062</text:p>
          </table:table-cell>
        </table:table-row>
        <table:table-row table:style-name="ro1">
          <table:table-cell office:value-type="string" calcext:value-type="string">
            <text:p>(C-Raf_2,YB-1_pS102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TFRC_0,TAZ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ACVRL1_1,TFRC_0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Heregulin_1,Cyclin_D1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CD20_1,ATM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PKC-delta_pS664_2,ACVRL1_1)</text:p>
          </table:table-cell>
          <table:table-cell office:value-type="float" office:value="-0.773976057764" calcext:value-type="float">
            <text:p>-0.7739760578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-0.764470787156" calcext:value-type="float">
            <text:p>-0.7644707872</text:p>
          </table:table-cell>
        </table:table-row>
        <table:table-row table:style-name="ro1">
          <table:table-cell office:value-type="string" calcext:value-type="string">
            <text:p>(Bax_2,Myosin-IIa_pS1943_1,Cyclin_D1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p90RSK_1,ATM_1,ACVRL1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PKC-delta_pS664_2,FoxM1_0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PRAS40_pT246_2,MIG-6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EA-15_2,EGFR_2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C_pS79_1,GATA3_0,Chk1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-Raf_pS299_2,Heregulin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ad_pS112_2,p38_pT180_Y182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VRL1_1,Ku80_0,ACC1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D20_1,ATM_1,ARHI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53_2,ATM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EGFR_2,Chk2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yclin_D1_1,ACC_pS79_1,SF2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XRCC1_2,GAPDH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RAS40_pT246_2,EGFR_2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NF2_2,SF2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ax_2,GATA3_0,Chk1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YB-1_pS102_1,ATM_1,ACVRL1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D20_1,ATM_1,ACC1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YB-1_pS102_1,ATM_1,P-Cadherin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TM_1,P-Cadherin_0,Dvl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JAB1_0,TFRC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EA-15_2,C-Raf_2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SNS_2,4E-BP1_pT70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VHL_1,p38_pT180_Y182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MIG-6_0,B-Raf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DJ-1_1,Chk2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YAP_pS127_0,Ku80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HER3_pY1289_2,Heregulin_1,Cyclin_D1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TM_1,N-Cadherin_0,c-Jun_pS7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4E-BP1_pT70_1,p38_pT180_Y182_0,HSP70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VRL1_1,N-Cadherin_0,c-Jun_pS7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VRL1_1,PREX1_0,Ku80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yclin_D1_1,ARHI_1,Ku80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VRL1_1,TFRC_0,P-Cadherin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R_2,PKC-pan_BetaII_pS660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yclin_D1_1,ATM_1,4E-BP1_pT70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ax_2,p38_pT180_Y182_0,c-Jun_pS7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MSH2_2,ACVRL1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delta_pS664_2,CD20_1,TAZ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4E-BP1_pT70_1,PKC-alpha_pS657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Heregulin_1,Cyclin_D1_1,Dvl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EA-15_2,p90RSK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YB-1_2,PKC-delta_pS664_2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90RSK_1,EGFR_pY1173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90RSK_1,ACVRL1_1,ACC_pS79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ax_2,CD20_1,p38_pT180_Y182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delta_pS664_2,LKB1_1,Raptor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YB-1_2,P-Cadherin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ACC_pS79_1,c-Myc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delta_pS664_2,Myosin-IIa_pS1943_1,TAZ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delta_pS664_2,Cyclin_D1_1,Raptor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PKC-delta_pS664_2,AMPK_pT172_2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-Raf_2,Collagen_VI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ad_pS112_2,Cyclin_D1_1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Cyclin_D1_1,ATM_1,P-Cadherin_0)</text:p>
          </table:table-cell>
          <table:table-cell office:value-type="float" office:value="-0.726247247799" calcext:value-type="float">
            <text:p>-0.7262472478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-0.715566599294" calcext:value-type="float">
            <text:p>-0.7155665993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-0.715566599294" calcext:value-type="float">
            <text:p>-0.7155665993</text:p>
          </table:table-cell>
        </table:table-row>
        <table:table-row table:style-name="ro1">
          <table:table-cell office:value-type="string" calcext:value-type="string">
            <text:p>(GSK3-alpha-beta_pS21_S9_1,c-Jun_pS73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S6_pS240_S244_2,mTOR_pS2448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IAP_2,c-Jun_pS73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-Raf_2,TFRC_0,Chk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Ku80_0,HSP70_0,Chk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I3K-p85_2,Chk1_0,ACC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Bid_0,ACC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S6_pS240_S244_2,HSP70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I3K-p85_2,Rictor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NDRG1_pT346_1,p38_pT180_Y182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Src_1,MIG-6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VRL1_1,TAZ_0,MIG-6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Claudin-7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C_pS79_1,PKC-alpha_pS657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-Raf_2,Bax_2,YB-1_pS102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Bax_2,ATM_1,Chk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D20_1,ATM_1,Chk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PDK1_pS24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yclin_D1_1,TAZ_0,Ku80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VRL1_1,PDK1_pS24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21_2,FOXO3a_pS318_S321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C-Raf_pS338_1,mTOR_pS2448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JNK2_1,ACC_pS79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90RSK_1,beta-Catenin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DK1_pS241_0,P-Cadherin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I3K-p85_2,Chk2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C_pS79_1,ETS-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GSK3-alpha-beta_pS21_S9_1,P-Cadherin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JNK2_1,ATM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VRL1_1,ACC_pS79_1,PREX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Bax_2,Cyclin_D1_1,ARHI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TM_1,4E-BP1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N-Ras_2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EGFR_2,ARHI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TFRC_0,SF2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TM_1,ETS-1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Bax_2,P-Cadherin_0,mTOR_pS2448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Cyclin_D1_1,p38_pT180_Y182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Cyclin_D1_1,TAZ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-Cadherin_0,Bid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RAS40_pT246_2,PKC-delta_pS664_2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c-Kit_2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CVRL1_1,ACC_pS79_1,4E-BP1_pT70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-Cadherin_0,ER-alpha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pan_BetaII_pS660_1,p38_MAPK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FOXO3a_pS318_S321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pan_BetaII_pS660_1,P-Cadherin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KC-delta_pS664_2,Bax_2,Cyclin_D1_1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XRCC1_2,ACC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-Raf_2,GSK3-alpha-beta_pS21_S9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Tuberin_pT1462_0,TFRC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YB-1_pS102_1,p70S6K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rc_1,TFRC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TM_1,p70S6K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YB-1_pS102_1,MIG-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Tuberin_pT1462_0,Chk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RHI_1,MIG-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CC_pS79_1,N-Cadherin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-Raf_2,Fibronectin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I3K-p85_2,mTOR_pS2448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-Raf_2,SF2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TM_1,EGFR_pY1173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HER3_pY1289_2,Heregulin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21_2,PREX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Heregulin_1,SF2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Bax_2,Bap1-c-4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90RSK_1,ACC_pS79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VEGFR2_2,ATM_1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Myosin-IIa_pS1943_1,TAZ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-0.705217158178" calcext:value-type="float">
            <text:p>-0.7052171582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-0.705217158178" calcext:value-type="float">
            <text:p>-0.7052171582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-0.705217158178" calcext:value-type="float">
            <text:p>-0.7052171582</text:p>
          </table:table-cell>
        </table:table-row>
        <table:table-row table:style-name="ro1">
          <table:table-cell office:value-type="string" calcext:value-type="string">
            <text:p>(Chk1_pS345_2)</text:p>
          </table:table-cell>
          <table:table-cell office:value-type="float" office:value="-0.705217158178" calcext:value-type="float">
            <text:p>-0.7052171582</text:p>
          </table:table-cell>
        </table:table-row>
        <table:table-row table:style-name="ro1">
          <table:table-cell office:value-type="string" calcext:value-type="string">
            <text:p>(ARHI_1,Dvl3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Src_1,TAZ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PI3K-p85_2,ACC1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ATM_1,Dvl3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Src_pY416_0,Ku80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Heregulin_1,Src_pY416_0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C-Raf_2,Chk1_0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Cyclin_D1_1,ACC_pS79_1)</text:p>
          </table:table-cell>
          <table:table-cell office:value-type="float" office:value="-0.700952295399" calcext:value-type="float">
            <text:p>-0.7009522954</text:p>
          </table:table-cell>
        </table:table-row>
        <table:table-row table:style-name="ro1">
          <table:table-cell office:value-type="string" calcext:value-type="string">
            <text:p>(PKC-delta_pS664_2,LKB1_1,GAPDH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KC-delta_pS664_2,p27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90RSK_1,Bap1-c-4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KC-delta_pS664_2,GAPDH_1,Cyclin_D1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Cyclin_D1_1,CD20_1,Ku80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ATM_1,ACVRL1_1,c-Jun_pS73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Cyclin_D1_1,Raptor_0,c-Jun_pS73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EGFR_2,ACVRL1_1,P-Cadherin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Heregulin_1,Cyclin_D1_1,CD20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KC-delta_pS664_2,Cyclin_D1_1,c-Jun_pS73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KC-delta_pS664_2,LKB1_1,c-Jun_pS73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PI3K-p85_2,Cyclin_D1_1,ACC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4E-BP1_pT70_1,TAZ_0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Lck_2,YB-1_pS102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YB-1_pS102_1,ACVRL1_1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I3K-p85_2,p38_pT180_Y182_0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p38_pT180_Y182_0,MIG-6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ARHI_1,ACC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Heregulin_1,Dvl3_0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EGFR_2,Rictor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ollagen_VI_0,B-Raf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NF2_2,FOXO3a_pS318_S321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VRL1_1,TAZ_0,c-Jun_pS7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SNS_2,ACC_pS79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ACVRL1_1,TFRC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-Raf_2,Bax_2,PREX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C_pS79_1,PCNA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N-Ras_2,Raptor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Lck_2,Src_pY416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VEGFR2_2,Tuberin_pT146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-Raf_2,P-Cadherin_0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HSP70_0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eIF4G_1,mTOR_pS2448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RHI_1,ACVRL1_1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21_2,c-Kit_2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ACVRL1_1,TFRC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alpha_1,Ku80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VHL_1,ACC_pS79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yclin_D1_1,ATM_1,ARHI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4E-BP1_pT70_1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PREX1_0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PCNA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Src_1,Myosin-IIa_pS1943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VRL1_1,TAZ_0,P-Cadherin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53_2,Heregulin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Src_1,DJ-1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EGFR_2,Bax_2,Src_pY416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21_2,Cyclin_D1_1,Src_pY416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D20_1,ACC_pS79_1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Tuberin_1,ACC_pS79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EGFR_2,Src_pY416_0,Ku80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Myosin-IIa_pS1943_1,N-Cadherin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VRL1_1,4E-BP1_pT70_1,TAZ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FOXO3a_pS318_S321_1,HSP70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Caspase-7_cleavedD198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Src_pY416_0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GATA3_0,ETS-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53_2,ACVRL1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LKB1_1,ACC_pS79_1,p38_pT180_Y18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PR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-Raf_2,c-Kit_2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ACVRL1_1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TSC1_2,PKC-delta_pS664_2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Mre11_2,GATA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I3K-p85_2,XBP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Tuberin_1,Heregulin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Bax_2,YB-1_pS102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D20_1,ATM_1,PREX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CD20_1,ATM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Rictor_pT1135_2,c-Jun_pS7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21_2,p90RSK_pT359_S36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-Met_pY1235_1,P-Cadherin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eIF4G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P-Cadherin_0,mTOR_pS2448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C_pS79_1,P-Cadherin_0,Chk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Myosin-IIa_pS1943_1,SF2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ETS-1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Myosin-IIa_pS1943_1,ARHI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4E-BP1_pT70_1,Raptor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yclin_D1_1,ACVRL1_1,Ku80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ER-alpha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Heregulin_1,p90RSK_pT359_S36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CVRL1_1,Src_pY416_0,P-Cadherin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Bax_2,ACVRL1_1,c-Jun_pS73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ATM_1,ACVRL1_1,4E-BP1_pT70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Cyclin_D1_1,CD20_1,ATM_1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KC-delta_pS664_2,S6_pS235_S236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21_2,Collagen_VI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TAZ_0,Ku80_0,Chk1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XRCC1_2,EGFR_2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HER3_pY1289_2,GSK3-alpha-beta_pS21_S9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ATM_1,TFRC_0,TAZ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I3K-p85_2,INPP4B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Chk1_pS345_2,C-Raf_2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Acetyl-a-Tubulin-Lys40_2,HSP70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cIAP_2,mTOR_pS2448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YB-1_pS102_1,INPP4B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Cyclin_D1_1,ACC_pS79_1,TAZ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pan_BetaII_pS660_1,mTOR_pS2448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x_2,YB-1_pS102_1,p38_pT180_Y182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TFRC_0,ARID1A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x_2,INPP4B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C-Raf_2,FOXO3a_pS318_S321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VEGFR2_2,TFRC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70S6K_0,P-Cadherin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N-Cadherin_0,GATA3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Src_pY416_0,Raptor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N-Cadherin_0,HSP70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cl-2_1,Ku80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TSC1_2,ATM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x_2,Cyclin_D1_1,ACC_pS79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pan_BetaII_pS660_1,p38_pT180_Y182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MIG-6_0,GATA3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x_2,ACC_pS79_1,Chk1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4E-BP1_pT70_1,N-Cadherin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S6_pS240_S244_2,Bax_2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delta_pS664_2,14-3-3_epsilon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XRCC1_2,P-Cadherin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Rictor_pT1135_2,ACC_pS79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delta_pS664_2,LKB1_1,ATM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38_MAPK_1,ARHI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GAPDH_1,HSP70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I3K-p85_2,HSP70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delta_pS664_2,AR_2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EGFR_2,Heregulin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KC-delta_pS664_2,EGFR_2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P-Cadherin_0,c-Jun_pS73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Bax_2,Myosin-IIa_pS1943_1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-0.639602149067" calcext:value-type="float">
            <text:p>-0.6396021491</text:p>
          </table:table-cell>
        </table:table-row>
        <table:table-row table:style-name="ro1">
          <table:table-cell office:value-type="string" calcext:value-type="string">
            <text:p>(beta-Catenin_1,Dvl3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Tuberin_pT1462_0,mTOR_pS2448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INPP4B_1,TAZ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XRCC1_2,Chk1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VEGFR2_2,p21_2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YB-1_pS102_1,GATA3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ACC_pS79_1,mTOR_pS2448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4E-BP1_pT70_1,SF2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Bax_2,PDK1_pS241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Bax_2,Tuberin_pT1462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Ku80_0,c-Jun_pS73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Bim_2,Heregulin_1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Rictor_0,Chk1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4E-BP1_pT70_1,TFRC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ATM_1,SF2_0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EGFR_2,Bax_2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PKC-delta_pS664_2,CD20_1)</text:p>
          </table:table-cell>
          <table:table-cell office:value-type="float" office:value="-0.632688989012" calcext:value-type="float">
            <text:p>-0.632688989</text:p>
          </table:table-cell>
        </table:table-row>
        <table:table-row table:style-name="ro1">
          <table:table-cell office:value-type="string" calcext:value-type="string">
            <text:p>(YB-1_pS102_1,ARHI_1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YB-1_pS102_1,Ku80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Bax_2,p70S6K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p27_pT198_2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YB-1_pS102_1,p38_pT180_Y182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ACVRL1_1,p38_pT180_Y182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p38_pT180_Y182_0,P-Cadherin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PKC-delta_pS664_2,Cyclin_D1_1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ACVRL1_1,P-Cadherin_0)</text:p>
          </table:table-cell>
          <table:table-cell office:value-type="float" office:value="-0.627859950112" calcext:value-type="float">
            <text:p>-0.6278599501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ACC_pS79_1,Chk1_0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-0.626804934966" calcext:value-type="float">
            <text:p>-0.626804935</text:p>
          </table:table-cell>
        </table:table-row>
        <table:table-row table:style-name="ro1">
          <table:table-cell office:value-type="string" calcext:value-type="string">
            <text:p>(ACVRL1_1,P-Cadherin_0,EGFR_pY1173_0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Heregulin_1,Cyclin_D1_1,PREX1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4E-BP1_pT70_1,Smad3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ASNS_2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I3K-p85_2,Cyclin_D1_1,p38_pT180_Y182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CD20_1,Chk1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NF2_2,Myosin-IIa_pS1943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Mre11_2,Bax_2,p38_pT180_Y182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Cyclin_D1_1,ACC_pS79_1,c-Jun_pS73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ACVRL1_1,mTOR_pS2448_0,HSP70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90RSK_1,AMPK_alpha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C-Raf_2,Bax_2,LKB1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21_2,Tuberin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ACVRL1_1,4E-BP1_pT70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PI3K-p85_2,ACVRL1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GATA3_0,c-Myc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LKB1_1,DJ-1_1,ACVRL1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Bax_2,SF2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21_2,LKB1_1,p38_pT180_Y182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S6_pS240_S244_2,P-Cadherin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90RSK_1,eIF4G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RAS40_pT246_2,GATA3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I3K-p85_2,EGFR_pY1173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NF2_2,GAPDH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C-Raf_pS338_1,Collagen_VI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4E-BP1_pT70_1,AMPK_alpha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4E-BP1_pT70_1,ETS-1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VEGFR2_2,EGFR_2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Cyclin_D1_1,ACC_pS79_1,P-Cadherin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90RSK_1,XBP1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AR_2,DJ-1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4E-BP1_pT70_1,c-Myc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KC-delta_pS664_2,Bax_2,CD20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70S6K_pT389_2,ACC_pS79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FOXO3a_pS318_S321_1,Chk2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CVRL1_1,TFRC_0,TAZ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yclin_E2_2,PKC-pan_BetaII_pS660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ATM_1,TFRC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G6PD_0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RBM15_1,ACC_pS79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YB-1_pS102_1,Cyclin_D1_1,Ku8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kt_pS473_2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RHI_1,ACC_pS79_1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NF2_2,HER3_pY1289_2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TAZ_0,G6PD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YB-1_pS102_1,Bid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I3K-p110-alpha_0,GATA3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90RSK_1,c-Myc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FOXO3a_pS318_S321_1,DJ-1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-Cadherin_0,mTOR_pS2448_0,HSP7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21_2,p62-LCK-ligand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axillin_1,Heregulin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XRCC1_2,mTOR_pS2448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2,p62-LCK-ligand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pS338_1,MIG-6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2,YB-1_pS102_1,Cyclin_D1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2,ACVRL1_1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MSH6_1,ACC_pS79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21_2,ETS-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YB-1_pS102_1,Cyclin_D1_1,ATM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Smad3_0,p38_pT180_Y182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eta-Catenin_1,c-Jun_pS73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ARHI_1,Src_pY416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2,JNK2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2,Cyclin_D1_1,TAZ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HSP70_0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CC_pS79_1,AMPK_alpha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RAS40_pT246_2,ACC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4E-BP1_pT70_1,p70S6K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38_pT180_Y182_0,P-Cadherin_0,HSP7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yclin_E2_2,Ku8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RBM15_1,p38_pT180_Y182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21_2,Bax_2,Chk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ATM_1,c-Jun_pS73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ACVRL1_1,TAZ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VEGFR2_2,GAPDH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Heregulin_1,Smad3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Myosin-IIa_pS1943_1,mTOR_pS2448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MYH11_2,HSP7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Bax_2,ATM_1,PREX1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laudin-7_1,P-Cadherin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HSP70_0,ER-alpha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Src_pY416_0,B-Raf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Rictor_pT1135_2,p21_2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EGFR_2,TFRC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Rictor_pT1135_2,HSP70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yclin_E2_2,ACC_pS79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Heregulin_1,Cyclin_D1_1,Src_pY416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yclin_D1_1,ACC_pS79_1,4E-BP1_pT70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21_2,LKB1_1,ATM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R_2,Heregulin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-Raf_pS338_1,P-Cadherin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Rictor_pT1135_2,P-Cadherin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MPK_pT172_2,ACVRL1_1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Cyclin_D1_1,EGFR_pY1173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KC-delta_pS664_2,Collagen_VI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PKC-delta_pS664_2,Annexin_VII_0)</text:p>
          </table:table-cell>
          <table:table-cell office:value-type="float" office:value="-0.577885596397" calcext:value-type="float">
            <text:p>-0.5778855964</text:p>
          </table:table-cell>
        </table:table-row>
        <table:table-row table:style-name="ro1">
          <table:table-cell office:value-type="string" calcext:value-type="string">
            <text:p>(ARHI_1,PI3K-p110-alph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-Raf_2,PI3K-p110-alpha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Acetyl-a-Tubulin-Lys40_2,p38_pT180_Y182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YB-1_pS102_1,Cyclin_D1_1,TAZ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hk1_pS345_2,Chk1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hk2_1,TFRC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Raptor_0,mTOR_pS2448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ATM_1,TAZ_0,p38_pT180_Y182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DK1_pS241_0,Chk1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I3K-p85_2,GAPDH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I3K-p110-alpha_0,Ku80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-Raf_2,Smad1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TFRC_0,MIG-6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DJ-1_1,c-Jun_pS73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ACC_pS79_1,14-3-3_epsilon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hk1_pS345_2,Bax_2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Rictor_0,Ku80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VEGFR2_2,PI3K-p85_2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Mre11_2,ATM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21_2,SF2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Heregulin_1,Akt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EGFR_2,ACC_pS79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C-Raf_pS338_1,ATM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Raptor_0,p38_pT180_Y182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KC-delta_pS664_2,CD49b_2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-Cadherin_0,MIG-6_0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p21_2,CD20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Bax_2,p90RSK_1)</text:p>
          </table:table-cell>
          <table:table-cell office:value-type="float" office:value="-0.566836141755" calcext:value-type="float">
            <text:p>-0.5668361418</text:p>
          </table:table-cell>
        </table:table-row>
        <table:table-row table:style-name="ro1">
          <table:table-cell office:value-type="string" calcext:value-type="string">
            <text:p>(ACC_pS79_1,p70S6K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HER3_pY1289_2,ACC_pS79_1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TFRC_0,mTOR_pS2448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N-Ras_2,Ku80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ACC_pS79_1,ACC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Ku80_0,ACC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Bax_2,PKC-pan_BetaII_pS660_1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ACVRL1_1,N-Cadherin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DJ-1_1,Chk1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Bax_2,DJ-1_1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p38_MAPK_1,p38_pT180_Y182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4E-BP1_pT70_1,p38_pT180_Y182_0)</text:p>
          </table:table-cell>
          <table:table-cell office:value-type="float" office:value="-0.55852804615" calcext:value-type="float">
            <text:p>-0.5585280462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-0.55351401408" calcext:value-type="float">
            <text:p>-0.5535140141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-0.55351401408" calcext:value-type="float">
            <text:p>-0.5535140141</text:p>
          </table:table-cell>
        </table:table-row>
        <table:table-row table:style-name="ro1">
          <table:table-cell office:value-type="string" calcext:value-type="string">
            <text:p>(TFRC_0,Chk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ATM_1,Chk1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Lck_2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ATM_1,TAZ_0)</text:p>
          </table:table-cell>
          <table:table-cell office:value-type="float" office:value="-0.551267724337" calcext:value-type="float">
            <text:p>-0.5512677243</text:p>
          </table:table-cell>
        </table:table-row>
        <table:table-row table:style-name="ro1">
          <table:table-cell office:value-type="string" calcext:value-type="string">
            <text:p>(PRAS40_pT246_2)</text:p>
          </table:table-cell>
          <table:table-cell office:value-type="float" office:value="-0.551267724337" calcext:value-type="float">
            <text:p>-0.5512677243</text:p>
          </table:table-cell>
        </table:table-row>
        <table:table-row table:style-name="ro1">
          <table:table-cell office:value-type="string" calcext:value-type="string">
            <text:p>(p21_2,p90RSK_1,LKB1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Cyclin_D1_1,4E-BP1_pT70_1,HSP70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Bax_2,LKB1_1,Rictor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PKC-delta_pS664_2,LKB1_1,ARID1A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p21_2,LKB1_1,CD20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eIF4G_1,P-Cadherin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4E-BP1_pT70_1,P-Cadherin_0,HSP70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ACVRL1_1,4E-BP1_pT70_1,HSP70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Bad_pS112_2,ACVRL1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PKC-delta_pS664_2,Myosin-IIa_pS1943_1,ACVRL1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p90RSK_1,Collagen_VI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Bax_2,N-Cadherin_0,c-Jun_pS7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-Raf_2,p38_MAPK_1,ATM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EA-15_2,ARHI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20_1,ATM_1,Dvl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21_2,VHL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mad1_1,Raptor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C_pS79_1,GSK3_pS9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GSK3-alpha-beta_2,C-Raf_2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21_2,LKB1_1,Ku8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k_1,TAZ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ATM_1,Dvl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m_2,Heregulin_1,Cyclin_D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TFRC_0,Dvl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IF4G_1,GATA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P-Cadherin_0,MIG-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4E-BP1_pT70_1,Chk2_pT68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m_2,ACVRL1_1,Ku8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KC-delta_pS664_2,LKB1_1,TFRC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Transglutaminase_1,GAPDH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DJ-1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Heregulin_1,ACVRL1_1,Src_pY416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Myosin-IIa_pS1943_1,FOXO3a_pS318_S32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k_1,ATM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4E-BP1_pT70_1,TAZ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rc_pY416_0,p38_pT180_Y182_0,P-Cadheri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GATA3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LKB1_1,DJ-1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EF2_1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38_MAPK_1,ACVRL1_1,p38_pT180_Y18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49b_2,Myosin-IIa_pS1943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HER3_pY1289_2,Raptor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DJ-1_1,P-Cadheri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K1_1,CD2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53_2,P-Cadheri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NF2_2,mTOR_pS2448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CVRL1_1,HSP70_0,Chk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JNK_pT183_Y185_2,ATM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NF2_2,4E-BP1_pT70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GFR_2,Cyclin_E2_2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KC-delta_pS664_2,ACVRL1_1,PREX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TM_1,PREX1_0,P-Cadheri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yclin_D1_1,Src_pY416_0,Ku80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KC-delta_pS664_2,Cyclin_D1_1,SF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XBP1_0,GATA3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CDK1_1,ACVRL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KC-delta_pS664_2,LKB1_1,p38_pT180_Y182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Myosin-IIa_pS1943_1,GAPDH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38_pT180_Y182_0,4E-BP1_pS65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eIF4G_1,ACVRL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ax_2,YAP_pS127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RAS40_pT246_2,ACVRL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RAS40_pT246_2,P-Cadherin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TM_1,TAZ_0,Dvl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GSK3-alpha-beta_2,TFRC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Akt_pT308_1,TAZ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GSK3-alpha-beta_pS21_S9_1,ARID1A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FRC_0,ER-alpha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uberin_pT1462_0,Dvl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90RSK_1,ETS-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uberin_pT1462_0,ACC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21_2,Notch1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-Met_pY1235_1,Ku80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ACVRL1_1,ACC_pS79_1,Dvl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yclin_D1_1,TFRC_0,TAZ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Bax_2,ARHI_1,Chk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AZ_0,Smad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Rictor_pT1135_2,TFRC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INPP4B_1,GATA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-Kit_2,ACC_pS79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ACC_pS79_1,4E-BP1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-Raf_pS338_1,ACC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Bax_2,YB-1_pS102_1,ACC_pS79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-Raf_2,Transglutaminase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hk2_1,TAZ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RAS40_pT246_2,mTOR_pS2448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21_2,Bax_2,TAZ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53_2,Bax_2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S6_pS240_S244_2,ATM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EGFR_2,PKC-pan_BetaII_pS660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TSC1_2,Ku80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Bcl-2_1,p38_pT180_Y182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Myosin-IIa_pS1943_1,ACC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4E-BP1_1,Ku80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KC-pan_BetaII_pS660_1,p90RSK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EGFR_2,DJ-1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EGFR_2,mTOR_pS2448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KC-delta_pS664_2,Chk2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HSP70_0,GSK3_pS9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4E-BP1_pT70_1,B-Raf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c-Kit_2,p38_pT180_Y182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YB-1_pS102_1,DJ-1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VEGFR2_2,C-Raf_2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MYH11_2,ACC_pS79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21_2,Raptor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Rb_pS807_S811_2,PI3K-p85_2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Smad4_2,Heregulin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Rb_pS807_S811_2,TFRC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KC-pan_BetaII_pS660_1,4E-BP1_pT70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Rictor_pT1135_2,p38_pT180_Y182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Heregulin_1,ARID1A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YB-1_2,Chk1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AR_2,ACC_pS79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YB-1_2,Bax_2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Mre11_2,4E-BP1_pT70_1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ACVRL1_1,Bap1-c-4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90RSK_1,GATA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Bax_2,EGFR_pY1173_0)</text:p>
          </table:table-cell>
          <table:table-cell office:value-type="float" office:value="-0.503438018085" calcext:value-type="float">
            <text:p>-0.5034380181</text:p>
          </table:table-cell>
        </table:table-row>
        <table:table-row table:style-name="ro1">
          <table:table-cell office:value-type="string" calcext:value-type="string">
            <text:p>(PI3K-p85_2,GSK3-alpha-beta_pS21_S9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C-Raf_2,Bcl-xL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C-Raf_2,14-3-3_beta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DJ-1_1,ACC1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GAPDH_1,TAZ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mad1_1,ACC_pS79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Mre11_2,ACC_pS79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DJ-1_1,TAZ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TFRC_0,ACC1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KC-delta_pS664_2,Akt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VEGFR2_2,ARHI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YB-1_pS102_1,HSP70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XRCC1_2,Cyclin_D1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F2_0,Ku80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Heregulin_1,14-3-3_beta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KC-pan_BetaII_pS660_1,TAZ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Smad1_1,ATM_1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Mre11_2,TAZ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ACVRL1_1,ACC_pS79_1,Chk1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p90RSK_1,HSP70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ACVRL1_1,SF2_0)</text:p>
          </table:table-cell>
          <table:table-cell office:value-type="float" office:value="-0.492285746109" calcext:value-type="float">
            <text:p>-0.4922857461</text:p>
          </table:table-cell>
        </table:table-row>
        <table:table-row table:style-name="ro1">
          <table:table-cell office:value-type="string" calcext:value-type="string">
            <text:p>(Acetyl-a-Tubulin-Lys40_2,ATM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YB-1_pS102_1,TFRC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PKC-pan_BetaII_pS660_1,Chk1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YB-1_pS102_1,ATM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ACC_pS79_1,Src_pY416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Bax_2,Dvl3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C-Raf_2,CD20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Cyclin_D1_1,TFRC_0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p21_2,Cyclin_D1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C-Raf_2,Cyclin_D1_1)</text:p>
          </table:table-cell>
          <table:table-cell office:value-type="float" office:value="-0.483493778415" calcext:value-type="float">
            <text:p>-0.4834937784</text:p>
          </table:table-cell>
        </table:table-row>
        <table:table-row table:style-name="ro1">
          <table:table-cell office:value-type="string" calcext:value-type="string">
            <text:p>(TAZ_0,p38_pT180_Y182_0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ACVRL1_1,TAZ_0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S6_pS240_S244_2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TSC1_2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Bax_2,ACVRL1_1)</text:p>
          </table:table-cell>
          <table:table-cell office:value-type="float" office:value="-0.477275130212" calcext:value-type="float">
            <text:p>-0.4772751302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-0.474500548583" calcext:value-type="float">
            <text:p>-0.4745005486</text:p>
          </table:table-cell>
        </table:table-row>
        <table:table-row table:style-name="ro1">
          <table:table-cell office:value-type="string" calcext:value-type="string">
            <text:p>(PI3K-p85_2)</text:p>
          </table:table-cell>
          <table:table-cell office:value-type="float" office:value="-0.474500548583" calcext:value-type="float">
            <text:p>-0.4745005486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-0.474038738089" calcext:value-type="float">
            <text:p>-0.4740387381</text:p>
          </table:table-cell>
        </table:table-row>
        <table:table-row table:style-name="ro1">
          <table:table-cell office:value-type="string" calcext:value-type="string">
            <text:p>(PKC-delta_pS664_2,Bax_2,LKB1_1,ATM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VEGFR2_2,Cyclin_D1_1,ATM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Smad1_1,Myosin-IIa_pS1943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Bax_2,CD20_1,ARHI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38_MAPK_1,p38_pT180_Y182_0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KC-delta_pS664_2,LKB1_1,SF2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4E-BP1_pT70_1,4E-BP1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38_MAPK_1,Heregulin_1,Ku80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Tuberin_1,ARHI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KC-delta_pS664_2,Bax_2,Bcl-xL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STAT3_pY705_1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LKB1_1,ATM_1,Raptor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yosin-IIa_pS1943_1,Cyclin_D1_1,TAZ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Rb_pS807_S811_2,LKB1_1,Heregulin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YH11_2,p90RSK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I3K-p85_2,ACVRL1_1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21_2,LKB1_1,ACVRL1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EGFR_2,Myosin-IIa_pS1943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Cyclin_D1_1,ARHI_1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re11_2,p90RSK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yosin-IIa_pS1943_1,Raptor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VEGFR2_2,PKC-delta_pS664_2,Cyclin_D1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IG-6_0,Collagen_VI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C-Raf_2,CD20_1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Myosin-IIa_pS1943_1,Annexin_VII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AMPK_pT172_2,P-Cadherin_0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p90RSK_1,Myosin-IIa_pS1943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GSK3-alpha-beta_pS21_S9_1,4E-BP1_pT70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MYH11_2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RAS40_pT246_2,Fibronectin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RHI_1,Chk1_0,ACC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I3K-p85_2,PEA-15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IAP_2,ARHI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-Raf_2,MSH6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VRL1_1,TFRC_0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KC-pan_BetaII_pS660_1,ACVRL1_1,Src_pY416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aveolin-1_2,LKB1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XRCC1_2,Bim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C_pS79_1,Chk2_pT68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im_2,ACVRL1_1,ACC_pS79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4E-BP1_pT70_1,mTOR_pS2448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Rictor_0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Src_pY416_0,Bid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HER3_pY1289_2,Chk2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axillin_1,ACC_pS79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CNA_0,HSP70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Heregulin_1,PREX1_0,Chk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hk2_1,MIG-6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VRL1_1,p38_pT180_Y182_0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PKC-pan_BetaII_pS660_1,c-Jun_pS7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TAZ_0,p38_pT180_Y182_0,P-Cadherin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Akt_pT308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YB-1_pS102_1,p38_pT180_Y182_0,P-Cadherin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Rictor_0,c-Jun_pS7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Src_1,P-Cadherin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D20_1,ATM_1,mTOR_pS2448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-Raf_pS338_1,ARHI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38_MAPK_1,ATM_1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ACVRL1_1,TFRC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N-Ras_2,DJ-1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yclin_D1_1,ARHI_1,TAZ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mTOR_1,ATM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DCD4_2,C-Raf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S6_pS240_S244_2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VHL_1,ATM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Rb_pS807_S811_2,DJ-1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GAPDH_1,B-Raf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C_pS79_1,Chk1_0,c-Jun_pS7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21_2,JAB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yclin_D1_1,ACC_pS79_1,PREX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I3K-p85_2,Bax_2,ATM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D20_1,ATM_1,TFRC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38_MAPK_1,ACVRL1_1,ACC_pS79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90RSK_1,Tuberin_pT146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-Raf_2,GSK3_pS9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-Cadherin_0,HSP70_0,Chk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yclin_D1_1,TAZ_0,HSP70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ATM_1,4E-BP1_pT70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JNK2_1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PR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Ku80_0,AMPK_alpha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Cyclin_D1_1,Ku80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yclin_E2_2,p90RSK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90RSK_1,p70S6K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ACVRL1_1,Src_pY416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yclin_E2_2,TFRC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LKB1_1,Heregulin_1,Ku80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ACVRL1_1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SF2_0,Raptor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MSH2_2,Bax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Myosin-IIa_pS1943_1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c-Myc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-Raf_2,Cyclin_D1_1,Src_pY416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KC-alpha_1,ACVRL1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KC-alpha_pS657_0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VRL1_1,Chk1_0,c-Jun_pS7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P-Cadherin_0,Dvl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KC-delta_pS664_2,LKB1_1,Chk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eIF4G_1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Smad4_2,PKC-delta_pS664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Bax_2,Cyclin_D1_1,HSP70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KC-delta_pS664_2,14-3-3_zeta_2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hk2_1,4E-BP1_pT70_1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C_pS79_1,p90RSK_pT359_S36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JAB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TSC1_2,p38_pT180_Y182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TM_1,p90RSK_pT359_S36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c-Kit_2,P-Cadherin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VRL1_1,ER-alpha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GATA3_0,ARID1A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-Cadherin_0,EGFR_pY1173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ACVRL1_1,XBP1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p90RSK_1,P-Cadherin_0)</text:p>
          </table:table-cell>
          <table:table-cell office:value-type="float" office:value="-0.44203815319" calcext:value-type="float">
            <text:p>-0.4420381532</text:p>
          </table:table-cell>
        </table:table-row>
        <table:table-row table:style-name="ro1">
          <table:table-cell office:value-type="string" calcext:value-type="string">
            <text:p>(GSK3-alpha-beta_pS21_S9_1,MIG-6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-Raf_pS338_1,Dvl3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YB-1_pS102_1,Tuberin_pT146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90RSK_1,C-Raf_pS338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ER-alpha_pS118_2,TAZ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Tuberin_1,HSP70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hk2_1,ACC1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MSH6_1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Smad1_1,ARHI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YB-1_pS102_1,Cyclin_D1_1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laudin-7_1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N-Cadherin_0,mTOR_pS2448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Bax_2,RBM15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Bax_2,ATM_1,TAZ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ACVRL1_1,ACC_pS79_1,Src_pY416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21_2,HER3_pY1289_2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hk2_1,Ku80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AR_2,TAZ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D49b_2,Heregulin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Rb_pS807_S811_2,C-Raf_2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I3K-p85_2,ARHI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21_2,Akt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90RSK_1,ARHI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hk2_1,ATM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INPP4B_1,ACVRL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GAPDH_1,mTOR_pS2448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90RSK_1,mTOR_pS2448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yclin_D1_1,B-Raf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KC-delta_pS664_2,Fibronectin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Src_pY416_0,HSP70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Bax_2,Cyclin_D1_1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EA-15_2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21_2,p38_MAPK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Bax_2,JNK2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EGFR_2,ATM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Mre11_2,ACVRL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I3K-p85_2,GATA3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RAS40_pT246_2,p38_pT180_Y182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KC-delta_pS664_2,HER3_pY1289_2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Bax_2,ER-alpha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DJ-1_1,P-Cadherin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Heregulin_1,Annexin-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CD20_1,GATA3_0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90RSK_1,4E-BP1_pT70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Myosin-IIa_pS1943_1,Cyclin_D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VEGFR2_2,ACVRL1_1)</text:p>
          </table:table-cell>
          <table:table-cell office:value-type="float" office:value="-0.428571428571" calcext:value-type="float">
            <text:p>-0.4285714286</text:p>
          </table:table-cell>
        </table:table-row>
        <table:table-row table:style-name="ro1">
          <table:table-cell office:value-type="string" calcext:value-type="string">
            <text:p>(Acetyl-a-Tubulin-Lys40_2,TAZ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KC-pan_BetaII_pS660_1,c-Jun_pS73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Bax_2,PI3K-p110-alpha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70S6K_0,p38_pT180_Y182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YB-1_pS102_1,Dvl3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ACC_pS79_1,Dvl3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VEGFR2_2,TAZ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p38_pT180_Y182_0,MIG-6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XRCC1_2,Bax_2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beta-Catenin_1,ACVRL1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LKB1_1,beta-Catenin_1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TAZ_0,P-Cadherin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Heregulin_1,ACC1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Src_pY416_0,P-Cadherin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Bax_2,Raptor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ACVRL1_1,c-Jun_pS73_0)</text:p>
          </table:table-cell>
          <table:table-cell office:value-type="float" office:value="-0.416992857197" calcext:value-type="float">
            <text:p>-0.4169928572</text:p>
          </table:table-cell>
        </table:table-row>
        <table:table-row table:style-name="ro1">
          <table:table-cell office:value-type="string" calcext:value-type="string">
            <text:p>(TAZ_0,MIG-6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TAZ_0,mTOR_pS2448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ATM_1,ACC1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Bax_2,TFRC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HSP70_0,Chk1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PI3K-p85_2,Chk1_0)</text:p>
          </table:table-cell>
          <table:table-cell office:value-type="float" office:value="-0.407355819876" calcext:value-type="float">
            <text:p>-0.4073558199</text:p>
          </table:table-cell>
        </table:table-row>
        <table:table-row table:style-name="ro1">
          <table:table-cell office:value-type="string" calcext:value-type="string">
            <text:p>(Bax_2,ATM_1)</text:p>
          </table:table-cell>
          <table:table-cell office:value-type="float" office:value="-0.399833283726" calcext:value-type="float">
            <text:p>-0.3998332837</text:p>
          </table:table-cell>
        </table:table-row>
        <table:table-row table:style-name="ro1">
          <table:table-cell office:value-type="string" calcext:value-type="string">
            <text:p>(Bax_2,Chk1_0)</text:p>
          </table:table-cell>
          <table:table-cell office:value-type="float" office:value="-0.399833283726" calcext:value-type="float">
            <text:p>-0.3998332837</text:p>
          </table:table-cell>
        </table:table-row>
        <table:table-row table:style-name="ro1">
          <table:table-cell office:value-type="string" calcext:value-type="string">
            <text:p>(Cyclin_D1_1,P-Cadherin_0,Ku80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KC-pan_BetaII_pS660_1,Collagen_VI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27_1,p38_pT180_Y182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Myosin-IIa_pS1943_1,Cyclin_D1_1,ACVRL1_1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-0.395028280618" calcext:value-type="float">
            <text:p>-0.3950282806</text:p>
          </table:table-cell>
        </table:table-row>
        <table:table-row table:style-name="ro1">
          <table:table-cell office:value-type="string" calcext:value-type="string">
            <text:p>(C-Raf_2,Cyclin_D1_1,Dvl3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MYH11_2,c-Jun_pS73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CVRL1_1,SF2_0,Chk1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TM_1,PREX1_0,HSP70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I3K-p85_2,eIF4G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EA-15_2,SF2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CD49b_2,Heregulin_1,Cyclin_D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VEGFR2_2,PEA-15_2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NF2_2,MIG-6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GSK3-alpha-beta_2,p90RSK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EGFR_2,Heregulin_1,Src_pY416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Raptor_0,Chk1_0,c-Jun_pS73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CVRL1_1,SF2_0,Dvl3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KC-delta_pS664_2,CD49b_2,Bax_2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VEGFR2_2,LKB1_1,Heregulin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VEGFR2_2,p21_2,LKB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Tuberin_1,GAPDH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EGFR_2,Bax_2,ACVRL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27_pT157_0,HSP70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RAS40_pT246_2,SF2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Bax_2,LKB1_1,DJ-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KC-delta_pS664_2,p38_MAPK_1,ATM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R_0,Ku80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Rictor_pT1135_2,EGFR_2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I3K-p85_2,Bax_2,P-Cadherin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Cyclin_D1_1,ARHI_1,HSP70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VEGFR2_2,PRAS40_pT246_2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KC-delta_pS664_2,Bak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CVRL1_1,P-Cadherin_0,N-Cadherin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Heregulin_1,JAB1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ACVRL1_1,4E-BP1_pT70_1,SF2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38_MAPK_1,ACVRL1_1,Ku80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21_2,LKB1_1,Chk1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Bax_2,4E-BP1_pT70_1,p38_pT180_Y182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C-Raf_2,CD20_1,ACVRL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VHL_1,P-Cadherin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Bax_2,Bad_pS112_2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Smad3_0,P-Cadherin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Cyclin_D1_1,ARHI_1,ACVRL1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S6_1,ACC_pS79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-Cadherin_0,AMPK_alpha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KC-delta_pS664_2,XBP1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TSC1_2,CD20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Cyclin_B1_2,P-Cadherin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-Cadherin_0,Caspase-7_cleavedD198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PKC-delta_pS664_2,LKB1_1,CD20_1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4E-BP1_pT70_1,Collagen_VI_0)</text:p>
          </table:table-cell>
          <table:table-cell office:value-type="float" office:value="-0.382235393578" calcext:value-type="float">
            <text:p>-0.3822353936</text:p>
          </table:table-cell>
        </table:table-row>
        <table:table-row table:style-name="ro1">
          <table:table-cell office:value-type="string" calcext:value-type="string">
            <text:p>(Bax_2,YB-1_pS102_1,TAZ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hk2_1,beta-Catenin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-Raf_2,NDRG1_pT346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Rictor_0,MIG-6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Src_1,p70S6K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IAP_2,ACC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Notch1_1,TFRC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N-Ras_2,PKC-pan_BetaII_pS66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DK1_1,mTOR_pS2448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INPP4B_1,ARHI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TAZ_0,PKC-alpha_pS657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TM_1,TAZ_0,ACC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EA15_pS116_1,ATM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53_2,TAZ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62-LCK-ligand_1,TFRC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SF2_0,p70S6K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TIGAR_2,ACC_pS79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Bax_2,TAZ_0,c-Jun_pS73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TIGAR_2,Heregulin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CVRL1_1,TFRC_0,Chk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DK1_1,Chk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DK1_1,Ku80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Bax_2,Src_1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CVRL1_1,ACC_pS79_1,MIG-6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MPK_pT172_2,ARHI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IAP_2,Ku80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TFRC_0,p70S6K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CVRL1_1,TAZ_0,Src_pY416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VEGFR2_2,Src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-Met_pY1235_1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70S6K_pT389_2,ACVRL1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MYH11_2,Ku80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RHI_1,XBP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mTOR_pS2448_0,B-Raf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CVRL1_1,TAZ_0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I3K-p85_2,C-Raf_pS338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TAZ_0,Rictor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I3K-p85_2,Bax_2,Chk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MSH2_2,Chk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Smad1_1,Heregulin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hk2_1,HSP70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hk1_pS345_2,CD2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38_pT180_Y182_0,Chk2_pT68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yclin_D1_1,ARHI_1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KC-pan_BetaII_pS660_1,SF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Bax_2,Chk1_0,c-Jun_pS73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MSH6_1,4E-BP1_pT7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-Raf_pS338_1,4E-BP1_pT7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INPP4B_1,4E-BP1_pT7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XRCC1_2,CD20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GATA3_0,Akt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-Raf_2,Notch1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KC-delta_pS664_2,ACVRL1_1,Dvl3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yclin_D1_1,PKC-alpha_pS657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EGFR_2,SF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PKC-delta_pS664_2,LKB1_1,TAZ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-Raf_2,ARID1A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Cyclin_D1_1,Bid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GAPDH_1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CVRL1_1,P-Cadherin_0,Chk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LKB1_1,ACVRL1_1,ACC_pS79_1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MPK_pT172_2,p38_pT180_Y182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ATM_1,XBP1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VEGFR2_2,P-Cadherin_0)</text:p>
          </table:table-cell>
          <table:table-cell office:value-type="float" office:value="-0.366905325757" calcext:value-type="float">
            <text:p>-0.3669053258</text:p>
          </table:table-cell>
        </table:table-row>
        <table:table-row table:style-name="ro1">
          <table:table-cell office:value-type="string" calcext:value-type="string">
            <text:p>(Src_pY416_0,PDK1_pS24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rc_1,Dvl3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-Ras_2,TFRC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ax_2,Acetyl-a-Tubulin-Lys40_2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KC-pan_BetaII_pS660_1,Dvl3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I3K-p85_2,PKC-pan_BetaII_pS660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FOXO3a_pS318_S321_1,ACC_pS79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ARHI_1,SF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INPP4B_1,p38_pT180_Y18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yclin_D1_1,ATM_1,TAZ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TFRC_0,Src_pY41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hk1_0,B-Raf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Heregulin_1,Fibronectin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DJ-1_1,Src_pY416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XRCC1_2,LKB1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rc_1,P-Cadherin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SF2_0,HSP70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FOXO3a_pS318_S321_1,ATM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NF2_2,ATM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REX1_0,GATA3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ax_2,B-Raf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ATM_1,ARID1A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Rictor_pT1135_2,Bax_2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KC-delta_pS664_2,ACC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ARHI_1,PREX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Bim_2,ACC_pS79_1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ACVRL1_1,MIG-6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-Cadherin_0,mTOR_pS2448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Src_pY416_0,p38_pT180_Y182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ATM_1,PREX1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21_2,LKB1_1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CD20_1,p38_pT180_Y182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Cyclin_D1_1,HSP70_0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PI3K-p85_2,Cyclin_D1_1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YB-1_2)</text:p>
          </table:table-cell>
          <table:table-cell office:value-type="float" office:value="-0.340741446079" calcext:value-type="float">
            <text:p>-0.3407414461</text:p>
          </table:table-cell>
        </table:table-row>
        <table:table-row table:style-name="ro1">
          <table:table-cell office:value-type="string" calcext:value-type="string">
            <text:p>(TAZ_0,Dvl3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mTOR_pS2448_0,HSP70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ATM_1,mTOR_pS2448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Bax_2,TAZ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p38_pT180_Y182_0,Chk1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Cyclin_D1_1,ATM_1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-0.329859903717" calcext:value-type="float">
            <text:p>-0.3298599037</text:p>
          </table:table-cell>
        </table:table-row>
        <table:table-row table:style-name="ro1">
          <table:table-cell office:value-type="string" calcext:value-type="string">
            <text:p>(Tuberin_1,GATA3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Bax_2,ACVRL1_1,SF2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HER2_pY1248_1,Cyclin_D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mTOR_1,P-Cadherin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JNK_pT183_Y185_2,ACC_pS79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38_MAPK_1,ACVRL1_1,c-Jun_pS73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Mre11_2,p38_MAPK_1,Cyclin_D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KC-delta_pS664_2,HER3_pY1289_2,Cyclin_D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ATM_1,P-Cadherin_0,EGFR_pY1173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Raptor_0,ARID1A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Chk2_1,GATA3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YB-1_pS102_1,ACVRL1_1,c-Jun_pS73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KC-delta_pS664_2,Bax_2,AR_2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RDX1_1,LKB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AR_2,Myosin-IIa_pS1943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ACVRL1_1,SF2_0,P-Cadherin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Bad_pS112_2,LKB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Bax_2,GAPDH_1,P-Cadherin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Cyclin_D1_1,ACVRL1_1,HSP70_0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PKC-delta_pS664_2,Myosin-IIa_pS1943_1,LKB1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-0.320553253717" calcext:value-type="float">
            <text:p>-0.3205532537</text:p>
          </table:table-cell>
        </table:table-row>
        <table:table-row table:style-name="ro1">
          <table:table-cell office:value-type="string" calcext:value-type="string">
            <text:p>(4E-BP1_pT70_1,TAZ_0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ACC_pS79_1,ACC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TM_1,Chk1_0,c-Jun_pS7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VRL1_1,Src_pY416_0,mTOR_pS2448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21_2,Chk1_0,ACC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IAP_2,Src_pY416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EGFR_2,ACVRL1_1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-Kit_2,ARHI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Lck_2,Bim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FOXO3a_pS318_S321_1,ACVRL1_1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VHL_1,mTOR_pS2448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E2_2,N-Cadherin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21_2,NDRG1_pT346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TIGAR_2,HSP7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VRL1_1,ACC_pS79_1,ACC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Myosin-IIa_pS1943_1,p70S6K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I3K-p85_2,14-3-3_zeta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TIGAR_2,p21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21_2,c-Myc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JNK2_1,HSP7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I3K-p85_2,ACC_pS79_1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Src_1,FOXO3a_pS318_S32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ATM_1,ACC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-Raf_pS299_2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Src_1,GSK3_pS9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NF2_2,Bax_2,ATM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EGFR_2,INPP4B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FOXO3a_2,ATM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VHL_1,Src_pY416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Smad4_2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4E-BP1_1,mTOR_pS2448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TAZ_0,Raptor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Bax_2,TAZ_0,Src_pY416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JNK2_1,GATA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Transglutaminase_1,Dvl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Mre11_2,Cyclin_D1_1,TAZ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LKB1_1,TFRC_0,Ku8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ER-alpha_pS118_2,Heregulin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MYH11_2,GATA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B1_2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YB-1_pS102_1,EGFR_pY117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Mre11_2,Cyclin_D1_1,ACC_pS79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Bax_2,PREX1_0,HSP7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C_pS79_1,Caspase-7_cleavedD198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egulin_1,Src_pY416_0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3_pY1289_2,Cyclin_D1_1,p38_pT180_Y182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VEGFR2_2,N-Cadherin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RHI_1,ETS-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Raptor_0,MIG-6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egulin_1,BRCA2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Rab-25_1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GAPDH_1,Rictor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Bax_2,GSK3_pS9_0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EA-15_2,mTOR_pS2448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4E-BP1_pT70_1,HSP70_0,Chk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2_2,Ku8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VRL1_1,PKC-alpha_pS657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Smad4_2,p21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B1_2,p38_pT180_Y182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XBP1_0,TFRC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Mre11_2,HSP7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4E-BP1_pT70_1,p38_pT180_Y182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C_pS79_1,JAB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3_pY1289_2,AR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Rictor_pT1135_2,4E-BP1_pT70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38_MAPK_1,Bap1-c-4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EA-15_2,HSP7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21_2,AR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21_2,Cyclin_D1_1,ACVRL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KC-delta_pS664_2,Bax_2,Src_pY416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JAB1_0,Ku80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38_MAPK_1,Cyclin_D1_1,p38_pT180_Y182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VHL_1,ACVRL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I3K-p85_2,Bax_2,Cyclin_D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JNK2_1,ACVRL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Bax_2,LKB1_1,Heregulin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TAZ_0,Collagen_VI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p38_pT180_Y182_0,P-Cadherin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KC-delta_pS664_2,JAB1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KC-delta_pS664_2,Cyclin_D1_1,Dvl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-Raf_2,AR_2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ACVRL1_1,4E-BP1_pS65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Heregulin_1,Cyclin_D1_1,ACVRL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Rb_pS807_S811_2,GATA3_0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Cyclin_D1_1,ATM_1,ACVRL1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XRCC1_2,YB-1_pS102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GAPDH_1,beta-Catenin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ATM_1,TAZ_0,mTOR_pS2448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eta-Catenin_1,Src_pY416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Mre11_2,ARHI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im_2,Transglutaminase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YB-1_pS102_1,PKC-pan_BetaII_pS660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HER3_pY1289_2,Src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YB-1_pS102_1,B-Raf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70S6K_0,c-Jun_pS73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I3K-p85_2,Src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Raptor_0,Dvl3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Src_pY416_0,Rictor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ax_2,mTOR_pS2448_0,HSP7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ATM_1,mTOR_pS2448_0,HSP7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FOXO3a_pS318_S321_1,Ku8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38_MAPK_1,C-Raf_pS338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-Raf_2,CD20_1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Smad1_1,Ku8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TAZ_0,Bap1-c-4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KC-delta_pS664_2,Bcl-2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53_2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cl-2_1,ATM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KC-alpha_pS657_0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21_2,N-Ras_2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ACC_pS79_1,Bcl-xL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Ku80_0,ER-alph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Stathmin_2,p21_2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LKB1_1,Heregulin_1,ATM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S6_pS240_S244_2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RBM15_1,Cyclin_D1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ax_2,Cyclin_D1_1,ATM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hk1_pS345_2,LKB1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ax_2,ACVRL1_1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21_2,ARID1A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Notch1_1,ACVRL1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KC-delta_pS664_2,Bcl-xL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FOXO3a_pS318_S321_1,4E-BP1_pT70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eta-Catenin_1,P-Cadherin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D20_1,B-Raf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Rb_pS807_S811_2,ACC_pS79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Myosin-IIa_pS1943_1,Chk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4E-BP1_pT70_1,c-Jun_pS73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Bax_2,4E-BP1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Rb_pS807_S811_2,p38_pT180_Y182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4E-BP1_pT70_1,GATA3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90RSK_1,ACC1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Rb_pS807_S811_2,ATM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VEGFR2_2,CD20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DJ-1_1,Cyclin_D1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D20_1,HSP70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AI-1_2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RAS40_pT246_2,Bax_2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CD20_1,4E-BP1_pT70_1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4E-BP1_pT70_1,P-Cadherin_0)</text:p>
          </table:table-cell>
          <table:table-cell office:value-type="float" office:value="-0.291293026867" calcext:value-type="float">
            <text:p>-0.2912930269</text:p>
          </table:table-cell>
        </table:table-row>
        <table:table-row table:style-name="ro1">
          <table:table-cell office:value-type="string" calcext:value-type="string">
            <text:p>(PKC-pan_BetaII_pS660_1,14-3-3_epsilon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YB-1_pS102_1,PI3K-p110-alpha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DJ-1_1,N-Cadherin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Claudin-7_1,Ku80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N-Ras_2,ACC_pS79_1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ARHI_1,mTOR_pS2448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GAPDH_1,Ku80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MYH11_2,Bax_2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Cyclin_D1_1,Tuberin_pT1462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HER3_pY1289_2,p38_pT180_Y182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p38_MAPK_1,ACC_pS79_1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LKB1_1,DJ-1_1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PKC-delta_pS664_2,Src_pY416_0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PKC-delta_pS664_2,Bim_2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Bax_2,GAPDH_1)</text:p>
          </table:table-cell>
          <table:table-cell office:value-type="float" office:value="-0.276801432693" calcext:value-type="float">
            <text:p>-0.2768014327</text:p>
          </table:table-cell>
        </table:table-row>
        <table:table-row table:style-name="ro1">
          <table:table-cell office:value-type="string" calcext:value-type="string">
            <text:p>(Mre11_2,Cyclin_D1_1,P-Cadherin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Annexin-1_1,EGFR_pY1173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PRAS40_pT246_2,Collagen_VI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PKC-delta_pS664_2,Cyclin_D1_1,Collagen_VI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EGFR_2,Collagen_VI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p90RSK_1,ACVRL1_1,P-Cadherin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ACVRL1_1,P-Cadherin_0,Collagen_VI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YB-1_pS102_1,ACVRL1_1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PI3K-p85_2,Bax_2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Bax_2,c-Jun_pS73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Cyclin_D1_1,Ku80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LKB1_1,ACC_pS79_1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Cyclin_D1_1,ARHI_1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P-Cadherin_0,Chk1_0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PKC-delta_pS664_2,LKB1_1)</text:p>
          </table:table-cell>
          <table:table-cell office:value-type="float" office:value="-0.263296108111" calcext:value-type="float">
            <text:p>-0.2632961081</text:p>
          </table:table-cell>
        </table:table-row>
        <table:table-row table:style-name="ro1">
          <table:table-cell office:value-type="string" calcext:value-type="string">
            <text:p>(C-Raf_2,Tuberin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TSC1_2,Src_pY416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hk2_1,ARHI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EGFR_2,Bap1-c-4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LKB1_1,ACVRL1_1,N-Cadherin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90RSK_1,GSK3_pS9_0,Chk1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Rb_pS807_S811_2,NF2_2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alpha_pS657_0,GATA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NF2_2,MAPK_pT202_Y204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-Raf_2,p38_MAPK_1,ACVRL1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LKB1_1,Dvl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yclin_D1_1,ATM_1,SF2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DK1_1,HSP70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Bim_2,EGFR_pY117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Smad4_2,GATA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-Raf_2,S6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90RSK_1,LKB1_1,TFRC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MYH11_2,ACVRL1_1,P-Cadherin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IAP_2,p90RSK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VEGFR2_2,C-Raf_pS338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Bax_2,4E-BP1_pT70_1,HSP70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21_2,Bax_2,MAPK_pT202_Y204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yclin_D1_1,p38_pT180_Y182_0,GATA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Bax_2,ACC1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Rictor_0,GATA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Rictor_pT1135_2,ARID1A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D20_1,ACVRL1_1,p38_pT180_Y182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GAPDH_1,S6_pS235_S236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-Raf_2,FoxM1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DK1_1,P-Cadherin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LKB1_1,PREX1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Bax_2,p38_MAPK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YB-1_2,ACVRL1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-Raf_2,Cyclin_D1_1,P-Cadherin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CD20_1,ACVRL1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Cyclin_D1_1,ACVRL1_1,GATA3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VEGFR2_2,Collagen_VI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NF2_2,CD20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Bax_2,4E-BP1_pT70_1,P-Cadherin_0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eEF2_1,Cyclin_D1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PKC-delta_pS664_2,Cyclin_D1_1,CD20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Bax_2,Cyclin_D1_1,p70S6K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GSK3-alpha-beta_pS21_S9_1,GAPDH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mad1_1,PKC-pan_BetaII_pS66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YB-1_pS102_1,Ku8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rc_pY416_0,Ku80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M15_1,PREX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-Raf_2,IRS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Bax_2,ACC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beta-Catenin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DJ-1_1,p70S6K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6_pS240_S244_2,TAZ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70S6K_pT389_2,HSP7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TFRC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TM_1,p38_pT180_Y182_0,mTOR_pS2448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38_pT180_Y182_0,HSP70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21_2,Cyclin_D1_1,TAZ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_pS807_S811_2,PKC-pan_BetaII_pS66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rc_1,N-Cadherin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ck_2,mTOR_pS2448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21_2,4E-BP1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Mre11_2,TFRC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CNA_0,Ku8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-Raf_2,ETS-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YB-1_pS102_1,Rictor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YB-1_pS102_1,ETS-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Cyclin_D1_1,TFRC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ATM_1,Src_pY416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KB1_1,DJ-1_1,ATM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yclin_D1_1,Ku80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Mre11_2,Dvl3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AMPK_pT172_2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ictor_0,ACC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-Raf_2,14-3-3_epsilon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DCD4_2,Ku8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mad4_2,C-Raf_2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M15_1,P-Cadherin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4E-BP1_1,HSP7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38_pT180_Y182_0,P-Cadherin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rc_pY416_0,Bap1-c-4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KC-delta_pS664_2,Cyclin_B1_2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D20_1,p38_pT180_Y182_0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GSK3-alpha-beta_2,Ku8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CVRL1_1,Src_pY416_0,p38_pT180_Y182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KB1_1,ATM_1,ACC_pS79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TM_1,PCNA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ictor_pT1135_2,GATA3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MPK_pT172_2,p38_MAPK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Cyclin_D1_1,TAZ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D49b_2,C-Raf_2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INPP4B_1,HSP7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ck_2,CD2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-Raf_2,p90RSK_pT359_S363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14-3-3_zeta_2,Ku8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Transglutaminase_1,Src_pY416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KC-delta_pS664_2,Tuberin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ACC_pS79_1,4E-BP1_pT7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KC-delta_pS664_2,ACVRL1_1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KC-alpha_pS657_0,P-Cadherin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aptor_0,Akt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REX1_0,Bid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yclin_D1_1,p38_pT180_Y182_0,HSP7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M15_1,ACVRL1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Cyclin_D1_1,ATM_1,mTOR_pS2448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XBP1_0,ACC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GAPDH_1,GATA3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Myosin-IIa_pS1943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ax_2,LKB1_1,ACC_pS79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I3K-p85_2,LKB1_1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Src_1,4E-BP1_pT7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_pS807_S811_2,ARHI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aptor_0,HSP70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Myosin-IIa_pS1943_1,Src_pY416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4E-BP1_pT70_1,Bcl-xL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LKB1_1,Heregulin_1,Chk1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RAS40_pT246_2,Src_pY416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MYH11_2,4E-BP1_pT7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Bcl-2_1,P-Cadherin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_pS807_S811_2,p21_2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Heregulin_1,MAPK_pT202_Y204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Heregulin_1,Annexin_VII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MPK_pT172_2,ATM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Rb_pS807_S811_2,4E-BP1_pT70_1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38_pT180_Y182_0,Collagen_VI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ACVRL1_1,Collagen_VI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-0.228429338952" calcext:value-type="float">
            <text:p>-0.228429339</text:p>
          </table:table-cell>
        </table:table-row>
        <table:table-row table:style-name="ro1">
          <table:table-cell office:value-type="string" calcext:value-type="string">
            <text:p>(GSK3-alpha-beta_pS21_S9_1,Dvl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VEGFR2_2,p70S6K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ATM_1,PI3K-p110-alpha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NDRG1_pT346_1,Heregulin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MSH6_1,Heregulin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Acetyl-a-Tubulin-Lys40_2,ACVRL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I3K-p85_2,AR_2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Notch1_1,p38_pT180_Y182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GSK3-alpha-beta_pS21_S9_1,Cyclin_D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Src_1,ACC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-Raf_pS338_1,Src_pY416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21_2,Mre11_2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GAPDH_1,Dvl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YB-1_pS102_1,Raptor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MYH11_2,TAZ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laudin-7_1,Chk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Bcl-2_1,TAZ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ATM_1,Smad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I3K-p85_2,DJ-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I3K-p85_2,MIG-6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-Raf_2,GAPDH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21_2,MAPK_pT202_Y204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Src_1,HSP70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ACC_pS79_1,GSK3_pS9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N-Ras_2,Heregulin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yclin_D1_1,TAZ_0,p38_pT180_Y182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VEGFR2_2,YB-1_pS102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mTOR_pS2448_0,GATA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GATA3_0,Dvl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Smad1_1,p38_pT180_Y182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VEGFR2_2,HSP70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EGFR_2,ACC1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mTOR_pS2448_0,c-Jun_pS7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HSP70_0,c-Jun_pS7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Bax_2,Smad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Cyclin_D1_1,ACVRL1_1,ACC_pS79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38_MAPK_1,c-Jun_pS7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KC-pan_BetaII_pS660_1,Cyclin_D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38_pT180_Y182_0,c-Jun_pS73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Rictor_pT1135_2,ACVRL1_1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PI3K-p85_2,P-Cadherin_0)</text:p>
          </table:table-cell>
          <table:table-cell office:value-type="float" office:value="-0.21500681239" calcext:value-type="float">
            <text:p>-0.2150068124</text:p>
          </table:table-cell>
        </table:table-row>
        <table:table-row table:style-name="ro1">
          <table:table-cell office:value-type="string" calcext:value-type="string">
            <text:p>(Bax_2)</text:p>
          </table:table-cell>
          <table:table-cell office:value-type="float" office:value="-0.211171164435" calcext:value-type="float">
            <text:p>-0.2111711644</text:p>
          </table:table-cell>
        </table:table-row>
        <table:table-row table:style-name="ro1">
          <table:table-cell office:value-type="string" calcext:value-type="string">
            <text:p>(N-Ras_2,ACC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N-Cadherin_0,c-Jun_pS73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Src_1,Chk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ARHI_1,Src_pY416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TAZ_0,N-Cadherin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21_2,ACC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TAZ_0,SF2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Src_1,Cyclin_D1_1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TFRC_0,PREX1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38_pT180_Y182_0,Dvl3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I3K-p85_2,TAZ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ATM_1,c-Jun_pS73_0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MSH2_2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C-Raf_2,LKB1_1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I3K-p85_2,ACVRL1_1)</text:p>
          </table:table-cell>
          <table:table-cell office:value-type="float" office:value="-0.199474302197" calcext:value-type="float">
            <text:p>-0.1994743022</text:p>
          </table:table-cell>
        </table:table-row>
        <table:table-row table:style-name="ro1">
          <table:table-cell office:value-type="string" calcext:value-type="string">
            <text:p>(p90RSK_1,Rictor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p90RSK_1,ATM_1,Annexin-1_1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p90RSK_1,Cyclin_D1_1,ATM_1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PAI-1_2,LKB1_1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Cyclin_D1_1,CD20_1,HSP70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VEGFR2_2,LKB1_1,ACVRL1_1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Bax_2,p27_1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Cyclin_D1_1,Raptor_0,P-Cadherin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DJ-1_1,Collagen_VI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Cyclin_D1_1,P-Cadherin_0,c-Jun_pS73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LKB1_1,ACVRL1_1,GATA3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ARHI_1,Chk1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Bax_2,mTOR_pS244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ACVRL1_1,Dvl3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Bax_2,Src_pY416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ACVRL1_1,TFRC_0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D20_1,G6PD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4E-BP1_pT70_1,PDK1_pS24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re11_2,ACC_pS79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ER2_2,ACC_pS79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Raptor_0,14-3-3_epsilo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-Raf_0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im_2,ATM_1,Ku8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AR_2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EA-15_2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Raf_2,YB-1_pS102_1,CD20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ER-alpha_pS118_2,p38_pT180_Y182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re11_2,Bax_2,ACC_pS79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Raf_2,LKB1_1,TFRC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RHI_1,JAB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YH11_2,p38_pT180_Y182_0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Raptor_0,p70S6K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Raf_2,CD20_1,TAZ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ER2_2,Heregulin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ER-alpha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pan_BetaII_pS660_1,Akt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rc_1,GAPDH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4E-BP1_pT70_1,SF2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90RSK_1,ACVRL1_1,N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90RSK_1,4E-BP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ACVRL1_1,MIG-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ck_2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CVRL1_1,GSK3_pS9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TM_1,ACVRL1_1,ACC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Jun_pS73_0,Bap1-c-4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E2_2,ARHI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TA3_0,ER-alpha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GAPDH_1,C-Raf_pS338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CD20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JNK_pT183_Y185_2,Ku8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14-3-3_zeta_2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4E-BP1_pT70_1,p38_pT180_Y182_0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21_2,Cyclin_D1_1,Chk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NF2_2,Bax_2,LKB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I3K-p85_2,Bax_2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RBM15_1,CD20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CD49b_2,Cyclin_D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YB-1_pS102_1,ACVRL1_1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eregulin_1,FoxM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D1_1,ATM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MPK_pT172_2,GATA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CVRL1_1,Smad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CVRL1_1,P-Cadherin_0,Dvl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EA-15_2,4E-BP1_pT70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NF2_2,Annexin-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p90RSK_pT359_S363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AMPK_alpha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p38_MAPK_1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Bax_2,Cyclin_D1_1,Raptor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-Raf_2,Cyclin_D1_1,ACVRL1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VEGFR2_2,Myosin-IIa_pS1943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Cyclin_D1_1,PREX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KC-delta_pS664_2,Cyclin_D1_1,Src_pY41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LKB1_1,CD20_1,Ku8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D1_1,P-Cadherin_0,HSP70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ACVRL1_1,Caspase-7_cleavedD198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EGFR_2,4E-BP1_pT70_1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p90RSK_pT359_S363_0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Mre11_2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XBP1_0,P-Cadherin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HSP70_0,Collagen_VI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-0.169620838258" calcext:value-type="float">
            <text:p>-0.1696208383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-0.169620838258" calcext:value-type="float">
            <text:p>-0.1696208383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-0.154983923942" calcext:value-type="float">
            <text:p>-0.1549839239</text:p>
          </table:table-cell>
        </table:table-row>
        <table:table-row table:style-name="ro1">
          <table:table-cell office:value-type="string" calcext:value-type="string">
            <text:p>(VEGFR2_2)</text:p>
          </table:table-cell>
          <table:table-cell office:value-type="float" office:value="-0.154983923942" calcext:value-type="float">
            <text:p>-0.1549839239</text:p>
          </table:table-cell>
        </table:table-row>
        <table:table-row table:style-name="ro1">
          <table:table-cell office:value-type="string" calcext:value-type="string">
            <text:p>(Stathmin_2,p70S6K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YB-1_pS102_1,JNK2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I3K-p85_2,4E-BP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MSH6_1,TAZ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N-Ras_2,Src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TAZ_0,p38_pT180_Y182_0,mTOR_pS2448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RBM15_1,4E-BP1_pT70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mad1_1,DJ-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rc_pY527_2,LKB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38_MAPK_1,GSK3-alpha-beta_pS21_S9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38_pT180_Y182_0,mTOR_pS2448_0,HSP70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CC_pS79_1,TAZ_0,Chk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XRCC1_2,PREX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XRCC1_2,p38_MAPK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-Raf_pS338_1,TAZ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TFRC_0,14-3-3_epsilon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YB-1_pS102_1,Cyclin_D1_1,ARHI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DCD4_2,ACC_pS79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-Kit_2,mTOR_pS2448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F2_0,GSK3_pS9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NDRG1_pT346_1,Ku80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REX1_0,PKC-alpha_pS657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mad1_1,TFRC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HER3_pY1289_2,PKC-pan_BetaII_pS660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rc_1,c-Jun_pS73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-Raf_2,Chk2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HSP70_0,14-3-3_epsilon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ax_2,ATM_1,mTOR_pS2448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EA-15_2,TAZ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D49b_2,GATA3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FOXO3a_pS318_S321_1,SF2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ER-alpha_pS118_2,ATM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yclin_D1_1,ACC_pS79_1,Src_pY41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N-Ras_2,p38_pT180_Y182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4E-BP1_1,p38_pT180_Y182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GAPDH_1,MIG-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DJ-1_1,MIG-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yclin_E2_2,TAZ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Heregulin_1,Bcl-xL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6_pS235_S236_0,Ku80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Rictor_pT1135_2,TAZ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21_2,Bax_2,Cyclin_D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ax_2,PREX1_0,p38_pT180_Y182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21_2,Annexin_VII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R_2,Ku80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TFRC_0,MAPK_pT202_Y204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hk1_0,AMPK_alpha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Rictor_pT1135_2,Src_pY41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KC-delta_pS664_2,PEA-15_2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XBP1_0,p38_pT180_Y182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SF2_0,GATA3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IAP_2,Cyclin_D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KC-delta_pS664_2,GSK3_pS9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Rb_pS807_S811_2,HSP70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YB-1_pS102_1,p90RSK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CC_pS79_1,4E-BP1_pT70_1,Chk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im_2,GATA3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Rictor_0,PREX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ax_2,ACVRL1_1,Src_pY41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LKB1_1,ACC_pS79_1,Chk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CVRL1_1,Bid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ax_2,PREX1_0,P-Cadherin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cl-2_1,ACVRL1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VEGFR2_2,p90RSK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Bax_2,JAB1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PI3K-p85_2,4E-BP1_pT70_1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ACVRL1_1,S6_pS235_S236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Cyclin_D1_1,Bap1-c-4_0)</text:p>
          </table:table-cell>
          <table:table-cell office:value-type="float" office:value="-0.154904005564" calcext:value-type="float">
            <text:p>-0.1549040056</text:p>
          </table:table-cell>
        </table:table-row>
        <table:table-row table:style-name="ro1">
          <table:table-cell office:value-type="string" calcext:value-type="string">
            <text:p>(INPP4B_1,ACC1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Bim_2,Src_1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VEGFR2_2,MIG-6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mTOR_pS2448_0,MIG-6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14-3-3_beta_1,TFRC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Smad1_1,TAZ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N-Cadherin_0,Ku80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TM_1,ER-alpha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HSP70_0,Dvl3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Ku80_0,Akt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p21_2,Bim_2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MYH11_2,P-Cadherin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Bax_2,N-Cadherin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ACVRL1_1,p70S6K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4E-BP1_pT70_1,Dvl3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C-Raf_pS338_1,Chk1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Bim_2,p38_pT180_Y182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Bax_2,S6_pS235_S236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CD20_1,ARHI_1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p90RSK_1,TAZ_0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p90RSK_1,ACVRL1_1)</text:p>
          </table:table-cell>
          <table:table-cell office:value-type="float" office:value="-0.137840008911" calcext:value-type="float">
            <text:p>-0.1378400089</text:p>
          </table:table-cell>
        </table:table-row>
        <table:table-row table:style-name="ro1">
          <table:table-cell office:value-type="string" calcext:value-type="string">
            <text:p>(Cyclin_D1_1,CD20_1,4E-BP1_pT70_1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ATM_1,Tuberin_pT1462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ATM_1,Src_pY416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4E-BP1_pT70_1,Chk1_0)</text:p>
          </table:table-cell>
          <table:table-cell office:value-type="float" office:value="-0.120873444604" calcext:value-type="float">
            <text:p>-0.1208734446</text:p>
          </table:table-cell>
        </table:table-row>
        <table:table-row table:style-name="ro1">
          <table:table-cell office:value-type="string" calcext:value-type="string">
            <text:p>(Bax_2,p38_MAPK_1,Heregulin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CVRL1_1,c-Jun_pS73_0,14-3-3_epsilon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KC-pan_BetaII_pS660_1,Cyclin_D1_1,ACVRL1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Mre11_2,Cyclin_D1_1,Src_pY416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Cyclin_D1_1,Raptor_0,Dvl3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KC-delta_pS664_2,Bim_2,Bax_2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B-Raf_0,ARID1A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LKB1_1,Rictor_0,Chk1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Cyclin_D1_1,HSP70_0,c-Jun_pS73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KC-delta_pS664_2,Cyclin_D1_1,ACC1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38_MAPK_1,Cyclin_D1_1,c-Jun_pS73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Myosin-IIa_pS1943_1,MIG-6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C-Raf_2,LKB1_1,ACVRL1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MPK_pT172_2,mTOR_pS2448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eIF4E_2,ARHI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4E-BP1_pT70_1,P-Cadherin_0,Chk1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CVRL1_1,YAP_pS127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I3K-p85_2,LKB1_1,CD20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Bak_1,ACVRL1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CD20_1,4E-BP1_pT70_1,Chk1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PEA-15_2,GATA3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LKB1_1,EGFR_pY1068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4E-BP1_pT70_1,Caspase-7_cleavedD198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Cyclin_D1_1,ACVRL1_1,Raptor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LKB1_1,Heregulin_1,CD20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Myosin-IIa_pS1943_1,ARID1A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JNK_pT183_Y185_2,ACVRL1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Bax_2,LKB1_1,GATA3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MPK_pT172_2,4E-BP1_pT70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CVRL1_1,4E-BP1_pT70_1,P-Cadherin_0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-0.10375546309" calcext:value-type="float">
            <text:p>-0.1037554631</text:p>
          </table:table-cell>
        </table:table-row>
        <table:table-row table:style-name="ro1">
          <table:table-cell office:value-type="string" calcext:value-type="string">
            <text:p>(Cyclin_D1_1,p38_pT180_Y182_0)</text:p>
          </table:table-cell>
          <table:table-cell office:value-type="float" office:value="-0.10375546309" calcext:value-type="float">
            <text:p>-0.1037554631</text:p>
          </table:table-cell>
        </table:table-row>
        <table:table-row table:style-name="ro1">
          <table:table-cell office:value-type="string" calcext:value-type="string">
            <text:p>(PEA-15_2)</text:p>
          </table:table-cell>
          <table:table-cell office:value-type="float" office:value="-0.10375546309" calcext:value-type="float">
            <text:p>-0.1037554631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-0.10375546309" calcext:value-type="float">
            <text:p>-0.1037554631</text:p>
          </table:table-cell>
        </table:table-row>
        <table:table-row table:style-name="ro1">
          <table:table-cell office:value-type="string" calcext:value-type="string">
            <text:p>(AR_2,N-Cadheri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ax_2,Src_pY416_0,mTOR_pS244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RAS40_pT246_2,HER3_pY1289_2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21_2,S6_pS235_S236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XRCC1_2,ARID1A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B1_2,mTOR_pS244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ax_2,TFRC_0,PREX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TM_1,Src_pY416_0,mTOR_pS244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AZ_0,Src_pY416_0,p38_pT180_Y182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14-3-3_zeta_2,TFRC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DJ-1_1,GSK3_pS9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SNS_2,TAZ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YB-1_pS102_1,Cyclin_D1_1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I3K-p85_2,c-Myc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RHI_1,p90RSK_pT359_S36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YB-1_pS102_1,ACVRL1_1,Src_pY416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KC-delta_pS664_2,Src_pY416_0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VEGFR2_2,p90RSK_pT359_S36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E2_2,Src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im_2,Cyclin_D1_1,ACC_pS79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-Raf_2,LKB1_1,Chk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GSK3-alpha-beta_2,ACC_pS79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Rictor_pT1135_2,mTOR_pS244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I3K-p85_2,LKB1_1,Ku8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RBM15_1,p38_MAPK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FRC_0,ETS-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62-LCK-ligand_1,HSP7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Ku80_0,ETS-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EA-15_2,TFRC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21_2,LKB1_1,TAZ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38_pT180_Y182_0,P-Cadherin_0,mTOR_pS244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CVRL1_1,mTOR_pS2448_0,Chk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38_pT180_Y182_0,P-Cadherin_0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im_2,Cyclin_D1_1,p38_pT180_Y182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-Jun_pS73_0,Bcl-xL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38_MAPK_1,Heregulin_1,ATM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HSP70_0,ETS-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ATM_1,Chk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Smad3_0,HSP7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CNA_0,P-Cadheri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S6_pS235_S236_0,HSP7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14-3-3_zeta_2,ACC_pS79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JNK2_1,TAZ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hk1_pS345_2,Annexin-1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-Raf_pS299_2,Ku8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VEGFR2_2,PKC-pan_BetaII_pS660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S6_pS240_S244_2,ACVRL1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E2_2,GAPDH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21_2,AMPK_pT172_2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G6PD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R_2,MIG-6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KC-delta_pS664_2,GSK3-alpha-beta_2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p38_pT180_Y182_0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ARHI_1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NDRG1_pT346_1,ACVRL1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XBP1_0,c-Jun_pS7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ACVRL1_1,TFRC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I3K-p85_2,ACVRL1_1,Chk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LKB1_1,p38_pT180_Y182_0,Ku8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I3K-p85_2,Cyclin_E2_2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-Raf_pS299_2,ATM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ransglutaminase_1,ACC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TM_1,Cyclin_E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ATM_1,Src_pY416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ER-alpha_0,ACC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uberin_1,TAZ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CVRL1_1,Src_pY416_0,c-Jun_pS7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GAPDH_1,c-Jun_pS7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KC-delta_pS664_2,p62-LCK-ligand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HSP70_0,Chk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eIF4E_2,TAZ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4E-BP1_pT70_1,14-3-3_epsilo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JNK2_1,P-Cadheri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LKB1_1,ACVRL1_1,Ku80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R_2,p90RSK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ax_2,Cyclin_D1_1,Dvl3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TSC1_2,Bax_2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ax_2,Caspase-7_cleavedD198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90RSK_pT359_S363_0,p38_pT180_Y182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38_pT180_Y182_0,c-Myc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4E-BP1_1,P-Cadheri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90RSK_1,GAPDH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38_MAPK_1,Raptor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TM_1,FoxM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ACVRL1_1,4E-BP1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Cyclin_D1_1,CD20_1,p38_pT180_Y182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PEA-15_2,P-Cadherin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Ku80_0,Collagen_VI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Bax_2,ACVRL1_1,PREX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Myosin-IIa_pS1943_1,CD20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Src_pY527_2,PREX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KC-pan_BetaII_pS660_1,FOXO3a_pS318_S32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-Raf_pS338_1,c-Jun_pS73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Notch1_1,SF2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YB-1_pS102_1,beta-Catenin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14-3-3_zeta_2,Heregulin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Src_1,ARHI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ACC_pS79_1,PREX1_0,Chk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TFRC_0,Rab1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eIF4G_1,TAZ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Smad1_1,c-Jun_pS73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mTOR_pS2448_0,GSK3_pS9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I3K-p85_2,EGFR_2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LKB1_1,GSK3-alpha-beta_pS21_S9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LKB1_1,Ku80_0,Chk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GAPDH_1,SF2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Bim_2,ARHI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D49b_2,TFRC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HSP70_0,Bcl-xL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Ku80_0,ARID1A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Smad1_1,HSP70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21_2,14-3-3_beta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DCD4_2,ACVRL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I3K-p85_2,SF2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D20_1,Rictor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hk1_0,4E-BP1_pS65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Bax_2,FOXO3a_pS318_S32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D20_1,beta-Catenin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FOXO3a_pS318_S321_1,p38_pT180_Y182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Fibronectin_1,GATA3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XBP1_0,Chk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hk2_1,Chk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Transglutaminase_1,LKB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yclin_E2_2,ATM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38_MAPK_1,HSP70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C-Raf_2,Annexin-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AR_2,ATM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PRAS40_pT246_2,LKB1_1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ATM_1,Collagen_VI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-0.0677857926547" calcext:value-type="float">
            <text:p>-0.0677857927</text:p>
          </table:table-cell>
        </table:table-row>
        <table:table-row table:style-name="ro1">
          <table:table-cell office:value-type="string" calcext:value-type="string">
            <text:p>(GSK3-alpha-beta_pS21_S9_1,Src_pY416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Src_1,mTOR_pS2448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YB-1_pS102_1,Src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KC-pan_BetaII_pS660_1,Src_pY416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ARHI_1,c-Jun_pS73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Smad1_1,4E-BP1_pT70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38_pT180_Y182_0,ACC1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ACC_pS79_1,MIG-6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ACC_pS79_1,14-3-3_beta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4E-BP1_pT70_1,mTOR_pS2448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C-Raf_2,p38_MAPK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FOXO3a_2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Cyclin_D1_1,Raptor_0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EGFR_2,ACVRL1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Cyclin_D1_1,4E-BP1_pT70_1)</text:p>
          </table:table-cell>
          <table:table-cell office:value-type="float" office:value="-0.059570408171" calcext:value-type="float">
            <text:p>-0.0595704082</text:p>
          </table:table-cell>
        </table:table-row>
        <table:table-row table:style-name="ro1">
          <table:table-cell office:value-type="string" calcext:value-type="string">
            <text:p>(PRAS40_pT246_2,Bax_2,LKB1_1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EGFR_pY1068_1,Cyclin_D1_1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p90RSK_1,ACVRL1_1,4E-BP1_pT70_1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Rictor_pT1135_2,Collagen_VI_0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P-Cadherin_0,c-Myc_0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-0.0479907866534" calcext:value-type="float">
            <text:p>-0.0479907867</text:p>
          </table:table-cell>
        </table:table-row>
        <table:table-row table:style-name="ro1">
          <table:table-cell office:value-type="string" calcext:value-type="string">
            <text:p>(Bim_2,TAZ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TAZ_0,c-Jun_pS73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Bax_2,Src_1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p38_pT180_Y182_0,mTOR_pS2448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Chk1_0,c-Jun_pS73_0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p53_2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-0.0407355819876" calcext:value-type="float">
            <text:p>-0.040735582</text:p>
          </table:table-cell>
        </table:table-row>
        <table:table-row table:style-name="ro1">
          <table:table-cell office:value-type="string" calcext:value-type="string">
            <text:p>(p90RSK_1,HSP70_0,Chk1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p38_pT180_Y182_0,Dvl3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XRCC1_2,Bax_2,LKB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ATM_1,MAPK_pT202_Y204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YB-1_pS102_1,Raptor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IGFBP2_2,ATM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yclin_D1_1,HSP70_0,Dvl3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I3K-p85_2,Bim_2,Cyclin_D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-Raf_2,LKB1_1,Src_pY416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VEGFR2_2,Bax_2,p38_pT180_Y182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4E-BP1_pT70_1,YAP_pS127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N-Ras_2,Myosin-IIa_pS1943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-Raf_2,p27_pT157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Raptor_0,PREX1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53_2,CD20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hk2_1,ARID1A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Shc_pY317_2,ATM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RAS40_pT246_2,GAPDH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Rb_pS807_S811_2,C-Raf_pS338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LKB1_1,GAPDH_1,ATM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38_MAPK_1,ATM_1,Ku80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VHL_1,HSP70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YB-1_pS102_1,c-Jun_pS73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c-Met_pY1235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yclin_E2_2,MIG-6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VHL_1,4E-BP1_pT70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ATM_1,Src_pY416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LKB1_1,ARHI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yclin_D1_1,TAZ_0,P-Cadherin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KC-delta_pS664_2,Paxillin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Myosin-IIa_pS1943_1,LKB1_1,ATM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KC-alpha_1,p38_pT180_Y182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YAP_1,Heregulin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I3K-p85_2,Bap1-c-4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VEGFR2_2,LKB1_1,ATM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p38_pT180_Y182_0,P-Cadherin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ACC_pS79_1,4E-BP1_pT70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AR_2,ARHI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yclin_D1_1,ATM_1,c-Jun_pS73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yclin_D1_1,ACVRL1_1,mTOR_pS2448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JNK_pT183_Y185_2,p38_pT180_Y182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-Raf_2,LKB1_1,CD20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TFRC_0,Collagen_VI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Mre11_2,Cyclin_D1_1,ACVRL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REX1_0,EGFR_pY1173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CD20_1,Bap1-c-4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YB-1_2,Cyclin_D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I3K-p85_2,LKB1_1,Cyclin_D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4E-BP1_pT70_1,XBP1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PKC-delta_pS664_2,Rab11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LKB1_1,Heregulin_1,ACVRL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S6_1,Heregulin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HER2_2,P-Cadherin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LKB1_1,CD20_1,p38_pT180_Y182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Rab-25_1,LKB1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Bax_2,CD20_1,P-Cadherin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Src_pY416_0,Collagen_VI_0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ACVRL1_1,Chk1_0)</text:p>
          </table:table-cell>
          <table:table-cell office:value-type="float" office:value="-0.0210438570382" calcext:value-type="float">
            <text:p>-0.021043857</text:p>
          </table:table-cell>
        </table:table-row>
        <table:table-row table:style-name="ro1">
          <table:table-cell office:value-type="string" calcext:value-type="string">
            <text:p>(p70S6K_0,mTOR_pS244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ARHI_1,Dvl3_0,Chk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im_2,GSK3-alpha-beta_pS21_S9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b_pS807_S811_2,Chk2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AZ_0,PCNA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I3K-p110-alpha_0,HSP70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Notch1_1,Chk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4E-BP1_1,ACC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yclin_D1_1,TAZ_0,mTOR_pS244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uberin_pT1462_0,SF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21_2,Chk2_pT6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62-LCK-ligand_1,ACC_pS79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Dvl3_0,Bap1-c-4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ARHI_1,N-Cadherin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ATM_1,TAZ_0,c-Jun_pS7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VHL_1,Ku80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KC-delta_pS664_2,GAB2_2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hk1_pS345_2,Src_pY416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im_2,B-Raf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ransglutaminase_1,SF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mTOR_pS2448_0,Chk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JAB1_0,ACC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YB-1_pS102_1,C-Raf_pS338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TAT3_pY705_1,Chk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Src_pY416_0,Dvl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p38_pT180_Y182_0,mTOR_pS244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REX1_0,PDK1_pS24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ictor_pT1135_2,SF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YB-1_pS102_1,ATM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ransglutaminase_1,GATA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AZ_0,AMPK_alpha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ACVRL1_1,p38_pT180_Y182_0,Chk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hk2_1,mTOR_pS2448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-Kit_2,HSP70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MSH6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GAPDH_1,Raptor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mTOR_1,p38_pT180_Y18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TIGAR_2,PKC-delta_pS664_2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Src_pY416_0,c-Jun_pS7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MYH11_2,Bim_2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EA-15_2,Src_pY416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21_2,XBP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im_2,Myosin-IIa_pS1943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ad50_2,Heregulin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VEGFR2_2,AR_2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rc_1,CD20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53_2,LKB1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tathmin_2,Heregulin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EGFR_2,YB-1_pS102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yclin_D1_1,Src_pY416_0,p38_pT180_Y18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Raptor_0,GATA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Chk2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ETS-1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EGFR_2,MIG-6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ax_2,Cyclin_D1_1,c-Jun_pS73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XBP1_0,Ku80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Mre11_2,p38_MAPK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HER3_pY1289_2,4E-BP1_pT70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LKB1_1,Bid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38_pT180_Y182_0,ARID1A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LKB1_1,PKC-alpha_pS657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yclin_D1_1,ACVRL1_1,p38_pT180_Y18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90RSK_1,SF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JNK2_1,Cyclin_D1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Chk2_1,ACVRL1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Bim_2,P-Cadherin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S6_pS235_S236_0,P-Cadherin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PKC-delta_pS664_2,Bax_2,LKB1_1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GSK3-alpha-beta_pS21_S9_1,14-3-3_beta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pan_BetaII_pS660_1,MIG-6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cetyl-a-Tubulin-Lys40_2,CD2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otch1_1,HSP7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I3K-p85_2,FOXO3a_pS318_S32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D49b_2,ARHI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DJ-1_1,Dvl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rc_pY527_2,Cyclin_D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HER3_pY1289_2,YB-1_pS102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38_MAPK_1,N-Cadherin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mTOR_pS2448_0,ARID1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2,TAZ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Transglutaminase_1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GAPDH_1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MPK_pT172_2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F2_0,p38_pT180_Y18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YB-1_pS102_1,c-Jun_pS73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4E-BP1_pT70_1,ACC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LKB1_1,B-Raf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Rb_pS807_S811_2,Ku80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TM_1,Annexin_VII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F2_2,LKB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MPK_pT172_2,Chk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KC-delta_pS664_2,p38_MAPK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PI3K-p85_2,CD2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LKB1_1,Rapto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Acetyl-a-Tubulin-Lys40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EGFR_2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14-3-3_zeta_2,p90RSK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Bax_2,LKB1_1,B-Raf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EA-15_2,c-Jun_pS73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NF2_2,LKB1_1,Cyclin_D1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90RSK_1,LKB1_1,ACC_pS79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38_MAPK_1,ATM_1,P-Cadherin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14-3-3_zeta_2,P-Cadherin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Cyclin_E2_2,Raptor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eIF4E_2,C-Raf_2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KC-delta_pS664_2,Bax_2,Tuberin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Rb_pS807_S811_2,Raptor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KC-delta_pS664_2,Bax_2,MAPK_pT202_Y204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eIF4E_2,Heregulin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I3K-p85_2,Cyclin_D1_1,CD20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Bax_2,CD20_1,ACVRL1_1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JNK_pT183_Y185_2,P-Cadherin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Myosin-IIa_pS1943_1,Collagen_VI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PI3K-p85_2,Collagen_VI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GATA3_0,Collagen_VI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GSK3-alpha-beta_pS21_S9_1,Chk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TAZ_0,p70S6K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Bim_2,YB-1_pS102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Src_1,ATM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N-Ras_2,ATM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PREX1_0,Ku80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C-Raf_2,PREX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Bax_2,MIG-6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GATA3_0,Chk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GSK3_pS9_0,Chk1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CD20_1,ACC_pS79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ACVRL1_1,4E-BP1_pT70_1)</text:p>
          </table:table-cell>
          <table:table-cell office:value-type="float" office:value="0.0200436144752" calcext:value-type="float">
            <text:p>0.0200436145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0.0231055236096" calcext:value-type="float">
            <text:p>0.0231055236</text:p>
          </table:table-cell>
        </table:table-row>
        <table:table-row table:style-name="ro1">
          <table:table-cell office:value-type="string" calcext:value-type="string">
            <text:p>(TFRC_0,Chk2_pT68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-Raf_pS299_2,mTOR_pS2448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LKB1_1,Heregulin_1,TAZ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GATA3_0,eEF2K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SF2_0,MIG-6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-Raf_2,eEF2K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TAZ_0,p38_pT180_Y182_0,c-Jun_pS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SP70_0,Chk1_0,c-Jun_pS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GSK3-alpha-beta_2,mTOR_pS2448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TIGAR_2,EGFR_2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R_2,Chk2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R_2,14-3-3_epsilon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ER3_pY1289_2,C-Raf_pS338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eIF4G_1,ACC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MYH11_2,Bax_2,Cyclin_D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YB-1_pS102_1,Chk2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YB-1_pS102_1,JAB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D1_1,ACC_pS79_1,Dvl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REX1_0,P-Cadherin_0,HSP70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VEGFR2_2,FOXO3a_pS318_S32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TIGAR_2,PI3K-p85_2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-Raf_2,53BP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I3K-p85_2,YB-1_pS102_1,Cyclin_D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x_2,STAT3_pY705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D1_1,TFRC_0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TM_1,Src_pY416_0,c-Jun_pS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Rad50_2,C-Raf_2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D1_1,ARHI_1,c-Jun_pS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eregulin_1,eEF2K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TAZ_0,4E-BP1_pS65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-Met_pY1235_1,ACVRL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Src_pY416_0,P-Cadherin_0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EGFR_2,S6_pS235_S236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VEGFR2_2,HER3_pY1289_2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21_2,Bax_2,c-Jun_pS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YB-1_pS102_1,ER-alpha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MPK_pT172_2,Dvl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Mre11_2,YB-1_pS102_1,Cyclin_D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R_2,Src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TFRC_0,FoxM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CVRL1_1,4E-BP1_pT70_1,Dvl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Rad50_2,TFRC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ER3_pY1289_2,Cyclin_E2_2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21_2,FoxM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IAP_2,p38_MAPK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KC-delta_pS664_2,ACVRL1_1,Src_pY416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eIF4E_2,ATM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STAT3_pY705_1,ACVRL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I3K-p85_2,LKB1_1,ATM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Rb_pS807_S811_2,LKB1_1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38_pT180_Y182_0,ER-alpha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MSH6_1,ACVRL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MPK_pT172_2,p90RSK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E2_2,GATA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XBP1_0,Src_pY416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x_2,CD20_1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k_1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eregulin_1,HER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RHI_1,Collagen_VI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FOXO3a_pS318_S321_1,GATA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KC-delta_pS664_2,Cyclin_D1_1,Chk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PKC-delta_pS664_2,Bim_2,Cyclin_D1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CC_pS79_1,FoxM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4E-BP1_pT70_1,GSK3_pS9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Heregulin_1,Rab11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x_2,Bak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D20_1,Bid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JAB1_0,p38_pT180_Y182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S6_1,p38_pT180_Y182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-Raf_2,Cyclin_D1_1,CD20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N-Ras_2,P-Cadherin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AR_2,CD20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LKB1_1,EGFR_pY1173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x_2,PREX1_0)</text:p>
          </table:table-cell>
          <table:table-cell office:value-type="float" office:value="0.0412324879646" calcext:value-type="float">
            <text:p>0.041232488</text:p>
          </table:table-cell>
        </table:table-row>
        <table:table-row table:style-name="ro1">
          <table:table-cell office:value-type="string" calcext:value-type="string">
            <text:p>(YB-1_pS102_1,GSK3-alpha-beta_pS21_S9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HER3_pY1289_2,INPP4B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VEGFR2_2,Transglutaminase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AZ_0,Chk1_0,c-Jun_pS73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TM_1,TAZ_0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Src_pY416_0,PKC-alpha_pS657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Notch1_1,ARHI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VHL_1,TAZ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70S6K_pT389_2,p38_pT180_Y182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im_2,ATM_1,TAZ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nnexin-1_1,Bid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TM_1,Chk2_pT68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ax_2,Chk1_0,ACC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I3K-p85_2,p70S6K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CVRL1_1,TAZ_0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KC-pan_BetaII_pS660_1,ARID1A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FOXO3a_pS318_S321_1,ARHI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IGAR_2,ATM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MYH11_2,mTOR_pS2448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HER3_pY1289_2,DJ-1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uberin_pT1462_0,PREX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IGAR_2,p38_pT180_Y182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90RSK_1,GSK3_pS9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YB-1_pS102_1,ACC_pS79_1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MYH11_2,YB-1_pS102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HER3_pY1289_2,ARHI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MIG-6_0,Akt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90RSK_1,FOXO3a_pS318_S321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GSK3-alpha-beta_2,ATM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Rad50_2,PKC-delta_pS664_2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IAP_2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D20_1,ATM_1,TAZ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cl-2_1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Rictor_pT1135_2,C-Raf_2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SC1_2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N-Ras_2,HSP70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im_2,Raptor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62-LCK-ligand_1,Ku80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HSP70_0,ACC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eIF4G_1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ax_2,Cyclin_D1_1,TAZ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Rb_pS807_S811_2,p90RSK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Fibronectin_1,ACC_pS79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ax_2,VHL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TM_1,14-3-3_epsilon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EGFR_2,p90RSK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MAPK_pT202_Y204_0,Ku80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yclin_D1_1,ACC_pS79_1,Chk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ax_2,c-Met_pY1235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Tuberin_1,Ku80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hk1_0,Bap1-c-4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DJ-1_1,PREX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ACC_pS79_1,MAPK_pT202_Y204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yclin_D1_1,Rictor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90RSK_1,PREX1_0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Rb_pS807_S811_2,Bax_2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Bax_2,AMPK_pT172_2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PI3K-p85_2,p38_MAPK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DJ-1_1,CD20_1)</text:p>
          </table:table-cell>
          <table:table-cell office:value-type="float" office:value="0.0582586053734" calcext:value-type="float">
            <text:p>0.0582586054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0.0641106507434" calcext:value-type="float">
            <text:p>0.0641106507</text:p>
          </table:table-cell>
        </table:table-row>
        <table:table-row table:style-name="ro1">
          <table:table-cell office:value-type="string" calcext:value-type="string">
            <text:p>(Rictor_pT1135_2)</text:p>
          </table:table-cell>
          <table:table-cell office:value-type="float" office:value="0.0641106507434" calcext:value-type="float">
            <text:p>0.0641106507</text:p>
          </table:table-cell>
        </table:table-row>
        <table:table-row table:style-name="ro1">
          <table:table-cell office:value-type="string" calcext:value-type="string">
            <text:p>(LKB1_1,p38_pT180_Y182_0,GATA3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GAPDH_1,ACVRL1_1,P-Cadherin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CD20_1,ACVRL1_1,4E-BP1_pT70_1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Cyclin_D1_1,4E-BP1_pT70_1,P-Cadherin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PKC-delta_pS664_2,Bax_2,Collagen_VI_0)</text:p>
          </table:table-cell>
          <table:table-cell office:value-type="float" office:value="0.0760030454608" calcext:value-type="float">
            <text:p>0.0760030455</text:p>
          </table:table-cell>
        </table:table-row>
        <table:table-row table:style-name="ro1">
          <table:table-cell office:value-type="string" calcext:value-type="string">
            <text:p>(p90RSK_1,N-Cadherin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rc_pY416_0,p70S6K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HER3_pY1289_2,TFRC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Acetyl-a-Tubulin-Lys40_2,Cyclin_D1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SF2_0,Dvl3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p70S6K_0,Chk1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Notch1_1,Ku80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p21_2,c-Jun_pS73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FOXO3a_pS318_S321_1,ACVRL1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LKB1_1,ARHI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P-Cadherin_0,Dvl3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CD20_1,TFRC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Cyclin_D1_1,GATA3_0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0.0894458249117" calcext:value-type="float">
            <text:p>0.0894458249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0.0894458249117" calcext:value-type="float">
            <text:p>0.0894458249</text:p>
          </table:table-cell>
        </table:table-row>
        <table:table-row table:style-name="ro1">
          <table:table-cell office:value-type="string" calcext:value-type="string">
            <text:p>(Bim_2,AMPK_alpha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SF2_0,PREX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YB-1_pS102_1,p38_MAPK_1,ACVRL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ACVRL1_1,4E-BP1_pT70_1,p38_pT180_Y182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21_2,LKB1_1,Src_pY416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Raptor_0,Bcl-xL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CD20_1,ACC_pS79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im_2,ATM_1,ACVRL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I3K-p85_2,Bax_2,PREX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Myosin-IIa_pS1943_1,Chk2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VEGFR2_2,ACVRL1_1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p38_MAPK_1,Ku80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I3K-p85_2,HER3_pY1289_2,Cyclin_D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ACVRL1_1,4E-BP1_pT70_1,mTOR_pS2448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21_2,eIF4E_2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-Raf_0,Annexin_VII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AR_2,FOXO3a_pS318_S32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Stathmin_2,NF2_2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14-3-3_zeta_2,4E-BP1_pT70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I3K-p85_2,FOXO3a_pS318_S321_1,Cyclin_D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D20_1,HSP70_0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Rb_pS807_S811_2,ACVRL1_1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Rb_pS807_S811_2,ACC_pS79_1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IGFBP2_2,Bax_2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yclin_D1_1,SF2_0,HSP70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AMPK_pT172_2,c-Jun_pS7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DCD4_2,Heregulin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ER-alpha_0,c-Jun_pS7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SF2_0,P-Cadherin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D20_1,Src_pY416_0,p38_pT180_Y182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90RSK_1,LKB1_1,Ku80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Stathmin_2,PKC-delta_pS664_2,Bax_2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-Kit_2,SF2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90RSK_1,ACC_pS79_1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-Raf_pS338_1,Annexin_VII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yclin_D1_1,p38_pT180_Y182_0,c-Jun_pS7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-Raf_2,p38_MAPK_1,Cyclin_D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JNK2_1,4E-BP1_pT70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yclin_D1_1,4E-BP1_pT70_1,SF2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90RSK_pT359_S363_0,GATA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eIF4E_2,ACC_pS79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-Raf_2,LKB1_1,Cyclin_D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ollagen_VI_0,Bcl-xL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4E-BP1_pT70_1,ER-alpha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90RSK_1,Bcl-xL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LKB1_1,ATM_1,GATA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21_2,LKB1_1,Cyclin_D1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EGFR_2,AR_2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S6_1,TFRC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LKB1_1,P-Cadherin_0,Chk1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90RSK_1,LKB1_1,ATM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LKB1_1,Raptor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YB-1_2,CD20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4E-BP1_pT70_1,p90RSK_pT359_S36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38_MAPK_1,ACVRL1_1,P-Cadherin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yclin_D1_1,CD20_1,ARHI_1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Bax_2,P-Cadherin_0,Collagen_VI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LKB1_1,ACVRL1_1,P-Cadherin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CD20_1,ACVRL1_1,P-Cadherin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EGFR_2,Src_pY416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TAZ_0,Akt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TAZ_0,ACC1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TAZ_0,Src_pY416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LKB1_1,TFRC_0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ASNS_2)</text:p>
          </table:table-cell>
          <table:table-cell office:value-type="float" office:value="0.101267733889" calcext:value-type="float">
            <text:p>0.1012677339</text:p>
          </table:table-cell>
        </table:table-row>
        <table:table-row table:style-name="ro1">
          <table:table-cell office:value-type="string" calcext:value-type="string">
            <text:p>(PI3K-p85_2,GSK3-alpha-beta_2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FRC_0,eEF2K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im_2,YB-1_pS102_1,Cyclin_D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21_2,GSK3-alpha-beta_2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kt_pT308_1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CNA_0,mTOR_pS2448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AZ_0,Src_pY416_0,c-Jun_pS7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49b_2,Bax_2,TAZ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AZ_0,c-Jun_pS73_0,14-3-3_epsilon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MSH6_1,TFRC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Src_1,S6_pS235_S23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TM_1,mTOR_pS2448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Dvl3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TAZ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LKB1_1,ACC_pS79_1,TAZ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90RSK_1,INPP4B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GAPDH_1,p70S6K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DCD4_2,TFRC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CC_pS79_1,eEF2K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Smad1_1,ACC_pS79_1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NF2_2,14-3-3_beta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KC-pan_BetaII_pS660_1,GSK3_pS9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IGAR_2,TFRC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ATM_1,ACC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TM_1,PREX1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62-LCK-ligand_1,ARHI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MPK_pT172_2,MIG-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TM_1,TAZ_0,Src_pY41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Smad4_2,ARHI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CC_pS79_1,Chk1_0,ACC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Notch1_1,Cyclin_D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CC_pS79_1,p27_pT157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yclin_D1_1,TAZ_0,MIG-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EGFR_2,beta-Catenin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14-3-3_beta_1,p38_pT180_Y18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14-3-3_zeta_2,p38_pT180_Y18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Mre11_2,c-Jun_pS7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LKB1_1,TFRC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mTOR_pS2448_0,ETS-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Heregulin_1,53BP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YB-1_pS102_1,Transglutaminase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Notch1_1,GATA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GSK3-alpha-beta_2,p38_pT180_Y18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DCD4_2,p21_2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-Raf_2,Cyclin_D1_1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DJ-1_1,Akt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hk1_pS345_2,p38_MAPK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FRC_0,GSK3_pS9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-Cadherin_0,mTOR_pS2448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K1_1,PREX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GATA3_0,14-3-3_epsilon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21_2,YAP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I3K-p85_2,S6_pS235_S23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N-Ras_2,GATA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EGFR_2,ACVRL1_1,Src_pY41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NDRG1_pT346_1,ATM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Cyclin_E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MPK_pT172_2,YB-1_pS102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20_1,TAZ_0,p38_pT180_Y18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Smad1_1,GAPDH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RAS40_pT246_2,YB-1_pS102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im_2,C-Raf_pS338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Rictor_pT1135_2,PI3K-p85_2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MPK_pT172_2,ACC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21_2,S6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im_2,PKC-pan_BetaII_pS660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hk2_1,Src_pY41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im_2,DJ-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FRC_0,S6_pS235_S23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20_1,Smad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Rad50_2,ACC_pS79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YB-1_pS102_1,ACVRL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eclin_2,ACC_pS79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90RSK_pT359_S363_0,mTOR_pS2448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DJ-1_1,ARID1A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DCD4_2,p38_pT180_Y18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uberin_1,4E-BP1_pT70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yclin_D1_1,mTOR_pS2448_0,HSP70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ASNS_2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mTOR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R_2,TFRC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LKB1_1,p38_pT180_Y182_0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yclin_D1_1,ARHI_1,Src_pY416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20_1,Tuberin_pT1462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YB-1_pS102_1,P-Cadherin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-Raf_2,Rab1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EGFR_2,Akt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eclin_2,Ku80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SC1_2,Cyclin_D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Mre11_2,Bax_2,Cyclin_D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Transglutaminase_1,CD20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I3K-p85_2,Cyclin_D1_1,Chk1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D20_1,ACVRL1_1,ACC_pS79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EGFR_2,GATA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C-Raf_2,Annexin_VII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p90RSK_pT359_S363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RAS40_pT246_2,CD20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ACVRL1_1,PREX1_0,P-Cadherin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4E-BP1_pT70_1,ARID1A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KC-delta_pS664_2,LKB1_1,ACVRL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PKC-delta_pS664_2,Cyclin_D1_1,ACVRL1_1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Bax_2,Cyclin_D1_1,P-Cadherin_0)</text:p>
          </table:table-cell>
          <table:table-cell office:value-type="float" office:value="0.115577119279" calcext:value-type="float">
            <text:p>0.1155771193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0.118401708365" calcext:value-type="float">
            <text:p>0.1184017084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0.125360986993" calcext:value-type="float">
            <text:p>0.125360987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0.125360986993" calcext:value-type="float">
            <text:p>0.125360987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0.125360986993" calcext:value-type="float">
            <text:p>0.125360987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0.125360986993" calcext:value-type="float">
            <text:p>0.125360987</text:p>
          </table:table-cell>
        </table:table-row>
        <table:table-row table:style-name="ro1">
          <table:table-cell office:value-type="string" calcext:value-type="string">
            <text:p>(PI3K-p110-alpha_0,ACC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Bim_2,Tuberin_pT1462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Claudin-7_1,PREX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70S6K_pT389_2,TAZ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70S6K_pT389_2,Ku80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I3K-p85_2,N-Ras_2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FOXO3a_pS318_S321_1,ACC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MIG-6_0,ACC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BRCA2_1,ACC_pS79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90RSK_1,MIG-6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ACVRL1_1,PI3K-p110-alpha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HER3_pY1289_2,Ku80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SF2_0,c-Jun_pS73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GATA3_0,ACC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Chk2_1,p38_pT180_Y182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Fibronectin_1,4E-BP1_pT70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VEGFR2_2,Src_pY416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I3K-p85_2,p90RSK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Smad1_1,P-Cadherin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Raptor_0,PREX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Cyclin_E2_2,Bax_2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Bax_2,Bcl-2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ER-alpha_0,Chk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38_MAPK_1,GATA3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Chk1_0,c-Myc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PKC-pan_BetaII_pS660_1,LKB1_1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4E-BP1_pT70_1,PREX1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Bax_2,ARID1A_0)</text:p>
          </table:table-cell>
          <table:table-cell office:value-type="float" office:value="0.136822516975" calcext:value-type="float">
            <text:p>0.136822517</text:p>
          </table:table-cell>
        </table:table-row>
        <table:table-row table:style-name="ro1">
          <table:table-cell office:value-type="string" calcext:value-type="string">
            <text:p>(LKB1_1,ACVRL1_1,SF2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90RSK_1,4E-BP1_pT70_1,Chk1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Cyclin_D1_1,ATM_1,Collagen_VI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VEGFR2_2,Cyclin_D1_1,CD20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90RSK_1,p38_MAPK_1,ACVRL1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Cyclin_D1_1,4E-BP1_pT70_1,PREX1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Bim_2,Cyclin_D1_1,P-Cadherin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-Cadherin_0,4E-BP1_pS65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I3K-p85_2,eIF4E_2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Rb_pS807_S811_2,LKB1_1,ACVRL1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21_2,LKB1_1,MAPK_pT202_Y204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I3K-p85_2,Cyclin_D1_1,P-Cadherin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KC-delta_pS664_2,Bax_2,Annexin-1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YB-1_pS102_1,ACC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VEGFR2_2,p38_pT180_Y182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VEGFR2_2,Chk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GAPDH_1,Chk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Bim_2,Ku80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90RSK_1,Chk1_0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I3K-p85_2,LKB1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Mre11_2,Cyclin_D1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Bax_2,4E-BP1_pT70_1)</text:p>
          </table:table-cell>
          <table:table-cell office:value-type="float" office:value="0.159579441757" calcext:value-type="float">
            <text:p>0.1595794418</text:p>
          </table:table-cell>
        </table:table-row>
        <table:table-row table:style-name="ro1">
          <table:table-cell office:value-type="string" calcext:value-type="string">
            <text:p>(P-Cadherin_0,Chk1_0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E2_2,FOXO3a_pS318_S32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6_pS240_S244_2,Src_pY41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YB-1_pS102_1,ATM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Rictor_pT1135_2,MIG-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pan_BetaII_pS660_1,Cyclin_D1_1,Src_pY41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B2_2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ACVRL1_1,Src_pY41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SNS_2,Ku8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TM_1,PREX1_0,mTOR_pS2448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YH11_2,P-Cadherin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Tuberin_1,SF2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R-alpha_pS118_2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YAP_1,TFRC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TA3_0,Chk2_pT68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re11_2,Cyclin_D1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MPK_pT172_2,Chk1_0,c-Jun_pS7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-Met_pY1235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P-Cadherin_0,ACC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ATM_1,Bcl-xL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62-LCK-ligand_1,Heregulin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VEGFR2_2,LKB1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YH11_2,SF2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PDH_1,Chk2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TM_1,c-Jun_pS73_0,14-3-3_epsilo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EK1_2,Heregulin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Raptor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IF4G_1,c-Jun_pS7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EA15_pS116_1,Heregulin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D49b_2,Cyclin_D1_1,ARHI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tathmin_2,ACVRL1_1,ACC_pS79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GAB2_2,Heregulin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TM_1,YAP_pS127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im_2,Cyclin_D1_1,Ku8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ER3_pY1289_2,Cyclin_D1_1,ATM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rc_pY416_0,P-Cadherin_0,Dvl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TM_1,4E-BP1_pS65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ETS-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GSK3_pS9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Bim_2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ck_2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D20_1,TFRC_0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HER2_2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VEGFR2_2,Cyclin_E2_2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Notch1_1,4E-BP1_pT70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DK1_1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Cyclin_D1_1,TFRC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p38_MAPK_1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I3K-p85_2,Mre11_2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im_2,Bax_2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4E-BP1_pT70_1,Chk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PKC-alpha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mad4_2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Transglutaminase_1,Annexin-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CD20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YH11_2,Cyclin_D1_1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R_2,GATA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38_MAPK_1,Heregulin_1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ATM_1,HSP70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D20_1,ACVRL1_1,Dvl3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38_MAPK_1,Rictor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eIF4G_1,Cyclin_D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P-Cadherin_0,Bcl-xL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SP70_0,FoxM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RAS40_pT246_2,Annexin-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D1_1,CD20_1,ACC_pS79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Cyclin_D1_1,ACC_pS79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HER2_2,ACVRL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R_2,SF2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c-Myc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38_MAPK_1,Myosin-IIa_pS1943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Myosin-IIa_pS1943_1,PREX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JNK_pT183_Y185_2,Bax_2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D1_1,Src_pY416_0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ACVRL1_1,p38_pT180_Y182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Bax_2,LKB1_1,P-Cadherin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LKB1_1,eEF2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KC-delta_pS664_2,LKB1_1,Cyclin_D1_1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ACVRL1_1,Src_pY416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LKB1_1,Heregulin_1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PREX1_0,Ku80_0,Chk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GSK3-alpha-beta_pS21_S9_1,Akt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Smad1_1,FOXO3a_pS318_S321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I3K-p85_2,PI3K-p110-alph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70S6K_pT389_2,ATM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TAZ_0,Src_pY416_0,Dvl3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INPP4B_1,c-Jun_pS73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YB-1_pS102_1,p62-LCK-ligand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TAZ_0,p38_pT180_Y182_0,Chk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14-3-3_beta_1,B-Raf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VEGFR2_2,GSK3_pS9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Fibronectin_1,DJ-1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ACC_pS79_1,S6_pS235_S236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KC-delta_pS664_2,PI3K-p110-alph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21_2,Fibronectin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yclin_D1_1,Claudin-7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GAPDH_1,N-Cadherin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N-Ras_2,EGFR_2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I3K-p85_2,Akt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LKB1_1,TAZ_0,Ku80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VEGFR2_2,Raptor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-Raf_2,BRCA2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GAB2_2,ATM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eclin_2,TAZ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Ku80_0,IRS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yclin_E2_2,HSP70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Ku80_0,c-Myc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Ku80_0,4E-BP1_pS65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FOXO3a_pS318_S321_1,mTOR_pS2448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ax_2,NDRG1_pT346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38_MAPK_1,B-Raf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YB-1_pS102_1,Bcl-xL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GAPDH_1,Fibronectin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ACC_pS79_1,ARID1A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TFRC_0,Annexin_VII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Cyclin_E2_2,p38_pT180_Y182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INPP4B_1,P-Cadherin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HER3_pY1289_2,GATA3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LKB1_1,ATM_1,p38_pT180_Y182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ax_2,p62-LCK-ligand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14-3-3_zeta_2,ATM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VEGFR2_2,4E-BP1_pT70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VEGFR2_2,GATA3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Tuberin_1,ATM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ax_2,4E-BP1_pS65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ax_2,Cyclin_D1_1,Src_pY416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Bax_2,LKB1_1,Chk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EA-15_2,Bax_2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ATM_1,Rab11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38_MAPK_1,DJ-1_1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ACVRL1_1,p90RSK_pT359_S363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P-Cadherin_0,Collagen_VI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GAPDH_1,P-Cadherin_0)</text:p>
          </table:table-cell>
          <table:table-cell office:value-type="float" office:value="0.193630006956" calcext:value-type="float">
            <text:p>0.193630007</text:p>
          </table:table-cell>
        </table:table-row>
        <table:table-row table:style-name="ro1">
          <table:table-cell office:value-type="string" calcext:value-type="string">
            <text:p>(ACVRL1_1,Collagen_VI_0,Chk1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p90RSK_pT359_S363_0,Collagen_VI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Myosin-IIa_pS1943_1,LKB1_1,CD20_1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Cyclin_E2_2)</text:p>
          </table:table-cell>
          <table:table-cell office:value-type="float" office:value="0.212026047822" calcext:value-type="float">
            <text:p>0.2120260478</text:p>
          </table:table-cell>
        </table:table-row>
        <table:table-row table:style-name="ro1">
          <table:table-cell office:value-type="string" calcext:value-type="string">
            <text:p>(INPP4B_1,Dvl3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cetyl-a-Tubulin-Lys40_2,Src_pY416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p70S6K_0,Dvl3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re11_2,YB-1_pS102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cetyl-a-Tubulin-Lys40_2,Chk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Smad1_1,SF2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Notch1_1,TAZ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TOR_pS2448_0,Bcl-xL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FOXO3a_pS318_S321_1,TAZ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C-Raf_2,Akt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CC_pS79_1,Akt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YB-1_pS102_1,mTOR_pS2448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RBM15_1,Chk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Smad4_2,Ku80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p38_pT180_Y182_0,Akt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VEGFR2_2,mTOR_pS2448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CD49b_2,HSP70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YH11_2,p38_pT180_Y182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YB-1_pS102_1,4E-BP1_pT70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Mre11_2,Chk1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CVRL1_1,Akt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ATM_1,MAPK_pT202_Y204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Bax_2,Bcl-xL_0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VEGFR2_2,Bax_2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Cyclin_D1_1,N-Cadherin_0,c-Jun_pS73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MSH2_2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DK1_1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ASNS_2,ACVRL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yclin_D1_1,p38_pT180_Y182_0,Bcl-xL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4E-BP1_pT70_1,SF2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VEGFR2_2,Tuberin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VEGFR2_2,Bax_2,PREX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S6_1,ARHI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VEGFR2_2,Cyclin_D1_1,HSP70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Stathmin_2,PKC-delta_pS664_2,ACVRL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DJ-1_1,Annexin-1_1,Chk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PKC-pan_BetaII_pS660_1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4E-BP1_pT70_1,PREX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IGFBP2_2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RAS40_pT246_2,Annexin_VII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TSC1_2,p38_MAPK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KC-delta_pS664_2,LKB1_1,Src_pY416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Rictor_pT1135_2,Bax_2,Cyclin_D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Cyclin_D1_1,Bcl-xL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Src_pY416_0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ACVRL1_1,TFRC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N-Cadherin_0,Collagen_VI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38_MAPK_1,Cyclin_D1_1,Ku80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ACC_pS79_1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ACVRL1_1,P-Cadherin_0,ACC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38_MAPK_1,c-Myc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KC-delta_pS664_2,Bim_2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KC-delta_pS664_2,A-Raf_pS299_2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VHL_1,CD20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yclin_D1_1,4E-BP1_pT70_1,Dvl3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LKB1_1,p38_pT180_Y182_0,HSP70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GAPDH_1,Cyclin_D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yclin_D1_1,CD20_1,TFRC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KC-delta_pS664_2,p38_MAPK_1,Cyclin_D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Bak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Rb_pS807_S811_2,EGFR_2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LKB1_1,p38_pT180_Y182_0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AR_2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Caspase-7_cleavedD198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Bax_2,Annexin-1_1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YB-1_2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S6_1,HSP70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4E-BP1_pT70_1,FoxM1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27_1,LKB1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PKC-delta_pS664_2,S6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S6_1,P-Cadherin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D20_1,Collagen_VI_0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Src_pY416_0,mTOR_pS2448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beta-Catenin_1,Chk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CD49b_2,TAZ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Bax_2,Notch1_1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SF2_0,Chk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ACVRL1_1,PREX1_0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0.241746889208" calcext:value-type="float">
            <text:p>0.2417468892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0.243546166195" calcext:value-type="float">
            <text:p>0.2435461662</text:p>
          </table:table-cell>
        </table:table-row>
        <table:table-row table:style-name="ro1">
          <table:table-cell office:value-type="string" calcext:value-type="string">
            <text:p>(ACVRL1_1,TAZ_0,ACC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Notch1_1,ATM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mad1_1,p38_pT180_Y182_0,Chk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YAP_pS127_0,TAZ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KC-alpha_1,TAZ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-Raf_pS299_2,Src_pY416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Src_1,Cyclin_D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D49b_2,ACVRL1_1,ACC_pS79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-Kit_2,YB-1_pS102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TM_1,TAZ_0,PREX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EA-15_2,Dvl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HER3_pY1289_2,TAZ_0,p38_pT180_Y18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D49b_2,Bax_2,Dvl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rc_pY416_0,p38_pT180_Y182_0,Dvl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VEGFR2_2,Notch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RAS40_pT246_2,Akt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rc_1,SF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ER-alpha_0,Dvl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TFRC_0,53BP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VEGFR2_2,Smad4_2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YB-1_pS102_1,Src_pY416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rc_pY416_0,p38_pT180_Y182_0,Chk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DCD4_2,HSP70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90RSK_1,PI3K-p110-alpha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IRS1_0,HSP70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RHI_1,c-Myc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-Kit_2,c-Jun_pS7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MIG-6_0,Bcl-xL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4E-BP1_1,Src_pY416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TAZ_0,ER-alpha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im_2,INPP4B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RHI_1,ARID1A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KC-pan_BetaII_pS660_1,Fibronectin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PREX1_0,mTOR_pS2448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mad1_1,MIG-6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KC-delta_pS664_2,MEK1_2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CC_pS79_1,53BP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I3K-p85_2,p90RSK_pT359_S363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EGFR_2,p70S6K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D20_1,Chk1_0,ACC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tathmin_2,PKC-pan_BetaII_pS660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VEGFR2_2,14-3-3_epsilo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IAP_2,PREX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GAPDH_1,14-3-3_epsilo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I3K-p85_2,Bcl-xL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-Raf_pS299_2,p38_pT180_Y18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-Raf_pS338_1,SF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-Raf_pS299_2,CD20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nnexin-1_1,AMPK_alpha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21_2,14-3-3_epsilo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Rictor_pT1135_2,ACC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HER3_pY1289_2,Myosin-IIa_pS1943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DCD4_2,ATM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-Raf_pS338_1,PREX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TIGAR_2,P-Cadheri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Cyclin_D1_1,mTOR_pS2448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D20_1,ARHI_1,Chk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Rad50_2,4E-BP1_pT70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Tuberin_1,p38_pT180_Y18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SNS_2,Cyclin_D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HER3_pY1289_2,HSP70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ER-alpha_pS118_2,ACVRL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F2_0,Collagen_VI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nnexin-1_1,Tuberin_pT146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LKB1_1,ACC_pS79_1,4E-BP1_pT70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21_2,Bax_2,LKB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CVRL1_1,4E-BP1_pT70_1,Chk1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PDCD4_2,P-Cadheri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EGFR_2,GAPDH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p38_MAPK_1,ACVRL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LKB1_1,Bap1-c-4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R_2,mTOR_pS2448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Smad4_2,ACVRL1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R_2,HSP70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hk2_1,P-Cadherin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Bax_2,LKB1_1,p38_pT180_Y182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D20_1,Raptor_0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AR_2,4E-BP1_pT70_1)</text:p>
          </table:table-cell>
          <table:table-cell office:value-type="float" office:value="0.249847651803" calcext:value-type="float">
            <text:p>0.2498476518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0.263963955543" calcext:value-type="float">
            <text:p>0.2639639555</text:p>
          </table:table-cell>
        </table:table-row>
        <table:table-row table:style-name="ro1">
          <table:table-cell office:value-type="string" calcext:value-type="string">
            <text:p>(LKB1_1,ACVRL1_1,Collagen_VI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Chk1_0,ACC1_0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YB-1_pS102_1,Cyclin_D1_1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0.269764204033" calcext:value-type="float">
            <text:p>0.269764204</text:p>
          </table:table-cell>
        </table:table-row>
        <table:table-row table:style-name="ro1">
          <table:table-cell office:value-type="string" calcext:value-type="string">
            <text:p>(Acetyl-a-Tubulin-Lys40_2,ACC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D49b_2,p70S6K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Notch1_1,c-Jun_pS73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Rb_pS807_S811_2,N-Cadherin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cetyl-a-Tubulin-Lys40_2,PREX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beta-Catenin_1,ACC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70S6K_pT389_2,Bax_2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70S6K_pT389_2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-Kit_2,TAZ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yclin_D1_1,TAZ_0,Dvl3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INPP4B_1,CD20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TSC1_2,TAZ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YB-1_pS102_1,FOXO3a_pS318_S32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REX1_0,ER-alpha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D49b_2,Cyclin_D1_1,TAZ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REX1_0,p70S6K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38_MAPK_1,p70S6K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-Raf_pS299_2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N-Cadherin_0,ACC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Lck_2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yclin_B1_2,ATM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Bax_2,YB-1_pS102_1,Cyclin_D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MIG-6_0,c-Jun_pS73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VEGFR2_2,Dvl3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YB-1_pS102_1,GAPDH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HSP70_0,Akt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EA-15_2,ATM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LKB1_1,ATM_1,Ku80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TM_1,GSK3_pS9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38_pT180_Y182_0,14-3-3_epsilon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VHL_1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yclin_D1_1,p38_pT180_Y182_0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Bim_2,HSP70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I3K-p85_2,Bim_2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38_pT180_Y182_0,GSK3_pS9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TM_1,S6_pS235_S236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Src_pY416_0,Bcl-xL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Stathmin_2,ACC_pS79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Fibronectin_1,p38_pT180_Y182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90RSK_1,c-Jun_pS73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4E-BP1_pT70_1,MIG-6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Bim_2,4E-BP1_pT70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Bax_2,Cyclin_D1_1,Chk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CVRL1_1,14-3-3_epsilon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EGFR_2,PREX1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Transglutaminase_1,Cyclin_D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MYH11_2,ACVRL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MYH11_2,CD20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Stathmin_2,PKC-delta_pS664_2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c-Kit_2,Bax_2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Annexin-1_1,HSP70_0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Rb_pS807_S811_2,ACVRL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Myosin-IIa_pS1943_1,LKB1_1)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string" calcext:value-type="string">
            <text:p>(P-Cadherin_0,MAPK_pT202_Y204_0,Chk1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Mre11_2,Cyclin_D1_1,CD20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LKB1_1,P-Cadherin_0,HSP70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Bak_1,P-Cadherin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Chk2_1,Collagen_VI_0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LKB1_1,CD20_1,ARHI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Bax_2,p90RSK_1,LKB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p27_1,ACVRL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Myosin-IIa_pS1943_1,LKB1_1,Cyclin_D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Bax_2,Myosin-IIa_pS1943_1,LKB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Fibronectin_1,TFRC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HER3_pY1289_2,ACC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N-Ras_2,TAZ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Dvl3_0,c-Jun_pS73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D49b_2,ACC_pS79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SF2_0,mTOR_pS2448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I3K-p85_2,Src_pY416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TAZ_0,Bcl-xL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Notch1_1,ATM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YB-1_pS102_1,Src_pY416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D49b_2,ATM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Raptor_0,Chk1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21_2,Annexin-1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REX1_0,HSP70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D20_1,mTOR_pS2448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4E-BP1_pT37T46_2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Bax_2,SF2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YB-1_pS102_1,P-Cadherin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p38_MAPK_1,Ku80_0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VEGFR2_2,LKB1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Bax_2,CD20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CD20_1,ACVRL1_1)</text:p>
          </table:table-cell>
          <table:table-cell office:value-type="float" office:value="0.297852040855" calcext:value-type="float">
            <text:p>0.2978520409</text:p>
          </table:table-cell>
        </table:table-row>
        <table:table-row table:style-name="ro1">
          <table:table-cell office:value-type="string" calcext:value-type="string">
            <text:p>(MYH11_2)</text:p>
          </table:table-cell>
          <table:table-cell office:value-type="float" office:value="0.301661015148" calcext:value-type="float">
            <text:p>0.3016610151</text:p>
          </table:table-cell>
        </table:table-row>
        <table:table-row table:style-name="ro1">
          <table:table-cell office:value-type="string" calcext:value-type="string">
            <text:p>(Bim_2,JNK2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S6_pS240_S244_2,p38_MAPK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hk2_1,Annexin_VII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c-Jun_pS73_0,ARID1A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eclin_2,HSP70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EA-15_2,Bim_2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38_MAPK_1,INPP4B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VEGFR2_2,Smad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I3K-p85_2,c-Kit_2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90RSK_1,Notch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21_2,LKB1_1,ACC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38_MAPK_1,Heregulin_1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FASN_2,ATM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E2_2,14-3-3_epsilon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SF2_0,S6_pS235_S236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ER-alpha_pS118_2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LKB1_1,Raptor_0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p38_MAPK_1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YAP_pS127_0,p38_pT180_Y182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D20_1,SF2_0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DJ-1_1,MAPK_pT202_Y204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GSK3-alpha-beta_2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Rictor_pT1135_2,Rb_pS807_S811_2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IAP_2,Bim_2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im_2,CD20_1,ATM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Src_1,MAPK_pT202_Y204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I3K-p85_2,S6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Rictor_pT1135_2,FOXO3a_pS318_S32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21_2,Annexin-1_1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D20_1,PREX1_0,p38_pT180_Y182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im_2,eIF4G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REX1_0,AMPK_alpha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VEGFR2_2,LKB1_1,p38_pT180_Y182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ATM_1,c-Jun_pS73_0,ARID1A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JAB1_0,GATA3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SF2_0,c-Myc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LKB1_1,G6PD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D1_1,PREX1_0,Ku80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GAPDH_1,ARID1A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VEGFR2_2,Bcl-xL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D1_1,CD20_1,mTOR_pS2448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GATA3_0,FoxM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Myosin-IIa_pS1943_1,MAPK_pT202_Y204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MSH6_1,P-Cadherin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GSK3_pS9_0,GATA3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LKB1_1,N-Cadherin_0,c-Jun_pS73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Src_pY416_0,PREX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D20_1,ACVRL1_1,TAZ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38_MAPK_1,4E-BP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HER2_2,ATM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IAP_2,Annexin-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YB-1_pS102_1,Cyclin_D1_1,c-Jun_pS73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Rb_pS807_S811_2,LKB1_1,Ku80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ACVRL1_1,P-Cadherin_0,Bcl-xL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ACVRL1_1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90RSK_1,ACVRL1_1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Myosin-IIa_pS1943_1,Fibronectin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-Kit_2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REX1_0,c-Myc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YAP_1,HSP70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D1_1,P-Cadherin_0,mTOR_pS2448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AMPK_pT172_2,GAPDH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D20_1,ACVRL1_1,Src_pY416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Dvl3_0,Collagen_VI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Bax_2,Cyclin_D1_1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D1_1,4E-BP1_pT70_1,Chk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I3K-p85_2,LKB1_1,ACVRL1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LKB1_1,CD20_1,ACC_pS79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LKB1_1,ATM_1,P-Cadherin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S6_1,4E-BP1_pT7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38_MAPK_1,LKB1_1,p38_pT180_Y182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KC-delta_pS664_2,eIF4E_2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P-Cadherin_0,ETS-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eIF4G_1,CD20_1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JAB1_0,P-Cadherin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D20_1,ACVRL1_1,PREX1_0)</text:p>
          </table:table-cell>
          <table:table-cell office:value-type="float" office:value="0.305788314863" calcext:value-type="float">
            <text:p>0.3057883149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0.325884655901" calcext:value-type="float">
            <text:p>0.3258846559</text:p>
          </table:table-cell>
        </table:table-row>
        <table:table-row table:style-name="ro1">
          <table:table-cell office:value-type="string" calcext:value-type="string">
            <text:p>(TIGAR_2,ARHI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RHI_1,Chk2_pT68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RHI_1,Chk1_0,c-Jun_pS7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MSH6_1,YB-1_pS102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TFRC_0,PREX1_0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Tuberin_1,Dvl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14-3-3_beta_1,Tuberin_pT1462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I3K-p85_2,53BP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VEGFR2_2,Chk2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I3K-p85_2,JAB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21_2,53BP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D1_1,TAZ_0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mad1_1,4E-BP1_pT70_1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HER3_pY1289_2,ATM_1,TAZ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I3K-p85_2,Notch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GAB2_2,ACC_pS79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HSP70_0,Chk2_pT68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Rad50_2,PI3K-p85_2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D49b_2,Raptor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90RSK_1,p90RSK_pT359_S36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Bax_2,Src_pY416_0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laudin-7_1,CD20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Bap1-c-4_0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EGFR_2,N-Cadherin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21_2,Bax_2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NF2_2,p38_MAPK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YB-1_pS102_1,Cyclin_D1_1,Src_pY416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MSH6_1,HSP70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Bak_1,Ku80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62-LCK-ligand_1,p38_pT180_Y182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CVRL1_1,Src_pY416_0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LKB1_1,PDK1_pS24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-Raf_2,HER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Transglutaminase_1,p38_MAPK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MEK1_2,TAZ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mad3_0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Bax_2,Src_pY416_0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Mre11_2,Bim_2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rc_1,Annexin-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D20_1,AMPK_alph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INPP4B_1,PREX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D1_1,ARHI_1,PREX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HER3_pY1289_2,SF2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62-LCK-ligand_1,ATM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R_2,Dvl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E2_2,Src_pY416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REX1_0,p38_pT180_Y182_0,P-Cadherin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REX1_0,Bap1-c-4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Rab11_0,HSP70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E2_2,ACC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R_2,GAPDH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Rb_pS807_S811_2,mTOR_pS2448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EGFR_2,c-Jun_pS7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Bax_2,LKB1_1,Ku80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YAP_1,ACC_pS79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D1_1,Smad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6_1,Ku80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YAP_1,p38_pT180_Y182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Tuberin_1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GAPDH_1,Src_pY416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mad1_1,GATA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DCD4_2,Bax_2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YB-1_pS102_1,Cyclin_D1_1,ACVRL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YAP_1,ATM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I3K-p85_2,ARID1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GATA3_0,Annexin_VII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I3K-p85_2,Annexin_VII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D20_1,ACC_pS79_1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-Raf_pS299_2,ACVRL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MAPK_pT202_Y204_0,GATA3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D1_1,ER-alph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EA-15_2,ACVRL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eIF4E_2,p38_pT180_Y182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RAS40_pT246_2,Cyclin_D1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LKB1_1,CD20_1,ATM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LKB1_1,eIF4G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yclin_D1_1,C-Raf_pS338_1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-Cadherin_0,ARID1A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P-Cadherin_0,MAPK_pT202_Y204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AR_2,P-Cadherin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Collagen_VI_0,Chk1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0.338928963273" calcext:value-type="float">
            <text:p>0.3389289633</text:p>
          </table:table-cell>
        </table:table-row>
        <table:table-row table:style-name="ro1">
          <table:table-cell office:value-type="string" calcext:value-type="string">
            <text:p>(LKB1_1,Collagen_VI_0,Chk1_0)</text:p>
          </table:table-cell>
          <table:table-cell office:value-type="float" office:value="0.341881729379" calcext:value-type="float">
            <text:p>0.3418817294</text:p>
          </table:table-cell>
        </table:table-row>
        <table:table-row table:style-name="ro1">
          <table:table-cell office:value-type="string" calcext:value-type="string">
            <text:p>(p27_1,P-Cadherin_0)</text:p>
          </table:table-cell>
          <table:table-cell office:value-type="float" office:value="0.341881729379" calcext:value-type="float">
            <text:p>0.3418817294</text:p>
          </table:table-cell>
        </table:table-row>
        <table:table-row table:style-name="ro1">
          <table:table-cell office:value-type="string" calcext:value-type="string">
            <text:p>(GSK3-alpha-beta_2,ACC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Heregulin_1,NF-kB-p65_pS53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INPP4B_1,MIG-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AMPK_pT172_2,c-Jun_pS73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-Cadherin_0,MIG-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DJ-1_1,MAPK_pT202_Y204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mad1_1,p90RSK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-Ras_2,p90RSK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Fibronectin_1,Ku80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I3K-p85_2,HER3_pY1289_2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INPP4B_1,Chk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Ku80_0,GSK3_pS9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x_2,PREX1_0,Chk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F2_0,ACC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Bax_2,PCNA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14-3-3_zeta_2,Chk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-Ras_2,Bax_2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-Cadherin_0,N-Cadherin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LKB1_1,p70S6K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62-LCK-ligand_1,ACVRL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VEGFR2_2,PREX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yclin_B1_2,Bax_2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-Ras_2,ACVRL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INPP4B_1,Cyclin_D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90RSK_1,Src_pY41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38_pT180_Y182_0,Bcl-xL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4E-BP1_pT70_1,Src_pY416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I3K-p85_2,PREX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D20_1,SF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GAPDH_1,ACVRL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yclin_D1_1,TAZ_0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AMPK_pT172_2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AR_2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Bax_2,Cyclin_D1_1)</text:p>
          </table:table-cell>
          <table:table-cell office:value-type="float" office:value="0.35774556965" calcext:value-type="float">
            <text:p>0.3577455697</text:p>
          </table:table-cell>
        </table:table-row>
        <table:table-row table:style-name="ro1">
          <table:table-cell office:value-type="string" calcext:value-type="string">
            <text:p>(PKC-delta_pS664_2,Annexin-1_1,c-Jun_pS73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Myosin-IIa_pS1943_1,LKB1_1,TAZ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eIF4E_2,c-Jun_pS73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Rb_pS807_S811_2,LKB1_1,ATM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90RSK_pT359_S363_0,Annexin_VII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AMPK_pT172_2,Cyclin_D1_1,c-Jun_pS73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90RSK_1,p38_MAPK_1,ATM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Rictor_pT1135_2,Cyclin_D1_1,Src_pY416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EA15_pS116_1,4E-BP1_pT70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eIF4E_2,GATA3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KC-delta_pS664_2,Rad51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Bax_2,CD20_1,Src_pY416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LKB1_1,CD20_1,SF2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S6_1,mTOR_pS2448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LKB1_1,Cyclin_D1_1,Raptor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90RSK_1,ER-alpha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Bax_2,LKB1_1,GAPDH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PKC-delta_pS664_2,LKB1_1,MAPK_pT202_Y204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Annexin-1_1,ACVRL1_1,P-Cadherin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Bax_2,Annexin-1_1,p38_pT180_Y182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Raptor_0,Collagen_VI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Collagen_VI_0,c-Jun_pS73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N-Cadherin_0,Chk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Src_pY416_0,c-Jun_pS73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Fibronectin_1,ATM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EGFR_2,Chk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HER3_pY1289_2,ATM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Bim_2,ACVRL1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p38_MAPK_1,Heregulin_1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Rb_pS807_S811_2,Chk1_0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JNK_pT183_Y185_2)</text:p>
          </table:table-cell>
          <table:table-cell office:value-type="float" office:value="0.380828675029" calcext:value-type="float">
            <text:p>0.380828675</text:p>
          </table:table-cell>
        </table:table-row>
        <table:table-row table:style-name="ro1">
          <table:table-cell office:value-type="string" calcext:value-type="string">
            <text:p>(p53_2,PREX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im_2,Cyclin_D1_1,TFRC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B1_2,TAZ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HER2_2,C-Raf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ax_2,TAZ_0,ACC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JNK2_1,ACC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ACVRL1_1,Src_pY416_0,MIG-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Notch1_1,DJ-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VEGFR2_2,Chk2_pT68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E2_2,AR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LKB1_1,TFRC_0,TAZ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49b_2,ACVRL1_1,Dvl3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MIG-6_0,ETS-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ibronectin_1,B-Raf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20_1,TAZ_0,Dvl3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im_2,4E-BP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IGFBP2_2,p38_pT180_Y182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YB-1_pS102_1,c-Myc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Smad4_2,PI3K-p85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MYH11_2,Cyclin_D1_1,p38_pT180_Y182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I3K-p85_2,Chk2_pT68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-Myc_0,ACC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im_2,Bax_2,ATM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I3K-p85_2,PDCD4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38_MAPK_1,ACVRL1_1,TAZ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62-LCK-ligand_1,GATA3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hk2_1,SF2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EGFR_2,ACVRL1_1,Chk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-Cadherin_0,Dvl3_0,Chk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DCD4_2,GATA3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REX1_0,p38_pT180_Y182_0,HSP7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ASN_2,Ku8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D1_1,Src_pY416_0,mTOR_pS2448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NF2_2,Akt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S6_pS235_S236_0,MIG-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KC-delta_pS664_2,Bax_2,14-3-3_beta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ibronectin_1,Raptor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-Raf_2,YAP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B1_2,Ku8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HSP70_0,53BP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RAS40_pT246_2,14-3-3_beta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GAB2_2,C-Raf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27_pT157_0,Ku8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EGFR_2,GSK3_pS9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49b_2,Cyclin_D1_1,ATM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TSC1_2,PREX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49b_2,Bax_2,ACVRL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STAT3_pY705_1,LKB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-Raf_2,Cyclin_D1_1,PREX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YAP_1,p90RSK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E2_2,ARID1A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Bax_2,c-Jun_pS73_0,14-3-3_epsilon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Transglutaminase_1,14-3-3_beta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38_MAPK_1,Caspase-7_cleavedD198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Akt_pT308_1,ACVRL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VEGFR2_2,Rictor_pT1135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-Cadherin_0,Chk2_pT68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AMPK_pT172_2,Src_pY41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EGFR_2,Cyclin_D1_1,Src_pY41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ACVRL1_1,PREX1_0,p38_pT180_Y182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49b_2,Cyclin_D1_1,HSP7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I3K-p85_2,Cyclin_D1_1,Src_pY41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LKB1_1,ACVRL1_1,TFRC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Rictor_pT1135_2,p90RSK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I3K-p85_2,Bax_2,LKB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Stathmin_2,DJ-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D1_1,PREX1_0,HSP70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4E-BP1_pT70_1,S6_pS235_S236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VEGFR2_2,Rb_pS807_S811_2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KC-alpha_1,LKB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20_1,ACVRL1_1,Chk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VEGFR2_2,ARID1A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LKB1_1,CDK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D20_1,P-Cadherin_0,Chk1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OXO3a_pS318_S321_1,P-Cadherin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I3K-p85_2,Cyclin_D1_1,ACVRL1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D1_1,4E-BP1_pS65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PEA-15_2,CD20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Rb_pS807_S811_2,P-Cadherin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Rictor_pT1135_2,CD20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E2_2,P-Cadherin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Cyclin_D1_1,ACVRL1_1,P-Cadherin_0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0.394771016976" calcext:value-type="float">
            <text:p>0.394771017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0.394771016976" calcext:value-type="float">
            <text:p>0.394771017</text:p>
          </table:table-cell>
        </table:table-row>
        <table:table-row table:style-name="ro1">
          <table:table-cell office:value-type="string" calcext:value-type="string">
            <text:p>(ER-alpha_pS118_2,ACC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90RSK_pT359_S363_0,MIG-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-Raf_2,CD3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-Kit_2,TFRC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KC-pan_BetaII_pS660_1,MAPK_pT202_Y204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I3K-p85_2,GSK3_pS9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D49b_2,Src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Src_pY416_0,Chk1_0,ACC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CNA_0,Chk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Rictor_pT1135_2,YB-1_pS102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Bim_2,p70S6K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Bim_2,Cyclin_D1_1,TAZ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mTOR_pS2448_0,HSP70_0,Chk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Stathmin_2,MIG-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ARHI_1,Akt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N-Ras_2,YB-1_pS102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ACVRL1_1,Src_pY416_0,Dvl3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I3K-p85_2,Smad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MYH11_2,Src_pY41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AMPK_pT172_2,TAZ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GAPDH_1,Akt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SF2_0,ARID1A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38_pT180_Y182_0,ETS-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yclin_D1_1,ARHI_1,Chk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YB-1_pS102_1,MAPK_pT202_Y204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90RSK_1,MAPK_pT202_Y204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D20_1,p90RSK_pT359_S363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Stathmin_2,C-Raf_2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Bax_2,Smad3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hk1_pS345_2,Cyclin_D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Smad4_2,p38_pT180_Y182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VEGFR2_2,Bim_2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yclin_D1_1,beta-Catenin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hk1_0,Caspase-7_cleavedD198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Bim_2,SF2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ASNS_2,Chk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ER-alpha_pS118_2,Cyclin_D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38_MAPK_1,MIG-6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KC-delta_pS664_2,MAPK_pT202_Y204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Cyclin_E2_2,ACVRL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GAPDH_1,CD20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EGFR_2,Cyclin_D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PKC-delta_pS664_2,Annexin-1_1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0.412324879646" calcext:value-type="float">
            <text:p>0.4123248796</text:p>
          </table:table-cell>
        </table:table-row>
        <table:table-row table:style-name="ro1">
          <table:table-cell office:value-type="string" calcext:value-type="string">
            <text:p>(Bax_2,YB-1_pS102_1)</text:p>
          </table:table-cell>
          <table:table-cell office:value-type="float" office:value="0.412324879646" calcext:value-type="float">
            <text:p>0.4123248796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0.412324879646" calcext:value-type="float">
            <text:p>0.4123248796</text:p>
          </table:table-cell>
        </table:table-row>
        <table:table-row table:style-name="ro1">
          <table:table-cell office:value-type="string" calcext:value-type="string">
            <text:p>(LKB1_1,CD20_1,4E-BP1_pT70_1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ACVRL1_1,P-Cadherin_0,Annexin_VII_0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AR_2,ACVRL1_1,P-Cadherin_0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Collagen_VI_0,ARID1A_0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p70S6K_0,MIG-6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S6_pS235_S236_0,mTOR_pS244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N-Ras_2,mTOR_pS244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VEGFR2_2,SF2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TAZ_0,14-3-3_epsilon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mTOR_pS2448_0,Dvl3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TFRC_0,Akt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Dvl3_0,ACC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Bim_2,mTOR_pS2448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I3K-p85_2,YB-1_pS102_1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CD49b_2,p38_pT180_Y182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Src_pY416_0,SF2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MYH11_2,Chk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Stathmin_2,Ku80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Rictor_pT1135_2,Chk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LKB1_1,N-Cadherin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38_MAPK_1,TFRC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CD20_1,ACC1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Smad1_1,ACVRL1_1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LKB1_1,HSP70_0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p90RSK_1,LKB1_1)</text:p>
          </table:table-cell>
          <table:table-cell office:value-type="float" office:value="0.434973679946" calcext:value-type="float">
            <text:p>0.4349736799</text:p>
          </table:table-cell>
        </table:table-row>
        <table:table-row table:style-name="ro1">
          <table:table-cell office:value-type="string" calcext:value-type="string">
            <text:p>(Bim_2,p38_MAPK_1,Ku80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,ACVRL1_1,ACC_pS79_1,Chk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B1_2,Bax_2,Cyclin_D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YB-1_pS102_1,p38_MAPK_1,Cyclin_D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Stathmin_2,Bax_2,P-Cadherin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TSC1_2,Annexin-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GAPDH_1,JAB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,Raptor_0,PREX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53_2,p38_MAPK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Bim_2,LKB1_1,Heregulin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Myosin-IIa_pS1943_1,14-3-3_epsilon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EGFR_2,JAB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DJ-1_1,MAPK_pT202_Y204_0,Chk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Raptor_0,GSK3_pS9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D49b_2,ACVRL1_1,P-Cadherin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eIF4E_2,mTOR_pS2448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-Cadherin_0,Cyclin_E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LKB1_1,ATM_1,SF2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KC-delta_pS664_2,LKB1_1,ACC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Smad4_2,4E-BP1_pT70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Bax_2,p38_MAPK_1,Src_pY416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38_MAPK_1,PKC-alpha_pS657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YB-1_pS102_1,LKB1_1,ACVRL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,4E-BP1_pT70_1,Src_pY416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I3K-p85_2,Cyclin_D1_1,c-Jun_pS73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Smad4_2,p90RSK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eIF4E_2,4E-BP1_pT70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GAPDH_1,MAPK_pT202_Y204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Lck_2,Annexin-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LKB1_1,Src_pY416_0,p38_pT180_Y182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Myosin-IIa_pS1943_1,Akt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LKB1_1,Cyclin_D1_1,ARHI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EGFR_2,AMPK_pT172_2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Bax_2,LKB1_1,HSP70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DJ-1_1,Annexin_VII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AR_2,ARID1A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VEGFR2_2,Bax_2,LKB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I3K-p85_2,Cyclin_D1_1,PREX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LKB1_1,CD20_1,TFRC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Smad1_1,Collagen_VI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,Bak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Bax_2,Cyclin_D1_1,CD20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,P-Cadherin_0,Dvl3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38_pT180_Y182_0,FoxM1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Bax_2,LKB1_1,CD20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38_MAPK_1,Collagen_VI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Mre11_2)</text:p>
          </table:table-cell>
          <table:table-cell office:value-type="float" office:value="0.448774555204" calcext:value-type="float">
            <text:p>0.4487745552</text:p>
          </table:table-cell>
        </table:table-row>
        <table:table-row table:style-name="ro1">
          <table:table-cell office:value-type="string" calcext:value-type="string">
            <text:p>(c-Kit_2)</text:p>
          </table:table-cell>
          <table:table-cell office:value-type="float" office:value="0.448774555204" calcext:value-type="float">
            <text:p>0.4487745552</text:p>
          </table:table-cell>
        </table:table-row>
        <table:table-row table:style-name="ro1">
          <table:table-cell office:value-type="string" calcext:value-type="string">
            <text:p>(Chk2_1,GSK3_pS9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70S6K_0,MAPK_pT202_Y204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IAP_2,14-3-3_beta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Dvl3_0,Chk2_pT68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R-alpha_pS118_2,YB-1_pS102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im_2,Bax_2,YB-1_pS102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HER3_pY1289_2,Rictor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hk2_1,Rab1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ax_2,Akt_pT308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DCD4_2,YB-1_pS102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YB-1_pS102_1,ACVRL1_1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6_pS240_S244_2,PREX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Fibronectin_1,ARHI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90RSK_1,Chk2_pT68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D20_1,mTOR_pS2448_0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38_pT180_Y182_0,IRS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rc_pY416_0,Chk1_0,c-Jun_pS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ARHI_1,Src_pY416_0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N-Ras_2,ARHI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ARHI_1,GSK3_pS9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Notch1_1,GAPDH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Tuberin_1,TFRC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rc_1,Fibronectin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-Raf_pS338_1,ARID1A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21_2,GAB2_2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I3K-p85_2,Src_pY416_0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90RSK_1,FoxM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hk1_pS345_2,PREX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38_MAPK_1,ATM_1,TAZ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DJ-1_1,Bcl-xL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I3K-p85_2,14-3-3_beta_1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D49b_2,Cyclin_D1_1,ACC_pS79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-Kit_2,p90RSK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D1_1,TAZ_0,c-Jun_pS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LKB1_1,ATM_1,TFRC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D49b_2,Cyclin_D1_1,Dvl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TS-1_0,ACC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E2_2,Dvl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TS-1_0,c-Jun_pS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D1_1,p38_pT180_Y182_0,mTOR_pS2448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mad1_1,ACVRL1_1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NDRG1_pT346_1,P-Cadherin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Rictor_pT1135_2,GAPDH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D1_1,Src_pY416_0,ACC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im_2,Cyclin_D1_1,ATM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A-Raf_pS299_2,TAZ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axillin_1,ATM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ax_2,p38_MAPK_1,ATM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R-alpha_pS118_2,Bax_2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ARHI_1,MAPK_pT202_Y204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21_2,GSK3_pS9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GAPDH_1,FOXO3a_pS318_S32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GFR_2,Smad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YAP_pS127_0,Chk1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EGFR_2,FOXO3a_pS318_S32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RCA2_1,Ku80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ACVRL1_1,Chk2_pT68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Mre11_2,Src_pY416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E2_2,4E-BP1_pT70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E2_2,mTOR_pS2448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D1_1,Chk1_0,c-Jun_pS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Myosin-IIa_pS1943_1,Annexin-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90RSK_1,Akt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MAPK_pT202_Y204_0,HSP70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B1_2,ACVRL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ax_2,p38_MAPK_1,Cyclin_D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LKB1_1,Heregulin_1,Cyclin_D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VEGFR2_2,c-Jun_pS73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mad4_2,CD20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Cyclin_D1_1,Bcl-2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HER3_pY1289_2,P-Cadherin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KC-delta_pS664_2,BRCA2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-Cadherin_0,GSK3_pS9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-Cadherin_0,14-3-3_epsilon_0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6_1,ATM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Tuberin_1,Cyclin_D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Mre11_2,CD20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ax_2,S6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14-3-3_zeta_2,ACVRL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Tuberin_1,ACVRL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6_1,ACVRL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Bax_2,LKB1_1,ACVRL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90RSK_1,CD20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Src_pY416_0,ACC1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Cyclin_D1_1,mTOR_pS2448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Cyclin_D1_1,Dvl3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LKB1_1,p38_pT180_Y182_0)</text:p>
          </table:table-cell>
          <table:table-cell office:value-type="float" office:value="0.465831575889" calcext:value-type="float">
            <text:p>0.4658315759</text:p>
          </table:table-cell>
        </table:table-row>
        <table:table-row table:style-name="ro1">
          <table:table-cell office:value-type="string" calcext:value-type="string">
            <text:p>(Src_pY416_0,PI3K-p110-alpha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FOXO3a_pS318_S321_1,N-Cadherin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DJ-1_1,14-3-3_epsilon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GSK3-alpha-beta_pS21_S9_1,PREX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rc_1,Akt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INPP4B_1,mTOR_pS2448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MSH6_1,Ku80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MYH11_2,ACC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EGFR_2,Dvl3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Dvl3_0,Akt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im_2,MIG-6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N-Ras_2,4E-BP1_pT70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Ku80_0,CD3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cl-xL_0,ACC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MSH6_1,ATM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mad1_1,mTOR_pS2448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I3K-p110-alpha_0,p38_pT180_Y18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Rb_pS807_S811_2,p38_MAPK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90RSK_1,ARID1A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Fibronectin_1,HSP70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Rab11_0,Ku80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mad1_1,p38_MAPK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mad4_2,Chk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RCA2_1,p38_pT180_Y18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YB-1_pS102_1,SF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VEGFR2_2,ACC1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I3K-p85_2,c-Jun_pS73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rc_pY416_0,GATA3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tathmin_2,p38_pT180_Y182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Annexin-1_1,TFRC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BRCA2_1,ATM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Cyclin_D1_1,ACVRL1_1,TAZ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ACVRL1_1,Bcl-xL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90RSK_1,p38_MAPK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LKB1_1,C-Raf_pS338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SF2_0,P-Cadherin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LKB1_1,Chk2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38_MAPK_1,4E-BP1_pT70_1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p38_MAPK_1,P-Cadherin_0)</text:p>
          </table:table-cell>
          <table:table-cell office:value-type="float" office:value="0.48865184634" calcext:value-type="float">
            <text:p>0.4886518463</text:p>
          </table:table-cell>
        </table:table-row>
        <table:table-row table:style-name="ro1">
          <table:table-cell office:value-type="string" calcext:value-type="string">
            <text:p>(eIF4E_2,HSP70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Beclin_2,4E-BP1_pT70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27_1,PREX1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LKB1_1,HER2_pY1248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LKB1_1,Src_pY416_0,P-Cadherin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Annexin-1_1,p38_pT180_Y182_0,P-Cadherin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KC-delta_pS664_2,Annexin-1_1,ACVRL1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FOXO3a_2,Cyclin_D1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ACVRL1_1,4E-BP1_pT70_1,PREX1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VEGFR2_2,LKB1_1,PREX1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Bax_2,MEK1_pS217_S221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LKB1_1,4E-BP1_pT70_1,HSP70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KC-delta_pS664_2,Cyclin_D1_1,MAPK_pT202_Y204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GSK3_pS9_0,Collagen_VI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PKC-delta_pS664_2,LKB1_1,Annexin-1_1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TAZ_0,Chk1_0)</text:p>
          </table:table-cell>
          <table:table-cell office:value-type="float" office:value="0.501443947973" calcext:value-type="float">
            <text:p>0.501443948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0.501443947973" calcext:value-type="float">
            <text:p>0.501443948</text:p>
          </table:table-cell>
        </table:table-row>
        <table:table-row table:style-name="ro1">
          <table:table-cell office:value-type="string" calcext:value-type="string">
            <text:p>(p38_MAPK_1,ATM_1,4E-BP1_pT7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rc_pY416_0,PCN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Ku80_0,HSP7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STAT5-alph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SF2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20_1,GSK3_pS9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mad4_2,TFRC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HER3_pY1289_2,ETS-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MAPK_pT202_Y204_0,ACC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DJ-1_1,BRCA2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4E-BP1_pT70_1,PCN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I3K-p85_2,LKB1_1,TAZ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Raptor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HER3_pY1289_2,CD20_1,ATM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MAPK_pT202_Y204_0,Chk1_0,ACC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YB-1_pS102_1,p38_MAPK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90RSK_1,JAB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TAZ_0,PREX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ARHI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I3K-p85_2,Bax_2,Src_pY41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m_2,ACVRL1_1,Dvl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6_pS235_S236_0,GATA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ACC_pS79_1,Src_pY41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VEGFR2_2,N-Ras_2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Rb_pS807_S811_2,14-3-3_beta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TS-1_0,ARID1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4E-BP1_pT70_1,TAZ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R_2,Raptor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YB-1_pS102_1,ACVRL1_1,PREX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14-3-3_beta_1,Bap1-c-4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HER3_pY1289_2,Bax_2,Cyclin_D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TM_1,MAPK_pT202_Y204_0,c-Jun_pS7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YB-1_pS102_1,p90RSK_pT359_S36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Src_1,Collagen_VI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D49b_2,Cyclin_D1_1,Ku8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GAB2_2,p38_pT180_Y18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RAS40_pT246_2,Bim_2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GAB2_2,4E-BP1_pT7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Cyclin_E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RBM15_1,LKB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4E-BP1_pT70_1,Src_pY41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Heregulin_1,Src_pY41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GFR_2,Bcl-xL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90RSK_1,S6_pS235_S236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m_2,XBP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Src_pY416_0,Ku80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ax_2,Cyclin_D1_1,SF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38_MAPK_1,JNK2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XBP1_0,SF2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MPK_pT172_2,PREX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c-Jun_pS73_0,14-3-3_epsilon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EGFR_2,Fibronectin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RCA2_1,GATA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Rb_pS807_S811_2,Annexin_VII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MSH6_1,CD2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HSP70_0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R_2,c-Jun_pS7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90RSK_1,LKB1_1,Chk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B1_2,CD2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JNK2_1,CD2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GAPDH_1,Collagen_VI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38_MAPK_1,ATM_1,ACVRL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Rictor_pT1135_2,Annexin-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38_MAPK_1,XBP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Bim_2,Collagen_VI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YAP_1,4E-BP1_pT70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CVRL1_1,FoxM1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yclin_D1_1,ACVRL1_1,c-Jun_pS73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LKB1_1,4E-BP1_pS65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c-Jun_pS73_0,14-3-3_epsilon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TAZ_0,PI3K-p110-alpha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MIG-6_0,Dvl3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mTOR_pS2448_0,ACC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MIG-6_0,Chk1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Cyclin_D1_1,p70S6K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p38_MAPK_1,TAZ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Cyclin_D1_1,c-Jun_pS73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Cyclin_D1_1,P-Cadherin_0)</text:p>
          </table:table-cell>
          <table:table-cell office:value-type="float" office:value="0.518633185711" calcext:value-type="float">
            <text:p>0.5186331857</text:p>
          </table:table-cell>
        </table:table-row>
        <table:table-row table:style-name="ro1">
          <table:table-cell office:value-type="string" calcext:value-type="string">
            <text:p>(ARHI_1,PREX1_0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EA-15_2,YB-1_pS102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tathmin_2,Rictor_pT1135_2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14-3-3_beta_1,PKC-alpha_pS657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14-3-3_beta_1,p70S6K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FRC_0,IRS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DCD4_2,c-Jun_pS7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D49b_2,FOXO3a_pS318_S32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F2_0,Chk2_pT68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IGAR_2,C-Raf_2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-Ras_2,N-Cadherin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GSK3-alpha-beta_pS21_S9_1,Annexin-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-Met_pY1235_1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otch1_1,Src_pY416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DRG1_pT346_1,TAZ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KC-delta_pS664_2,PEA15_pS116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6_pS235_S236_0,Dvl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90RSK_1,14-3-3_epsilon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70S6K_0,ACC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TM_1,eEF2K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-Ras_2,SF2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AZ_0,S6_pS235_S236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im_2,N-Cadherin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DRG1_pT346_1,CD20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N-Ras_2,MIG-6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E2_2,c-Jun_pS7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-Raf_pS338_1,14-3-3_beta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IGAR_2,TAZ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VRL1_1,Chk1_0,ACC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TAZ_0,p90RSK_pT359_S36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VEGFR2_2,CD49b_2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C_pS79_1,Src_pY416_0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-Kit_2,Src_pY416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21_2,HER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Stathmin_2,ARHI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D1_1,Chk1_0,ACC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GSK3-alpha-beta_pS21_S9_1,CD20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ax_2,14-3-3_beta_1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I3K-p110-alpha_0,P-Cadherin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C_pS79_1,CD3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Rad50_2,Ku80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XBP1_0,TAZ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im_2,GAPDH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I3K-p85_2,Rab1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E2_2,YB-1_pS102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KC-pan_BetaII_pS660_1,PREX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LKB1_1,ATM_1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D1_1,TAZ_0,Src_pY416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D49b_2,4E-BP1_pT70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D1_1,4E-BP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EA-15_2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im_2,Bax_2,Cyclin_D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LKB1_1,INPP4B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Cyclin_D1_1,CDK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RAS40_pT246_2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VRL1_1,p27_pT157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ax_2,Cyclin_D1_1,PREX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4E-BP1_pT70_1,Annexin_VII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C_pS79_1,Annexin_VII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Fibronectin_1,P-Cadherin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nnexin-1_1,GATA3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LKB1_1,ACVRL1_1,Chk1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EGFR_2,CD20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Bax_2,Cyclin_D1_1,ACVRL1_1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ACVRL1_1,Annexin_VII_0)</text:p>
          </table:table-cell>
          <table:table-cell office:value-type="float" office:value="0.542164019476" calcext:value-type="float">
            <text:p>0.5421640195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0.543354341193" calcext:value-type="float">
            <text:p>0.5433543412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0.544647858478" calcext:value-type="float">
            <text:p>0.5446478585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0.544647858478" calcext:value-type="float">
            <text:p>0.5446478585</text:p>
          </table:table-cell>
        </table:table-row>
        <table:table-row table:style-name="ro1">
          <table:table-cell office:value-type="string" calcext:value-type="string">
            <text:p>(Bax_2,ACVRL1_1,Collagen_VI_0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Cyclin_D1_1,P-Cadherin_0,MAPK_pT202_Y204_0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Cyclin_D1_1,ACVRL1_1,XBP1_0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eIF4E_2,P-Cadherin_0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mTOR_pS2448_0,Chk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Bax_2,ACC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FOXO3a_pS318_S321_1,MIG-6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N-Cadherin_0,ARID1A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INPP4B_1,Src_pY416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N-Cadherin_0,Dvl3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b_pS807_S811_2,ACC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21_2,CD49b_2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Src_pY416_0,N-Cadherin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Akt_0,ACC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I3K-p85_2,Dvl3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c-Jun_pS73_0,ACC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4E-BP1_1,Chk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LKB1_1,Tuberin_pT1462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Src_1,LKB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CD49b_2,Ku80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KC-delta_pS664_2,14-3-3_beta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Bax_2,14-3-3_epsilon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90RSK_1,Annexin-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YB-1_pS102_1,p38_MAPK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HER3_pY1289_2,ACVRL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E-Cadherin_2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YB-1_pS102_1,CD20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Bax_2,XBP1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ATM_1,Annexin-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Bax_2,MAPK_pT202_Y204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Rb_pS807_S811_2,LKB1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LKB1_1,GATA3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CD20_1,P-Cadherin_0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0.571051465487" calcext:value-type="float">
            <text:p>0.5710514655</text:p>
          </table:table-cell>
        </table:table-row>
        <table:table-row table:style-name="ro1">
          <table:table-cell office:value-type="string" calcext:value-type="string">
            <text:p>(Shc_pY317_2,ACVRL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90RSK_1,LKB1_1,TAZ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Rb_pS807_S811_2,p38_MAPK_1,LKB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-Raf_pS299_2,4E-BP1_pT70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Shc_pY317_2,Bax_2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Rb_pS807_S811_2,Cyclin_E2_2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c-Kit_2,Collagen_VI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VEGFR2_2,Cyclin_D1_1,Src_pY416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Bax_2,Tuberin_1,P-Cadherin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mTOR_1,CD20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CVRL1_1,c-Jun_pS73_0,ARID1A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90RSK_1,ACVRL1_1,Src_pY416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YB-1_pS102_1,S6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90RSK_1,Cyclin_D1_1,TAZ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Cyclin_E2_2,Rab1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Cyclin_D1_1,ACVRL1_1,N-Cadherin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nnexin-1_1,ACVRL1_1,FoxM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VEGFR2_2,Bax_2,Cyclin_D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KC-delta_pS664_2,p38_MAPK_1,LKB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I3K-p85_2,p90RSK_1,Cyclin_D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Cyclin_D1_1,CD20_1,ACC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38_MAPK_1,Cyclin_D1_1,Dvl3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mTOR_1,ACVRL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Src_pY416_0,PREX1_0,P-Cadherin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R_2,LKB1_1,ATM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Bax_2,Cyclin_D1_1,MAPK_pT202_Y204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TM_1,Annexin-1_1,ARID1A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eIF4E_2,TFRC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Bax_2,MAPK_pT202_Y204_0,Chk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MYH11_2,Cyclin_D1_1,CD20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Mre11_2,LKB1_1,Cyclin_D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nnexin-1_1,P-Cadherin_0,Chk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21_2,LKB1_1,Annexin-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LKB1_1,4E-BP1_pT70_1,p38_pT180_Y182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Lck_2,LKB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38_MAPK_1,Cyclin_D1_1,P-Cadherin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Annexin-1_1,P-Cadherin_0,MAPK_pT202_Y204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p90RSK_1,LKB1_1,ACVRL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LKB1_1,CD20_1,ACVRL1_1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0.593672933902" calcext:value-type="float">
            <text:p>0.5936729339</text:p>
          </table:table-cell>
        </table:table-row>
        <table:table-row table:style-name="ro1">
          <table:table-cell office:value-type="string" calcext:value-type="string">
            <text:p>(GSK3-alpha-beta_2)</text:p>
          </table:table-cell>
          <table:table-cell office:value-type="float" office:value="0.593672933902" calcext:value-type="float">
            <text:p>0.5936729339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0.593672933902" calcext:value-type="float">
            <text:p>0.5936729339</text:p>
          </table:table-cell>
        </table:table-row>
        <table:table-row table:style-name="ro1">
          <table:table-cell office:value-type="string" calcext:value-type="string">
            <text:p>(PCNA_0,p38_pT180_Y182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rc_1,14-3-3_epsilon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yclin_D1_1,14-3-3_beta_1,p38_pT180_Y182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D49b_2,Bax_2,ATM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yclin_E2_2,Smad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eta-Catenin_1,14-3-3_epsilon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ER-alpha_pS118_2,Ku80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eIF4G_1,Annexin-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tathmin_2,C-Raf_pS338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HER3_pY1289_2,Smad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c-Jun_pS73_0,ACC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ATM_1,Annexin-1_1,TAZ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ACC_pS79_1,14-3-3_beta_1,Chk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4E-BP1_pT70_1,p27_pT157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VEGFR2_2,ETS-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MEK1_2,Ku80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I3K-p85_2,PREX1_0,Chk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LKB1_1,Akt_pT308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LKB1_1,Ku80_0,ACC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AR_2,Smad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38_MAPK_1,Cyclin_D1_1,TAZ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90RSK_pT359_S363_0,ACC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yclin_E2_2,SF2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ACVRL1_1,ACC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rc_pY416_0,ETS-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TAZ_0,p27_pT157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6_pS235_S236_0,c-Jun_pS73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Smad4_2,ACC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14-3-3_beta_1,P-Cadherin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DCD4_2,4E-BP1_pT70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hk2_1,14-3-3_beta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E-Cadherin_2,Cyclin_D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Rb_pS807_S811_2,MIG-6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Myosin-IIa_pS1943_1,14-3-3_beta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HER2_2,p38_pT180_Y182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TAZ_0,c-Myc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Transglutaminase_1,PREX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mTOR_pS2448_0,ER-alpha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Rb_pS807_S811_2,GAPDH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EGFR_2,CD49b_2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38_MAPK_1,ACVRL1_1,Chk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LKB1_1,TFRC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JNK2_1,PREX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38_MAPK_1,Cyclin_D1_1,ATM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Annexin-1_1,ACVRL1_1,ACC_pS79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38_MAPK_1,S6_pS235_S236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eIF4E_2,Ku80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Rb_pS807_S811_2,SF2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TAZ_0,FoxM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yclin_D1_1,Src_pY416_0,c-Jun_pS73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LKB1_1,Chk1_0,c-Jun_pS73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GAPDH_1,Annexin_VII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YB-1_pS102_1,Cyclin_D1_1,P-Cadherin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eclin_2,ATM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MEK1_2,ATM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KC-delta_pS664_2,CD3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REX1_0,p90RSK_pT359_S363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mTOR_pS2448_0,Collagen_VI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KC-delta_pS664_2,YAP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c-Myc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ACVRL1_1,ETS-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27_1,Chk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LKB1_1,Cyclin_D1_1,Ku80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VEGFR2_2,p38_MAPK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D20_1,C-Raf_pS338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Cyclin_D1_1,P-Cadherin_0,Chk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Bax_2,LKB1_1,PREX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4E-BP1_pT70_1,Rab11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LKB1_1,ATM_1,ACVRL1_1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P-Cadherin_0,Akt_0)</text:p>
          </table:table-cell>
          <table:table-cell office:value-type="float" office:value="0.5957905543" calcext:value-type="float">
            <text:p>0.5957905543</text:p>
          </table:table-cell>
        </table:table-row>
        <table:table-row table:style-name="ro1">
          <table:table-cell office:value-type="string" calcext:value-type="string">
            <text:p>(Notch1_1,Chk1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14-3-3_beta_1,p38_pT180_Y182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Bim_2,ATM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ACVRL1_1,ACC1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Bim_2,Bax_2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REX1_0,p38_pT180_Y182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Bax_2,p38_MAPK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REX1_0,P-Cadherin_0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p38_MAPK_1,ACVRL1_1)</text:p>
          </table:table-cell>
          <table:table-cell office:value-type="float" office:value="0.604367223019" calcext:value-type="float">
            <text:p>0.604367223</text:p>
          </table:table-cell>
        </table:table-row>
        <table:table-row table:style-name="ro1">
          <table:table-cell office:value-type="string" calcext:value-type="string">
            <text:p>(N-Ras_2,FOXO3a_pS318_S32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TIGAR_2,YB-1_pS102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XRCC1_2,Annexin-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TAZ_0,Chk2_pT68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rc_pY416_0,Chk2_pT68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38_MAPK_1,14-3-3_epsilon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GSK3-alpha-beta_2,Chk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Mre11_2,ACC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CVRL1_1,Dvl3_0,Chk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beta-Catenin_1,PREX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RHI_1,14-3-3_beta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38_MAPK_1,beta-Catenin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YB-1_pS102_1,N-Cadherin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DJ-1_1,14-3-3_beta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I3K-p85_2,CD49b_2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62-LCK-ligand_1,TAZ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TAZ_0,ETS-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tathmin_2,GATA3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HER3_pY1289_2,p90RSK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6_pS235_S236_0,p38_pT180_Y182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REX1_0,P-Cadherin_0,Chk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CVRL1_1,Src_pY416_0,Chk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Smad4_2,TAZ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c-Kit_2,ATM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CVRL1_1,PCNA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c-Kit_2,Ku80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N-Ras_2,CD20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Bax_2,Chk2_pT68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Cyclin_E2_2,Chk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GAPDH_1,PREX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MYH11_2,LKB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38_MAPK_1,Dvl3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DJ-1_1,Annexin-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Bim_2,p90RSK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REX1_0,c-Jun_pS73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Cyclin_D1_1,ACVRL1_1,Src_pY416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CVRL1_1,GSK3_pS9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PEA-15_2,LKB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CVRL1_1,Rab11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LKB1_1,Rictor_0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AR_2,ACVRL1_1)</text:p>
          </table:table-cell>
          <table:table-cell office:value-type="float" office:value="0.623376623377" calcext:value-type="float">
            <text:p>0.6233766234</text:p>
          </table:table-cell>
        </table:table-row>
        <table:table-row table:style-name="ro1">
          <table:table-cell office:value-type="string" calcext:value-type="string">
            <text:p>(Cyclin_E2_2,Collagen_VI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Rictor_pT1135_2,MAPK_pT202_Y204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Mre11_2,Collagen_VI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HER3_pY1289_2,Collagen_VI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LKB1_1,CD20_1,P-Cadherin_0)</text:p>
          </table:table-cell>
          <table:table-cell office:value-type="float" office:value="0.627327962609" calcext:value-type="float">
            <text:p>0.6273279626</text:p>
          </table:table-cell>
        </table:table-row>
        <table:table-row table:style-name="ro1">
          <table:table-cell office:value-type="string" calcext:value-type="string">
            <text:p>(N-Ras_2)</text:p>
          </table:table-cell>
          <table:table-cell office:value-type="float" office:value="0.642076256333" calcext:value-type="float">
            <text:p>0.6420762563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0.642076256333" calcext:value-type="float">
            <text:p>0.6420762563</text:p>
          </table:table-cell>
        </table:table-row>
        <table:table-row table:style-name="ro1">
          <table:table-cell office:value-type="string" calcext:value-type="string">
            <text:p>(ER-alpha_pS118_2)</text:p>
          </table:table-cell>
          <table:table-cell office:value-type="float" office:value="0.643283871156" calcext:value-type="float">
            <text:p>0.6432838712</text:p>
          </table:table-cell>
        </table:table-row>
        <table:table-row table:style-name="ro1">
          <table:table-cell office:value-type="string" calcext:value-type="string">
            <text:p>(LKB1_1,Ku80_0)</text:p>
          </table:table-cell>
          <table:table-cell office:value-type="float" office:value="0.643283871156" calcext:value-type="float">
            <text:p>0.6432838712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0.643283871156" calcext:value-type="float">
            <text:p>0.6432838712</text:p>
          </table:table-cell>
        </table:table-row>
        <table:table-row table:style-name="ro1">
          <table:table-cell office:value-type="string" calcext:value-type="string">
            <text:p>(A-Raf_pS299_2)</text:p>
          </table:table-cell>
          <table:table-cell office:value-type="float" office:value="0.643283871156" calcext:value-type="float">
            <text:p>0.6432838712</text:p>
          </table:table-cell>
        </table:table-row>
        <table:table-row table:style-name="ro1">
          <table:table-cell office:value-type="string" calcext:value-type="string">
            <text:p>(GAPDH_1,GSK3_pS9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mTOR_1,Chk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D20_1,Chk1_0,c-Jun_pS7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YAP_pS127_0,PREX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Bim_2,Bax_2,Src_pY416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4E-BP1_pT70_1,PREX1_0,Chk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38_MAPK_1,ATM_1,Src_pY416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Annexin-1_1,HSP70_0,Chk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HSP70_0,eEF2K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Dvl3_0,c-Myc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D20_1,P-Cadherin_0,Dvl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N-Ras_2,Bcl-xL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Bim_2,Rictor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D49b_2,Cyclin_D1_1,c-Jun_pS7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TIGAR_2,p90RSK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NF2_2,LKB1_1,ATM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Rad51_1,ACC_pS79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EGFR_2,p90RSK_pT359_S36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38_MAPK_1,ETS-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Myosin-IIa_pS1943_1,GSK3_pS9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FOXO3a_pS318_S321_1,Fibronectin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yclin_D1_1,Dvl3_0,c-Jun_pS7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Rictor_pT1135_2,Rab1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I3K-p85_2,Cyclin_D1_1,Dvl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38_pT180_Y182_0,P-Cadherin_0,Bcl-xL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Bim_2,Bax_2,p38_MAPK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ER-alpha_pS118_2,P-Cadherin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21_2,Bax_2,Annexin-1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62-LCK-ligand_1,4E-BP1_pT7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ER-alpha_pS118_2,CD2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YB-1_pS102_1,Cyclin_D1_1,CD2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Stathmin_2,Bax_2,ACVRL1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yclin_D1_1,SF2_0,Dvl3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38_MAPK_1,AMPK_alpha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ACVRL1_1,Src_pY416_0,PREX1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Bim_2,AMPK_pT172_2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yclin_D1_1,ACVRL1_1,SF2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ACVRL1_1,PR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ARID1A_0,Annexin_VII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-Kit_2,CD2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hk2_1,CD2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EA-15_2,Annexin-1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-Jun_pS73_0,Annexin_VII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JNK_pT183_Y185_2,LKB1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yclin_D1_1,ACVRL1_1,4E-BP1_pT70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REX1_0,Collagen_VI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CD49b_2,Dvl3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FOXO3a_pS318_S321_1,Dvl3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Acetyl-a-Tubulin-Lys40_2,LKB1_1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Bim_2,TFRC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c-Kit_2,Chk1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14-3-3_beta_1,HSP70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TAZ_0,ARID1A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CD20_1,Dvl3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HER3_pY1289_2,Bax_2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MYH11_2,Cyclin_D1_1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Bax_2,GSK3_pS9_0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Mre11_2,Bax_2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VEGFR2_2,Cyclin_D1_1)</text:p>
          </table:table-cell>
          <table:table-cell office:value-type="float" office:value="0.655274489881" calcext:value-type="float">
            <text:p>0.6552744899</text:p>
          </table:table-cell>
        </table:table-row>
        <table:table-row table:style-name="ro1">
          <table:table-cell office:value-type="string" calcext:value-type="string">
            <text:p>(HER3_pY1289_2,c-Kit_2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ER-alpha_pS118_2,mTOR_pS2448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SH6_1,mTOR_pS2448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ax_2,ATM_1,14-3-3_beta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I3K-p110-alpha_0,c-Jun_pS7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TAZ_0,Dvl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hk2_pT68_0,c-Jun_pS7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EGFR_2,p62-LCK-ligand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DCD4_2,mTOR_pS2448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YB-1_pS102_1,Chk2_pT68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-Raf_0,Akt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Transglutaminase_1,Akt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Ku80_0,eEF2K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70S6K_pT389_2,Src_pY416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HER3_pY1289_2,p70S6K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EA15_pS116_1,TAZ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Notch1_1,Dvl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ad50_2,GATA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14-3-3_beta_1,p38_pT180_Y182_0,Chk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ad50_2,YB-1_pS102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JAB1_0,Src_pY416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DCD4_2,TAZ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ax_2,14-3-3_beta_1,PREX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b_pS807_S811_2,Fibronectin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hk1_0,c-Jun_pS73_0,14-3-3_epsilo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JNK2_1,Src_pY416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im_2,ETS-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REX1_0,HSP70_0,Chk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KC-delta_pS664_2,IRS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F2_0,14-3-3_epsilo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HER2_2,CD20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6_pS235_S236_0,ACC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ATM_1,CD3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ARHI_1,HER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RCA2_1,HSP70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TOR_pS2448_0,14-3-3_epsilo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yclin_B1_2,Chk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SH6_1,Chk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ax_2,Cyclin_D1_1,ACC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D20_1,PKC-alpha_pS657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HER3_pY1289_2,Cyclin_D1_1,TAZ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TIGAR_2,ACVRL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b_pS807_S811_2,YB-1_pS102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YAP_1,mTOR_pS2448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VEGFR2_2,Akt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REX1_0,GSK3_pS9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ACC_pS79_1,HER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ATM_1,p27_pT157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rc_1,p38_MAPK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21_2,Rab1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tathmin_2,PI3K-p85_2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TAZ_0,p38_pT180_Y182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ACVRL1_1,TAZ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Notch1_1,P-Cadheri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HER2_2,Bax_2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YH11_2,p38_MAPK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tathmin_2,c-Jun_pS7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TOR_pS2448_0,MAPK_pT202_Y204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62-LCK-ligand_1,P-Cadheri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KC-pan_BetaII_pS660_1,CD20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4E-BP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XBP1_0,PREX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p38_MAPK_1,FOXO3a_pS318_S32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MEK1_2,ACVRL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yclin_D1_1,ACVRL1_1,Dvl3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Cyclin_D1_1,AMPK_alpha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Bax_2,PEA15_pS116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Tuberin_1,P-Cadherin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Smad1_1,CD20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ETS-1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AMPK_pT172_2,Cyclin_D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LKB1_1,c-Myc_0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ictor_pT1135_2,LKB1_1)</text:p>
          </table:table-cell>
          <table:table-cell office:value-type="float" office:value="0.675878231658" calcext:value-type="float">
            <text:p>0.6758782317</text:p>
          </table:table-cell>
        </table:table-row>
        <table:table-row table:style-name="ro1">
          <table:table-cell office:value-type="string" calcext:value-type="string">
            <text:p>(Rb_pS807_S811_2,Collagen_VI_0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p90RSK_1,LKB1_1,CD20_1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Cyclin_D1_1,ACVRL1_1,Collagen_VI_0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p70S6K_pT389_2)</text:p>
          </table:table-cell>
          <table:table-cell office:value-type="float" office:value="0.689510891766" calcext:value-type="float">
            <text:p>0.6895108918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0.689510891766" calcext:value-type="float">
            <text:p>0.6895108918</text:p>
          </table:table-cell>
        </table:table-row>
        <table:table-row table:style-name="ro1">
          <table:table-cell office:value-type="string" calcext:value-type="string">
            <text:p>(Rb_pS807_S811_2)</text:p>
          </table:table-cell>
          <table:table-cell office:value-type="float" office:value="0.689510891766" calcext:value-type="float">
            <text:p>0.6895108918</text:p>
          </table:table-cell>
        </table:table-row>
        <table:table-row table:style-name="ro1">
          <table:table-cell office:value-type="string" calcext:value-type="string">
            <text:p>(Src_pY416_0,Dvl3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Smad1_1,Chk1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Cyclin_D1_1,ACC1_0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LKB1_1,ACVRL1_1)</text:p>
          </table:table-cell>
          <table:table-cell office:value-type="float" office:value="0.692504893789" calcext:value-type="float">
            <text:p>0.6925048938</text:p>
          </table:table-cell>
        </table:table-row>
        <table:table-row table:style-name="ro1">
          <table:table-cell office:value-type="string" calcext:value-type="string">
            <text:p>(MYH11_2,Cyclin_D1_1,ACVRL1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KC-delta_pS664_2,Cyclin_D1_1,BRCA2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38_MAPK_1,ACVRL1_1,4E-BP1_pT70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90RSK_1,CD20_1,Chk1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AR_2,LKB1_1,Chk1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Rb_pS807_S811_2,Bcl-xL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Bax_2,ATM_1,Collagen_VI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JAB1_0,SF2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I3K-p85_2,Cyclin_D1_1,MAPK_pT202_Y204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EGFR_2,BRCA2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Rictor_pT1135_2,Cyclin_D1_1,ACVRL1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EGFR_2,Cyclin_D1_1,ACVRL1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KC-delta_pS664_2,Beclin_2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ACC_pS79_1,MAPK_pT202_Y204_0,Chk1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p38_MAPK_1,LKB1_1,c-Jun_pS73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Stathmin_2,Myosin-IIa_pS1943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Cyclin_D1_1,P-Cadherin_0,Bcl-xL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Cyclin_D1_1,CD20_1,Bcl-xL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VEGFR2_2,Cyclin_D1_1,ACVRL1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Annexin-1_1,P-Cadherin_0,c-Jun_pS73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LKB1_1,Cyclin_D1_1,HSP70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LKB1_1,ACVRL1_1,c-Jun_pS73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eIF4E_2,CD20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N-Ras_2,c-Jun_pS73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rc_pY416_0,S6_pS235_S23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D49b_2,SF2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Notch1_1,mTOR_pS2448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mad1_1,ACC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D49b_2,mTOR_pS2448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D49b_2,c-Jun_pS73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Rb_pS807_S811_2,14-3-3_beta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tathmin_2,Src_pY41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38_MAPK_1,mTOR_pS2448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90RSK_1,Dvl3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TAZ_0,MAPK_pT202_Y204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mad4_2,ATM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D20_1,MIG-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-Kit_2,ACVRL1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-Cadherin_0,Bcl-xL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-Cadherin_0,ACC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AR_2,Chk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Bax_2,AR_2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yclin_D1_1,Bcl-xL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90RSK_1,Cyclin_D1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LKB1_1,P-Cadherin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Bax_2,Notch1_1,LKB1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IGFBP2_2,TAZ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eregulin_1,CD3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GAB2_2,Ku80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Fibronectin_1,Chk2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VEGFR2_2,CD3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Notch1_1,Cyclin_D1_1,Chk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21_2,p27_pT157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N-Ras_2,Cyclin_E2_2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4E-BP1_pT70_1,Dvl3_0,Chk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KC-alpha_1,Chk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Stathmin_2,Chk2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yclin_D1_1,c-Met_pY1235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MYH11_2,Cyclin_D1_1,Chk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Annexin-1_1,ACVRL1_1,TAZ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VEGFR2_2,Cyclin_D1_1,p38_pT180_Y18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YB-1_pS102_1,Tuberin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yclin_D1_1,BRCA2_1,ACC_pS79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49b_2,Cyclin_D1_1,p38_pT180_Y18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BRCA2_1,ARHI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Src_pY416_0,c-Myc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SP70_0,CD3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ER2_2,TAZ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LKB1_1,mTOR_pS2448_0,HSP70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VEGFR2_2,Mre11_2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Bax_2,LKB1_1,mTOR_pS2448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N-Cadherin_0,Annexin_VII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ER3_pY1289_2,LKB1_1,Chk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14-3-3_zeta_2,PREX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Bim_2,Chk2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GSK3_pS9_0,Dvl3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Rad50_2,DJ-1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EGFR_2,14-3-3_epsilon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ER3_pY1289_2,Cyclin_D1_1,Src_pY416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49b_2,DJ-1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49b_2,Bax_2,P-Cadherin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EA15_pS116_1,p38_pT180_Y18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HER3_pY1289_2,GAPDH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eIF4G_1,PREX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LKB1_1,ACVRL1_1,Dvl3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GAPDH_1,Bcl-xL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38_MAPK_1,Heregulin_1,Cyclin_D1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GSK3-alpha-beta_2,CD20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Bim_2,LKB1_1,Ku80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20_1,Chk2_pT68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20_1,PREX1_0,P-Cadherin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38_MAPK_1,ACVRL1_1,Src_pY416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YB-1_pS102_1,ARID1A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MEK1_2,p38_pT180_Y18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EA-15_2,PREX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ATM_1,Annexin-1_1,MAPK_pT202_Y204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KC-alpha_1,Cyclin_D1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yclin_E2_2,p38_MAPK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14-3-3_zeta_2,CD20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20_1,c-Myc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38_MAPK_1,ER-alpha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LKB1_1,ATM_1,PREX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20_1,Bcl-2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D20_1,ER-alpha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VEGFR2_2,Stathmin_2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ACVRL1_1,JAB1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Bax_2,LKB1_1,c-Jun_pS73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LKB1_1,Cyclin_D1_1,p38_pT180_Y182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p90RSK_1,Annexin_VII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LKB1_1,Caspase-7_cleavedD198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Cyclin_E2_2,CD20_1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4E-BP1_pT70_1,MAPK_pT202_Y204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0.736534996338" calcext:value-type="float">
            <text:p>0.7365349963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0.736534996338" calcext:value-type="float">
            <text:p>0.7365349963</text:p>
          </table:table-cell>
        </table:table-row>
        <table:table-row table:style-name="ro1">
          <table:table-cell office:value-type="string" calcext:value-type="string">
            <text:p>(N-Ras_2,Chk1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HER3_pY1289_2,Chk1_0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IGFBP2_2)</text:p>
          </table:table-cell>
          <table:table-cell office:value-type="float" office:value="0.741613735583" calcext:value-type="float">
            <text:p>0.7416137356</text:p>
          </table:table-cell>
        </table:table-row>
        <table:table-row table:style-name="ro1">
          <table:table-cell office:value-type="string" calcext:value-type="string">
            <text:p>(Smad1_1,14-3-3_epsilon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21_2,NF-kB-p65_pS536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tathmin_2,Src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Rb_pS807_S811_2,Smad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N-Ras_2,GSK3_pS9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TIGAR_2,mTOR_pS2448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HER2_2,PREX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ARHI_1,14-3-3_epsilon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TIGAR_2,Src_pY416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N-Ras_2,Dvl3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Dvl3_0,14-3-3_epsilon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MIG-6_0,14-3-3_epsilon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Dvl3_0,Bcl-xL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YB-1_pS102_1,XBP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N-Ras_2,ARID1A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F2_0,N-Cadherin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EGFR_2,Src_pY416_0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REX1_0,p38_pT180_Y182_0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IGFBP2_2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27_pT157_0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GSK3-alpha-beta_2,TAZ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FOXO3a_pS318_S321_1,c-Jun_pS73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MSH6_1,p38_MAPK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YB-1_pS102_1,Notch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BRCA2_1,mTOR_pS2448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HER3_pY1289_2,Dvl3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Raptor_0,ACC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axillin_1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N-Ras_2,PREX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LKB1_1,Claudin-7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6_pS235_S236_0,PREX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Rictor_pT1135_2,p38_MAPK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REX1_0,MIG-6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6_pS240_S244_2,Cyclin_D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mad4_2,Bax_2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CD20_1,p70S6K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Cyclin_D1_1,Src_pY416_0,Dvl3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Rad50_2,ATM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Bax_2,14-3-3_zeta_2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S6_1,TAZ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ACVRL1_1,PREX1_0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MSH6_1,Cyclin_D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Rb_pS807_S811_2,TAZ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TAZ_0,Annexin_VII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JNK_pT183_Y185_2,Chk1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GSK3-alpha-beta_2,ACVRL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cIAP_2,LKB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4E-BP1_pT70_1,Akt_0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Cyclin_B1_2,Cyclin_D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EA-15_2,Cyclin_D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AR_2,LKB1_1)</text:p>
          </table:table-cell>
          <table:table-cell office:value-type="float" office:value="0.757361869854" calcext:value-type="float">
            <text:p>0.7573618699</text:p>
          </table:table-cell>
        </table:table-row>
        <table:table-row table:style-name="ro1">
          <table:table-cell office:value-type="string" calcext:value-type="string">
            <text:p>(p90RSK_1,LKB1_1,MAPK_pT202_Y204_0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PKC-delta_pS664_2,Cyclin_D1_1,Annexin-1_1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Cyclin_D1_1,P-Cadherin_0,Collagen_VI_0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EGFR_2,Chk2_pT68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FOXO3a_pS318_S321_1,Cyclin_D1_1,ACVRL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Rb_pS807_S811_2,LKB1_1,ACC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27_1,CD20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I3K-p85_2,MAPK_pT202_Y204_0,Chk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kt_pS473_2,Cyclin_D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tathmin_2,ACVRL1_1,Src_pY416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1,Ku80_0,c-Jun_pS73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Rad50_2,HSP70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90RSK_1,CD3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Cyclin_D1_1,ACVRL1_1,MIG-6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mad4_2,LKB1_1,Ku80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Cyclin_D1_1,GATA3_0,Chk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Bax_2,Src_pY416_0,MAPK_pT202_Y204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cIAP_2,LKB1_1,ATM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VEGFR2_2,Cyclin_D1_1,SF2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I3K-p85_2,CD49b_2,Cyclin_D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HER3_pY1289_2,LKB1_1,ACVRL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F2_0,FoxM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SNS_2,CD20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-Cadherin_0,IRS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CD1_1,ATM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1,GATA3_0,Chk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Rb_pS807_S811_2,CD20_1,Chk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EGFR_2,c-Kit_2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eIF4G_1,Src_pY416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Bax_2,Cyclin_D1_1,XBP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1,Annexin-1_1,FoxM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4E-BP1_pT37T46_2,Cyclin_D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mad4_2,c-Jun_pS73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Bak_1,PREX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R_2,Akt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90RSK_1,ACVRL1_1,Dvl3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Raptor_0,MAPK_pT202_Y204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Bax_2,LKB1_1,SF2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nnexin-1_1,ER-alpha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VEGFR2_2,Cyclin_D1_1,PREX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nnexin-1_1,Bap1-c-4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1,ATM_1,ARID1A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Tuberin_1,p90RSK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Stathmin_2,ACVRL1_1,P-Cadherin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EA15_pS116_1,P-Cadherin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Rb_pS807_S811_2,AR_2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Cyclin_D1_1,CD20_1,SF2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nnexin-1_1,B-Raf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nnexin-1_1,ACC_pS79_1,MAPK_pT202_Y204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EGFR_2,Bim_2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VEGFR2_2,LKB1_1,Cyclin_D1_1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AR_2,Collagen_VI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38_MAPK_1,EGFR_pY1173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PKC-delta_pS664_2,Annexin-1_1,MAPK_pT202_Y204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LKB1_1,ACVRL1_1,PREX1_0)</text:p>
          </table:table-cell>
          <table:table-cell office:value-type="float" office:value="0.782437246761" calcext:value-type="float">
            <text:p>0.7824372468</text:p>
          </table:table-cell>
        </table:table-row>
        <table:table-row table:style-name="ro1">
          <table:table-cell office:value-type="string" calcext:value-type="string">
            <text:p>(Dvl3_0,Chk1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Cyclin_B1_2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CD20_1,Chk1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Cyclin_D1_1,Src_pY416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Cyclin_D1_1,ACVRL1_1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0.783417271328" calcext:value-type="float">
            <text:p>0.7834172713</text:p>
          </table:table-cell>
        </table:table-row>
        <table:table-row table:style-name="ro1">
          <table:table-cell office:value-type="string" calcext:value-type="string">
            <text:p>(PKC-delta_pS664_2,NF-kB-p65_pS53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-Kit_2,p38_MAPK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mad1_1,Dvl3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I3K-p85_2,N-Cadherin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HER3_pY1289_2,14-3-3_beta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YB-1_pS102_1,Akt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D49b_2,YB-1_pS102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-Jun_pS73_0,ARID1A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MAPK_pT202_Y204_0,ACC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mTOR_pS2448_0,Annexin_VII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HER3_pY1289_2,Src_pY41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rc_1,PREX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6_pS235_S236_0,Chk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rc_pY416_0,MIG-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REX1_0,ACC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D49b_2,Src_pY41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PREX1_0,Dvl3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SF2_0,PREX1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Notch1_1,Cyclin_D1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Annexin-1_1,Ku80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yclin_D1_1,MIG-6_0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FOXO3a_pS318_S321_1,Cyclin_D1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CD49b_2,ACVRL1_1)</text:p>
          </table:table-cell>
          <table:table-cell office:value-type="float" office:value="0.790861236265" calcext:value-type="float">
            <text:p>0.7908612363</text:p>
          </table:table-cell>
        </table:table-row>
        <table:table-row table:style-name="ro1">
          <table:table-cell office:value-type="string" calcext:value-type="string">
            <text:p>(TIGAR_2,SF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Rb_pS807_S811_2,14-3-3_epsilon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VEGFR2_2,TIGAR_2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D20_1,TAZ_0,Chk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ATM_1,Tuberin_pT146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21_2,IRS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RHI_1,53BP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-Myc_0,c-Jun_pS73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nnexin-1_1,FoxM1_0,Chk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70S6K_0,Akt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Fibronectin_1,N-Cadherin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VEGFR2_2,Rad50_2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N-Cadherin_0,GSK3_pS9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axillin_1,p38_pT180_Y18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I3K-p85_2,Bax_2,14-3-3_beta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-Kit_2,ACC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D49b_2,PKC-pan_BetaII_pS660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mTOR_pS2448_0,Chk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N-Ras_2,Annexin_VII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YB-1_pS102_1,PREX1_0,p38_pT180_Y18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Rb_pS807_S811_2,GSK3_pS9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im_2,LKB1_1,TAZ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Mre11_2,mTOR_pS2448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KC-delta_pS664_2,53BP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70S6K_pT389_2,P-Cadherin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yclin_D1_1,mTOR_pS2448_0,Chk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NF2_2,Bim_2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JNK2_1,mTOR_pS2448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ax_2,Cyclin_D1_1,14-3-3_beta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Tuberin_1,mTOR_pS2448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MIG-6_0,MAPK_pT202_Y204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YB-1_pS102_1,Rab1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Fibronectin_1,MIG-6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-Jun_pS73_0,Akt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Ku80_0,FoxM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TIGAR_2,4E-BP1_pT70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38_MAPK_1,Chk2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Mre11_2,PREX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CVRL1_1,eEF2K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Tuberin_1,PREX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hk2_1,Annexin-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ATM_1,Src_pY416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ax_2,A-Raf_pS299_2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Rb_pS807_S811_2,HER3_pY1289_2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ax_2,Paxillin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c-Met_pY1235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mTOR_1,Cyclin_D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yclin_D1_1,PREX1_0,p38_pT180_Y18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p53_2,Cyclin_D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ATM_1,4E-BP1_pT70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D49b_2,p90RSK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ax_2,LKB1_1,TAZ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S6_pS240_S244_2,LKB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eclin_2,p38_pT180_Y182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Bim_2,Cyclin_D1_1,ACVRL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Rictor_pT1135_2,PREX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VHL_1,LKB1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yclin_D1_1,CD20_1,TAZ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CD20_1,ETS-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RHI_1,Annexin_VII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R_2,p38_MAPK_1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AR_2,Src_pY416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Rb_pS807_S811_2,c-Jun_pS73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CD20_1,Chk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JAB1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AMPK_alpha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LKB1_1,Collagen_VI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HER3_pY1289_2,TAZ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CD20_1,TAZ_0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p38_MAPK_1,ATM_1)</text:p>
          </table:table-cell>
          <table:table-cell office:value-type="float" office:value="0.83039541789" calcext:value-type="float">
            <text:p>0.8303954179</text:p>
          </table:table-cell>
        </table:table-row>
        <table:table-row table:style-name="ro1">
          <table:table-cell office:value-type="string" calcext:value-type="string">
            <text:p>(LKB1_1,ACVRL1_1,GSK3_pS9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p90RSK_1,MAPK_pT202_Y204_0,Chk1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S6_1,ARID1A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p90RSK_1,ACVRL1_1,ARID1A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Bax_2,AR_2,ACVRL1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EGFR_2,p38_MAPK_1,ACVRL1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p38_MAPK_1,JAB1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Collagen_VI_0,Akt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p38_MAPK_1,CD20_1,ACVRL1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AR_2,LKB1_1,ACVRL1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Tuberin_1,CD20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Raptor_0,Annexin_VII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EGFR_2,S6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Syk_1,ACVRL1_1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Bim_2,MSH6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Tuberin_pT1462_0,Akt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PI3K-p110-alpha_0,Dvl3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ACC_pS79_1,NF-kB-p65_pS536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N-Ras_2,HER3_pY1289_2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NDRG1_pT346_1,Chk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4E-BP1_1,TAZ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YB-1_pS102_1,Smad1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Notch1_1,ACC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PKC-pan_BetaII_pS660_1,14-3-3_beta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PI3K-p85_2,MAPK_pT202_Y204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Ku80_0,14-3-3_epsilon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YB-1_pS102_1,Fibronectin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Fibronectin_1,mTOR_pS2448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Annexin_VII_0,ACC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LKB1_1,ATM_1,TAZ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Bim_2,c-Jun_pS73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Fibronectin_1,ACVRL1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Ku80_0,Annexin_VII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Annexin-1_1,mTOR_pS2448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TSC1_2,LKB1_1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CD20_1,Bcl-xL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Cyclin_D1_1,N-Cadherin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FoxM1_0,Chk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p90RSK_pT359_S363_0,Chk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ACVRL1_1,ARID1A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Cyclin_D1_1,XBP1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Annexin-1_1,P-Cadherin_0)</text:p>
          </table:table-cell>
          <table:table-cell office:value-type="float" office:value="0.840481175705" calcext:value-type="float">
            <text:p>0.8404811757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0.854904373557" calcext:value-type="float">
            <text:p>0.8549043736</text:p>
          </table:table-cell>
        </table:table-row>
        <table:table-row table:style-name="ro1">
          <table:table-cell office:value-type="string" calcext:value-type="string">
            <text:p>(Bim_2)</text:p>
          </table:table-cell>
          <table:table-cell office:value-type="float" office:value="0.854904373557" calcext:value-type="float">
            <text:p>0.8549043736</text:p>
          </table:table-cell>
        </table:table-row>
        <table:table-row table:style-name="ro1">
          <table:table-cell office:value-type="string" calcext:value-type="string">
            <text:p>(MSH6_1,p90RSK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Bax_2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NDRG1_pT346_1,Src_pY41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ACVRL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ACVRL1_1,Src_pY41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Bcl-xL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Rad50_2,MIG-6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cl-xL_0,14-3-3_epsilon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GAPDH_1,CD3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14-3-3_zeta_2,mTOR_pS2448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4E-BP1_pT70_1,IRS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hk2_1,MAPK_pT202_Y204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FASN_2,p38_pT180_Y182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HER3_pY1289_2,Bim_2,Cyclin_D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YB-1_pS102_1,LKB1_1,ATM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VEGFR2_2,Cyclin_D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Rictor_pT1135_2,Annexin_VII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yclin_D1_1,Src_pY416_0,SF2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38_MAPK_1,PI3K-p110-alpha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JNK_pT183_Y185_2,TAZ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Rb_pS807_S811_2,Notch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EGFR_2,LKB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S6_1,c-Jun_pS7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Notch1_1,Collagen_VI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Heregulin_1,ACC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38_MAPK_1,CDK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MIG-6_0,Annexin_VII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pan_BetaII_pS660_1,Rab1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PREX1_0,Ku80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EA15_pS116_1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I3K-p85_2,Tuberin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VEGFR2_2,YAP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Stathmin_2,Raptor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p38_MAPK_1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I3K-p85_2,Annexin-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GAB2_2,GATA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axillin_1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GSK3-alpha-beta_2,PREX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R_2,GSK3_pS9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4E-BP1_pT70_1,CD3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KC-delta_pS664_2,eEF2K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Cyclin_D1_1,Dvl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Rb_pS807_S811_2,Cyclin_D1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STAT3_pY705_1,Cyclin_D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27_pT157_0,P-Cadherin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Bim_2,LKB1_1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4E-BP1_pT70_1,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EA-15_2,p38_MAPK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JNK2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eIF4E_2,ACVRL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yclin_D1_1,CD20_1,Dvl3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D20_1,XBP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Rab11_0,P-Cadherin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LKB1_1,Chk1_0)</text:p>
          </table:table-cell>
          <table:table-cell office:value-type="float" office:value="0.877526908953" calcext:value-type="float">
            <text:p>0.877526909</text:p>
          </table:table-cell>
        </table:table-row>
        <table:table-row table:style-name="ro1">
          <table:table-cell office:value-type="string" calcext:value-type="string">
            <text:p>(14-3-3_zeta_2)</text:p>
          </table:table-cell>
          <table:table-cell office:value-type="float" office:value="0.877526908953" calcext:value-type="float">
            <text:p>0.877526909</text:p>
          </table:table-cell>
        </table:table-row>
        <table:table-row table:style-name="ro1">
          <table:table-cell office:value-type="string" calcext:value-type="string">
            <text:p>(PREX1_0,mTOR_pS2448_0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Bax_2,Fibronectin_1)</text:p>
          </table:table-cell>
          <table:table-cell office:value-type="float" office:value="0.877686929665" calcext:value-type="float">
            <text:p>0.8776869297</text:p>
          </table:table-cell>
        </table:table-row>
        <table:table-row table:style-name="ro1">
          <table:table-cell office:value-type="string" calcext:value-type="string">
            <text:p>(N-Ras_2,Smad1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4E-BP1_1,14-3-3_beta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ER-alpha_pS118_2,Bim_2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Fibronectin_1,p70S6K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beta-Catenin_1,14-3-3_beta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INPP4B_1,ARID1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ER-alpha_pS118_2,Annexin-1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DCD4_2,p90RSK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hk2_pT68_0,ACC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62-LCK-ligand_1,c-Jun_pS73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GAPDH_1,53BP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N-Ras_2,MAPK_pT202_Y204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N-Cadherin_0,MAPK_pT202_Y204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62-LCK-ligand_1,ACC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mad4_2,YB-1_pS102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I3K-p85_2,p62-LCK-ligand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Rb_pS807_S811_2,N-Ras_2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Bax_2,YB-1_pS102_1,Chk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TAZ_0,53BP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ARHI_1,S6_pS235_S236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INPP4B_1,14-3-3_beta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GSK3_pS9_0,c-Jun_pS73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6_1,Src_pY416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Rictor_pT1135_2,Dvl3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mad1_1,ARID1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Fibronectin_1,ACC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Ku80_0,Chk2_pT68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NDRG1_pT346_1,PREX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Bim_2,Smad1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HER3_pY1289_2,MIG-6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1,ATM_1,ACC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N-Ras_2,GAPDH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1,Chk1_0,ACC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F2_0,Annexin_VII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FOXO3a_pS318_S321_1,ARID1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HER3_pY1289_2,MAPK_pT202_Y204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21_2,BRCA2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Rab11_0,mTOR_pS2448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D20_1,4E-BP1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ATM_1,IRS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HER3_pY1289_2,c-Jun_pS73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1,ATM_1,mTOR_pS2448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Rad50_2,p38_pT180_Y182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HER3_pY1289_2,EGFR_2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D20_1,PI3K-p110-alpha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FOXO3a_pS318_S321_1,PREX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I3K-p85_2,Fibronectin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90RSK_1,Fibronectin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tathmin_2,p90RSK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Stathmin_2,HSP70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1,Bcl-2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ACC_pS79_1,Rab1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Rb_pS807_S811_2,Src_pY416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yclin_D1_1,Chk2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p38_MAPK_1,SF2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LKB1_1,Cyclin_D1_1,ATM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yclin_D1_1,Collagen_VI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Myosin-IIa_pS1943_1,LKB1_1,Annexin-1_1)</text:p>
          </table:table-cell>
          <table:table-cell office:value-type="float" office:value="0.892777295341" calcext:value-type="float">
            <text:p>0.8927772953</text:p>
          </table:table-cell>
        </table:table-row>
        <table:table-row table:style-name="ro1">
          <table:table-cell office:value-type="string" calcext:value-type="string">
            <text:p>(Cyclin_D1_1,Collagen_VI_0,Chk1_0)</text:p>
          </table:table-cell>
          <table:table-cell office:value-type="float" office:value="0.892777295341" calcext:value-type="float">
            <text:p>0.8927772953</text:p>
          </table:table-cell>
        </table:table-row>
        <table:table-row table:style-name="ro1">
          <table:table-cell office:value-type="string" calcext:value-type="string">
            <text:p>(ACVRL1_1,HER3_0,Chk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Smad4_2,Collagen_VI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I3K-p85_2,Annexin-1_1,ACVRL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E2_2,LKB1_1,ATM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Annexin-1_1,Chk1_0,c-Myc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D1_1,Chk1_0,c-Myc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E-Cadherin_2,LKB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Rb_pS807_S811_2,Cyclin_D1_1,Src_pY416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D49b_2,LKB1_1,ACVRL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LKB1_1,CD20_1,ACC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D1_1,PREX1_0,c-Jun_pS73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90RSK_1,Cyclin_D1_1,Src_pY416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axillin_1,P-Cadherin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Shc_pY317_2,Cyclin_D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90RSK_1,Cyclin_D1_1,Chk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LKB1_1,CD20_1,Dvl3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Bax_2,AR_2,Chk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EGFR_2,LKB1_1,ACVRL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D1_1,ACVRL1_1,Bcl-xL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Bax_2,LKB1_1,XBP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Bax_2,Annexin-1_1,ACVRL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Bax_2,LKB1_1,MAPK_pT202_Y204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D1_1,SF2_0,P-Cadherin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Rb_pS807_S811_2,LKB1_1,Cyclin_D1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LKB1_1,PREX1_0,P-Cadherin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S6_1,p90RSK_1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ollagen_VI_0,Annexin_VII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P-Cadherin_0,FoxM1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yclin_D1_1,CD20_1,P-Cadherin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YB-1_pS102_1,Chk1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Bax_2,14-3-3_beta_1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Bim_2,Cyclin_D1_1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FOXO3a_pS318_S321_1,Rab1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62-LCK-ligand_1,MIG-6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-Raf_2,NF-kB-p65_pS536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ACC1_0,53BP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REX1_0,PI3K-p110-alpha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I3K-p110-alpha_0,Chk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HER3_pY1289_2,Bim_2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TIGAR_2,Chk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Bim_2,ACC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Bim_2,Dvl3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TIGAR_2,Cyclin_D1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FOXO3a_pS318_S321_1,Chk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TIGAR_2,Bax_2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hk1_0,Bcl-xL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-Kit_2,Cyclin_D1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Smad1_1,Cyclin_D1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Bax_2,Tuberin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Bim_2,CD20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Annexin-1_1,ACC_pS79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Cyclin_D1_1,JAB1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LKB1_1,GAPDH_1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Annexin-1_1,p38_pT180_Y182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0.934569466853" calcext:value-type="float">
            <text:p>0.9345694669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0.934569466853" calcext:value-type="float">
            <text:p>0.9345694669</text:p>
          </table:table-cell>
        </table:table-row>
        <table:table-row table:style-name="ro1">
          <table:table-cell office:value-type="string" calcext:value-type="string">
            <text:p>(Cyclin_B1_2,Src_pY416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TIGAR_2,ACC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27_pT157_0,ACC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N-Ras_2,14-3-3_epsilon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MYH11_2,14-3-3_beta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Notch1_1,ARID1A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HER3_pY1289_2,Chk2_pT68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MSH6_1,ACC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VHL_1,PREX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-Kit_2,Dvl3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FOXO3a_pS318_S321_1,GSK3_pS9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VHL_1,Annexin-1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DCD4_2,ACC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YB-1_pS102_1,GSK3_pS9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GATA3_0,53BP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-Raf_pS338_1,MAPK_pT202_Y204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14-3-3_beta_1,c-Myc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AMPK_pT172_2,ARID1A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Smad1_1,Cyclin_D1_1,Chk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GSK3-alpha-beta_2,Src_pY416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D20_1,Dvl3_0,Chk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LKB1_1,14-3-3_beta_1,p38_pT180_Y182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MIG-6_0,GSK3_pS9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SF2_0,Bcl-xL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38_MAPK_1,p27_pT157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D49b_2,LKB1_1,ATM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Rad50_2,p90RSK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ARHI_1,Rab1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EA15_pS116_1,PREX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beta-Catenin_1,Annexin-1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yclin_D1_1,SF2_0,Chk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14-3-3_beta_1,Raptor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Heregulin_1,IRS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yclin_E2_2,Bim_2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D49b_2,AR_2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Mre11_2,SF2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Rad50_2,p21_2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I3K-p85_2,HER3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Smad1_1,Annexin_VII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38_pT180_Y182_0,p27_pT157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yclin_B1_2,PREX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TFRC_0,HER3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Bim_2,Annexin_VII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EGFR_2,ARID1A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Src_pY416_0,ER-alpha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RAS40_pT246_2,p38_MAPK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Bax_2,LKB1_1,Src_pY416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38_MAPK_1,Cyclin_D1_1,Src_pY416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AR_2,PREX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-Cadherin_0,CD31_0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FASN_2,LKB1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p38_MAPK_1,Cyclin_D1_1,ACVRL1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LKB1_1,Bak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ATM_1,Akt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ATM_1,14-3-3_beta_1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LKB1_1,mTOR_pS2448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p38_MAPK_1,Chk1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CD20_1,PREX1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HER3_pY1289_2,Cyclin_D1_1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Cyclin_D1_1,SF2_0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Cyclin_D1_1,CD20_1)</text:p>
          </table:table-cell>
          <table:table-cell office:value-type="float" office:value="0.96698755683" calcext:value-type="float">
            <text:p>0.9669875568</text:p>
          </table:table-cell>
        </table:table-row>
        <table:table-row table:style-name="ro1">
          <table:table-cell office:value-type="string" calcext:value-type="string">
            <text:p>(VEGFR2_2,S6_1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Annexin-1_1,4E-BP1_pT70_1,Chk1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Cyclin_D1_1,P-Cadherin_0,N-Cadherin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MEK1_pS217_S221_1,ACVRL1_1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AR_2,LKB1_1,Cyclin_D1_1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S6_pS235_S236_0,Collagen_VI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LKB1_1,ATM_1,Collagen_VI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LKB1_1,Cyclin_D1_1,GATA3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Annexin-1_1,P-Cadherin_0,FoxM1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LKB1_1,Cyclin_D1_1,P-Cadherin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0.970894008591" calcext:value-type="float">
            <text:p>0.9708940086</text:p>
          </table:table-cell>
        </table:table-row>
        <table:table-row table:style-name="ro1">
          <table:table-cell office:value-type="string" calcext:value-type="string">
            <text:p>(AMPK_pT172_2,14-3-3_epsilo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14-3-3_beta_1,Chk2_pT68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tathmin_2,N-Cadheri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CC1_0,14-3-3_epsilo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nnexin-1_1,ETS-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RID1A_0,14-3-3_epsilo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HER3_pY1289_2,N-Cadheri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CD49b_2,MIG-6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HER3_pY1289_2,FOXO3a_pS318_S32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GSK3_pS9_0,ACC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Fibronectin_1,Dvl3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p38_MAPK_1,Notch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F2_0,Akt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rc_pY416_0,GSK3_pS9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TAZ_0,GSK3_pS9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R_2,ACC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Bax_2,eEF2K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VEGFR2_2,14-3-3_beta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ER-alpha_pS118_2,Chk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tathmin_2,TAZ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Ku80_0,HER3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JNK2_1,Chk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HSP70_0,Annexin_VII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TM_1,HER3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JAB1_0,Chk1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RHI_1,Annexin-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LKB1_1,Chk2_pT68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Cyclin_D1_1,S6_pS235_S236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p38_pT180_Y182_0,MAPK_pT202_Y204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Mre11_2,LKB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Cyclin_E2_2,LKB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Stathmin_2,P-Cadherin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MPK_pT172_2,LKB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AR_2,Cyclin_D1_1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Bax_2,Collagen_VI_0)</text:p>
          </table:table-cell>
          <table:table-cell office:value-type="float" office:value="0.974025974026" calcext:value-type="float">
            <text:p>0.974025974</text:p>
          </table:table-cell>
        </table:table-row>
        <table:table-row table:style-name="ro1">
          <table:table-cell office:value-type="string" calcext:value-type="string">
            <text:p>(CD49b_2,LKB1_1,Ku80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Smad4_2,ARID1A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A-Raf_pS299_2,p38_MAPK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Rictor_0,14-3-3_epsilon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GSK3_pS9_0,Chk1_0,ARID1A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SF2_0,CD3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ax_2,Annexin-1_1,TAZ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eIF4E_2,ACC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D20_1,Src_pY416_0,Dvl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HER3_pY1289_2,AMPK_pT172_2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im_2,ER-alpha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-Raf_pS338_1,Rab1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eIF4E_2,YB-1_pS102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VEGFR2_2,GAB2_2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Rictor_pT1135_2,Cyclin_D1_1,Chk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YB-1_pS102_1,LKB1_1,Cyclin_D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HER3_pY1289_2,Bcl-xL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SF2_0,p90RSK_pT359_S36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38_MAPK_1,CD20_1,Chk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HER3_pY1289_2,Bax_2,LKB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yclin_D1_1,PR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GAPDH_1,Rab1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Annexin-1_1,PKC-alpha_pS657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yclin_D1_1,GSK3_pS9_0,Chk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Cyclin_D1_1,mTOR_pS2448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Tuberin_1,Src_pY416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90RSK_pT359_S363_0,c-Jun_pS7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38_MAPK_1,LKB1_1,Ku80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AR_2,MAPK_pT202_Y204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HER3_pY1289_2,Cyclin_D1_1,ACVRL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im_2,Cyclin_D1_1,CD20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ax_2,Annexin-1_1,Chk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ax_2,MAPK_pT202_Y204_0,c-Jun_pS7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c-Jun_pS73_0,14-3-3_epsilon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ATM_1,c-Jun_pS7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ATM_1,MAPK_pT202_Y204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S6_1,GATA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Cyclin_D1_1,Dvl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90RSK_1,Annexin-1_1,Chk1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I3K-p85_2,Cyclin_D1_1,Annexin-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Annexin-1_1,Raptor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Rab11_0,GATA3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VEGFR2_2,Annexin_VII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Beclin_2,ACVRL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YAP_1,P-Cadherin_0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LKB1_1,Cyclin_D1_1,CD20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Cyclin_D1_1,CD20_1,ACVRL1_1)</text:p>
          </table:table-cell>
          <table:table-cell office:value-type="float" office:value="0.993812023303" calcext:value-type="float">
            <text:p>0.9938120233</text:p>
          </table:table-cell>
        </table:table-row>
        <table:table-row table:style-name="ro1">
          <table:table-cell office:value-type="string" calcext:value-type="string">
            <text:p>(p62-LCK-ligand_1,Dvl3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Annexin-1_1,FoxM1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N-Ras_2,Src_pY416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14-3-3_beta_1,ACC1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PI3K-p85_2,14-3-3_beta_1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14-3-3_beta_1,Ku80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Chk2_pT68_0,Chk1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Stathmin_2,Bax_2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YB-1_pS102_1,LKB1_1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Bax_2,Akt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LKB1_1,Dvl3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LKB1_1,SF2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CD20_1,Src_pY416_0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GAPDH_1,Cyclin_D1_1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Shc_pY317_2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LKB1_1,4E-BP1_pT70_1)</text:p>
          </table:table-cell>
          <table:table-cell office:value-type="float" office:value="1.01269693891" calcext:value-type="float">
            <text:p>1.0126969389</text:p>
          </table:table-cell>
        </table:table-row>
        <table:table-row table:style-name="ro1">
          <table:table-cell office:value-type="string" calcext:value-type="string">
            <text:p>(Src_pY416_0,Chk1_0)</text:p>
          </table:table-cell>
          <table:table-cell office:value-type="float" office:value="1.01680353828" calcext:value-type="float">
            <text:p>1.0168035383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1.01680353828" calcext:value-type="float">
            <text:p>1.0168035383</text:p>
          </table:table-cell>
        </table:table-row>
        <table:table-row table:style-name="ro1">
          <table:table-cell office:value-type="string" calcext:value-type="string">
            <text:p>(PDCD4_2)</text:p>
          </table:table-cell>
          <table:table-cell office:value-type="float" office:value="1.01680353828" calcext:value-type="float">
            <text:p>1.0168035383</text:p>
          </table:table-cell>
        </table:table-row>
        <table:table-row table:style-name="ro1">
          <table:table-cell office:value-type="string" calcext:value-type="string">
            <text:p>(Bax_2,LKB1_1)</text:p>
          </table:table-cell>
          <table:table-cell office:value-type="float" office:value="1.01680353828" calcext:value-type="float">
            <text:p>1.0168035383</text:p>
          </table:table-cell>
        </table:table-row>
        <table:table-row table:style-name="ro1">
          <table:table-cell office:value-type="string" calcext:value-type="string">
            <text:p>(mTOR_pS2448_0,IRS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FOXO3a_pS318_S321_1,MAPK_pT202_Y204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Paxillin_1,TAZ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mTOR_pS2448_0,53BP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Rad50_2,Fibronectin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JNK2_1,Annexin-1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yclin_D1_1,Akt_pT308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YB-1_pS102_1,S6_pS235_S236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BRCA2_1,TFRC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Rictor_pT1135_2,Bim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PI3K-p85_2,BRCA2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Stathmin_2,Rb_pS807_S811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D49b_2,YB-1_pS102_1,Cyclin_D1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MIG-6_0,ARID1A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Bax_2,YB-1_pS102_1,PREX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D49b_2,GAPDH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D20_1,JAB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HER2_2,Chk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CD20_1,Src_pY416_0,Chk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Bax_2,p27_pT157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Stathmin_2,EGFR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JAB1_0,TAZ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Rad50_2,Bax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PRAS40_pT246_2,PREX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p38_pT180_Y182_0,Annexin_VII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Fibronectin_1,CD20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Bax_2,Rab1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GAB2_2,Bax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Rab11_0,p38_pT180_Y182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VHL_1,Cyclin_D1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p38_MAPK_1,Bcl-xL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LKB1_1,p90RSK_pT359_S363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Rb_pS807_S811_2,CD20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YAP_1,ACVRL1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Bax_2,LKB1_1,Cyclin_D1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eIF4E_2,Bax_2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Annexin-1_1,4E-BP1_pT70_1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LKB1_1,FoxM1_0)</text:p>
          </table:table-cell>
          <table:table-cell office:value-type="float" office:value="1.0234727508" calcext:value-type="float">
            <text:p>1.0234727508</text:p>
          </table:table-cell>
        </table:table-row>
        <table:table-row table:style-name="ro1">
          <table:table-cell office:value-type="string" calcext:value-type="string">
            <text:p>(MAPK_pT202_Y204_0,Collagen_VI_0)</text:p>
          </table:table-cell>
          <table:table-cell office:value-type="float" office:value="1.02564518814" calcext:value-type="float">
            <text:p>1.0256451881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1.04060634647" calcext:value-type="float">
            <text:p>1.0406063465</text:p>
          </table:table-cell>
        </table:table-row>
        <table:table-row table:style-name="ro1">
          <table:table-cell office:value-type="string" calcext:value-type="string">
            <text:p>(Cyclin_D1_1,P-Cadherin_0,ACC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AR_2,ACVRL1_1,Chk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LKB1_1,FOXO3a_pS318_S321_1,CD20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AR_2,Cyclin_D1_1,Chk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LKB1_1,Src_pY416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Cyclin_D1_1,Annexin-1_1,ACC_pS79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LKB1_1,PR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HER3_pY1289_2,S6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Bax_2,Annexin-1_1,FoxM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Bax_2,AR_2,Cyclin_D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Bim_2,LKB1_1,CD20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Bim_2,p90RSK_1,LKB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Rad50_2,P-Cadherin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LKB1_1,ARID1A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Annexin-1_1,P-Cadherin_0,ARID1A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p38_MAPK_1,LKB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AMPK_pT172_2,LKB1_1,c-Jun_pS73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Bax_2,Syk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Annexin-1_1,ACVRL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EGFR_2,Annexin_VII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Fibronectin_1,Collagen_VI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LKB1_1,Cyclin_D1_1,4E-BP1_pT70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38_MAPK_1,Cyclin_D1_1,CD20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Cyclin_D1_1,ACVRL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90RSK_1,LKB1_1,Annexin-1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1.05912513168" calcext:value-type="float">
            <text:p>1.0591251317</text:p>
          </table:table-cell>
        </table:table-row>
        <table:table-row table:style-name="ro1">
          <table:table-cell office:value-type="string" calcext:value-type="string">
            <text:p>(Rab11_0,MIG-6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Rad50_2,ACC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Src_1,14-3-3_beta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FOXO3a_pS318_S321_1,14-3-3_beta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Fibronectin_1,SF2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Rad50_2,TAZ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Rb_pS807_S811_2,Bim_2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KC-pan_BetaII_pS660_1,Annexin-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DCD4_2,Chk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FOXO3a_pS318_S321_1,CD20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TAZ_0,Rab1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GSK3-alpha-beta_2,Bax_2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yclin_D1_1,14-3-3_epsilo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yclin_D1_1,Chk2_pT68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4E-BP1_pT70_1,14-3-3_beta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Stathmin_2,ATM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Bax_2,LKB1_1,ATM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LKB1_1,FOXO3a_pS318_S32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14-3-3_beta_1,P-Cadheri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EGFR_2,LKB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Rictor_pT1135_2,Cyclin_D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1.07025910202" calcext:value-type="float">
            <text:p>1.070259102</text:p>
          </table:table-cell>
        </table:table-row>
        <table:table-row table:style-name="ro1">
          <table:table-cell office:value-type="string" calcext:value-type="string">
            <text:p>(PREX1_0,Chk1_0,c-Jun_pS7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kt_0,14-3-3_epsilo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KC-alpha_1,CD20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BRCA2_1,p38_pT180_Y182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-Kit_2,GAPDH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GSK3-alpha-beta_2,c-Jun_pS7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-Kit_2,LKB1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90RSK_pT359_S363_0,Dvl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E2_2,CD49b_2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FOXO3a_pS318_S321_1,Akt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I3K-p85_2,GAB2_2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Rictor_pT1135_2,CD49b_2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LKB1_1,TAZ_0,c-Jun_pS7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MAPK_pT202_Y204_0,Bcl-xL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14-3-3_beta_1,XBP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-Kit_2,p38_MAPK_1,ACVRL1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JAB1_0,c-Jun_pS7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N-Ras_2,LKB1_1,ATM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S6_1,Dvl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14-3-3_beta_1,p90RSK_pT359_S36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nnexin-1_1,TAZ_0,p38_pT180_Y182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N-Ras_2,LKB1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N-Ras_2,AR_2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D49b_2,Cyclin_D1_1,Src_pY416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im_2,p90RSK_pT359_S36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HER3_pY1289_2,Cyclin_D1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DCD4_2,p38_MAPK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-Kit_2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im_2,Cyclin_D1_1,Src_pY416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ax_2,YB-1_pS102_1,LKB1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D49b_2,Cyclin_D1_1,SF2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FoxM1_0,ACC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I3K-p85_2,FoxM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hk2_1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Rb_pS807_S811_2,Dvl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RID1A_0,Akt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cl-2_1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PREX1_0,mTOR_pS2448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SF2_0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MEK1_2,Bax_2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p38_MAPK_1,Cyclin_D1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LKB1_1,Cyclin_E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TM_1,Annexin-1_1,c-Jun_pS73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nnexin-1_1,ACVRL1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JAB1_0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Rb_pS807_S811_2,MAPK_pT202_Y204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Rad51_1,Heregulin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Annexin-1_1,ACC_pS79_1,Chk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EGFR_2,MAPK_pT202_Y204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Smad4_2,P-Cadheri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YB-1_pS102_1,Collagen_VI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ollagen_VI_0,ACC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GAB2_2,P-Cadheri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ax_2,Annexin-1_1,MAPK_pT202_Y204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CD20_1,Src_pY416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JNK_pT183_Y185_2,Cyclin_D1_1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Bax_2,FoxM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Caspase-7_cleavedD198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PREX1_0,P-Cadherin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Cyclin_D1_1,ACVRL1_1,PREX1_0)</text:p>
          </table:table-cell>
          <table:table-cell office:value-type="float" office:value="1.07404169065" calcext:value-type="float">
            <text:p>1.0740416907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1.07736076838" calcext:value-type="float">
            <text:p>1.0773607684</text:p>
          </table:table-cell>
        </table:table-row>
        <table:table-row table:style-name="ro1">
          <table:table-cell office:value-type="string" calcext:value-type="string">
            <text:p>(TIGAR_2)</text:p>
          </table:table-cell>
          <table:table-cell office:value-type="float" office:value="1.07736076838" calcext:value-type="float">
            <text:p>1.0773607684</text:p>
          </table:table-cell>
        </table:table-row>
        <table:table-row table:style-name="ro1">
          <table:table-cell office:value-type="string" calcext:value-type="string">
            <text:p>(Annexin-1_1,4E-BP1_pT70_1,MAPK_pT202_Y204_0)</text:p>
          </table:table-cell>
          <table:table-cell office:value-type="float" office:value="1.10204415918" calcext:value-type="float">
            <text:p>1.1020441592</text:p>
          </table:table-cell>
        </table:table-row>
        <table:table-row table:style-name="ro1">
          <table:table-cell office:value-type="string" calcext:value-type="string">
            <text:p>(AR_2,Cyclin_D1_1,P-Cadherin_0)</text:p>
          </table:table-cell>
          <table:table-cell office:value-type="float" office:value="1.10204415918" calcext:value-type="float">
            <text:p>1.1020441592</text:p>
          </table:table-cell>
        </table:table-row>
        <table:table-row table:style-name="ro1">
          <table:table-cell office:value-type="string" calcext:value-type="string">
            <text:p>(Rab11_0,Collagen_VI_0)</text:p>
          </table:table-cell>
          <table:table-cell office:value-type="float" office:value="1.10204415918" calcext:value-type="float">
            <text:p>1.1020441592</text:p>
          </table:table-cell>
        </table:table-row>
        <table:table-row table:style-name="ro1">
          <table:table-cell office:value-type="string" calcext:value-type="string">
            <text:p>(N-Cadherin_0,14-3-3_epsilon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c-Kit_2,Bim_2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Chk1_0,Akt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TAZ_0,PREX1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Fibronectin_1,Chk1_0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FASN_2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LKB1_1,CD20_1)</text:p>
          </table:table-cell>
          <table:table-cell office:value-type="float" office:value="1.10239879614" calcext:value-type="float">
            <text:p>1.1023987961</text:p>
          </table:table-cell>
        </table:table-row>
        <table:table-row table:style-name="ro1">
          <table:table-cell office:value-type="string" calcext:value-type="string">
            <text:p>(PEA-15_2,14-3-3_beta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FOXO3a_pS318_S321_1,14-3-3_epsilon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JAB1_0,Dvl3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DCD4_2,Dvl3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-Cadherin_0,NF-kB-p65_pS536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I3K-p85_2,14-3-3_epsilon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TAZ_0,IRS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AMPK_pT172_2,14-3-3_beta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14-3-3_beta_1,GSK3_pS9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14-3-3_beta_1,Rictor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TAZ_0,eEF2K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YB-1_pS102_1,Cyclin_D1_1,Chk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TIGAR_2,PREX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LKB1_1,TAZ_0,Chk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Bax_2,IRS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Src_pY416_0,Akt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Dvl3_0,ARID1A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EGFR_2,14-3-3_beta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14-3-3_beta_1,GATA3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90RSK_1,14-3-3_beta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REX1_0,N-Cadherin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ARID1A_0,ACC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38_MAPK_1,ARID1A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Stathmin_2,4E-BP1_pT70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DCD4_2,LKB1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LKB1_1,S6_pS235_S236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VEGFR2_2,Annexin-1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yclin_D1_1,ETS-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yclin_D1_1,c-Myc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yclin_D1_1,ACVRL1_1,Chk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yclin_E2_2,Cyclin_D1_1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ACVRL1_1,MAPK_pT202_Y204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CD20_1,c-Jun_pS73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LKB1_1,XBP1_0)</text:p>
          </table:table-cell>
          <table:table-cell office:value-type="float" office:value="1.10691350209" calcext:value-type="float">
            <text:p>1.1069135021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1.11532442303" calcext:value-type="float">
            <text:p>1.115324423</text:p>
          </table:table-cell>
        </table:table-row>
        <table:table-row table:style-name="ro1">
          <table:table-cell office:value-type="string" calcext:value-type="string">
            <text:p>(LKB1_1,ATM_1)</text:p>
          </table:table-cell>
          <table:table-cell office:value-type="float" office:value="1.11532442303" calcext:value-type="float">
            <text:p>1.115324423</text:p>
          </table:table-cell>
        </table:table-row>
        <table:table-row table:style-name="ro1">
          <table:table-cell office:value-type="string" calcext:value-type="string">
            <text:p>(Cyclin_D1_1,Chk1_0)</text:p>
          </table:table-cell>
          <table:table-cell office:value-type="float" office:value="1.11532442303" calcext:value-type="float">
            <text:p>1.115324423</text:p>
          </table:table-cell>
        </table:table-row>
        <table:table-row table:style-name="ro1">
          <table:table-cell office:value-type="string" calcext:value-type="string">
            <text:p>(Rad50_2,LKB1_1,ATM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D20_1,YAP_pS127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-Kit_2,ARID1A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Bax_2,Annexin-1_1,Src_pY416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yclin_E2_2,Fibronectin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yclin_D1_1,BRCA2_1,ATM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yclin_E2_2,Akt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Stathmin_2,p90RSK_pT359_S363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TIGAR_2,ARID1A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IGFBP2_2,PREX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PI3K-p85_2,Bax_2,Annexin-1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Stathmin_2,ACVRL1_1,4E-BP1_pT70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EGFR_2,HER3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p38_MAPK_1,Smad3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-Kit_2,Cyclin_D1_1,ACVRL1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ACVRL1_1,Src_pY416_0,MAPK_pT202_Y204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4E-BP1_pT70_1,eEF2K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Annexin-1_1,p38_pT180_Y182_0,Chk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S6_1,SF2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IGFBP2_2,LKB1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PREX1_0,Caspase-7_cleavedD198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14-3-3_zeta_2,p38_MAPK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YAP_1,LKB1_1,Chk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Bim_2,c-Myc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MAPK_pT202_Y204_0,Chk1_0,c-Jun_pS73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yclin_D1_1,PREX1_0,Bcl-xL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Bax_2,LKB1_1,GSK3_pS9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CD20_1,MAPK_pT202_Y204_0,Chk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Syk_1,ATM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LKB1_1,PREX1_0,p38_pT180_Y182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LKB1_1,MAPK_pT202_Y204_0,Chk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EGFR_2,Rab1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Bax_2,Annexin-1_1,ARID1A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LKB1_1,ACVRL1_1,4E-BP1_pT70_1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LKB1_1,CD20_1,PREX1_0)</text:p>
          </table:table-cell>
          <table:table-cell office:value-type="float" office:value="1.12594628192" calcext:value-type="float">
            <text:p>1.1259462819</text:p>
          </table:table-cell>
        </table:table-row>
        <table:table-row table:style-name="ro1">
          <table:table-cell office:value-type="string" calcext:value-type="string">
            <text:p>(p38_pT180_Y182_0,NF-kB-p65_pS536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FOXO3a_pS318_S321_1,Src_pY416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Bim_2,Src_pY416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Chk1_0,ARID1A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Src_pY416_0,PREX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p38_MAPK_1,Src_pY416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MAPK_pT202_Y204_0,Chk1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Stathmin_2,ACVRL1_1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LKB1_1,c-Jun_pS73_0)</text:p>
          </table:table-cell>
          <table:table-cell office:value-type="float" office:value="1.14674879258" calcext:value-type="float">
            <text:p>1.1467487926</text:p>
          </table:table-cell>
        </table:table-row>
        <table:table-row table:style-name="ro1">
          <table:table-cell office:value-type="string" calcext:value-type="string">
            <text:p>(HER3_pY1289_2)</text:p>
          </table:table-cell>
          <table:table-cell office:value-type="float" office:value="1.15235847513" calcext:value-type="float">
            <text:p>1.1523584751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1.15235847513" calcext:value-type="float">
            <text:p>1.1523584751</text:p>
          </table:table-cell>
        </table:table-row>
        <table:table-row table:style-name="ro1">
          <table:table-cell office:value-type="string" calcext:value-type="string">
            <text:p>(LKB1_1,TAZ_0)</text:p>
          </table:table-cell>
          <table:table-cell office:value-type="float" office:value="1.15450966301" calcext:value-type="float">
            <text:p>1.154509663</text:p>
          </table:table-cell>
        </table:table-row>
        <table:table-row table:style-name="ro1">
          <table:table-cell office:value-type="string" calcext:value-type="string">
            <text:p>(HER2_2)</text:p>
          </table:table-cell>
          <table:table-cell office:value-type="float" office:value="1.15450966301" calcext:value-type="float">
            <text:p>1.154509663</text:p>
          </table:table-cell>
        </table:table-row>
        <table:table-row table:style-name="ro1">
          <table:table-cell office:value-type="string" calcext:value-type="string">
            <text:p>(Notch1_1,14-3-3_epsilon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yclin_B1_2,p38_MAPK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14-3-3_beta_1,PREX1_0,p38_pT180_Y182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Smad4_2,Bim_2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yclin_E1_0,Chk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Bim_2,JAB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Annexin-1_1,TAZ_0,Chk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GAB2_2,mTOR_pS2448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MSH6_1,Src_pY416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HER3_pY1289_2,LKB1_1,TAZ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yclin_D1_1,TAZ_0,PREX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HER3_0,c-Jun_pS73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SF2_0,HER3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PREX1_0,ETS-1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Annexin-1_1,TAZ_0,MAPK_pT202_Y204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p38_MAPK_1,Chk2_pT68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Fibronectin_1,c-Jun_pS73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VEGFR2_2,Fibronectin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HER3_pY1289_2,LKB1_1,ATM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MYH11_2,Annexin-1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BRCA2_1,4E-BP1_pT70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GSK3-alpha-beta_2,Cyclin_D1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4E-BP1_pT70_1,HER3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Notch1_1,CD20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VEGFR2_2,MAPK_pT202_Y204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D49b_2,Cyclin_D1_1,ACVRL1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SF2_0,MAPK_pT202_Y204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LKB1_1,ACVRL1_1,Src_pY416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Rad50_2,ACVRL1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D20_1,BRCA2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HER2_2,LKB1_1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PREX1_0,MAPK_pT202_Y204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CD20_1,Annexin_VII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LKB1_1,Cyclin_D1_1,Collagen_VI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Bax_2,AR_2,LKB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Cyclin_D1_1,CD20_1,JAB1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Cyclin_E2_2,Annexin_VII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LKB1_1,PREX1_0,HSP70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Rb_pS807_S811_2,LKB1_1,Annexin-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p90RSK_1,Cyclin_D1_1,Annexin-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LKB1_1,Cyclin_D1_1,XBP1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Rb_pS807_S811_2,Cyclin_D1_1,ACVRL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p90RSK_1,HER3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LKB1_1,Annexin-1_1,p38_pT180_Y182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Beclin_2,P-Cadherin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Cyclin_D1_1,Annexin-1_1,P-Cadherin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p90RSK_1,LKB1_1,Cyclin_D1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Annexin-1_1,Collagen_VI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N-Ras_2,Rab1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NF-kB-p65_pS536_0,Ku80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HER3_pY1289_2,GSK3_pS9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Annexin-1_1,4E-BP1_1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14-3-3_beta_1,N-Cadherin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Src_pY416_0,14-3-3_epsilon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14-3-3_beta_1,MIG-6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N-Ras_2,14-3-3_beta_1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BRCA2_1,Src_pY416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Fibronectin_1,14-3-3_beta_1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yclin_D1_1,TAZ_0,Chk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MYH11_2,PREX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p62-LCK-ligand_1,Chk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BRCA2_1,TAZ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MAPK_pT202_Y204_0,Dvl3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14-3-3_beta_1,SF2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HER3_pY1289_2,mTOR_pS2448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Src_pY416_0,ARID1A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yclin_D1_1,Src_pY416_0,Chk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Bax_2,CD3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Smad1_1,PREX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HER3_pY1289_2,PREX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D49b_2,p38_MAPK_1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ETS-1_0,Chk1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LKB1_1,14-3-3_epsilon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D49b_2,P-Cadherin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LKB1_1,MIG-6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Cyclin_D1_1,MAPK_pT202_Y204_0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p38_MAPK_1,CD20_1)</text:p>
          </table:table-cell>
          <table:table-cell office:value-type="float" office:value="1.19231050507" calcext:value-type="float">
            <text:p>1.1923105051</text:p>
          </table:table-cell>
        </table:table-row>
        <table:table-row table:style-name="ro1">
          <table:table-cell office:value-type="string" calcext:value-type="string">
            <text:p>(YB-1_pS102_1,PREX1_0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CD49b_2,Bax_2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eIF4E_2)</text:p>
          </table:table-cell>
          <table:table-cell office:value-type="float" office:value="1.19495925989" calcext:value-type="float">
            <text:p>1.1949592599</text:p>
          </table:table-cell>
        </table:table-row>
        <table:table-row table:style-name="ro1">
          <table:table-cell office:value-type="string" calcext:value-type="string">
            <text:p>(HER3_pY1289_2,CD20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axillin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CVRL1_1,14-3-3_beta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D20_1,TAZ_0,PREX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I3K-p85_2,LKB1_1,14-3-3_beta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ER-alpha_pS118_2,p38_MAPK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N-Ras_2,Cyclin_D1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38_MAPK_1,LKB1_1,TAZ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GSK3_pS9_0,Akt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HER3_0,Dvl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YB-1_pS102_1,CD20_1,PREX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YB-1_pS102_1,PREX1_0,P-Cadherin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yclin_D1_1,Cyclin_E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62-LCK-ligand_1,SF2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Rad50_2,LKB1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yclin_E2_2,MAPK_pT202_Y204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HER3_pY1289_2,LKB1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im_2,p38_MAPK_1,ATM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yclin_D1_1,14-3-3_beta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EA15_pS116_1,CD20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ax_2,BRCA2_1,ACVRL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EGFR_2,LKB1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DJ-1_1,Rab1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yclin_D1_1,PREX1_0,Dvl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ETS-1_0,Dvl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GSK3-alpha-beta_2,p38_MAPK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CVRL1_1,53BP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VEGFR2_2,Rab1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Rab11_0,Annexin_VII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LKB1_1,Src_pY416_0,c-Jun_pS7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im_2,p38_MAPK_1,Cyclin_D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Stathmin_2,ACVRL1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LKB1_1,ACVRL1_1,ACC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HER3_pY1289_2,LKB1_1,Cyclin_D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EA15_pS116_1,Chk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Smad4_2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-Cadherin_0,HER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LKB1_1,YAP_pS127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nnexin-1_1,p38_pT180_Y182_0,MAPK_pT202_Y204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im_2,Bax_2,LKB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D20_1,FoxM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nnexin-1_1,ACVRL1_1,MAPK_pT202_Y204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nnexin-1_1,ACVRL1_1,c-Jun_pS73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Cyclin_E2_2,Annexin-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LKB1_1,CD20_1,Src_pY41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Rad51_1,ACVRL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MPK_pT172_2,CD20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S6_1,Cyclin_D1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1.21810236413" calcext:value-type="float">
            <text:p>1.2181023641</text:p>
          </table:table-cell>
        </table:table-row>
        <table:table-row table:style-name="ro1">
          <table:table-cell office:value-type="string" calcext:value-type="string">
            <text:p>(Smad4_2)</text:p>
          </table:table-cell>
          <table:table-cell office:value-type="float" office:value="1.21810236413" calcext:value-type="float">
            <text:p>1.2181023641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1.21810236413" calcext:value-type="float">
            <text:p>1.2181023641</text:p>
          </table:table-cell>
        </table:table-row>
        <table:table-row table:style-name="ro1">
          <table:table-cell office:value-type="string" calcext:value-type="string">
            <text:p>(p27_1,Cyclin_D1_1)</text:p>
          </table:table-cell>
          <table:table-cell office:value-type="float" office:value="1.2346920042" calcext:value-type="float">
            <text:p>1.2346920042</text:p>
          </table:table-cell>
        </table:table-row>
        <table:table-row table:style-name="ro1">
          <table:table-cell office:value-type="string" calcext:value-type="string">
            <text:p>(mTOR_pS2448_0,Akt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14-3-3_beta_1,TAZ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Bim_2,p38_MAPK_1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Fibronectin_1,TAZ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Chk1_0,14-3-3_epsilon_0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CD49b_2,LKB1_1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N-Ras_2,Cyclin_D1_1)</text:p>
          </table:table-cell>
          <table:table-cell office:value-type="float" office:value="1.23674067362" calcext:value-type="float">
            <text:p>1.2367406736</text:p>
          </table:table-cell>
        </table:table-row>
        <table:table-row table:style-name="ro1">
          <table:table-cell office:value-type="string" calcext:value-type="string">
            <text:p>(NF-kB-p65_pS536_0,GATA3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REX1_0,PCNA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N-Ras_2,CD49b_2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Notch1_1,Akt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Smad4_2,SF2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GAB2_2,c-Jun_pS73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im_2,GSK3_pS9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im_2,Notch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RCA2_1,c-Jun_pS73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Stathmin_2,TFRC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Fibronectin_1,Akt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INPP4B_1,Annexin-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38_pT180_Y182_0,CD3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90RSK_1,Rab1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C-Raf_pS338_1,Annexin-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38_pT180_Y182_0,53BP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Cyclin_D1_1,Dvl3_0,Chk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AR_2,YB-1_pS102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Annexin-1_1,p70S6K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YB-1_pS102_1,Cyclin_D1_1,PREX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ax_2,LKB1_1,14-3-3_beta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62-LCK-ligand_1,CD20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ACVRL1_1,CD3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GAB2_2,ACVRL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LKB1_1,Cyclin_D1_1,TAZ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Smad1_1,Annexin-1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Cyclin_D1_1,p27_pT157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p38_MAPK_1,GAPDH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Annexin-1_1,SF2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LKB1_1,Cyclin_D1_1,Chk1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EGFR_2,p38_MAPK_1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ACVRL1_1,HER3_0)</text:p>
          </table:table-cell>
          <table:table-cell office:value-type="float" office:value="1.23923204452" calcext:value-type="float">
            <text:p>1.2392320445</text:p>
          </table:table-cell>
        </table:table-row>
        <table:table-row table:style-name="ro1">
          <table:table-cell office:value-type="string" calcext:value-type="string">
            <text:p>(Bim_2,Annexin-1_1,ACVRL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Annexin-1_1,ETS-1_0,Chk1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Smad1_1,Cyclin_D1_1,ACVRL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HER2_2,Annexin-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Mre11_2,Bax_2,LKB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Cyclin_D1_1,Annexin-1_1,p38_pT180_Y182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ASNS_2,LKB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MEK1_2,CD20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Cyclin_D1_1,Src_pY416_0,MAPK_pT202_Y204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p90RSK_1,Cyclin_D1_1,Dvl3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Cyclin_D1_1,MAPK_pT202_Y204_0,Chk1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Cyclin_D1_1,MAPK_pT202_Y204_0,c-Jun_pS73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Bax_2,LKB1_1,4E-BP1_pT70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JNK_pT183_Y185_2,CD20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CD49b_2,Cyclin_D1_1,CD20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MAPK_pT202_Y204_0,Annexin_VII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LKB1_1,Cyclin_D1_1,c-Jun_pS73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1.27080379853" calcext:value-type="float">
            <text:p>1.2708037985</text:p>
          </table:table-cell>
        </table:table-row>
        <table:table-row table:style-name="ro1">
          <table:table-cell office:value-type="string" calcext:value-type="string">
            <text:p>(MAPK_pT202_Y204_0,c-Jun_pS73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14-3-3_beta_1,mTOR_pS2448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Src_pY416_0,MAPK_pT202_Y204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PI3K-p85_2,Annexin-1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ACVRL1_1,14-3-3_beta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p38_MAPK_1,ACC1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c-Kit_2,LKB1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Smad1_1,LKB1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Rb_pS807_S811_2,Cyclin_D1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SF2_0,PREX1_0,Chk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tathmin_2,Cyclin_E2_2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FOXO3a_pS318_S321_1,Cyclin_D1_1,Src_pY416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90RSK_1,IRS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mad1_1,MAPK_pT202_Y204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mad1_1,Fibronectin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EGFR_2,YAP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D49b_2,N-Cadherin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38_MAPK_1,Tuberin_pT1462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14-3-3_beta_1,ETS-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90RSK_1,p62-LCK-ligand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GAPDH_1,HER3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Src_pY416_0,Dvl3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GAB2_2,YB-1_pS102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mad4_2,mTOR_pS2448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Annexin-1_1,Chk1_0,ACC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TAZ_0,Src_pY416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Bim_2,Cyclin_D1_1,Chk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D49b_2,Bax_2,LKB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mad1_1,LKB1_1,Chk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6_1,ACC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mTOR_1,LKB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62-LCK-ligand_1,PREX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Fibronectin_1,ARID1A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yclin_E2_2,PREX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-Kit_2,Annexin-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38_MAPK_1,LKB1_1,Chk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Src_pY416_0,Annexin_VII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Cyclin_D1_1,ACC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Fibronectin_1,Annexin_VII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38_MAPK_1,LKB1_1,Heregulin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A-Raf_pS299_2,Cyclin_D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Dvl3_0,Annexin_VII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TIGAR_2,CD20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Annexin-1_1,GSK3_pS9_0,Chk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Smad3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Bim_2,AR_2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CD20_1,TAZ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yclin_D1_1,ACVRL1_1,ACC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Annexin-1_1,Bcl-xL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yclin_D1_1,Src_pY416_0,PREX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PREX1_0,ARID1A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Mre11_2,Annexin-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AR_2,Annexin-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Cyclin_D1_1,CD20_1,PREX1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BRCA2_1,P-Cadherin_0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Beclin_2,Cyclin_D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eIF4E_2,Cyclin_D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LKB1_1,Cyclin_D1_1,ACVRL1_1)</text:p>
          </table:table-cell>
          <table:table-cell office:value-type="float" office:value="1.28767635929" calcext:value-type="float">
            <text:p>1.2876763593</text:p>
          </table:table-cell>
        </table:table-row>
        <table:table-row table:style-name="ro1">
          <table:table-cell office:value-type="string" calcext:value-type="string">
            <text:p>(14-3-3_beta_1,Chk1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Cyclin_D1_1,PREX1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1.29078104359" calcext:value-type="float">
            <text:p>1.2907810436</text:p>
          </table:table-cell>
        </table:table-row>
        <table:table-row table:style-name="ro1">
          <table:table-cell office:value-type="string" calcext:value-type="string">
            <text:p>(CD49b_2)</text:p>
          </table:table-cell>
          <table:table-cell office:value-type="float" office:value="1.29696446122" calcext:value-type="float">
            <text:p>1.2969644612</text:p>
          </table:table-cell>
        </table:table-row>
        <table:table-row table:style-name="ro1">
          <table:table-cell office:value-type="string" calcext:value-type="string">
            <text:p>(LKB1_1,Annexin-1_1,c-Myc_0)</text:p>
          </table:table-cell>
          <table:table-cell office:value-type="float" office:value="1.31168574" calcext:value-type="float">
            <text:p>1.31168574</text:p>
          </table:table-cell>
        </table:table-row>
        <table:table-row table:style-name="ro1">
          <table:table-cell office:value-type="string" calcext:value-type="string">
            <text:p>(LKB1_1,Cyclin_D1_1,MAPK_pT202_Y204_0)</text:p>
          </table:table-cell>
          <table:table-cell office:value-type="float" office:value="1.31168574" calcext:value-type="float">
            <text:p>1.31168574</text:p>
          </table:table-cell>
        </table:table-row>
        <table:table-row table:style-name="ro1">
          <table:table-cell office:value-type="string" calcext:value-type="string">
            <text:p>(LKB1_1,CD20_1,MAPK_pT202_Y204_0)</text:p>
          </table:table-cell>
          <table:table-cell office:value-type="float" office:value="1.31168574" calcext:value-type="float">
            <text:p>1.31168574</text:p>
          </table:table-cell>
        </table:table-row>
        <table:table-row table:style-name="ro1">
          <table:table-cell office:value-type="string" calcext:value-type="string">
            <text:p>(Bax_2,Cyclin_D1_1,Collagen_VI_0)</text:p>
          </table:table-cell>
          <table:table-cell office:value-type="float" office:value="1.31168574" calcext:value-type="float">
            <text:p>1.31168574</text:p>
          </table:table-cell>
        </table:table-row>
        <table:table-row table:style-name="ro1">
          <table:table-cell office:value-type="string" calcext:value-type="string">
            <text:p>(CD49b_2,Notch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Src_pY416_0,eEF2K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Annexin-1_1,c-Myc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Rb_pS807_S811_2,Rad50_2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Src_pY416_0,Dvl3_0,Chk1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YB-1_pS102_1,14-3-3_epsilon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PREX1_0,Chk2_pT68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YB-1_pS102_1,BRCA2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Annexin-1_1,p90RSK_pT359_S363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GAB2_2,TAZ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HER3_pY1289_2,Akt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Bim_2,FOXO3a_pS318_S32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49b_2,ACC1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GAPDH_1,14-3-3_beta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20_1,PREX1_0,Chk1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49b_2,Bim_2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NDRG1_pT346_1,Cyclin_D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Smad1_1,Src_pY416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49b_2,Bax_2,Cyclin_D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p38_pT180_Y182_0,HER3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Bim_2,PREX1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GSK3-alpha-beta_2,LKB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14-3-3_zeta_2,Cyclin_D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20_1,N-Cadherin_0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PEA15_pS116_1,Cyclin_D1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CD49b_2,CD20_1)</text:p>
          </table:table-cell>
          <table:table-cell office:value-type="float" office:value="1.32467532468" calcext:value-type="float">
            <text:p>1.3246753247</text:p>
          </table:table-cell>
        </table:table-row>
        <table:table-row table:style-name="ro1">
          <table:table-cell office:value-type="string" calcext:value-type="string">
            <text:p>(14-3-3_beta_1,PREX1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Cyclin_D1_1,PI3K-p110-alpha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Bim_2,Chk1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Annexin-1_1,TAZ_0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p38_MAPK_1,Cyclin_D1_1)</text:p>
          </table:table-cell>
          <table:table-cell office:value-type="float" office:value="1.32960789064" calcext:value-type="float">
            <text:p>1.3296078906</text:p>
          </table:table-cell>
        </table:table-row>
        <table:table-row table:style-name="ro1">
          <table:table-cell office:value-type="string" calcext:value-type="string">
            <text:p>(YAP_1,ARHI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Paxillin_1,p38_MAPK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14-3-3_zeta_2,ACC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ER-alpha_pS118_2,PREX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S6_pS235_S236_0,Akt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Annexin-1_1,ACVRL1_1,Src_pY416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D49b_2,Bim_2,Cyclin_D1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-Kit_2,p38_MAPK_1,LKB1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IGFBP2_2,CD20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Bax_2,Annexin-1_1,ACC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D49b_2,p38_MAPK_1,Cyclin_D1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Annexin-1_1,ACVRL1_1,ACC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FoxM1_0,Dvl3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Rictor_pT1135_2,14-3-3_beta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Paxillin_1,CD20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Rad50_2,EGFR_2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Rb_pS807_S811_2,Annexin-1_1,Chk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HER3_pY1289_2,LKB1_1,CD20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Stathmin_2,LKB1_1,Chk1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LKB1_1,c-Jun_pS73_0,ARID1A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HER3_0,GATA3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LKB1_1,Cyclin_D1_1,SF2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FASN_2,Cyclin_D1_1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D49b_2,Collagen_VI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CD49b_2,Cyclin_D1_1,P-Cadherin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PREX1_0,Chk1_0)</text:p>
          </table:table-cell>
          <table:table-cell office:value-type="float" office:value="1.35696670606" calcext:value-type="float">
            <text:p>1.3569667061</text:p>
          </table:table-cell>
        </table:table-row>
        <table:table-row table:style-name="ro1">
          <table:table-cell office:value-type="string" calcext:value-type="string">
            <text:p>(ATM_1,NF-kB-p65_pS536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YB-1_pS102_1,14-3-3_beta_1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Notch1_1,LKB1_1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HER3_0,Chk1_0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Annexin-1_1,ACVRL1_1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Bax_2,Annexin-1_1)</text:p>
          </table:table-cell>
          <table:table-cell office:value-type="float" office:value="1.37011938793" calcext:value-type="float">
            <text:p>1.3701193879</text:p>
          </table:table-cell>
        </table:table-row>
        <table:table-row table:style-name="ro1">
          <table:table-cell office:value-type="string" calcext:value-type="string">
            <text:p>(CD49b_2,14-3-3_epsilon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Rb_pS807_S811_2,FOXO3a_pS318_S321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REX1_0,mTOR_pS2448_0,Chk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c-Kit_2,14-3-3_beta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14-3-3_beta_1,ER-alpha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YB-1_pS102_1,53BP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CD49b_2,Bcl-xL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70S6K_pT389_2,CD20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14-3-3_beta_1,S6_pS235_S236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Bim_2,S6_pS235_S236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DCD4_2,Src_pY416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tathmin_2,Dvl3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LKB1_1,Src_pY416_0,ACC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38_pT180_Y182_0,eEF2K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4E-BP1_1,PREX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Annexin-1_1,TAZ_0,c-Jun_pS73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CD49b_2,ARID1A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tathmin_2,ACC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Bax_2,LKB1_1,ACC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Rad51_1,ATM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Annexin-1_1,Chk1_0,c-Jun_pS73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NDRG1_pT346_1,LKB1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Annexin-1_1,MAPK_pT202_Y204_0,Chk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Rb_pS807_S811_2,PREX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mad4_2,PREX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PEA15_pS116_1,LKB1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CD20_1,S6_pS235_S236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ER-alpha_pS118_2,LKB1_1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Cyclin_D1_1,CD20_1,Chk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6_1,Chk1_0)</text:p>
          </table:table-cell>
          <table:table-cell office:value-type="float" office:value="1.37106726994" calcext:value-type="float">
            <text:p>1.3710672699</text:p>
          </table:table-cell>
        </table:table-row>
        <table:table-row table:style-name="ro1">
          <table:table-cell office:value-type="string" calcext:value-type="string">
            <text:p>(Shc_pY317_2,LKB1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AR_2,Bcl-xL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Annexin-1_1,p38_pT180_Y182_0,c-Jun_pS73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AMPK_pT172_2,Annexin-1_1,Chk1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HER3_pY1289_2,Cyclin_D1_1,CD20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LKB1_1,GAPDH_1,Cyclin_D1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p38_MAPK_1,FoxM1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CD20_1,Annexin-1_1,p38_pT180_Y182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AR_2,Annexin_VII_0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Stathmin_2,LKB1_1,ACVRL1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AR_2,Cyclin_D1_1,ACVRL1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GSK3_pS9_0,ARID1A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N-Ras_2,Bim_2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N-Ras_2,Annexin-1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Notch1_1,PREX1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TAZ_0,HER3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Annexin-1_1,MIG-6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CD20_1,Akt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Fibronectin_1,PREX1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REX1_0,Akt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MSH6_1,LKB1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PREX1_0,Bcl-xL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YB-1_pS102_1,Annexin-1_1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LKB1_1,GSK3_pS9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LKB1_1,ARID1A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LKB1_1,Dvl3_0,Chk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Rb_pS807_S811_2,HER3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tathmin_2,14-3-3_epsilon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14-3-3_zeta_2,TAZ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Notch1_1,LKB1_1,ATM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N-Ras_2,Cyclin_D1_1,Src_pY416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Annexin-1_1,TAZ_0,ARID1A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Fibronectin_1,GSK3_pS9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D20_1,14-3-3_beta_1,Chk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mTOR_pS2448_0,eEF2K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axillin_1,PREX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HER3_pY1289_2,BRCA2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yclin_D1_1,14-3-3_beta_1,PREX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Rad50_2,mTOR_pS2448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im_2,p62-LCK-ligand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tathmin_2,Bcl-xL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im_2,LKB1_1,Chk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tathmin_2,SF2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yclin_D1_1,BRCA2_1,Src_pY416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tathmin_2,GSK3_pS9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YAP_1,ACC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cl-xL_0,Annexin_VII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TIGAR_2,Annexin-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YB-1_pS102_1,FoxM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14-3-3_beta_1,FoxM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axillin_1,LKB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VEGFR2_2,HER3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F2_0,Rab1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DCD4_2,CD20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KC-delta_pS664_2,HER3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FASN_2,Chk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Smad4_2,p38_MAPK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D49b_2,LKB1_1,Cyclin_D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Fibronectin_1,MAPK_pT202_Y204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YAP_1,p38_MAPK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Annexin-1_1,Rictor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MAPK_pT202_Y204_0,Akt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Annexin-1_1,XBP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GAPDH_1,Annexin-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im_2,LKB1_1,Cyclin_D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ax_2,Rad5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LKB1_1,Annexin-1_1,Chk1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Bax_2,p38_MAPK_1,LKB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38_MAPK_1,MAPK_pT202_Y204_0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p38_MAPK_1,LKB1_1,ACVRL1_1)</text:p>
          </table:table-cell>
          <table:table-cell office:value-type="float" office:value="1.41926937693" calcext:value-type="float">
            <text:p>1.4192693769</text:p>
          </table:table-cell>
        </table:table-row>
        <table:table-row table:style-name="ro1">
          <table:table-cell office:value-type="string" calcext:value-type="string">
            <text:p>(CD49b_2,Cyclin_D1_1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MEK1_2)</text:p>
          </table:table-cell>
          <table:table-cell office:value-type="float" office:value="1.42574536957" calcext:value-type="float">
            <text:p>1.4257453696</text:p>
          </table:table-cell>
        </table:table-row>
        <table:table-row table:style-name="ro1">
          <table:table-cell office:value-type="string" calcext:value-type="string">
            <text:p>(LKB1_1,ACVRL1_1,MAPK_pT202_Y204_0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LKB1_1,CD20_1,c-Jun_pS73_0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Cyclin_D1_1,CD20_1,MAPK_pT202_Y204_0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GAB2_2,Dvl3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ER-alpha_pS118_2,Src_pY416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Bim_2,Chk2_pT68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Mre11_2,Akt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Annexin-1_1,PI3K-p110-alpha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14-3-3_beta_1,PREX1_0,Chk1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70S6K_pT389_2,LKB1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MAPK_pT202_Y204_0,ARID1A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Rab11_0,Dvl3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AR_2,14-3-3_beta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Rab11_0,ACC1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Fibronectin_1,Src_pY416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70S6K_pT389_2,Cyclin_D1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Cyclin_D1_1,PCNA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Stathmin_2,mTOR_pS2448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LKB1_1,Src_pY416_0,Chk1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CD20_1,GSK3_pS9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DCD4_2,Cyclin_D1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p62-LCK-ligand_1,Cyclin_D1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EGFR_2,Annexin-1_1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CD20_1,MAPK_pT202_Y204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Bax_2,Annexin_VII_0)</text:p>
          </table:table-cell>
          <table:table-cell office:value-type="float" office:value="1.45646513434" calcext:value-type="float">
            <text:p>1.4564651343</text:p>
          </table:table-cell>
        </table:table-row>
        <table:table-row table:style-name="ro1">
          <table:table-cell office:value-type="string" calcext:value-type="string">
            <text:p>(Cyclin_D1_1,14-3-3_beta_1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HER3_pY1289_2,LKB1_1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Bim_2,LKB1_1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LKB1_1,PREX1_0)</text:p>
          </table:table-cell>
          <table:table-cell office:value-type="float" office:value="1.46318385669" calcext:value-type="float">
            <text:p>1.4631838567</text:p>
          </table:table-cell>
        </table:table-row>
        <table:table-row table:style-name="ro1">
          <table:table-cell office:value-type="string" calcext:value-type="string">
            <text:p>(Smad4_2,Annexin_VII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YB-1_pS102_1,Cyclin_D1_1,Annexin-1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PREX1_0,p27_pT157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Bim_2,LKB1_1,Src_pY416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Tuberin_1,ACC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c-Kit_2,LKB1_1,Cyclin_D1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CD20_1,Rab11_0,Chk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Src_pY416_0,MAPK_pT202_Y204_0,Chk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LKB1_1,Annexin-1_1,Ku80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Beclin_2,Src_pY416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Raptor_0,HER3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Rad50_2,Annexin_VII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CD20_1,HER3_0,Chk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JNK_pT183_Y185_2,PREX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LKB1_1,MAPK_pT202_Y204_0,ACC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Rb_pS807_S811_2,Akt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eIF4E_2,p38_MAPK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Annexin-1_1,ACVRL1_1,Rab11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LKB1_1,ATM_1,Annexin-1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YAP_1,GATA3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Bax_2,Cyclin_D1_1,Annexin-1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Stathmin_2,MAPK_pT202_Y204_0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p90RSK_1,BRCA2_1)</text:p>
          </table:table-cell>
          <table:table-cell office:value-type="float" office:value="1.46945531709" calcext:value-type="float">
            <text:p>1.4694553171</text:p>
          </table:table-cell>
        </table:table-row>
        <table:table-row table:style-name="ro1">
          <table:table-cell office:value-type="string" calcext:value-type="string">
            <text:p>(Smad1_1,PREX1_0,Chk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CD31_0,ACC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GAB2_2,SF2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GSK3_pS9_0,14-3-3_epsilon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Beclin_2,Annexin-1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LKB1_1,14-3-3_beta_1,Ku80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TAZ_0,CD3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VEGFR2_2,53BP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GAB2_2,p90RSK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HER3_pY1289_2,CD49b_2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I3K-p85_2,YAP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Smad4_2,14-3-3_beta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DCD4_2,Annexin-1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DCD4_2,PREX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Rad50_2,ARHI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Bim_2,14-3-3_epsilon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FoxM1_0,c-Jun_pS73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Rad50_2,Dvl3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Cyclin_D1_1,14-3-3_beta_1,Chk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-Cadherin_0,eEF2K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Stathmin_2,ARID1A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Annexin_VII_0,Akt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38_MAPK_1,BRCA2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YB-1_pS102_1,Annexin_VII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Rb_pS807_S811_2,ARID1A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Notch1_1,Annexin-1_1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Bim_2,ARID1A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Beclin_2,Chk1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LKB1_1,Cyclin_D1_1,Src_pY416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Annexin-1_1,Annexin_VII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P-Cadherin_0,Annexin_VII_0)</text:p>
          </table:table-cell>
          <table:table-cell office:value-type="float" office:value="1.50250255063" calcext:value-type="float">
            <text:p>1.5025025506</text:p>
          </table:table-cell>
        </table:table-row>
        <table:table-row table:style-name="ro1">
          <table:table-cell office:value-type="string" calcext:value-type="string">
            <text:p>(CD49b_2,Chk1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14-3-3_beta_1,Src_pY416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CD20_1,14-3-3_beta_1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HER3_pY1289_2,CD20_1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Cyclin_D1_1,Akt_0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N-Ras_2,LKB1_1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Bax_2,BRCA2_1)</text:p>
          </table:table-cell>
          <table:table-cell office:value-type="float" office:value="1.5026363489" calcext:value-type="float">
            <text:p>1.5026363489</text:p>
          </table:table-cell>
        </table:table-row>
        <table:table-row table:style-name="ro1">
          <table:table-cell office:value-type="string" calcext:value-type="string">
            <text:p>(PI3K-p85_2,LKB1_1,Annexin-1_1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p38_MAPK_1,Cyclin_D1_1,PREX1_0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S6_1,PREX1_0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CD20_1,Annexin-1_1,ACVRL1_1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S6_1,CD20_1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Beclin_2)</text:p>
          </table:table-cell>
          <table:table-cell office:value-type="float" office:value="1.52560205469" calcext:value-type="float">
            <text:p>1.5256020547</text:p>
          </table:table-cell>
        </table:table-row>
        <table:table-row table:style-name="ro1">
          <table:table-cell office:value-type="string" calcext:value-type="string">
            <text:p>(p62-LCK-ligand_1,Src_pY416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N-Ras_2,Akt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HER3_0,ACC1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14-3-3_beta_1,c-Jun_pS73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LKB1_1,PI3K-p110-alpha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Rb_pS807_S811_2,Annexin-1_1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Chk1_0,53BP1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p38_MAPK_1,14-3-3_beta_1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CD49b_2,PREX1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Rab11_0,Chk1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Annexin-1_1,Dvl3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Chk1_0,Annexin_VII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YAP_1,LKB1_1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LKB1_1,MAPK_pT202_Y204_0)</text:p>
          </table:table-cell>
          <table:table-cell office:value-type="float" office:value="1.54413983444" calcext:value-type="float">
            <text:p>1.5441398344</text:p>
          </table:table-cell>
        </table:table-row>
        <table:table-row table:style-name="ro1">
          <table:table-cell office:value-type="string" calcext:value-type="string">
            <text:p>(Annexin-1_1,Dvl3_0,Chk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DCD4_2,14-3-3_beta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JNK2_1,14-3-3_beta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38_MAPK_1,PCNA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38_MAPK_1,Src_pY416_0,Chk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YB-1_pS102_1,Annexin-1_1,Chk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REX1_0,IRS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Smad4_2,HER3_pY1289_2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Stathmin_2,Rad50_2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BRCA2_1,ARID1A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HER3_pY1289_2,Annexin_VII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BRCA2_1,MIG-6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CD20_1,eEF2K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Bim_2,FoxM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p62-LCK-ligand_1,p38_MAPK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Src_pY416_0,FoxM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MEK1_2,Cyclin_D1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LKB1_1,Cyclin_D1_1,PREX1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LKB1_1,ACC1_0)</text:p>
          </table:table-cell>
          <table:table-cell office:value-type="float" office:value="1.55952310189" calcext:value-type="float">
            <text:p>1.5595231019</text:p>
          </table:table-cell>
        </table:table-row>
        <table:table-row table:style-name="ro1">
          <table:table-cell office:value-type="string" calcext:value-type="string">
            <text:p>(LKB1_1,Src_pY416_0)</text:p>
          </table:table-cell>
          <table:table-cell office:value-type="float" office:value="1.55952310189" calcext:value-type="float">
            <text:p>1.5595231019</text:p>
          </table:table-cell>
        </table:table-row>
        <table:table-row table:style-name="ro1">
          <table:table-cell office:value-type="string" calcext:value-type="string">
            <text:p>(Annexin-1_1,Chk1_0)</text:p>
          </table:table-cell>
          <table:table-cell office:value-type="float" office:value="1.55952310189" calcext:value-type="float">
            <text:p>1.5595231019</text:p>
          </table:table-cell>
        </table:table-row>
        <table:table-row table:style-name="ro1">
          <table:table-cell office:value-type="string" calcext:value-type="string">
            <text:p>(Bax_2,LKB1_1,Collagen_VI_0)</text:p>
          </table:table-cell>
          <table:table-cell office:value-type="float" office:value="1.57660671305" calcext:value-type="float">
            <text:p>1.5766067131</text:p>
          </table:table-cell>
        </table:table-row>
        <table:table-row table:style-name="ro1">
          <table:table-cell office:value-type="string" calcext:value-type="string">
            <text:p>(p90RSK_pT359_S363_0,ARID1A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YB-1_pS102_1,PREX1_0,Chk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Rad50_2,HER3_pY1289_2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CD49b_2,Akt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HER3_pY1289_2,14-3-3_epsilon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MAPK_pT202_Y204_0,14-3-3_epsilon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mTOR_pS2448_0,HER3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Annexin-1_1,Chk2_pT68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LKB1_1,14-3-3_beta_1,Chk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BRCA2_1,ACC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Bax_2,53BP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CD20_1,CD3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14-3-3_beta_1,ARID1A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Bim_2,MAPK_pT202_Y204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ACVRL1_1,IRS1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LKB1_1,ER-alpha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Fibronectin_1,Annexin-1_1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Smad4_2,Cyclin_D1_1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Cyclin_D1_1,Annexin_VII_0)</text:p>
          </table:table-cell>
          <table:table-cell office:value-type="float" office:value="1.58776605704" calcext:value-type="float">
            <text:p>1.587766057</text:p>
          </table:table-cell>
        </table:table-row>
        <table:table-row table:style-name="ro1">
          <table:table-cell office:value-type="string" calcext:value-type="string">
            <text:p>(Chk1_0,CD31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Stathmin_2,Chk1_0)</text:p>
          </table:table-cell>
          <table:table-cell office:value-type="float" office:value="1.59579441757" calcext:value-type="float">
            <text:p>1.5957944176</text:p>
          </table:table-cell>
        </table:table-row>
        <table:table-row table:style-name="ro1">
          <table:table-cell office:value-type="string" calcext:value-type="string">
            <text:p>(eIF4E_2,Bim_2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p38_MAPK_1,LKB1_1,4E-BP1_pT70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AR_2,Fibronectin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Cyclin_B1_2,Annexin-1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LKB1_1,HER3_0,Chk1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Bax_2,LKB1_1,Akt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Annexin-1_1,ACVRL1_1,GSK3_pS9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LKB1_1,Src_pY416_0,MAPK_pT202_Y204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Rb_pS807_S811_2,BRCA2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LKB1_1,Src_pY416_0,PREX1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Cyclin_D1_1,Annexin-1_1,FoxM1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Bim_2,S6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eIF4E_2,Src_pY416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14-3-3_beta_1,Collagen_VI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Rad51_1,P-Cadherin_0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LKB1_1,Annexin-1_1,ACVRL1_1)</text:p>
          </table:table-cell>
          <table:table-cell office:value-type="float" office:value="1.60101684154" calcext:value-type="float">
            <text:p>1.6010168415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1.60276626859" calcext:value-type="float">
            <text:p>1.6027662686</text:p>
          </table:table-cell>
        </table:table-row>
        <table:table-row table:style-name="ro1">
          <table:table-cell office:value-type="string" calcext:value-type="string">
            <text:p>(GSK3-alpha-beta_2,Bim_2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Src_pY416_0,p27_pT157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IRS1_0,ACC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Smad1_1,Rab1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Stathmin_2,N-Ras_2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Rad50_2,Akt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Stathmin_2,Rab1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Tuberin_1,14-3-3_beta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CD49b_2,Cyclin_D1_1,Chk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p38_MAPK_1,NDRG1_pT346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YAP_1,TAZ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BRCA2_1,SF2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Stathmin_2,AR_2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LKB1_1,PCNA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LKB1_1,14-3-3_beta_1,PREX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Rad50_2,PREX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LKB1_1,Cyclin_D1_1,14-3-3_beta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Bim_2,LKB1_1,ATM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LKB1_1,p27_pT157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Bax_2,Annexin-1_1,c-Jun_pS73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CD20_1,Annexin-1_1,Chk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Beclin_2,Bax_2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Cyclin_D1_1,Annexin-1_1,MAPK_pT202_Y204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eIF4E_2,Chk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HER2_2,Cyclin_D1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Cyclin_D1_1,p90RSK_pT359_S363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Cyclin_D1_1,FoxM1_0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eIF4E_2,LKB1_1)</text:p>
          </table:table-cell>
          <table:table-cell office:value-type="float" office:value="1.63361926179" calcext:value-type="float">
            <text:p>1.6336192618</text:p>
          </table:table-cell>
        </table:table-row>
        <table:table-row table:style-name="ro1">
          <table:table-cell office:value-type="string" calcext:value-type="string">
            <text:p>(ACVRL1_1,NF-kB-p65_pS536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Annexin-1_1,N-Cadherin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Bim_2,14-3-3_beta_1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Rad50_2,Chk1_0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Rad50_2,LKB1_1)</text:p>
          </table:table-cell>
          <table:table-cell office:value-type="float" office:value="1.63438867708" calcext:value-type="float">
            <text:p>1.6343886771</text:p>
          </table:table-cell>
        </table:table-row>
        <table:table-row table:style-name="ro1">
          <table:table-cell office:value-type="string" calcext:value-type="string">
            <text:p>(Cyclin_D1_1,ACVRL1_1,MAPK_pT202_Y204_0)</text:p>
          </table:table-cell>
          <table:table-cell office:value-type="float" office:value="1.6538646287" calcext:value-type="float">
            <text:p>1.6538646287</text:p>
          </table:table-cell>
        </table:table-row>
        <table:table-row table:style-name="ro1">
          <table:table-cell office:value-type="string" calcext:value-type="string">
            <text:p>(Bax_2,CD20_1,Annexin-1_1)</text:p>
          </table:table-cell>
          <table:table-cell office:value-type="float" office:value="1.6538646287" calcext:value-type="float">
            <text:p>1.6538646287</text:p>
          </table:table-cell>
        </table:table-row>
        <table:table-row table:style-name="ro1">
          <table:table-cell office:value-type="string" calcext:value-type="string">
            <text:p>(p38_MAPK_1,LKB1_1,CD20_1)</text:p>
          </table:table-cell>
          <table:table-cell office:value-type="float" office:value="1.6538646287" calcext:value-type="float">
            <text:p>1.6538646287</text:p>
          </table:table-cell>
        </table:table-row>
        <table:table-row table:style-name="ro1">
          <table:table-cell office:value-type="string" calcext:value-type="string">
            <text:p>(LKB1_1,Cyclin_D1_1)</text:p>
          </table:table-cell>
          <table:table-cell office:value-type="float" office:value="1.65957562747" calcext:value-type="float">
            <text:p>1.6595756275</text:p>
          </table:table-cell>
        </table:table-row>
        <table:table-row table:style-name="ro1">
          <table:table-cell office:value-type="string" calcext:value-type="string">
            <text:p>(AMPK_pT172_2,Annexin-1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Smad1_1,14-3-3_beta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TIGAR_2,LKB1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CD20_1,Rab11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CD20_1,ARID1A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14-3-3_zeta_2,LKB1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Bax_2,YAP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Cyclin_B1_2,LKB1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Cyclin_D1_1,GSK3_pS9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p38_MAPK_1,Annexin-1_1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p38_MAPK_1,PREX1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Cyclin_D1_1,ARID1A_0)</text:p>
          </table:table-cell>
          <table:table-cell office:value-type="float" office:value="1.67532467532" calcext:value-type="float">
            <text:p>1.6753246753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1.67983722571" calcext:value-type="float">
            <text:p>1.6798372257</text:p>
          </table:table-cell>
        </table:table-row>
        <table:table-row table:style-name="ro1">
          <table:table-cell office:value-type="string" calcext:value-type="string">
            <text:p>(Beclin_2,p38_MAPK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GAB2_2,Annexin-1_1,Chk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MSH6_1,Annexin-1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LKB1_1,ACVRL1_1,14-3-3_beta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LKB1_1,TAZ_0,PREX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Bim_2,Annexin-1_1,Chk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CD20_1,Annexin-1_1,TAZ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GAB2_2,EGFR_2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Cyclin_D1_1,Annexin-1_1,ACC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Cyclin_D1_1,BRCA2_1,c-Jun_pS73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N-Ras_2,LKB1_1,Cyclin_D1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Rad50_2,p38_MAPK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eIF4E_2,PREX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Bim_2,p38_MAPK_1,LKB1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p38_MAPK_1,LKB1_1,Src_pY416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Bax_2,Annexin-1_1,GSK3_pS9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IGFBP2_2,Cyclin_D1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p38_MAPK_1,p90RSK_pT359_S363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Rab11_0,PREX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Tuberin_1,p38_MAPK_1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Annexin-1_1,ACVRL1_1,ARID1A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PREX1_0,FoxM1_0)</text:p>
          </table:table-cell>
          <table:table-cell office:value-type="float" office:value="1.68183573174" calcext:value-type="float">
            <text:p>1.6818357317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1.6867032235" calcext:value-type="float">
            <text:p>1.6867032235</text:p>
          </table:table-cell>
        </table:table-row>
        <table:table-row table:style-name="ro1">
          <table:table-cell office:value-type="string" calcext:value-type="string">
            <text:p>(Annexin-1_1,MAPK_pT202_Y204_0)</text:p>
          </table:table-cell>
          <table:table-cell office:value-type="float" office:value="1.69222822445" calcext:value-type="float">
            <text:p>1.6922282245</text:p>
          </table:table-cell>
        </table:table-row>
        <table:table-row table:style-name="ro1">
          <table:table-cell office:value-type="string" calcext:value-type="string">
            <text:p>(Notch1_1,Annexin_VII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rc_pY416_0,53BP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tathmin_2,Smad1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14-3-3_beta_1,JAB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MAPK_pT202_Y204_0,GSK3_pS9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N-Ras_2,Fibronectin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Bim_2,53BP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GAB2_2,ACC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GAB2_2,14-3-3_beta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Rad50_2,SF2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Rad50_2,c-Jun_pS73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Annexin-1_1,JAB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rc_pY416_0,PREX1_0,Chk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14-3-3_beta_1,Bcl-xL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tathmin_2,GAPDH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tathmin_2,Bim_2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rc_pY416_0,HER3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HER3_pY1289_2,ARID1A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Src_pY416_0,p90RSK_pT359_S363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Bim_2,HER3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14-3-3_beta_1,Rab1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Rab11_0,c-Jun_pS73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Rad50_2,CD20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p38_MAPK_1,GSK3_pS9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LKB1_1,PREX1_0,Chk1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Annexin-1_1,Akt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CD20_1,14-3-3_epsilon_0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A-Raf_pS299_2,LKB1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Tuberin_1,LKB1_1)</text:p>
          </table:table-cell>
          <table:table-cell office:value-type="float" office:value="1.71866178907" calcext:value-type="float">
            <text:p>1.7186617891</text:p>
          </table:table-cell>
        </table:table-row>
        <table:table-row table:style-name="ro1">
          <table:table-cell office:value-type="string" calcext:value-type="string">
            <text:p>(TAZ_0,NF-kB-p65_pS536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Annexin-1_1,ACC1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Annexin-1_1,Src_pY416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LKB1_1,Akt_0)</text:p>
          </table:table-cell>
          <table:table-cell office:value-type="float" office:value="1.72754183696" calcext:value-type="float">
            <text:p>1.727541837</text:p>
          </table:table-cell>
        </table:table-row>
        <table:table-row table:style-name="ro1">
          <table:table-cell office:value-type="string" calcext:value-type="string">
            <text:p>(GAB2_2,LKB1_1,Annexin-1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Cyclin_D1_1,Annexin-1_1,c-Myc_0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Cyclin_D1_1,CD20_1,BRCA2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p38_MAPK_1,Cyclin_D1_1,BRCA2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Rb_pS807_S811_2,Cyclin_D1_1,Annexin-1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Bax_2,Tuberin_1,LKB1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Stathmin_2,Cyclin_D1_1,ACVRL1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LKB1_1,MAPK_pT202_Y204_0,c-Jun_pS73_0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Bax_2,LKB1_1,Annexin-1_1)</text:p>
          </table:table-cell>
          <table:table-cell office:value-type="float" office:value="1.73258484723" calcext:value-type="float">
            <text:p>1.7325848472</text:p>
          </table:table-cell>
        </table:table-row>
        <table:table-row table:style-name="ro1">
          <table:table-cell office:value-type="string" calcext:value-type="string">
            <text:p>(Rad50_2)</text:p>
          </table:table-cell>
          <table:table-cell office:value-type="float" office:value="1.73861359214" calcext:value-type="float">
            <text:p>1.7386135921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1.73861359214" calcext:value-type="float">
            <text:p>1.7386135921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1.73861359214" calcext:value-type="float">
            <text:p>1.7386135921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1.76384287252" calcext:value-type="float">
            <text:p>1.7638428725</text:p>
          </table:table-cell>
        </table:table-row>
        <table:table-row table:style-name="ro1">
          <table:table-cell office:value-type="string" calcext:value-type="string">
            <text:p>(MIG-6_0,HER3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Annexin-1_1,Src_pY416_0,Chk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p38_MAPK_1,53BP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HER3_pY1289_2,S6_pS235_S236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14-3-3_beta_1,Src_pY416_0,Chk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BRCA2_1,MAPK_pT202_Y204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p38_MAPK_1,CD3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LKB1_1,14-3-3_beta_1,Src_pY416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CD49b_2,Rab1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Cyclin_D1_1,HER3_0,Chk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CD49b_2,Cyclin_D1_1,PREX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CD20_1,53BP1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Annexin-1_1,Chk1_0,ARID1A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Stathmin_2,Collagen_VI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p38_MAPK_1,LKB1_1,Cyclin_D1_1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p38_MAPK_1,Annexin_VII_0)</text:p>
          </table:table-cell>
          <table:table-cell office:value-type="float" office:value="1.76449706321" calcext:value-type="float">
            <text:p>1.7644970632</text:p>
          </table:table-cell>
        </table:table-row>
        <table:table-row table:style-name="ro1">
          <table:table-cell office:value-type="string" calcext:value-type="string">
            <text:p>(14-3-3_beta_1,Dvl3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FOXO3a_pS318_S321_1,Annexin-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eEF2K_0,Chk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Bim_2,Annexin-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Cyclin_D1_1,PREX1_0,Chk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BRCA2_1,Chk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YAP_1,Chk1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BRCA2_1,ACVRL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CD20_1,Annexin-1_1,P-Cadherin_0)</text:p>
          </table:table-cell>
          <table:table-cell office:value-type="float" office:value="1.78607156833" calcext:value-type="float">
            <text:p>1.7860715683</text:p>
          </table:table-cell>
        </table:table-row>
        <table:table-row table:style-name="ro1">
          <table:table-cell office:value-type="string" calcext:value-type="string">
            <text:p>(14-3-3_beta_1,53BP1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GAB2_2,Src_pY416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Rad50_2,14-3-3_beta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14-3-3_beta_1,14-3-3_epsilon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Cyclin_E2_2,14-3-3_beta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Rad51_1,TAZ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Bim_2,Akt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N-Ras_2,p38_MAPK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p38_MAPK_1,Fibronectin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Cyclin_D1_1,eEF2K_0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GAB2_2,LKB1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Smad4_2,LKB1_1)</text:p>
          </table:table-cell>
          <table:table-cell office:value-type="float" office:value="1.80601676658" calcext:value-type="float">
            <text:p>1.8060167666</text:p>
          </table:table-cell>
        </table:table-row>
        <table:table-row table:style-name="ro1">
          <table:table-cell office:value-type="string" calcext:value-type="string">
            <text:p>(Stathmin_2,LKB1_1,ATM_1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14-3-3_beta_1,MAPK_pT202_Y204_0,Chk1_0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YAP_1,GAPDH_1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p62-LCK-ligand_1,Cyclin_D1_1,Src_pY416_0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Rab11_0,Akt_0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YAP_1,LKB1_1,Src_pY416_0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VEGFR2_2,BRCA2_1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MEK1_pS217_S221_1,LKB1_1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S6_1,Annexin-1_1)</text:p>
          </table:table-cell>
          <table:table-cell office:value-type="float" office:value="1.81296435225" calcext:value-type="float">
            <text:p>1.8129643523</text:p>
          </table:table-cell>
        </table:table-row>
        <table:table-row table:style-name="ro1">
          <table:table-cell office:value-type="string" calcext:value-type="string">
            <text:p>(Annexin-1_1,c-Jun_pS73_0)</text:p>
          </table:table-cell>
          <table:table-cell office:value-type="float" office:value="1.82396891724" calcext:value-type="float">
            <text:p>1.8239689172</text:p>
          </table:table-cell>
        </table:table-row>
        <table:table-row table:style-name="ro1">
          <table:table-cell office:value-type="string" calcext:value-type="string">
            <text:p>(YB-1_pS102_1,CD31_0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Rad50_2,FOXO3a_pS318_S321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TIGAR_2,14-3-3_beta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Cyclin_D1_1,BRCA2_1,TAZ_0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HER3_pY1289_2,YAP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mTOR_pS2448_0,CD31_0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HER3_pY1289_2,Fibronectin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Rad50_2,Bim_2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MEK1_2,Chk1_0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YB-1_pS102_1,YAP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Bax_2,Cyclin_D1_1,BRCA2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Paxillin_1,Cyclin_D1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p38_MAPK_1,LKB1_1,ATM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Stathmin_2,CD20_1)</text:p>
          </table:table-cell>
          <table:table-cell office:value-type="float" office:value="1.84923390847" calcext:value-type="float">
            <text:p>1.8492339085</text:p>
          </table:table-cell>
        </table:table-row>
        <table:table-row table:style-name="ro1">
          <table:table-cell office:value-type="string" calcext:value-type="string">
            <text:p>(Cyclin_D1_1,ACVRL1_1,HER3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Cyclin_D1_1,BRCA2_1,P-Cadherin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Cyclin_D1_1,ACVRL1_1,ARID1A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Bim_2,LKB1_1,Annexin-1_1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HER3_0,Collagen_VI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Cyclin_D1_1,Annexin-1_1,Dvl3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AMPK_pT172_2,LKB1_1,Annexin-1_1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1.8729032764" calcext:value-type="float">
            <text:p>1.8729032764</text:p>
          </table:table-cell>
        </table:table-row>
        <table:table-row table:style-name="ro1">
          <table:table-cell office:value-type="string" calcext:value-type="string">
            <text:p>(eIF4E_2,14-3-3_beta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Annexin-1_1,14-3-3_beta_1,Chk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Bim_2,YAP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Rad50_2,ARID1A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YAP_1,MIG-6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GAB2_2,Bim_2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TIGAR_2,p38_MAPK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YAP_1,c-Jun_pS73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MEK1_pS217_S221_1,Chk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CD20_1,IRS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GAB2_2,PREX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Cyclin_D1_1,Annexin-1_1,Src_pY416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Stathmin_2,Annexin_VII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Smad4_2,Annexin-1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CD20_1,Annexin-1_1,MAPK_pT202_Y204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p38_MAPK_1,Rab11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Beclin_2,CD20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Beclin_2,LKB1_1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Notch1_1,14-3-3_beta_1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YAP_1,Src_pY416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14-3-3_beta_1,MAPK_pT202_Y204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Stathmin_2,YB-1_pS102_1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GAB2_2,Chk1_0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GAB2_2,Cyclin_D1_1)</text:p>
          </table:table-cell>
          <table:table-cell office:value-type="float" office:value="1.8959691638" calcext:value-type="float">
            <text:p>1.8959691638</text:p>
          </table:table-cell>
        </table:table-row>
        <table:table-row table:style-name="ro1">
          <table:table-cell office:value-type="string" calcext:value-type="string">
            <text:p>(p38_MAPK_1,LKB1_1)</text:p>
          </table:table-cell>
          <table:table-cell office:value-type="float" office:value="1.92408694389" calcext:value-type="float">
            <text:p>1.9240869439</text:p>
          </table:table-cell>
        </table:table-row>
        <table:table-row table:style-name="ro1">
          <table:table-cell office:value-type="string" calcext:value-type="string">
            <text:p>(Rab11_0,N-Cadherin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Rad50_2,Src_pY416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PREX1_0,14-3-3_epsilon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Bim_2,Rab11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YB-1_pS102_1,HER3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14-3-3_beta_1,Akt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Src_pY416_0,Rab11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PREX1_0,HER3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PREX1_0,Annexin_VII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p62-LCK-ligand_1,LKB1_1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CD20_1,HER3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Stathmin_2,Annexin-1_1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LKB1_1,Rab11_0)</text:p>
          </table:table-cell>
          <table:table-cell office:value-type="float" office:value="1.93630006956" calcext:value-type="float">
            <text:p>1.9363000696</text:p>
          </table:table-cell>
        </table:table-row>
        <table:table-row table:style-name="ro1">
          <table:table-cell office:value-type="string" calcext:value-type="string">
            <text:p>(YAP_1,Cyclin_D1_1,Src_pY416_0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Stathmin_2,Cyclin_D1_1,Chk1_0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BRCA2_1,Annexin_VII_0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CD20_1,p27_pT157_0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Bim_2,Cyclin_D1_1,Annexin-1_1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CD20_1,Annexin-1_1,c-Jun_pS73_0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S6_1,p38_MAPK_1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Syk_1,LKB1_1)</text:p>
          </table:table-cell>
          <table:table-cell office:value-type="float" office:value="1.94409187901" calcext:value-type="float">
            <text:p>1.944091879</text:p>
          </table:table-cell>
        </table:table-row>
        <table:table-row table:style-name="ro1">
          <table:table-cell office:value-type="string" calcext:value-type="string">
            <text:p>(Bim_2,NF-kB-p65_pS536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Bax_2,NF-kB-p65_pS536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Annexin-1_1,ARID1A_0)</text:p>
          </table:table-cell>
          <table:table-cell office:value-type="float" office:value="1.95484816153" calcext:value-type="float">
            <text:p>1.9548481615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1.96578798699" calcext:value-type="float">
            <text:p>1.965787987</text:p>
          </table:table-cell>
        </table:table-row>
        <table:table-row table:style-name="ro1">
          <table:table-cell office:value-type="string" calcext:value-type="string">
            <text:p>(Stathmin_2)</text:p>
          </table:table-cell>
          <table:table-cell office:value-type="float" office:value="1.97385508488" calcext:value-type="float">
            <text:p>1.9738550849</text:p>
          </table:table-cell>
        </table:table-row>
        <table:table-row table:style-name="ro1">
          <table:table-cell office:value-type="string" calcext:value-type="string">
            <text:p>(Stathmin_2,BRCA2_1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LKB1_1,ATM_1,Akt_0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Stathmin_2,CD49b_2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BRCA2_1,Dvl3_0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CD49b_2,MAPK_pT202_Y204_0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Stathmin_2,Fibronectin_1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Cyclin_D1_1,Annexin-1_1,Chk1_0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PREX1_0,CD31_0)</text:p>
          </table:table-cell>
          <table:table-cell office:value-type="float" office:value="1.98883441428" calcext:value-type="float">
            <text:p>1.9888344143</text:p>
          </table:table-cell>
        </table:table-row>
        <table:table-row table:style-name="ro1">
          <table:table-cell office:value-type="string" calcext:value-type="string">
            <text:p>(eIF4E_2,Annexin-1_1)</text:p>
          </table:table-cell>
          <table:table-cell office:value-type="float" office:value="1.99604351739" calcext:value-type="float">
            <text:p>1.9960435174</text:p>
          </table:table-cell>
        </table:table-row>
        <table:table-row table:style-name="ro1">
          <table:table-cell office:value-type="string" calcext:value-type="string">
            <text:p>(GAB2_2)</text:p>
          </table:table-cell>
          <table:table-cell office:value-type="float" office:value="2.00577579189" calcext:value-type="float">
            <text:p>2.0057757919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2.00577579189" calcext:value-type="float">
            <text:p>2.0057757919</text:p>
          </table:table-cell>
        </table:table-row>
        <table:table-row table:style-name="ro1">
          <table:table-cell office:value-type="string" calcext:value-type="string">
            <text:p>(p38_MAPK_1,LKB1_1,ACC1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GAB2_2,p38_MAPK_1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HER3_0,Annexin_VII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Fibronectin_1,Rab11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LKB1_1,Annexin-1_1,TAZ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HER2_2,p38_MAPK_1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Cyclin_D1_1,Annexin-1_1,c-Jun_pS73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MEK1_2,LKB1_1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Cyclin_D1_1,Annexin-1_1,ACVRL1_1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LKB1_1,Annexin-1_1,ARID1A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LKB1_1,Annexin-1_1,MAPK_pT202_Y204_0)</text:p>
          </table:table-cell>
          <table:table-cell office:value-type="float" office:value="2.02584758596" calcext:value-type="float">
            <text:p>2.025847586</text:p>
          </table:table-cell>
        </table:table-row>
        <table:table-row table:style-name="ro1">
          <table:table-cell office:value-type="string" calcext:value-type="string">
            <text:p>(Rab11_0,ARID1A_0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CD49b_2,14-3-3_beta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p62-LCK-ligand_1,Annexin-1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Bim_2,Fibronectin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HER3_pY1289_2,p38_MAPK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Stathmin_2,p38_MAPK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Rad50_2,Cyclin_D1_1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LKB1_1,Annexin_VII_0)</text:p>
          </table:table-cell>
          <table:table-cell office:value-type="float" office:value="2.02597402597" calcext:value-type="float">
            <text:p>2.025974026</text:p>
          </table:table-cell>
        </table:table-row>
        <table:table-row table:style-name="ro1">
          <table:table-cell office:value-type="string" calcext:value-type="string">
            <text:p>(14-3-3_beta_1,CD31_0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IRS1_0,Chk1_0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p62-LCK-ligand_1,14-3-3_beta_1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Rab11_0,GSK3_pS9_0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LKB1_1,ATM_1,14-3-3_beta_1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Bim_2,BRCA2_1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Rad51_1,Chk1_0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YAP_1,Cyclin_D1_1)</text:p>
          </table:table-cell>
          <table:table-cell office:value-type="float" office:value="2.06625630821" calcext:value-type="float">
            <text:p>2.0662563082</text:p>
          </table:table-cell>
        </table:table-row>
        <table:table-row table:style-name="ro1">
          <table:table-cell office:value-type="string" calcext:value-type="string">
            <text:p>(Rad50_2,LKB1_1,Annexin-1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Cyclin_D1_1,CD20_1,Annexin-1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LKB1_1,CD20_1,Annexin-1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A-Raf_pS299_2,Annexin-1_1)</text:p>
          </table:table-cell>
          <table:table-cell office:value-type="float" office:value="2.10972474949" calcext:value-type="float">
            <text:p>2.1097247495</text:p>
          </table:table-cell>
        </table:table-row>
        <table:table-row table:style-name="ro1">
          <table:table-cell office:value-type="string" calcext:value-type="string">
            <text:p>(S6_1,14-3-3_beta_1)</text:p>
          </table:table-cell>
          <table:table-cell office:value-type="float" office:value="2.10972474949" calcext:value-type="float">
            <text:p>2.1097247495</text:p>
          </table:table-cell>
        </table:table-row>
        <table:table-row table:style-name="ro1">
          <table:table-cell office:value-type="string" calcext:value-type="string">
            <text:p>(Annexin-1_1,Chk1_0,14-3-3_epsilon_0)</text:p>
          </table:table-cell>
          <table:table-cell office:value-type="float" office:value="2.10972474949" calcext:value-type="float">
            <text:p>2.1097247495</text:p>
          </table:table-cell>
        </table:table-row>
        <table:table-row table:style-name="ro1">
          <table:table-cell office:value-type="string" calcext:value-type="string">
            <text:p>(Cyclin_D1_1,BRCA2_1,ACVRL1_1)</text:p>
          </table:table-cell>
          <table:table-cell office:value-type="float" office:value="2.10972474949" calcext:value-type="float">
            <text:p>2.1097247495</text:p>
          </table:table-cell>
        </table:table-row>
        <table:table-row table:style-name="ro1">
          <table:table-cell office:value-type="string" calcext:value-type="string">
            <text:p>(NF-kB-p65_pS536_0,ACC1_0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LKB1_1,Fibronectin_1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Stathmin_2,LKB1_1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2.12026047822" calcext:value-type="float">
            <text:p>2.1202604782</text:p>
          </table:table-cell>
        </table:table-row>
        <table:table-row table:style-name="ro1">
          <table:table-cell office:value-type="string" calcext:value-type="string">
            <text:p>(Rb_pS807_S811_2,Rab11_0)</text:p>
          </table:table-cell>
          <table:table-cell office:value-type="float" office:value="2.15556839882" calcext:value-type="float">
            <text:p>2.1555683988</text:p>
          </table:table-cell>
        </table:table-row>
        <table:table-row table:style-name="ro1">
          <table:table-cell office:value-type="string" calcext:value-type="string">
            <text:p>(LKB1_1,IRS1_0)</text:p>
          </table:table-cell>
          <table:table-cell office:value-type="float" office:value="2.15556839882" calcext:value-type="float">
            <text:p>2.1555683988</text:p>
          </table:table-cell>
        </table:table-row>
        <table:table-row table:style-name="ro1">
          <table:table-cell office:value-type="string" calcext:value-type="string">
            <text:p>(BRCA2_1,Rab11_0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Bim_2,Cyclin_D1_1,BRCA2_1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Annexin-1_1,Rab11_0,Chk1_0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YAP_1,ARID1A_0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LKB1_1,14-3-3_beta_1)</text:p>
          </table:table-cell>
          <table:table-cell office:value-type="float" office:value="2.15898584534" calcext:value-type="float">
            <text:p>2.1589858453</text:p>
          </table:table-cell>
        </table:table-row>
        <table:table-row table:style-name="ro1">
          <table:table-cell office:value-type="string" calcext:value-type="string">
            <text:p>(Cyclin_D1_1,NF-kB-p65_pS536_0)</text:p>
          </table:table-cell>
          <table:table-cell office:value-type="float" office:value="2.1847539778" calcext:value-type="float">
            <text:p>2.1847539778</text:p>
          </table:table-cell>
        </table:table-row>
        <table:table-row table:style-name="ro1">
          <table:table-cell office:value-type="string" calcext:value-type="string">
            <text:p>(HER3_pY1289_2,HER3_0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Src_pY416_0,CD31_0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GSK3-alpha-beta_2,Annexin-1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Stathmin_2,HER3_pY1289_2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14-3-3_beta_1,Annexin_VII_0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BRCA2_1,Annexin-1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YAP_1,PREX1_0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YAP_1,CD20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S6_1,LKB1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GAB2_2,Cyclin_D1_1,Annexin-1_1)</text:p>
          </table:table-cell>
          <table:table-cell office:value-type="float" office:value="2.20664576071" calcext:value-type="float">
            <text:p>2.2066457607</text:p>
          </table:table-cell>
        </table:table-row>
        <table:table-row table:style-name="ro1">
          <table:table-cell office:value-type="string" calcext:value-type="string">
            <text:p>(BRCA2_1,Collagen_VI_0)</text:p>
          </table:table-cell>
          <table:table-cell office:value-type="float" office:value="2.20664576071" calcext:value-type="float">
            <text:p>2.2066457607</text:p>
          </table:table-cell>
        </table:table-row>
        <table:table-row table:style-name="ro1">
          <table:table-cell office:value-type="string" calcext:value-type="string">
            <text:p>(LKB1_1,Cyclin_D1_1,Annexin-1_1)</text:p>
          </table:table-cell>
          <table:table-cell office:value-type="float" office:value="2.20664576071" calcext:value-type="float">
            <text:p>2.2066457607</text:p>
          </table:table-cell>
        </table:table-row>
        <table:table-row table:style-name="ro1">
          <table:table-cell office:value-type="string" calcext:value-type="string">
            <text:p>(YB-1_pS102_1,NF-kB-p65_pS536_0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Src_pY416_0,NF-kB-p65_pS536_0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Annexin-1_1,Rab11_0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Annexin-1_1,GSK3_pS9_0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Fibronectin_1,Cyclin_D1_1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Cyclin_D1_1,Annexin-1_1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LKB1_1,Annexin-1_1)</text:p>
          </table:table-cell>
          <table:table-cell office:value-type="float" office:value="2.21441146154" calcext:value-type="float">
            <text:p>2.2144114615</text:p>
          </table:table-cell>
        </table:table-row>
        <table:table-row table:style-name="ro1">
          <table:table-cell office:value-type="string" calcext:value-type="string">
            <text:p>(Paxillin_1,Annexin-1_1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Annexin-1_1,PREX1_0,Chk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HER3_0,ARID1A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Cyclin_D1_1,BRCA2_1,Chk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HER3_pY1289_2,Rab1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Annexin-1_1,S6_pS235_S236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BRCA2_1,PREX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GAB2_2,Annexin-1_1)</text:p>
          </table:table-cell>
          <table:table-cell office:value-type="float" office:value="2.24779849317" calcext:value-type="float">
            <text:p>2.2477984932</text:p>
          </table:table-cell>
        </table:table-row>
        <table:table-row table:style-name="ro1">
          <table:table-cell office:value-type="string" calcext:value-type="string">
            <text:p>(Stathmin_2,Cyclin_D1_1)</text:p>
          </table:table-cell>
          <table:table-cell office:value-type="float" office:value="2.24779849317" calcext:value-type="float">
            <text:p>2.2477984932</text:p>
          </table:table-cell>
        </table:table-row>
        <table:table-row table:style-name="ro1">
          <table:table-cell office:value-type="string" calcext:value-type="string">
            <text:p>(CD49b_2,BRCA2_1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Rad50_2,MAPK_pT202_Y204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PREX1_0,eEF2K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LKB1_1,eEF2K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p38_MAPK_1,Akt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Cyclin_D1_1,IRS1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Cyclin_D1_1,CD31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LKB1_1,BRCA2_1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Annexin-1_1,PREX1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Cyclin_D1_1,Rab11_0)</text:p>
          </table:table-cell>
          <table:table-cell office:value-type="float" office:value="2.28483408208" calcext:value-type="float">
            <text:p>2.2848340821</text:p>
          </table:table-cell>
        </table:table-row>
        <table:table-row table:style-name="ro1">
          <table:table-cell office:value-type="string" calcext:value-type="string">
            <text:p>(LKB1_1,Annexin-1_1,ACC1_0)</text:p>
          </table:table-cell>
          <table:table-cell office:value-type="float" office:value="2.28716691648" calcext:value-type="float">
            <text:p>2.2871669165</text:p>
          </table:table-cell>
        </table:table-row>
        <table:table-row table:style-name="ro1">
          <table:table-cell office:value-type="string" calcext:value-type="string">
            <text:p>(LKB1_1,Annexin-1_1,Src_pY416_0)</text:p>
          </table:table-cell>
          <table:table-cell office:value-type="float" office:value="2.28716691648" calcext:value-type="float">
            <text:p>2.2871669165</text:p>
          </table:table-cell>
        </table:table-row>
        <table:table-row table:style-name="ro1">
          <table:table-cell office:value-type="string" calcext:value-type="string">
            <text:p>(LKB1_1,Annexin-1_1,GSK3_pS9_0)</text:p>
          </table:table-cell>
          <table:table-cell office:value-type="float" office:value="2.28716691648" calcext:value-type="float">
            <text:p>2.2871669165</text:p>
          </table:table-cell>
        </table:table-row>
        <table:table-row table:style-name="ro1">
          <table:table-cell office:value-type="string" calcext:value-type="string">
            <text:p>(CD20_1,Annexin-1_1,ARID1A_0)</text:p>
          </table:table-cell>
          <table:table-cell office:value-type="float" office:value="2.28716691648" calcext:value-type="float">
            <text:p>2.2871669165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2.28865078589" calcext:value-type="float">
            <text:p>2.2886507859</text:p>
          </table:table-cell>
        </table:table-row>
        <table:table-row table:style-name="ro1">
          <table:table-cell office:value-type="string" calcext:value-type="string">
            <text:p>(Cyclin_D1_1,BRCA2_1)</text:p>
          </table:table-cell>
          <table:table-cell office:value-type="float" office:value="2.31390190548" calcext:value-type="float">
            <text:p>2.3139019055</text:p>
          </table:table-cell>
        </table:table-row>
        <table:table-row table:style-name="ro1">
          <table:table-cell office:value-type="string" calcext:value-type="string">
            <text:p>(Rad50_2,Rab11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p38_MAPK_1,IRS1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Annexin-1_1,eEF2K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Rab11_0,MAPK_pT202_Y204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CD49b_2,Annexin_VII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p38_MAPK_1,HER3_0)</text:p>
          </table:table-cell>
          <table:table-cell office:value-type="float" office:value="2.32550506678" calcext:value-type="float">
            <text:p>2.3255050668</text:p>
          </table:table-cell>
        </table:table-row>
        <table:table-row table:style-name="ro1">
          <table:table-cell office:value-type="string" calcext:value-type="string">
            <text:p>(LKB1_1,Annexin-1_1,Rab11_0)</text:p>
          </table:table-cell>
          <table:table-cell office:value-type="float" office:value="2.33822240609" calcext:value-type="float">
            <text:p>2.3382224061</text:p>
          </table:table-cell>
        </table:table-row>
        <table:table-row table:style-name="ro1">
          <table:table-cell office:value-type="string" calcext:value-type="string">
            <text:p>(Annexin-1_1,14-3-3_epsilon_0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Bax_2,HER3_0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CD20_1,Annexin-1_1)</text:p>
          </table:table-cell>
          <table:table-cell office:value-type="float" office:value="2.34328015148" calcext:value-type="float">
            <text:p>2.3432801515</text:p>
          </table:table-cell>
        </table:table-row>
        <table:table-row table:style-name="ro1">
          <table:table-cell office:value-type="string" calcext:value-type="string">
            <text:p>(Rad51_1,PREX1_0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Annexin-1_1,CD31_0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LKB1_1,Annexin-1_1,c-Jun_pS73_0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2.37209407751" calcext:value-type="float">
            <text:p>2.3720940775</text:p>
          </table:table-cell>
        </table:table-row>
        <table:table-row table:style-name="ro1">
          <table:table-cell office:value-type="string" calcext:value-type="string">
            <text:p>(p38_MAPK_1,NF-kB-p65_pS536_0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Rad50_2,Annexin-1_1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CD20_1,NF-kB-p65_pS536_0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14-3-3_beta_1,HER3_0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HER3_pY1289_2,Annexin-1_1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LKB1_1,CD31_0)</text:p>
          </table:table-cell>
          <table:table-cell office:value-type="float" office:value="2.37662337662" calcext:value-type="float">
            <text:p>2.3766233766</text:p>
          </table:table-cell>
        </table:table-row>
        <table:table-row table:style-name="ro1">
          <table:table-cell office:value-type="string" calcext:value-type="string">
            <text:p>(Bim_2,IRS1_0)</text:p>
          </table:table-cell>
          <table:table-cell office:value-type="float" office:value="2.41385082735" calcext:value-type="float">
            <text:p>2.4138508274</text:p>
          </table:table-cell>
        </table:table-row>
        <table:table-row table:style-name="ro1">
          <table:table-cell office:value-type="string" calcext:value-type="string">
            <text:p>(YAP_1,14-3-3_beta_1)</text:p>
          </table:table-cell>
          <table:table-cell office:value-type="float" office:value="2.41385082735" calcext:value-type="float">
            <text:p>2.4138508274</text:p>
          </table:table-cell>
        </table:table-row>
        <table:table-row table:style-name="ro1">
          <table:table-cell office:value-type="string" calcext:value-type="string">
            <text:p>(GAB2_2,CD20_1)</text:p>
          </table:table-cell>
          <table:table-cell office:value-type="float" office:value="2.41385082735" calcext:value-type="float">
            <text:p>2.4138508274</text:p>
          </table:table-cell>
        </table:table-row>
        <table:table-row table:style-name="ro1">
          <table:table-cell office:value-type="string" calcext:value-type="string">
            <text:p>(CD49b_2,Annexin-1_1)</text:p>
          </table:table-cell>
          <table:table-cell office:value-type="float" office:value="2.41385082735" calcext:value-type="float">
            <text:p>2.4138508274</text:p>
          </table:table-cell>
        </table:table-row>
        <table:table-row table:style-name="ro1">
          <table:table-cell office:value-type="string" calcext:value-type="string">
            <text:p>(Stathmin_2,PREX1_0)</text:p>
          </table:table-cell>
          <table:table-cell office:value-type="float" office:value="2.41385082735" calcext:value-type="float">
            <text:p>2.4138508274</text:p>
          </table:table-cell>
        </table:table-row>
        <table:table-row table:style-name="ro1">
          <table:table-cell office:value-type="string" calcext:value-type="string">
            <text:p>(Cyclin_D1_1,Annexin-1_1,ARID1A_0)</text:p>
          </table:table-cell>
          <table:table-cell office:value-type="float" office:value="2.41800302856" calcext:value-type="float">
            <text:p>2.4180030286</text:p>
          </table:table-cell>
        </table:table-row>
        <table:table-row table:style-name="ro1">
          <table:table-cell office:value-type="string" calcext:value-type="string">
            <text:p>(NF-kB-p65_pS536_0,Chk1_0)</text:p>
          </table:table-cell>
          <table:table-cell office:value-type="float" office:value="2.44238673501" calcext:value-type="float">
            <text:p>2.442386735</text:p>
          </table:table-cell>
        </table:table-row>
        <table:table-row table:style-name="ro1">
          <table:table-cell office:value-type="string" calcext:value-type="string">
            <text:p>(Annexin-1_1,p27_pT157_0)</text:p>
          </table:table-cell>
          <table:table-cell office:value-type="float" office:value="2.45495243577" calcext:value-type="float">
            <text:p>2.4549524358</text:p>
          </table:table-cell>
        </table:table-row>
        <table:table-row table:style-name="ro1">
          <table:table-cell office:value-type="string" calcext:value-type="string">
            <text:p>(Stathmin_2,Akt_0)</text:p>
          </table:table-cell>
          <table:table-cell office:value-type="float" office:value="2.45495243577" calcext:value-type="float">
            <text:p>2.4549524358</text:p>
          </table:table-cell>
        </table:table-row>
        <table:table-row table:style-name="ro1">
          <table:table-cell office:value-type="string" calcext:value-type="string">
            <text:p>(Annexin-1_1,NF-kB-p65_pS536_0)</text:p>
          </table:table-cell>
          <table:table-cell office:value-type="float" office:value="2.47165752261" calcext:value-type="float">
            <text:p>2.4716575226</text:p>
          </table:table-cell>
        </table:table-row>
        <table:table-row table:style-name="ro1">
          <table:table-cell office:value-type="string" calcext:value-type="string">
            <text:p>(Annexin-1_1,14-3-3_beta_1)</text:p>
          </table:table-cell>
          <table:table-cell office:value-type="float" office:value="2.47165752261" calcext:value-type="float">
            <text:p>2.4716575226</text:p>
          </table:table-cell>
        </table:table-row>
        <table:table-row table:style-name="ro1">
          <table:table-cell office:value-type="string" calcext:value-type="string">
            <text:p>(Cyclin_D1_1,HER3_0)</text:p>
          </table:table-cell>
          <table:table-cell office:value-type="float" office:value="2.47165752261" calcext:value-type="float">
            <text:p>2.4716575226</text:p>
          </table:table-cell>
        </table:table-row>
        <table:table-row table:style-name="ro1">
          <table:table-cell office:value-type="string" calcext:value-type="string">
            <text:p>(Rad51_1,CD20_1)</text:p>
          </table:table-cell>
          <table:table-cell office:value-type="float" office:value="2.49998242258" calcext:value-type="float">
            <text:p>2.4999824226</text:p>
          </table:table-cell>
        </table:table-row>
        <table:table-row table:style-name="ro1">
          <table:table-cell office:value-type="string" calcext:value-type="string">
            <text:p>(Rad51_1,Cyclin_D1_1)</text:p>
          </table:table-cell>
          <table:table-cell office:value-type="float" office:value="2.50512003106" calcext:value-type="float">
            <text:p>2.5051200311</text:p>
          </table:table-cell>
        </table:table-row>
        <table:table-row table:style-name="ro1">
          <table:table-cell office:value-type="string" calcext:value-type="string">
            <text:p>(Src_pY416_0,IRS1_0)</text:p>
          </table:table-cell>
          <table:table-cell office:value-type="float" office:value="2.54269662415" calcext:value-type="float">
            <text:p>2.5426966242</text:p>
          </table:table-cell>
        </table:table-row>
        <table:table-row table:style-name="ro1">
          <table:table-cell office:value-type="string" calcext:value-type="string">
            <text:p>(Cyclin_D1_1,Annexin-1_1,Rab11_0)</text:p>
          </table:table-cell>
          <table:table-cell office:value-type="float" office:value="2.54905630978" calcext:value-type="float">
            <text:p>2.5490563098</text:p>
          </table:table-cell>
        </table:table-row>
        <table:table-row table:style-name="ro1">
          <table:table-cell office:value-type="string" calcext:value-type="string">
            <text:p>(LKB1_1,Cyclin_D1_1,HER3_0)</text:p>
          </table:table-cell>
          <table:table-cell office:value-type="float" office:value="2.54905630978" calcext:value-type="float">
            <text:p>2.5490563098</text:p>
          </table:table-cell>
        </table:table-row>
        <table:table-row table:style-name="ro1">
          <table:table-cell office:value-type="string" calcext:value-type="string">
            <text:p>(Rab11_0,14-3-3_epsilon_0)</text:p>
          </table:table-cell>
          <table:table-cell office:value-type="float" office:value="2.58438295352" calcext:value-type="float">
            <text:p>2.5843829535</text:p>
          </table:table-cell>
        </table:table-row>
        <table:table-row table:style-name="ro1">
          <table:table-cell office:value-type="string" calcext:value-type="string">
            <text:p>(LKB1_1,HER3_0)</text:p>
          </table:table-cell>
          <table:table-cell office:value-type="float" office:value="2.59962782253" calcext:value-type="float">
            <text:p>2.5996278225</text:p>
          </table:table-cell>
        </table:table-row>
        <table:table-row table:style-name="ro1">
          <table:table-cell office:value-type="string" calcext:value-type="string">
            <text:p>(Annexin-1_1,53BP1_0)</text:p>
          </table:table-cell>
          <table:table-cell office:value-type="float" office:value="2.6333680946" calcext:value-type="float">
            <text:p>2.6333680946</text:p>
          </table:table-cell>
        </table:table-row>
        <table:table-row table:style-name="ro1">
          <table:table-cell office:value-type="string" calcext:value-type="string">
            <text:p>(Rad51_1,LKB1_1)</text:p>
          </table:table-cell>
          <table:table-cell office:value-type="float" office:value="2.6333680946" calcext:value-type="float">
            <text:p>2.6333680946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2.63472670702" calcext:value-type="float">
            <text:p>2.634726707</text:p>
          </table:table-cell>
        </table:table-row>
        <table:table-row table:style-name="ro1">
          <table:table-cell office:value-type="string" calcext:value-type="string">
            <text:p>(Stathmin_2,14-3-3_beta_1)</text:p>
          </table:table-cell>
          <table:table-cell office:value-type="float" office:value="2.72727272727" calcext:value-type="float">
            <text:p>2.7272727273</text:p>
          </table:table-cell>
        </table:table-row>
        <table:table-row table:style-name="ro1">
          <table:table-cell office:value-type="string" calcext:value-type="string">
            <text:p>(LKB1_1,Cyclin_D1_1,BRCA2_1)</text:p>
          </table:table-cell>
          <table:table-cell office:value-type="float" office:value="2.76071211922" calcext:value-type="float">
            <text:p>2.7607121192</text:p>
          </table:table-cell>
        </table:table-row>
        <table:table-row table:style-name="ro1">
          <table:table-cell office:value-type="string" calcext:value-type="string">
            <text:p>(Rad51_1,LKB1_1,Cyclin_D1_1)</text:p>
          </table:table-cell>
          <table:table-cell office:value-type="float" office:value="2.76071211922" calcext:value-type="float">
            <text:p>2.7607121192</text:p>
          </table:table-cell>
        </table:table-row>
        <table:table-row table:style-name="ro1">
          <table:table-cell office:value-type="string" calcext:value-type="string">
            <text:p>(Stathmin_2,HER3_0)</text:p>
          </table:table-cell>
          <table:table-cell office:value-type="float" office:value="2.84349145774" calcext:value-type="float">
            <text:p>2.8434914577</text:p>
          </table:table-cell>
        </table:table-row>
        <table:table-row table:style-name="ro1">
          <table:table-cell office:value-type="string" calcext:value-type="string">
            <text:p>(PREX1_0,NF-kB-p65_pS536_0)</text:p>
          </table:table-cell>
          <table:table-cell office:value-type="float" office:value="2.8546716633" calcext:value-type="float">
            <text:p>2.8546716633</text:p>
          </table:table-cell>
        </table:table-row>
        <table:table-row table:style-name="ro1">
          <table:table-cell office:value-type="string" calcext:value-type="string">
            <text:p>(Annexin-1_1,HER3_0)</text:p>
          </table:table-cell>
          <table:table-cell office:value-type="float" office:value="2.98190210712" calcext:value-type="float">
            <text:p>2.9819021071</text:p>
          </table:table-cell>
        </table:table-row>
        <table:table-row table:style-name="ro1">
          <table:table-cell office:value-type="string" calcext:value-type="string">
            <text:p>(YAP_1,Annexin-1_1)</text:p>
          </table:table-cell>
          <table:table-cell office:value-type="float" office:value="3.01739087178" calcext:value-type="float">
            <text:p>3.0173908718</text:p>
          </table:table-cell>
        </table:table-row>
        <table:table-row table:style-name="ro1">
          <table:table-cell office:value-type="string" calcext:value-type="string">
            <text:p>(Fibronectin_1,BRCA2_1)</text:p>
          </table:table-cell>
          <table:table-cell office:value-type="float" office:value="3.14540780833" calcext:value-type="float">
            <text:p>3.1454078083</text:p>
          </table:table-cell>
        </table:table-row>
        <table:table-row table:style-name="ro1">
          <table:table-cell office:value-type="string" calcext:value-type="string">
            <text:p>(LKB1_1,NF-kB-p65_pS536_0)</text:p>
          </table:table-cell>
          <table:table-cell office:value-type="float" office:value="3.17784538622" calcext:value-type="float">
            <text:p>3.1778453862</text:p>
          </table:table-cell>
        </table:table-row>
      </table:table>
      <table:named-expressions/>
      <table:database-ranges>
        <table:database-range table:name="__Anonymous_Sheet_DB__0" table:target-range-address="ranks.A1:ranks.B69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6:14:34.161717290</dc:date>
    <dc:creator>Ivan Pozdnyakov</dc:creator>
    <meta:editing-duration>PT1M19S</meta:editing-duration>
    <meta:editing-cycles>1</meta:editing-cycles>
    <meta:document-statistic meta:table-count="1" meta:cell-count="13862" meta:object-count="0"/>
    <meta:generator>LibreOffice/4.3.3.2$Linux_X86_64 LibreOffice_project/430m0$Build-2</meta:generator>
  </office:meta>
</office:document-meta>
</file>